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Thumbnails/thumbnail.png" manifest:media-type="image/png"/>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 manifest:media-type="application/vnd.sun.xml.ui.configuration"/>
  <manifest:file-entry manifest:full-path="Object 77/"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8/Configurations2/" manifest:media-type="application/vnd.sun.xml.ui.configuration"/>
  <manifest:file-entry manifest:full-path="Object 158/content.xml" manifest:media-type="text/xml"/>
  <manifest:file-entry manifest:full-path="Object 158/settings.xml" manifest:media-type="text/xml"/>
  <manifest:file-entry manifest:full-path="Object 158/" manifest:version="1.3"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47/settings.xml" manifest:media-type="text/xml"/>
  <manifest:file-entry manifest:full-path="Object 147/content.xml" manifest:media-type="text/xml"/>
  <manifest:file-entry manifest:full-path="Object 147/Configurations2/" manifest:media-type="application/vnd.sun.xml.ui.configuration"/>
  <manifest:file-entry manifest:full-path="Object 147/" manifest:version="1.3" manifest:media-type="application/vnd.oasis.opendocument.formula"/>
  <manifest:file-entry manifest:full-path="Object 149/settings.xml" manifest:media-type="text/xml"/>
  <manifest:file-entry manifest:full-path="Object 149/Configurations2/" manifest:media-type="application/vnd.sun.xml.ui.configuration"/>
  <manifest:file-entry manifest:full-path="Object 149/content.xml" manifest:media-type="text/xml"/>
  <manifest:file-entry manifest:full-path="Object 14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54/settings.xml" manifest:media-type="text/xml"/>
  <manifest:file-entry manifest:full-path="Object 154/content.xml" manifest:media-type="text/xml"/>
  <manifest:file-entry manifest:full-path="Object 154/"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132/content.xml" manifest:media-type="text/xml"/>
  <manifest:file-entry manifest:full-path="Object 132/settings.xml" manifest:media-type="text/xml"/>
  <manifest:file-entry manifest:full-path="Object 132/Configurations2/" manifest:media-type="application/vnd.sun.xml.ui.configuration"/>
  <manifest:file-entry manifest:full-path="Object 132/"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3" manifest:media-type="application/vnd.oasis.opendocument.formula"/>
  <manifest:file-entry manifest:full-path="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36/settings.xml" manifest:media-type="text/xml"/>
  <manifest:file-entry manifest:full-path="Object 136/content.xml" manifest:media-type="text/xml"/>
  <manifest:file-entry manifest:full-path="Object 136/" manifest:version="1.3"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94/content.xml" manifest:media-type="text/xml"/>
  <manifest:file-entry manifest:full-path="Object 94/Configurations2/" manifest:media-type="application/vnd.sun.xml.ui.configuration"/>
  <manifest:file-entry manifest:full-path="Object 94/settings.xml" manifest:media-type="text/xml"/>
  <manifest:file-entry manifest:full-path="Object 94/"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124/content.xml" manifest:media-type="text/xml"/>
  <manifest:file-entry manifest:full-path="Object 124/settings.xml" manifest:media-type="text/xml"/>
  <manifest:file-entry manifest:full-path="Object 124/"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Configurations2/" manifest:media-type="application/vnd.sun.xml.ui.configuration"/>
  <manifest:file-entry manifest:full-path="Object 140/"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3" manifest:media-type="application/vnd.oasis.opendocument.formula"/>
  <manifest:file-entry manifest:full-path="Object 106/settings.xml" manifest:media-type="text/xml"/>
  <manifest:file-entry manifest:full-path="Object 106/content.xml" manifest:media-type="text/xml"/>
  <manifest:file-entry manifest:full-path="Object 106/"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118/settings.xml" manifest:media-type="text/xml"/>
  <manifest:file-entry manifest:full-path="Object 118/content.xml" manifest:media-type="text/xml"/>
  <manifest:file-entry manifest:full-path="Object 118/" manifest:version="1.3" manifest:media-type="application/vnd.oasis.opendocument.formula"/>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manifest.rdf" manifest:media-type="application/rdf+xml"/>
  <manifest:file-entry manifest:full-path="Object 138/settings.xml" manifest:media-type="text/xml"/>
  <manifest:file-entry manifest:full-path="Object 138/Configurations2/" manifest:media-type="application/vnd.sun.xml.ui.configuration"/>
  <manifest:file-entry manifest:full-path="Object 138/content.xml" manifest:media-type="text/xml"/>
  <manifest:file-entry manifest:full-path="Object 138/" manifest:version="1.3" manifest:media-type="application/vnd.oasis.opendocument.formula"/>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Replacements/Object 6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4" manifest:media-type=""/>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0" manifest:media-type="application/x-openoffice-gdimetafile;windows_formatname=&quot;GDIMetaFile&quot;"/>
  <manifest:file-entry manifest:full-path="meta.xml" manifest:media-type="text/xml"/>
  <manifest:file-entry manifest:full-path="styles.xml" manifest:media-type="text/xml"/>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settings.xml" manifest:media-type="text/xml"/>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Configurations2/" manifest:media-type="application/vnd.sun.xml.ui.configuration"/>
  <manifest:file-entry manifest:full-path="Object 1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content.xml" manifest:media-type="text/xml"/>
  <manifest:file-entry manifest:full-path="Object 139/content.xml" manifest:media-type="text/xml"/>
  <manifest:file-entry manifest:full-path="Object 139/Configurations2/" manifest:media-type="application/vnd.sun.xml.ui.configuration"/>
  <manifest:file-entry manifest:full-path="Object 139/settings.xml" manifest:media-type="text/xml"/>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Configurations2/" manifest:media-type="application/vnd.sun.xml.ui.configuration"/>
  <manifest:file-entry manifest:full-path="Object 11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44/settings.xml" manifest:media-type="text/xml"/>
  <manifest:file-entry manifest:full-path="Object 144/content.xml" manifest:media-type="text/xml"/>
  <manifest:file-entry manifest:full-path="Object 144/Configurations2/" manifest:media-type="application/vnd.sun.xml.ui.configuration"/>
  <manifest:file-entry manifest:full-path="Object 144/"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Configurations2/" manifest:media-type="application/vnd.sun.xml.ui.configuration"/>
  <manifest:file-entry manifest:full-path="Object 145/"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143/settings.xml" manifest:media-type="text/xml"/>
  <manifest:file-entry manifest:full-path="Object 143/content.xml" manifest:media-type="text/xml"/>
  <manifest:file-entry manifest:full-path="Object 143/"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50/settings.xml" manifest:media-type="text/xml"/>
  <manifest:file-entry manifest:full-path="Object 150/content.xml" manifest:media-type="text/xml"/>
  <manifest:file-entry manifest:full-path="Object 150/"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151/content.xml" manifest:media-type="text/xml"/>
  <manifest:file-entry manifest:full-path="Object 151/Configurations2/" manifest:media-type="application/vnd.sun.xml.ui.configuration"/>
  <manifest:file-entry manifest:full-path="Object 151/settings.xml" manifest:media-type="text/xml"/>
  <manifest:file-entry manifest:full-path="Object 151/"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92in" style:rel-column-width="22308*"/>
    </style:style>
    <style:style style:name="Таблица1.B" style:family="table-column">
      <style:table-column-properties style:column-width="1.1958in" style:rel-column-width="11704*"/>
    </style:style>
    <style:style style:name="Таблица1.C" style:family="table-column">
      <style:table-column-properties style:column-width="0.3681in" style:rel-column-width="3605*"/>
    </style:style>
    <style:style style:name="Таблица1.D" style:family="table-column">
      <style:table-column-properties style:column-width="2.8521in" style:rel-column-width="27915*"/>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8472in" style:rel-column-width="8290*"/>
    </style:style>
    <style:style style:name="Таблица2.B" style:family="table-column">
      <style:table-column-properties style:column-width="3.4104in" style:rel-column-width="33383*"/>
    </style:style>
    <style:style style:name="Таблица2.C" style:family="table-column">
      <style:table-column-properties style:column-width="1.2757in" style:rel-column-width="12485*"/>
    </style:style>
    <style:style style:name="Таблица2.D" style:family="table-column">
      <style:table-column-properties style:column-width="1.1618in" style:rel-column-width="11374*"/>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data-style-name="N0">
      <style:table-cell-properties fo:padding="0.0382in" fo:border-left="0.5pt solid #000000" fo:border-right="none" fo:border-top="none" fo:border-bottom="0.5pt solid #000000" style:writing-mode="page"/>
    </style:style>
    <style:style style:name="Таблица6.B2" style:family="table-cell">
      <style:table-cell-properties fo:padding="0.0382in" fo:border-left="0.5pt solid #000000" fo:border-right="none" fo:border-top="none" fo:border-bottom="0.5pt solid #000000" style:writing-mode="page"/>
    </style:style>
    <style:style style:name="Таблица6.C2" style:family="table-cell">
      <style:table-cell-properties fo:padding="0.0382in" fo:border-left="0.5pt solid #000000" fo:border-right="none" fo:border-top="none" fo:border-bottom="0.5pt solid #000000" style:writing-mode="page"/>
    </style:style>
    <style:style style:name="Таблица6.D2" style:family="table-cell">
      <style:table-cell-properties fo:padding="0.0382in" fo:border-left="0.5pt solid #000000" fo:border-right="none" fo:border-top="none" fo:border-bottom="0.5pt solid #000000" style:writing-mode="page"/>
    </style:style>
    <style:style style:name="Таблица6.E2" style:family="table-cell">
      <style:table-cell-properties fo:padding="0.0382in" fo:border-left="0.5pt solid #000000" fo:border-right="none" fo:border-top="none" fo:border-bottom="0.5pt solid #000000" style:writing-mode="page"/>
    </style:style>
    <style:style style:name="Таблица6.F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6.B3" style:family="table-cell">
      <style:table-cell-properties fo:padding="0.0382in" fo:border-left="0.5pt solid #000000" fo:border-right="none" fo:border-top="none" fo:border-bottom="0.5pt solid #000000" style:writing-mode="page"/>
    </style:style>
    <style:style style:name="Таблица6.C3" style:family="table-cell">
      <style:table-cell-properties fo:padding="0.0382in" fo:border-left="0.5pt solid #000000" fo:border-right="none" fo:border-top="none" fo:border-bottom="0.5pt solid #000000" style:writing-mode="page"/>
    </style:style>
    <style:style style:name="Таблица6.D3" style:family="table-cell">
      <style:table-cell-properties fo:padding="0.0382in" fo:border-left="0.5pt solid #000000" fo:border-right="none" fo:border-top="none" fo:border-bottom="0.5pt solid #000000" style:writing-mode="page"/>
    </style:style>
    <style:style style:name="Таблица6.E3" style:family="table-cell">
      <style:table-cell-properties fo:padding="0.0382in" fo:border-left="0.5pt solid #000000" fo:border-right="none" fo:border-top="none" fo:border-bottom="0.5pt solid #000000" style:writing-mode="page"/>
    </style:style>
    <style:style style:name="Таблица6.F3" style:family="table-cell">
      <style:table-cell-properties fo:padding="0.0382in" fo:border-left="0.5pt solid #000000" fo:border-right="none" fo:border-top="none" fo:border-bottom="0.5pt solid #000000" style:writing-mode="page"/>
    </style:style>
    <style:style style:name="Таблица6.G3" style:family="table-cell">
      <style:table-cell-properties fo:padding="0.0382in" fo:border-left="0.5pt solid #000000" fo:border-right="0.5pt solid #000000" fo:border-top="none" fo:border-bottom="0.5pt solid #000000" style:writing-mode="page"/>
    </style:style>
    <style:style style:name="Таблица6.B4" style:family="table-cell">
      <style:table-cell-properties fo:padding="0.0382in" fo:border-left="0.5pt solid #000000" fo:border-right="none" fo:border-top="none" fo:border-bottom="0.5pt solid #000000" style:writing-mode="page"/>
    </style:style>
    <style:style style:name="Таблица6.C4" style:family="table-cell">
      <style:table-cell-properties fo:padding="0.0382in" fo:border-left="0.5pt solid #000000" fo:border-right="none" fo:border-top="none" fo:border-bottom="0.5pt solid #000000" style:writing-mode="page"/>
    </style:style>
    <style:style style:name="Таблица6.D4" style:family="table-cell">
      <style:table-cell-properties fo:padding="0.0382in" fo:border-left="0.5pt solid #000000" fo:border-right="none" fo:border-top="none" fo:border-bottom="0.5pt solid #000000" style:writing-mode="page"/>
    </style:style>
    <style:style style:name="Таблица6.E4" style:family="table-cell">
      <style:table-cell-properties fo:padding="0.0382in" fo:border-left="0.5pt solid #000000" fo:border-right="none" fo:border-top="none" fo:border-bottom="0.5pt solid #000000" style:writing-mode="page"/>
    </style:style>
    <style:style style:name="Таблица6.F4" style:family="table-cell">
      <style:table-cell-properties fo:padding="0.0382in" fo:border-left="0.5pt solid #000000" fo:border-right="none" fo:border-top="none" fo:border-bottom="0.5pt solid #000000" style:writing-mode="page"/>
    </style:style>
    <style:style style:name="Таблица6.G4" style:family="table-cell">
      <style:table-cell-properties fo:padding="0.0382in" fo:border-left="0.5pt solid #000000" fo:border-right="0.5pt solid #000000" fo:border-top="none" fo:border-bottom="0.5pt solid #000000" style:writing-mode="page"/>
    </style:style>
    <style:style style:name="Таблица6.B5" style:family="table-cell">
      <style:table-cell-properties fo:padding="0.0382in" fo:border-left="0.5pt solid #000000" fo:border-right="none" fo:border-top="none" fo:border-bottom="0.5pt solid #000000" style:writing-mode="page"/>
    </style:style>
    <style:style style:name="Таблица6.C5" style:family="table-cell">
      <style:table-cell-properties fo:padding="0.0382in" fo:border-left="0.5pt solid #000000" fo:border-right="none" fo:border-top="none" fo:border-bottom="0.5pt solid #000000" style:writing-mode="page"/>
    </style:style>
    <style:style style:name="Таблица6.D5" style:family="table-cell">
      <style:table-cell-properties fo:padding="0.0382in" fo:border-left="0.5pt solid #000000" fo:border-right="none" fo:border-top="none" fo:border-bottom="0.5pt solid #000000" style:writing-mode="page"/>
    </style:style>
    <style:style style:name="Таблица6.E5" style:family="table-cell">
      <style:table-cell-properties fo:padding="0.0382in" fo:border-left="0.5pt solid #000000" fo:border-right="none" fo:border-top="none" fo:border-bottom="0.5pt solid #000000" style:writing-mode="page"/>
    </style:style>
    <style:style style:name="Таблица6.F5" style:family="table-cell">
      <style:table-cell-properties fo:padding="0.0382in" fo:border-left="0.5pt solid #000000" fo:border-right="none" fo:border-top="none" fo:border-bottom="0.5pt solid #000000" style:writing-mode="page"/>
    </style:style>
    <style:style style:name="Таблица6.G5" style:family="table-cell">
      <style:table-cell-properties fo:padding="0.0382in" fo:border-left="0.5pt solid #000000" fo:border-right="0.5pt solid #000000" fo:border-top="none" fo:border-bottom="0.5pt solid #000000" style:writing-mode="page"/>
    </style:style>
    <style:style style:name="Таблица6.B6" style:family="table-cell">
      <style:table-cell-properties fo:padding="0.0382in" fo:border-left="0.5pt solid #000000" fo:border-right="none" fo:border-top="none" fo:border-bottom="0.5pt solid #000000" style:writing-mode="page"/>
    </style:style>
    <style:style style:name="Таблица6.C6" style:family="table-cell">
      <style:table-cell-properties fo:padding="0.0382in" fo:border-left="0.5pt solid #000000" fo:border-right="none" fo:border-top="none" fo:border-bottom="0.5pt solid #000000" style:writing-mode="page"/>
    </style:style>
    <style:style style:name="Таблица6.D6" style:family="table-cell">
      <style:table-cell-properties fo:padding="0.0382in" fo:border-left="0.5pt solid #000000" fo:border-right="none" fo:border-top="none" fo:border-bottom="0.5pt solid #000000" style:writing-mode="page"/>
    </style:style>
    <style:style style:name="Таблица6.E6" style:family="table-cell">
      <style:table-cell-properties fo:padding="0.0382in" fo:border-left="0.5pt solid #000000" fo:border-right="none" fo:border-top="none" fo:border-bottom="0.5pt solid #000000" style:writing-mode="page"/>
    </style:style>
    <style:style style:name="Таблица6.F6" style:family="table-cell">
      <style:table-cell-properties fo:padding="0.0382in" fo:border-left="0.5pt solid #000000" fo:border-right="none" fo:border-top="none" fo:border-bottom="0.5pt solid #000000" style:writing-mode="page"/>
    </style:style>
    <style:style style:name="Таблица6.G6" style:family="table-cell">
      <style:table-cell-properties fo:padding="0.0382in" fo:border-left="0.5pt solid #000000" fo:border-right="0.5pt solid #000000" fo:border-top="none" fo:border-bottom="0.5pt solid #000000" style:writing-mode="page"/>
    </style:style>
    <style:style style:name="Таблица6.B7" style:family="table-cell">
      <style:table-cell-properties fo:padding="0.0382in" fo:border-left="0.5pt solid #000000" fo:border-right="none" fo:border-top="none" fo:border-bottom="0.5pt solid #000000" style:writing-mode="page"/>
    </style:style>
    <style:style style:name="Таблица6.C7" style:family="table-cell">
      <style:table-cell-properties fo:padding="0.0382in" fo:border-left="0.5pt solid #000000" fo:border-right="none" fo:border-top="none" fo:border-bottom="0.5pt solid #000000" style:writing-mode="page"/>
    </style:style>
    <style:style style:name="Таблица6.D7" style:family="table-cell">
      <style:table-cell-properties fo:padding="0.0382in" fo:border-left="0.5pt solid #000000" fo:border-right="none" fo:border-top="none" fo:border-bottom="0.5pt solid #000000" style:writing-mode="page"/>
    </style:style>
    <style:style style:name="Таблица6.E7" style:family="table-cell">
      <style:table-cell-properties fo:padding="0.0382in" fo:border-left="0.5pt solid #000000" fo:border-right="none" fo:border-top="none" fo:border-bottom="0.5pt solid #000000" style:writing-mode="page"/>
    </style:style>
    <style:style style:name="Таблица6.F7" style:family="table-cell">
      <style:table-cell-properties fo:padding="0.0382in" fo:border-left="0.5pt solid #000000" fo:border-right="none" fo:border-top="none" fo:border-bottom="0.5pt solid #000000" style:writing-mode="page"/>
    </style:style>
    <style:style style:name="Таблица6.G7" style:family="table-cell">
      <style:table-cell-properties fo:padding="0.0382in" fo:border-left="0.5pt solid #000000" fo:border-right="0.5pt solid #000000" fo:border-top="none" fo:border-bottom="0.5pt solid #000000" style:writing-mode="page"/>
    </style:style>
    <style:style style:name="Таблица6.B8" style:family="table-cell">
      <style:table-cell-properties fo:padding="0.0382in" fo:border-left="0.5pt solid #000000" fo:border-right="none" fo:border-top="none" fo:border-bottom="0.5pt solid #000000" style:writing-mode="page"/>
    </style:style>
    <style:style style:name="Таблица6.C8" style:family="table-cell">
      <style:table-cell-properties fo:padding="0.0382in" fo:border-left="0.5pt solid #000000" fo:border-right="none" fo:border-top="none" fo:border-bottom="0.5pt solid #000000" style:writing-mode="page"/>
    </style:style>
    <style:style style:name="Таблица6.D8" style:family="table-cell">
      <style:table-cell-properties fo:padding="0.0382in" fo:border-left="0.5pt solid #000000" fo:border-right="none" fo:border-top="none" fo:border-bottom="0.5pt solid #000000" style:writing-mode="page"/>
    </style:style>
    <style:style style:name="Таблица6.E8" style:family="table-cell">
      <style:table-cell-properties fo:padding="0.0382in" fo:border-left="0.5pt solid #000000" fo:border-right="none" fo:border-top="none" fo:border-bottom="0.5pt solid #000000" style:writing-mode="page"/>
    </style:style>
    <style:style style:name="Таблица6.F8" style:family="table-cell">
      <style:table-cell-properties fo:padding="0.0382in" fo:border-left="0.5pt solid #000000" fo:border-right="none" fo:border-top="none" fo:border-bottom="0.5pt solid #000000" style:writing-mode="page"/>
    </style:style>
    <style:style style:name="Таблица6.G8" style:family="table-cell">
      <style:table-cell-properties fo:padding="0.0382in" fo:border-left="0.5pt solid #000000" fo:border-right="0.5pt solid #000000" fo:border-top="none" fo:border-bottom="0.5pt solid #000000" style:writing-mode="page"/>
    </style:style>
    <style:style style:name="Таблица6.B9" style:family="table-cell">
      <style:table-cell-properties fo:padding="0.0382in" fo:border-left="0.5pt solid #000000" fo:border-right="none" fo:border-top="none" fo:border-bottom="0.5pt solid #000000" style:writing-mode="page"/>
    </style:style>
    <style:style style:name="Таблица6.C9" style:family="table-cell">
      <style:table-cell-properties fo:padding="0.0382in" fo:border-left="0.5pt solid #000000" fo:border-right="none" fo:border-top="none" fo:border-bottom="0.5pt solid #000000" style:writing-mode="page"/>
    </style:style>
    <style:style style:name="Таблица6.D9" style:family="table-cell">
      <style:table-cell-properties fo:padding="0.0382in" fo:border-left="0.5pt solid #000000" fo:border-right="none" fo:border-top="none" fo:border-bottom="0.5pt solid #000000" style:writing-mode="page"/>
    </style:style>
    <style:style style:name="Таблица6.E9" style:family="table-cell">
      <style:table-cell-properties fo:padding="0.0382in" fo:border-left="0.5pt solid #000000" fo:border-right="none" fo:border-top="none" fo:border-bottom="0.5pt solid #000000" style:writing-mode="page"/>
    </style:style>
    <style:style style:name="Таблица6.F9" style:family="table-cell">
      <style:table-cell-properties fo:padding="0.0382in" fo:border-left="0.5pt solid #000000" fo:border-right="none" fo:border-top="none" fo:border-bottom="0.5pt solid #000000" style:writing-mode="page"/>
    </style:style>
    <style:style style:name="Таблица6.G9" style:family="table-cell">
      <style:table-cell-properties fo:padding="0.0382in" fo:border-left="0.5pt solid #000000" fo:border-right="0.5pt solid #000000" fo:border-top="none" fo:border-bottom="0.5pt solid #000000" style:writing-mode="page"/>
    </style:style>
    <style:style style:name="Таблица6.B10" style:family="table-cell">
      <style:table-cell-properties fo:padding="0.0382in" fo:border-left="0.5pt solid #000000" fo:border-right="none" fo:border-top="none" fo:border-bottom="0.5pt solid #000000" style:writing-mode="page"/>
    </style:style>
    <style:style style:name="Таблица6.C10" style:family="table-cell">
      <style:table-cell-properties fo:padding="0.0382in" fo:border-left="0.5pt solid #000000" fo:border-right="none" fo:border-top="none" fo:border-bottom="0.5pt solid #000000" style:writing-mode="page"/>
    </style:style>
    <style:style style:name="Таблица6.D10" style:family="table-cell">
      <style:table-cell-properties fo:padding="0.0382in" fo:border-left="0.5pt solid #000000" fo:border-right="none" fo:border-top="none" fo:border-bottom="0.5pt solid #000000" style:writing-mode="page"/>
    </style:style>
    <style:style style:name="Таблица6.E10" style:family="table-cell">
      <style:table-cell-properties fo:padding="0.0382in" fo:border-left="0.5pt solid #000000" fo:border-right="none" fo:border-top="none" fo:border-bottom="0.5pt solid #000000" style:writing-mode="page"/>
    </style:style>
    <style:style style:name="Таблица6.F10" style:family="table-cell">
      <style:table-cell-properties fo:padding="0.0382in" fo:border-left="0.5pt solid #000000" fo:border-right="none" fo:border-top="none" fo:border-bottom="0.5pt solid #000000" style:writing-mode="page"/>
    </style:style>
    <style:style style:name="Таблица6.G10" style:family="table-cell">
      <style:table-cell-properties fo:padding="0.0382in" fo:border-left="0.5pt solid #000000" fo:border-right="0.5pt solid #000000" fo:border-top="none" fo:border-bottom="0.5pt solid #000000" style:writing-mode="page"/>
    </style:style>
    <style:style style:name="Таблица6.B11" style:family="table-cell">
      <style:table-cell-properties fo:padding="0.0382in" fo:border-left="0.5pt solid #000000" fo:border-right="none" fo:border-top="none" fo:border-bottom="0.5pt solid #000000" style:writing-mode="page"/>
    </style:style>
    <style:style style:name="Таблица6.C11" style:family="table-cell">
      <style:table-cell-properties fo:padding="0.0382in" fo:border-left="0.5pt solid #000000" fo:border-right="none" fo:border-top="none" fo:border-bottom="0.5pt solid #000000" style:writing-mode="page"/>
    </style:style>
    <style:style style:name="Таблица6.D11" style:family="table-cell">
      <style:table-cell-properties fo:padding="0.0382in" fo:border-left="0.5pt solid #000000" fo:border-right="none" fo:border-top="none" fo:border-bottom="0.5pt solid #000000" style:writing-mode="page"/>
    </style:style>
    <style:style style:name="Таблица6.E11" style:family="table-cell">
      <style:table-cell-properties fo:padding="0.0382in" fo:border-left="0.5pt solid #000000" fo:border-right="none" fo:border-top="none" fo:border-bottom="0.5pt solid #000000" style:writing-mode="page"/>
    </style:style>
    <style:style style:name="Таблица6.F11" style:family="table-cell">
      <style:table-cell-properties fo:padding="0.0382in" fo:border-left="0.5pt solid #000000" fo:border-right="none" fo:border-top="none" fo:border-bottom="0.5pt solid #000000" style:writing-mode="page"/>
    </style:style>
    <style:style style:name="Таблица6.G11" style:family="table-cell">
      <style:table-cell-properties fo:padding="0.0382in" fo:border-left="0.5pt solid #000000" fo:border-right="0.5pt solid #000000" fo:border-top="none" fo:border-bottom="0.5pt solid #000000" style:writing-mode="page"/>
    </style:style>
    <style:style style:name="Таблица6.B12" style:family="table-cell">
      <style:table-cell-properties fo:padding="0.0382in" fo:border-left="0.5pt solid #000000" fo:border-right="none" fo:border-top="none" fo:border-bottom="0.5pt solid #000000" style:writing-mode="page"/>
    </style:style>
    <style:style style:name="Таблица6.C12" style:family="table-cell">
      <style:table-cell-properties fo:padding="0.0382in" fo:border-left="0.5pt solid #000000" fo:border-right="none" fo:border-top="none" fo:border-bottom="0.5pt solid #000000" style:writing-mode="page"/>
    </style:style>
    <style:style style:name="Таблица6.D12" style:family="table-cell">
      <style:table-cell-properties fo:padding="0.0382in" fo:border-left="0.5pt solid #000000" fo:border-right="none" fo:border-top="none" fo:border-bottom="0.5pt solid #000000" style:writing-mode="page"/>
    </style:style>
    <style:style style:name="Таблица6.E12" style:family="table-cell">
      <style:table-cell-properties fo:padding="0.0382in" fo:border-left="0.5pt solid #000000" fo:border-right="none" fo:border-top="none" fo:border-bottom="0.5pt solid #000000" style:writing-mode="page"/>
    </style:style>
    <style:style style:name="Таблица6.F12" style:family="table-cell">
      <style:table-cell-properties fo:padding="0.0382in" fo:border-left="0.5pt solid #000000" fo:border-right="none" fo:border-top="none" fo:border-bottom="0.5pt solid #000000" style:writing-mode="page"/>
    </style:style>
    <style:style style:name="Таблица6.G12" style:family="table-cell">
      <style:table-cell-properties fo:padding="0.0382in" fo:border-left="0.5pt solid #000000" fo:border-right="0.5pt solid #000000" fo:border-top="none" fo:border-bottom="0.5pt solid #000000" style:writing-mode="page"/>
    </style:style>
    <style:style style:name="Таблица6.B13" style:family="table-cell">
      <style:table-cell-properties fo:padding="0.0382in" fo:border-left="0.5pt solid #000000" fo:border-right="none" fo:border-top="none" fo:border-bottom="0.5pt solid #000000" style:writing-mode="page"/>
    </style:style>
    <style:style style:name="Таблица6.C13" style:family="table-cell">
      <style:table-cell-properties fo:padding="0.0382in" fo:border-left="0.5pt solid #000000" fo:border-right="none" fo:border-top="none" fo:border-bottom="0.5pt solid #000000" style:writing-mode="page"/>
    </style:style>
    <style:style style:name="Таблица6.D13" style:family="table-cell">
      <style:table-cell-properties fo:padding="0.0382in" fo:border-left="0.5pt solid #000000" fo:border-right="none" fo:border-top="none" fo:border-bottom="0.5pt solid #000000" style:writing-mode="page"/>
    </style:style>
    <style:style style:name="Таблица6.E13" style:family="table-cell">
      <style:table-cell-properties fo:padding="0.0382in" fo:border-left="0.5pt solid #000000" fo:border-right="none" fo:border-top="none" fo:border-bottom="0.5pt solid #000000" style:writing-mode="page"/>
    </style:style>
    <style:style style:name="Таблица6.F13" style:family="table-cell">
      <style:table-cell-properties fo:padding="0.0382in" fo:border-left="0.5pt solid #000000" fo:border-right="none" fo:border-top="none" fo:border-bottom="0.5pt solid #000000" style:writing-mode="page"/>
    </style:style>
    <style:style style:name="Таблица6.G13" style:family="table-cell">
      <style:table-cell-properties fo:padding="0.0382in" fo:border-left="0.5pt solid #000000" fo:border-right="0.5pt solid #000000" fo:border-top="none" fo:border-bottom="0.5pt solid #000000" style:writing-mode="page"/>
    </style:style>
    <style:style style:name="Таблица6.B14" style:family="table-cell">
      <style:table-cell-properties fo:padding="0.0382in" fo:border-left="0.5pt solid #000000" fo:border-right="none" fo:border-top="none" fo:border-bottom="0.5pt solid #000000" style:writing-mode="page"/>
    </style:style>
    <style:style style:name="Таблица6.C14" style:family="table-cell">
      <style:table-cell-properties fo:padding="0.0382in" fo:border-left="0.5pt solid #000000" fo:border-right="none" fo:border-top="none" fo:border-bottom="0.5pt solid #000000" style:writing-mode="page"/>
    </style:style>
    <style:style style:name="Таблица6.D14" style:family="table-cell">
      <style:table-cell-properties fo:padding="0.0382in" fo:border-left="0.5pt solid #000000" fo:border-right="none" fo:border-top="none" fo:border-bottom="0.5pt solid #000000" style:writing-mode="page"/>
    </style:style>
    <style:style style:name="Таблица6.E14" style:family="table-cell">
      <style:table-cell-properties fo:padding="0.0382in" fo:border-left="0.5pt solid #000000" fo:border-right="none" fo:border-top="none" fo:border-bottom="0.5pt solid #000000" style:writing-mode="page"/>
    </style:style>
    <style:style style:name="Таблица6.F14" style:family="table-cell">
      <style:table-cell-properties fo:padding="0.0382in" fo:border-left="0.5pt solid #000000" fo:border-right="none" fo:border-top="none" fo:border-bottom="0.5pt solid #000000" style:writing-mode="page"/>
    </style:style>
    <style:style style:name="Таблица6.G14" style:family="table-cell">
      <style:table-cell-properties fo:padding="0.0382in" fo:border-left="0.5pt solid #000000" fo:border-right="0.5pt solid #000000" fo:border-top="none" fo:border-bottom="0.5pt solid #000000" style:writing-mode="page"/>
    </style:style>
    <style:style style:name="Таблица6.B15" style:family="table-cell">
      <style:table-cell-properties fo:padding="0.0382in" fo:border-left="0.5pt solid #000000" fo:border-right="none" fo:border-top="none" fo:border-bottom="0.5pt solid #000000" style:writing-mode="page"/>
    </style:style>
    <style:style style:name="Таблица6.C15" style:family="table-cell">
      <style:table-cell-properties fo:padding="0.0382in" fo:border-left="0.5pt solid #000000" fo:border-right="none" fo:border-top="none" fo:border-bottom="0.5pt solid #000000" style:writing-mode="page"/>
    </style:style>
    <style:style style:name="Таблица6.D15" style:family="table-cell">
      <style:table-cell-properties fo:padding="0.0382in" fo:border-left="0.5pt solid #000000" fo:border-right="none" fo:border-top="none" fo:border-bottom="0.5pt solid #000000" style:writing-mode="page"/>
    </style:style>
    <style:style style:name="Таблица6.E15" style:family="table-cell">
      <style:table-cell-properties fo:padding="0.0382in" fo:border-left="0.5pt solid #000000" fo:border-right="none" fo:border-top="none" fo:border-bottom="0.5pt solid #000000" style:writing-mode="page"/>
    </style:style>
    <style:style style:name="Таблица6.F15" style:family="table-cell">
      <style:table-cell-properties fo:padding="0.0382in" fo:border-left="0.5pt solid #000000" fo:border-right="none" fo:border-top="none" fo:border-bottom="0.5pt solid #000000" style:writing-mode="page"/>
    </style:style>
    <style:style style:name="Таблица6.G15" style:family="table-cell">
      <style:table-cell-properties fo:padding="0.0382in" fo:border-left="0.5pt solid #000000" fo:border-right="0.5pt solid #000000" fo:border-top="none" fo:border-bottom="0.5pt solid #000000" style:writing-mode="page"/>
    </style:style>
    <style:style style:name="Таблица6.B16" style:family="table-cell">
      <style:table-cell-properties fo:padding="0.0382in" fo:border-left="0.5pt solid #000000" fo:border-right="none" fo:border-top="none" fo:border-bottom="0.5pt solid #000000" style:writing-mode="page"/>
    </style:style>
    <style:style style:name="Таблица6.C16" style:family="table-cell">
      <style:table-cell-properties fo:padding="0.0382in" fo:border-left="0.5pt solid #000000" fo:border-right="none" fo:border-top="none" fo:border-bottom="0.5pt solid #000000" style:writing-mode="page"/>
    </style:style>
    <style:style style:name="Таблица6.D16" style:family="table-cell">
      <style:table-cell-properties fo:padding="0.0382in" fo:border-left="0.5pt solid #000000" fo:border-right="none" fo:border-top="none" fo:border-bottom="0.5pt solid #000000" style:writing-mode="page"/>
    </style:style>
    <style:style style:name="Таблица6.E16" style:family="table-cell">
      <style:table-cell-properties fo:padding="0.0382in" fo:border-left="0.5pt solid #000000" fo:border-right="none" fo:border-top="none" fo:border-bottom="0.5pt solid #000000" style:writing-mode="page"/>
    </style:style>
    <style:style style:name="Таблица6.F16" style:family="table-cell">
      <style:table-cell-properties fo:padding="0.0382in" fo:border-left="0.5pt solid #000000" fo:border-right="none" fo:border-top="none" fo:border-bottom="0.5pt solid #000000" style:writing-mode="page"/>
    </style:style>
    <style:style style:name="Таблица6.G16" style:family="table-cell">
      <style:table-cell-properties fo:padding="0.0382in" fo:border-left="0.5pt solid #000000" fo:border-right="0.5pt solid #000000" fo:border-top="none" fo:border-bottom="0.5pt solid #000000" style:writing-mode="page"/>
    </style:style>
    <style:style style:name="Таблица6.B17" style:family="table-cell">
      <style:table-cell-properties fo:padding="0.0382in" fo:border-left="0.5pt solid #000000" fo:border-right="none" fo:border-top="none" fo:border-bottom="0.5pt solid #000000" style:writing-mode="page"/>
    </style:style>
    <style:style style:name="Таблица6.C17" style:family="table-cell">
      <style:table-cell-properties fo:padding="0.0382in" fo:border-left="0.5pt solid #000000" fo:border-right="none" fo:border-top="none" fo:border-bottom="0.5pt solid #000000" style:writing-mode="page"/>
    </style:style>
    <style:style style:name="Таблица6.D17" style:family="table-cell">
      <style:table-cell-properties fo:padding="0.0382in" fo:border-left="0.5pt solid #000000" fo:border-right="none" fo:border-top="none" fo:border-bottom="0.5pt solid #000000" style:writing-mode="page"/>
    </style:style>
    <style:style style:name="Таблица6.E17" style:family="table-cell">
      <style:table-cell-properties fo:padding="0.0382in" fo:border-left="0.5pt solid #000000" fo:border-right="none" fo:border-top="none" fo:border-bottom="0.5pt solid #000000" style:writing-mode="page"/>
    </style:style>
    <style:style style:name="Таблица6.F17" style:family="table-cell">
      <style:table-cell-properties fo:padding="0.0382in" fo:border-left="0.5pt solid #000000" fo:border-right="none" fo:border-top="none" fo:border-bottom="0.5pt solid #000000" style:writing-mode="page"/>
    </style:style>
    <style:style style:name="Таблица6.G17" style:family="table-cell">
      <style:table-cell-properties fo:padding="0.0382in" fo:border-left="0.5pt solid #000000" fo:border-right="0.5pt solid #000000" fo:border-top="none" fo:border-bottom="0.5pt solid #000000" style:writing-mode="page"/>
    </style:style>
    <style:style style:name="Таблица6.B18" style:family="table-cell">
      <style:table-cell-properties fo:padding="0.0382in" fo:border-left="0.5pt solid #000000" fo:border-right="none" fo:border-top="none" fo:border-bottom="0.5pt solid #000000" style:writing-mode="page"/>
    </style:style>
    <style:style style:name="Таблица6.C18" style:family="table-cell">
      <style:table-cell-properties fo:padding="0.0382in" fo:border-left="0.5pt solid #000000" fo:border-right="none" fo:border-top="none" fo:border-bottom="0.5pt solid #000000" style:writing-mode="page"/>
    </style:style>
    <style:style style:name="Таблица6.D18" style:family="table-cell">
      <style:table-cell-properties fo:padding="0.0382in" fo:border-left="0.5pt solid #000000" fo:border-right="none" fo:border-top="none" fo:border-bottom="0.5pt solid #000000" style:writing-mode="page"/>
    </style:style>
    <style:style style:name="Таблица6.E18" style:family="table-cell">
      <style:table-cell-properties fo:padding="0.0382in" fo:border-left="0.5pt solid #000000" fo:border-right="none" fo:border-top="none" fo:border-bottom="0.5pt solid #000000" style:writing-mode="page"/>
    </style:style>
    <style:style style:name="Таблица6.F18" style:family="table-cell">
      <style:table-cell-properties fo:padding="0.0382in" fo:border-left="0.5pt solid #000000" fo:border-right="none" fo:border-top="none" fo:border-bottom="0.5pt solid #000000" style:writing-mode="page"/>
    </style:style>
    <style:style style:name="Таблица6.G18" style:family="table-cell">
      <style:table-cell-properties fo:padding="0.0382in" fo:border-left="0.5pt solid #000000" fo:border-right="0.5pt solid #000000" fo:border-top="none" fo:border-bottom="0.5pt solid #000000" style:writing-mode="page"/>
    </style:style>
    <style:style style:name="Таблица6.B19" style:family="table-cell">
      <style:table-cell-properties fo:padding="0.0382in" fo:border-left="0.5pt solid #000000" fo:border-right="none" fo:border-top="none" fo:border-bottom="0.5pt solid #000000" style:writing-mode="page"/>
    </style:style>
    <style:style style:name="Таблица6.C19" style:family="table-cell">
      <style:table-cell-properties fo:padding="0.0382in" fo:border-left="0.5pt solid #000000" fo:border-right="none" fo:border-top="none" fo:border-bottom="0.5pt solid #000000" style:writing-mode="page"/>
    </style:style>
    <style:style style:name="Таблица6.D19" style:family="table-cell">
      <style:table-cell-properties fo:padding="0.0382in" fo:border-left="0.5pt solid #000000" fo:border-right="none" fo:border-top="none" fo:border-bottom="0.5pt solid #000000" style:writing-mode="page"/>
    </style:style>
    <style:style style:name="Таблица6.E19" style:family="table-cell">
      <style:table-cell-properties fo:padding="0.0382in" fo:border-left="0.5pt solid #000000" fo:border-right="none" fo:border-top="none" fo:border-bottom="0.5pt solid #000000" style:writing-mode="page"/>
    </style:style>
    <style:style style:name="Таблица6.F19" style:family="table-cell">
      <style:table-cell-properties fo:padding="0.0382in" fo:border-left="0.5pt solid #000000" fo:border-right="none" fo:border-top="none" fo:border-bottom="0.5pt solid #000000" style:writing-mode="page"/>
    </style:style>
    <style:style style:name="Таблица6.G19" style:family="table-cell">
      <style:table-cell-properties fo:padding="0.0382in" fo:border-left="0.5pt solid #000000" fo:border-right="0.5pt solid #000000" fo:border-top="none" fo:border-bottom="0.5pt solid #000000" style:writing-mode="page"/>
    </style:style>
    <style:style style:name="Таблица6.B20" style:family="table-cell">
      <style:table-cell-properties fo:padding="0.0382in" fo:border-left="0.5pt solid #000000" fo:border-right="none" fo:border-top="none" fo:border-bottom="0.5pt solid #000000" style:writing-mode="page"/>
    </style:style>
    <style:style style:name="Таблица6.C20" style:family="table-cell">
      <style:table-cell-properties fo:padding="0.0382in" fo:border-left="0.5pt solid #000000" fo:border-right="none" fo:border-top="none" fo:border-bottom="0.5pt solid #000000" style:writing-mode="page"/>
    </style:style>
    <style:style style:name="Таблица6.D20" style:family="table-cell">
      <style:table-cell-properties fo:padding="0.0382in" fo:border-left="0.5pt solid #000000" fo:border-right="none" fo:border-top="none" fo:border-bottom="0.5pt solid #000000" style:writing-mode="page"/>
    </style:style>
    <style:style style:name="Таблица6.E20" style:family="table-cell">
      <style:table-cell-properties fo:padding="0.0382in" fo:border-left="0.5pt solid #000000" fo:border-right="none" fo:border-top="none" fo:border-bottom="0.5pt solid #000000" style:writing-mode="page"/>
    </style:style>
    <style:style style:name="Таблица6.F20" style:family="table-cell">
      <style:table-cell-properties fo:padding="0.0382in" fo:border-left="0.5pt solid #000000" fo:border-right="none" fo:border-top="none" fo:border-bottom="0.5pt solid #000000" style:writing-mode="page"/>
    </style:style>
    <style:style style:name="Таблица6.G20" style:family="table-cell">
      <style:table-cell-properties fo:padding="0.0382in" fo:border-left="0.5pt solid #000000" fo:border-right="0.5pt solid #000000" fo:border-top="none" fo:border-bottom="0.5pt solid #000000" style:writing-mode="page"/>
    </style:style>
    <style:style style:name="Таблица6.B21" style:family="table-cell">
      <style:table-cell-properties fo:padding="0.0382in" fo:border-left="0.5pt solid #000000" fo:border-right="none" fo:border-top="none" fo:border-bottom="0.5pt solid #000000" style:writing-mode="page"/>
    </style:style>
    <style:style style:name="Таблица6.C21" style:family="table-cell">
      <style:table-cell-properties fo:padding="0.0382in" fo:border-left="0.5pt solid #000000" fo:border-right="none" fo:border-top="none" fo:border-bottom="0.5pt solid #000000" style:writing-mode="page"/>
    </style:style>
    <style:style style:name="Таблица6.D21" style:family="table-cell">
      <style:table-cell-properties fo:padding="0.0382in" fo:border-left="0.5pt solid #000000" fo:border-right="none" fo:border-top="none" fo:border-bottom="0.5pt solid #000000" style:writing-mode="page"/>
    </style:style>
    <style:style style:name="Таблица6.E21" style:family="table-cell">
      <style:table-cell-properties fo:padding="0.0382in" fo:border-left="0.5pt solid #000000" fo:border-right="none" fo:border-top="none" fo:border-bottom="0.5pt solid #000000" style:writing-mode="page"/>
    </style:style>
    <style:style style:name="Таблица6.F21" style:family="table-cell">
      <style:table-cell-properties fo:padding="0.0382in" fo:border-left="0.5pt solid #000000" fo:border-right="none" fo:border-top="none" fo:border-bottom="0.5pt solid #000000" style:writing-mode="page"/>
    </style:style>
    <style:style style:name="Таблица6.G21" style:family="table-cell">
      <style:table-cell-properties fo:padding="0.0382in" fo:border-left="0.5pt solid #000000" fo:border-right="0.5pt solid #000000" fo:border-top="none" fo:border-bottom="0.5pt solid #000000" style:writing-mode="page"/>
    </style:style>
    <style:style style:name="Таблица6.B22" style:family="table-cell">
      <style:table-cell-properties fo:padding="0.0382in" fo:border-left="0.5pt solid #000000" fo:border-right="none" fo:border-top="none" fo:border-bottom="0.5pt solid #000000" style:writing-mode="page"/>
    </style:style>
    <style:style style:name="Таблица6.C22" style:family="table-cell">
      <style:table-cell-properties fo:padding="0.0382in" fo:border-left="0.5pt solid #000000" fo:border-right="none" fo:border-top="none" fo:border-bottom="0.5pt solid #000000" style:writing-mode="page"/>
    </style:style>
    <style:style style:name="Таблица6.D22" style:family="table-cell">
      <style:table-cell-properties fo:padding="0.0382in" fo:border-left="0.5pt solid #000000" fo:border-right="none" fo:border-top="none" fo:border-bottom="0.5pt solid #000000" style:writing-mode="page"/>
    </style:style>
    <style:style style:name="Таблица6.E22" style:family="table-cell">
      <style:table-cell-properties fo:padding="0.0382in" fo:border-left="0.5pt solid #000000" fo:border-right="none" fo:border-top="none" fo:border-bottom="0.5pt solid #000000" style:writing-mode="page"/>
    </style:style>
    <style:style style:name="Таблица6.F22" style:family="table-cell">
      <style:table-cell-properties fo:padding="0.0382in" fo:border-left="0.5pt solid #000000" fo:border-right="none" fo:border-top="none" fo:border-bottom="0.5pt solid #000000" style:writing-mode="page"/>
    </style:style>
    <style:style style:name="Таблица6.G22" style:family="table-cell">
      <style:table-cell-properties fo:padding="0.0382in" fo:border-left="0.5pt solid #000000" fo:border-right="0.5pt solid #000000" fo:border-top="none" fo:border-bottom="0.5pt solid #000000" style:writing-mode="page"/>
    </style:style>
    <style:style style:name="Таблица6.B23" style:family="table-cell">
      <style:table-cell-properties fo:padding="0.0382in" fo:border-left="0.5pt solid #000000" fo:border-right="none" fo:border-top="none" fo:border-bottom="0.5pt solid #000000" style:writing-mode="page"/>
    </style:style>
    <style:style style:name="Таблица6.C23" style:family="table-cell">
      <style:table-cell-properties fo:padding="0.0382in" fo:border-left="0.5pt solid #000000" fo:border-right="none" fo:border-top="none" fo:border-bottom="0.5pt solid #000000" style:writing-mode="page"/>
    </style:style>
    <style:style style:name="Таблица6.D23" style:family="table-cell">
      <style:table-cell-properties fo:padding="0.0382in" fo:border-left="0.5pt solid #000000" fo:border-right="none" fo:border-top="none" fo:border-bottom="0.5pt solid #000000" style:writing-mode="page"/>
    </style:style>
    <style:style style:name="Таблица6.E23" style:family="table-cell">
      <style:table-cell-properties fo:padding="0.0382in" fo:border-left="0.5pt solid #000000" fo:border-right="none" fo:border-top="none" fo:border-bottom="0.5pt solid #000000" style:writing-mode="page"/>
    </style:style>
    <style:style style:name="Таблица6.F23" style:family="table-cell">
      <style:table-cell-properties fo:padding="0.0382in" fo:border-left="0.5pt solid #000000" fo:border-right="none" fo:border-top="none" fo:border-bottom="0.5pt solid #000000" style:writing-mode="page"/>
    </style:style>
    <style:style style:name="Таблица6.G23" style:family="table-cell">
      <style:table-cell-properties fo:padding="0.0382in" fo:border-left="0.5pt solid #000000" fo:border-right="0.5pt solid #000000" fo:border-top="none" fo:border-bottom="0.5pt solid #000000" style:writing-mode="page"/>
    </style:style>
    <style:style style:name="Таблица6.B24" style:family="table-cell">
      <style:table-cell-properties fo:padding="0.0382in" fo:border-left="0.5pt solid #000000" fo:border-right="none" fo:border-top="none" fo:border-bottom="0.5pt solid #000000" style:writing-mode="page"/>
    </style:style>
    <style:style style:name="Таблица6.C24" style:family="table-cell">
      <style:table-cell-properties fo:padding="0.0382in" fo:border-left="0.5pt solid #000000" fo:border-right="none" fo:border-top="none" fo:border-bottom="0.5pt solid #000000" style:writing-mode="page"/>
    </style:style>
    <style:style style:name="Таблица6.D24" style:family="table-cell">
      <style:table-cell-properties fo:padding="0.0382in" fo:border-left="0.5pt solid #000000" fo:border-right="none" fo:border-top="none" fo:border-bottom="0.5pt solid #000000" style:writing-mode="page"/>
    </style:style>
    <style:style style:name="Таблица6.E24" style:family="table-cell">
      <style:table-cell-properties fo:padding="0.0382in" fo:border-left="0.5pt solid #000000" fo:border-right="none" fo:border-top="none" fo:border-bottom="0.5pt solid #000000" style:writing-mode="page"/>
    </style:style>
    <style:style style:name="Таблица6.F24" style:family="table-cell">
      <style:table-cell-properties fo:padding="0.0382in" fo:border-left="0.5pt solid #000000" fo:border-right="none" fo:border-top="none" fo:border-bottom="0.5pt solid #000000" style:writing-mode="page"/>
    </style:style>
    <style:style style:name="Таблица6.G24" style:family="table-cell">
      <style:table-cell-properties fo:padding="0.0382in" fo:border-left="0.5pt solid #000000" fo:border-right="0.5pt solid #000000" fo:border-top="none" fo:border-bottom="0.5pt solid #000000" style:writing-mode="page"/>
    </style:style>
    <style:style style:name="Таблица6.B25" style:family="table-cell">
      <style:table-cell-properties fo:padding="0.0382in" fo:border-left="0.5pt solid #000000" fo:border-right="none" fo:border-top="none" fo:border-bottom="0.5pt solid #000000" style:writing-mode="page"/>
    </style:style>
    <style:style style:name="Таблица6.C25" style:family="table-cell">
      <style:table-cell-properties fo:padding="0.0382in" fo:border-left="0.5pt solid #000000" fo:border-right="none" fo:border-top="none" fo:border-bottom="0.5pt solid #000000" style:writing-mode="page"/>
    </style:style>
    <style:style style:name="Таблица6.D25" style:family="table-cell">
      <style:table-cell-properties fo:padding="0.0382in" fo:border-left="0.5pt solid #000000" fo:border-right="none" fo:border-top="none" fo:border-bottom="0.5pt solid #000000" style:writing-mode="page"/>
    </style:style>
    <style:style style:name="Таблица6.E25" style:family="table-cell">
      <style:table-cell-properties fo:padding="0.0382in" fo:border-left="0.5pt solid #000000" fo:border-right="none" fo:border-top="none" fo:border-bottom="0.5pt solid #000000" style:writing-mode="page"/>
    </style:style>
    <style:style style:name="Таблица6.F25" style:family="table-cell">
      <style:table-cell-properties fo:padding="0.0382in" fo:border-left="0.5pt solid #000000" fo:border-right="none" fo:border-top="none" fo:border-bottom="0.5pt solid #000000" style:writing-mode="page"/>
    </style:style>
    <style:style style:name="Таблица6.G25" style:family="table-cell">
      <style:table-cell-properties fo:padding="0.0382in" fo:border-left="0.5pt solid #000000" fo:border-right="0.5pt solid #000000" fo:border-top="none" fo:border-bottom="0.5pt solid #000000" style:writing-mode="page"/>
    </style:style>
    <style:style style:name="Таблица6.B26" style:family="table-cell">
      <style:table-cell-properties fo:padding="0.0382in" fo:border-left="0.5pt solid #000000" fo:border-right="none" fo:border-top="none" fo:border-bottom="0.5pt solid #000000" style:writing-mode="page"/>
    </style:style>
    <style:style style:name="Таблица6.C26" style:family="table-cell">
      <style:table-cell-properties fo:padding="0.0382in" fo:border-left="0.5pt solid #000000" fo:border-right="none" fo:border-top="none" fo:border-bottom="0.5pt solid #000000" style:writing-mode="page"/>
    </style:style>
    <style:style style:name="Таблица6.D26" style:family="table-cell">
      <style:table-cell-properties fo:padding="0.0382in" fo:border-left="0.5pt solid #000000" fo:border-right="none" fo:border-top="none" fo:border-bottom="0.5pt solid #000000" style:writing-mode="page"/>
    </style:style>
    <style:style style:name="Таблица6.E26" style:family="table-cell">
      <style:table-cell-properties fo:padding="0.0382in" fo:border-left="0.5pt solid #000000" fo:border-right="none" fo:border-top="none" fo:border-bottom="0.5pt solid #000000" style:writing-mode="page"/>
    </style:style>
    <style:style style:name="Таблица6.F26" style:family="table-cell">
      <style:table-cell-properties fo:padding="0.0382in" fo:border-left="0.5pt solid #000000" fo:border-right="none" fo:border-top="none" fo:border-bottom="0.5pt solid #000000" style:writing-mode="page"/>
    </style:style>
    <style:style style:name="Таблица6.G26" style:family="table-cell">
      <style:table-cell-properties fo:padding="0.0382in" fo:border-left="0.5pt solid #000000" fo:border-right="0.5pt solid #000000" fo:border-top="none" fo:border-bottom="0.5pt solid #000000" style:writing-mode="page"/>
    </style:style>
    <style:style style:name="Таблица6.B27" style:family="table-cell">
      <style:table-cell-properties fo:padding="0.0382in" fo:border-left="0.5pt solid #000000" fo:border-right="none" fo:border-top="none" fo:border-bottom="0.5pt solid #000000" style:writing-mode="page"/>
    </style:style>
    <style:style style:name="Таблица6.C27" style:family="table-cell">
      <style:table-cell-properties fo:padding="0.0382in" fo:border-left="0.5pt solid #000000" fo:border-right="none" fo:border-top="none" fo:border-bottom="0.5pt solid #000000" style:writing-mode="page"/>
    </style:style>
    <style:style style:name="Таблица6.D27" style:family="table-cell">
      <style:table-cell-properties fo:padding="0.0382in" fo:border-left="0.5pt solid #000000" fo:border-right="none" fo:border-top="none" fo:border-bottom="0.5pt solid #000000" style:writing-mode="page"/>
    </style:style>
    <style:style style:name="Таблица6.E27" style:family="table-cell">
      <style:table-cell-properties fo:padding="0.0382in" fo:border-left="0.5pt solid #000000" fo:border-right="none" fo:border-top="none" fo:border-bottom="0.5pt solid #000000" style:writing-mode="page"/>
    </style:style>
    <style:style style:name="Таблица6.F27" style:family="table-cell">
      <style:table-cell-properties fo:padding="0.0382in" fo:border-left="0.5pt solid #000000" fo:border-right="none" fo:border-top="none" fo:border-bottom="0.5pt solid #000000" style:writing-mode="page"/>
    </style:style>
    <style:style style:name="Таблица6.G27" style:family="table-cell">
      <style:table-cell-properties fo:padding="0.0382in" fo:border-left="0.5pt solid #000000" fo:border-right="0.5pt solid #000000" fo:border-top="none" fo:border-bottom="0.5pt solid #000000" style:writing-mode="page"/>
    </style:style>
    <style:style style:name="Таблица6.B28" style:family="table-cell">
      <style:table-cell-properties fo:padding="0.0382in" fo:border-left="0.5pt solid #000000" fo:border-right="none" fo:border-top="none" fo:border-bottom="0.5pt solid #000000" style:writing-mode="page"/>
    </style:style>
    <style:style style:name="Таблица6.C28" style:family="table-cell">
      <style:table-cell-properties fo:padding="0.0382in" fo:border-left="0.5pt solid #000000" fo:border-right="none" fo:border-top="none" fo:border-bottom="0.5pt solid #000000" style:writing-mode="page"/>
    </style:style>
    <style:style style:name="Таблица6.D28" style:family="table-cell">
      <style:table-cell-properties fo:padding="0.0382in" fo:border-left="0.5pt solid #000000" fo:border-right="none" fo:border-top="none" fo:border-bottom="0.5pt solid #000000" style:writing-mode="page"/>
    </style:style>
    <style:style style:name="Таблица6.E28" style:family="table-cell">
      <style:table-cell-properties fo:padding="0.0382in" fo:border-left="0.5pt solid #000000" fo:border-right="none" fo:border-top="none" fo:border-bottom="0.5pt solid #000000" style:writing-mode="page"/>
    </style:style>
    <style:style style:name="Таблица6.F28" style:family="table-cell">
      <style:table-cell-properties fo:padding="0.0382in" fo:border-left="0.5pt solid #000000" fo:border-right="none" fo:border-top="none" fo:border-bottom="0.5pt solid #000000" style:writing-mode="page"/>
    </style:style>
    <style:style style:name="Таблица6.G28" style:family="table-cell">
      <style:table-cell-properties fo:padding="0.0382in" fo:border-left="0.5pt solid #000000" fo:border-right="0.5pt solid #000000" fo:border-top="none" fo:border-bottom="0.5pt solid #000000" style:writing-mode="page"/>
    </style:style>
    <style:style style:name="Таблица6.B29" style:family="table-cell">
      <style:table-cell-properties fo:padding="0.0382in" fo:border-left="0.5pt solid #000000" fo:border-right="none" fo:border-top="none" fo:border-bottom="0.5pt solid #000000" style:writing-mode="page"/>
    </style:style>
    <style:style style:name="Таблица6.C29" style:family="table-cell">
      <style:table-cell-properties fo:padding="0.0382in" fo:border-left="0.5pt solid #000000" fo:border-right="none" fo:border-top="none" fo:border-bottom="0.5pt solid #000000" style:writing-mode="page"/>
    </style:style>
    <style:style style:name="Таблица6.D29" style:family="table-cell">
      <style:table-cell-properties fo:padding="0.0382in" fo:border-left="0.5pt solid #000000" fo:border-right="none" fo:border-top="none" fo:border-bottom="0.5pt solid #000000" style:writing-mode="page"/>
    </style:style>
    <style:style style:name="Таблица6.E29" style:family="table-cell">
      <style:table-cell-properties fo:padding="0.0382in" fo:border-left="0.5pt solid #000000" fo:border-right="none" fo:border-top="none" fo:border-bottom="0.5pt solid #000000" style:writing-mode="page"/>
    </style:style>
    <style:style style:name="Таблица6.F29" style:family="table-cell">
      <style:table-cell-properties fo:padding="0.0382in" fo:border-left="0.5pt solid #000000" fo:border-right="none" fo:border-top="none" fo:border-bottom="0.5pt solid #000000" style:writing-mode="page"/>
    </style:style>
    <style:style style:name="Таблица6.G29" style:family="table-cell">
      <style:table-cell-properties fo:padding="0.0382in" fo:border-left="0.5pt solid #000000" fo:border-right="0.5pt solid #000000" fo:border-top="none" fo:border-bottom="0.5pt solid #000000" style:writing-mode="page"/>
    </style:style>
    <style:style style:name="Таблица6.B30" style:family="table-cell">
      <style:table-cell-properties fo:padding="0.0382in" fo:border-left="0.5pt solid #000000" fo:border-right="none" fo:border-top="none" fo:border-bottom="0.5pt solid #000000" style:writing-mode="page"/>
    </style:style>
    <style:style style:name="Таблица6.C30" style:family="table-cell">
      <style:table-cell-properties fo:padding="0.0382in" fo:border-left="0.5pt solid #000000" fo:border-right="none" fo:border-top="none" fo:border-bottom="0.5pt solid #000000" style:writing-mode="page"/>
    </style:style>
    <style:style style:name="Таблица6.D30" style:family="table-cell">
      <style:table-cell-properties fo:padding="0.0382in" fo:border-left="0.5pt solid #000000" fo:border-right="none" fo:border-top="none" fo:border-bottom="0.5pt solid #000000" style:writing-mode="page"/>
    </style:style>
    <style:style style:name="Таблица6.E30" style:family="table-cell">
      <style:table-cell-properties fo:padding="0.0382in" fo:border-left="0.5pt solid #000000" fo:border-right="none" fo:border-top="none" fo:border-bottom="0.5pt solid #000000" style:writing-mode="page"/>
    </style:style>
    <style:style style:name="Таблица6.F30" style:family="table-cell">
      <style:table-cell-properties fo:padding="0.0382in" fo:border-left="0.5pt solid #000000" fo:border-right="none" fo:border-top="none" fo:border-bottom="0.5pt solid #000000" style:writing-mode="page"/>
    </style:style>
    <style:style style:name="Таблица6.G30" style:family="table-cell">
      <style:table-cell-properties fo:padding="0.0382in" fo:border-left="0.5pt solid #000000" fo:border-right="0.5pt solid #000000" fo:border-top="none" fo:border-bottom="0.5pt solid #000000" style:writing-mode="page"/>
    </style:style>
    <style:style style:name="Таблица6.B31" style:family="table-cell">
      <style:table-cell-properties fo:padding="0.0382in" fo:border-left="0.5pt solid #000000" fo:border-right="none" fo:border-top="none" fo:border-bottom="0.5pt solid #000000" style:writing-mode="page"/>
    </style:style>
    <style:style style:name="Таблица6.C31" style:family="table-cell">
      <style:table-cell-properties fo:padding="0.0382in" fo:border-left="0.5pt solid #000000" fo:border-right="none" fo:border-top="none" fo:border-bottom="0.5pt solid #000000" style:writing-mode="page"/>
    </style:style>
    <style:style style:name="Таблица6.D31" style:family="table-cell">
      <style:table-cell-properties fo:padding="0.0382in" fo:border-left="0.5pt solid #000000" fo:border-right="none" fo:border-top="none" fo:border-bottom="0.5pt solid #000000" style:writing-mode="page"/>
    </style:style>
    <style:style style:name="Таблица6.E31" style:family="table-cell">
      <style:table-cell-properties fo:padding="0.0382in" fo:border-left="0.5pt solid #000000" fo:border-right="none" fo:border-top="none" fo:border-bottom="0.5pt solid #000000" style:writing-mode="page"/>
    </style:style>
    <style:style style:name="Таблица6.F31" style:family="table-cell">
      <style:table-cell-properties fo:padding="0.0382in" fo:border-left="0.5pt solid #000000" fo:border-right="none" fo:border-top="none" fo:border-bottom="0.5pt solid #000000" style:writing-mode="page"/>
    </style:style>
    <style:style style:name="Таблица6.G31" style:family="table-cell">
      <style:table-cell-properties fo:padding="0.0382in" fo:border-left="0.5pt solid #000000" fo:border-right="0.5pt solid #000000" fo:border-top="none" fo:border-bottom="0.5pt solid #000000" style:writing-mode="page"/>
    </style:style>
    <style:style style:name="Таблица6.B32" style:family="table-cell">
      <style:table-cell-properties fo:padding="0.0382in" fo:border-left="0.5pt solid #000000" fo:border-right="none" fo:border-top="none" fo:border-bottom="0.5pt solid #000000" style:writing-mode="page"/>
    </style:style>
    <style:style style:name="Таблица6.C32" style:family="table-cell">
      <style:table-cell-properties fo:padding="0.0382in" fo:border-left="0.5pt solid #000000" fo:border-right="none" fo:border-top="none" fo:border-bottom="0.5pt solid #000000" style:writing-mode="page"/>
    </style:style>
    <style:style style:name="Таблица6.D32" style:family="table-cell">
      <style:table-cell-properties fo:padding="0.0382in" fo:border-left="0.5pt solid #000000" fo:border-right="none" fo:border-top="none" fo:border-bottom="0.5pt solid #000000" style:writing-mode="page"/>
    </style:style>
    <style:style style:name="Таблица6.E32" style:family="table-cell">
      <style:table-cell-properties fo:padding="0.0382in" fo:border-left="0.5pt solid #000000" fo:border-right="none" fo:border-top="none" fo:border-bottom="0.5pt solid #000000" style:writing-mode="page"/>
    </style:style>
    <style:style style:name="Таблица6.F32" style:family="table-cell">
      <style:table-cell-properties fo:padding="0.0382in" fo:border-left="0.5pt solid #000000" fo:border-right="none" fo:border-top="none" fo:border-bottom="0.5pt solid #000000" style:writing-mode="page"/>
    </style:style>
    <style:style style:name="Таблица6.G32" style:family="table-cell">
      <style:table-cell-properties fo:padding="0.0382in" fo:border-left="0.5pt solid #000000" fo:border-right="0.5pt solid #000000" fo:border-top="none" fo:border-bottom="0.5pt solid #000000" style:writing-mode="page"/>
    </style:style>
    <style:style style:name="Таблица6.B33" style:family="table-cell">
      <style:table-cell-properties fo:padding="0.0382in" fo:border-left="0.5pt solid #000000" fo:border-right="none" fo:border-top="none" fo:border-bottom="0.5pt solid #000000" style:writing-mode="page"/>
    </style:style>
    <style:style style:name="Таблица6.C33" style:family="table-cell">
      <style:table-cell-properties fo:padding="0.0382in" fo:border-left="0.5pt solid #000000" fo:border-right="none" fo:border-top="none" fo:border-bottom="0.5pt solid #000000" style:writing-mode="page"/>
    </style:style>
    <style:style style:name="Таблица6.D33" style:family="table-cell">
      <style:table-cell-properties fo:padding="0.0382in" fo:border-left="0.5pt solid #000000" fo:border-right="none" fo:border-top="none" fo:border-bottom="0.5pt solid #000000" style:writing-mode="page"/>
    </style:style>
    <style:style style:name="Таблица6.E33" style:family="table-cell">
      <style:table-cell-properties fo:padding="0.0382in" fo:border-left="0.5pt solid #000000" fo:border-right="none" fo:border-top="none" fo:border-bottom="0.5pt solid #000000" style:writing-mode="page"/>
    </style:style>
    <style:style style:name="Таблица6.F33" style:family="table-cell">
      <style:table-cell-properties fo:padding="0.0382in" fo:border-left="0.5pt solid #000000" fo:border-right="none" fo:border-top="none" fo:border-bottom="0.5pt solid #000000" style:writing-mode="page"/>
    </style:style>
    <style:style style:name="Таблица6.G33" style:family="table-cell">
      <style:table-cell-properties fo:padding="0.0382in" fo:border-left="0.5pt solid #000000" fo:border-right="0.5pt solid #000000" fo:border-top="none" fo:border-bottom="0.5pt solid #000000" style:writing-mode="page"/>
    </style:style>
    <style:style style:name="Таблица6.B34" style:family="table-cell">
      <style:table-cell-properties fo:padding="0.0382in" fo:border-left="0.5pt solid #000000" fo:border-right="none" fo:border-top="none" fo:border-bottom="0.5pt solid #000000" style:writing-mode="page"/>
    </style:style>
    <style:style style:name="Таблица6.C34" style:family="table-cell">
      <style:table-cell-properties fo:padding="0.0382in" fo:border-left="0.5pt solid #000000" fo:border-right="none" fo:border-top="none" fo:border-bottom="0.5pt solid #000000" style:writing-mode="page"/>
    </style:style>
    <style:style style:name="Таблица6.D34" style:family="table-cell">
      <style:table-cell-properties fo:padding="0.0382in" fo:border-left="0.5pt solid #000000" fo:border-right="none" fo:border-top="none" fo:border-bottom="0.5pt solid #000000" style:writing-mode="page"/>
    </style:style>
    <style:style style:name="Таблица6.E34" style:family="table-cell">
      <style:table-cell-properties fo:padding="0.0382in" fo:border-left="0.5pt solid #000000" fo:border-right="none" fo:border-top="none" fo:border-bottom="0.5pt solid #000000" style:writing-mode="page"/>
    </style:style>
    <style:style style:name="Таблица6.F34" style:family="table-cell">
      <style:table-cell-properties fo:padding="0.0382in" fo:border-left="0.5pt solid #000000" fo:border-right="none" fo:border-top="none" fo:border-bottom="0.5pt solid #000000" style:writing-mode="page"/>
    </style:style>
    <style:style style:name="Таблица6.G34" style:family="table-cell">
      <style:table-cell-properties fo:padding="0.0382in" fo:border-left="0.5pt solid #000000" fo:border-right="0.5pt solid #000000" fo:border-top="none" fo:border-bottom="0.5pt solid #000000" style:writing-mode="page"/>
    </style:style>
    <style:style style:name="Таблица6.B35" style:family="table-cell">
      <style:table-cell-properties fo:padding="0.0382in" fo:border-left="0.5pt solid #000000" fo:border-right="none" fo:border-top="none" fo:border-bottom="0.5pt solid #000000" style:writing-mode="page"/>
    </style:style>
    <style:style style:name="Таблица6.C35" style:family="table-cell">
      <style:table-cell-properties fo:padding="0.0382in" fo:border-left="0.5pt solid #000000" fo:border-right="none" fo:border-top="none" fo:border-bottom="0.5pt solid #000000" style:writing-mode="page"/>
    </style:style>
    <style:style style:name="Таблица6.D35" style:family="table-cell">
      <style:table-cell-properties fo:padding="0.0382in" fo:border-left="0.5pt solid #000000" fo:border-right="none" fo:border-top="none" fo:border-bottom="0.5pt solid #000000" style:writing-mode="page"/>
    </style:style>
    <style:style style:name="Таблица6.E35" style:family="table-cell">
      <style:table-cell-properties fo:padding="0.0382in" fo:border-left="0.5pt solid #000000" fo:border-right="none" fo:border-top="none" fo:border-bottom="0.5pt solid #000000" style:writing-mode="page"/>
    </style:style>
    <style:style style:name="Таблица6.F35" style:family="table-cell">
      <style:table-cell-properties fo:padding="0.0382in" fo:border-left="0.5pt solid #000000" fo:border-right="none" fo:border-top="none" fo:border-bottom="0.5pt solid #000000" style:writing-mode="page"/>
    </style:style>
    <style:style style:name="Таблица6.G35" style:family="table-cell">
      <style:table-cell-properties fo:padding="0.0382in" fo:border-left="0.5pt solid #000000" fo:border-right="0.5pt solid #000000" fo:border-top="none" fo:border-bottom="0.5pt solid #000000" style:writing-mode="page"/>
    </style:style>
    <style:style style:name="Таблица6.B36" style:family="table-cell">
      <style:table-cell-properties fo:padding="0.0382in" fo:border-left="0.5pt solid #000000" fo:border-right="none" fo:border-top="none" fo:border-bottom="0.5pt solid #000000" style:writing-mode="page"/>
    </style:style>
    <style:style style:name="Таблица6.C36" style:family="table-cell">
      <style:table-cell-properties fo:padding="0.0382in" fo:border-left="0.5pt solid #000000" fo:border-right="none" fo:border-top="none" fo:border-bottom="0.5pt solid #000000" style:writing-mode="page"/>
    </style:style>
    <style:style style:name="Таблица6.D36" style:family="table-cell">
      <style:table-cell-properties fo:padding="0.0382in" fo:border-left="0.5pt solid #000000" fo:border-right="none" fo:border-top="none" fo:border-bottom="0.5pt solid #000000" style:writing-mode="page"/>
    </style:style>
    <style:style style:name="Таблица6.E36" style:family="table-cell">
      <style:table-cell-properties fo:padding="0.0382in" fo:border-left="0.5pt solid #000000" fo:border-right="none" fo:border-top="none" fo:border-bottom="0.5pt solid #000000" style:writing-mode="page"/>
    </style:style>
    <style:style style:name="Таблица6.F36" style:family="table-cell">
      <style:table-cell-properties fo:padding="0.0382in" fo:border-left="0.5pt solid #000000" fo:border-right="none" fo:border-top="none" fo:border-bottom="0.5pt solid #000000" style:writing-mode="page"/>
    </style:style>
    <style:style style:name="Таблица6.G36" style:family="table-cell">
      <style:table-cell-properties fo:padding="0.0382in" fo:border-left="0.5pt solid #000000" fo:border-right="0.5pt solid #000000" fo:border-top="none" fo:border-bottom="0.5pt solid #000000" style:writing-mode="page"/>
    </style:style>
    <style:style style:name="Таблица6.B37" style:family="table-cell">
      <style:table-cell-properties fo:padding="0.0382in" fo:border-left="0.5pt solid #000000" fo:border-right="none" fo:border-top="none" fo:border-bottom="0.5pt solid #000000" style:writing-mode="page"/>
    </style:style>
    <style:style style:name="Таблица6.C37" style:family="table-cell">
      <style:table-cell-properties fo:padding="0.0382in" fo:border-left="0.5pt solid #000000" fo:border-right="none" fo:border-top="none" fo:border-bottom="0.5pt solid #000000" style:writing-mode="page"/>
    </style:style>
    <style:style style:name="Таблица6.D37" style:family="table-cell">
      <style:table-cell-properties fo:padding="0.0382in" fo:border-left="0.5pt solid #000000" fo:border-right="none" fo:border-top="none" fo:border-bottom="0.5pt solid #000000" style:writing-mode="page"/>
    </style:style>
    <style:style style:name="Таблица6.E37" style:family="table-cell">
      <style:table-cell-properties fo:padding="0.0382in" fo:border-left="0.5pt solid #000000" fo:border-right="none" fo:border-top="none" fo:border-bottom="0.5pt solid #000000" style:writing-mode="page"/>
    </style:style>
    <style:style style:name="Таблица6.F37" style:family="table-cell">
      <style:table-cell-properties fo:padding="0.0382in" fo:border-left="0.5pt solid #000000" fo:border-right="none" fo:border-top="none" fo:border-bottom="0.5pt solid #000000" style:writing-mode="page"/>
    </style:style>
    <style:style style:name="Таблица6.G37" style:family="table-cell">
      <style:table-cell-properties fo:padding="0.0382in" fo:border-left="0.5pt solid #000000" fo:border-right="0.5pt solid #000000" fo:border-top="none" fo:border-bottom="0.5pt solid #000000" style:writing-mode="page"/>
    </style:style>
    <style:style style:name="Таблица6.B38" style:family="table-cell">
      <style:table-cell-properties fo:padding="0.0382in" fo:border-left="0.5pt solid #000000" fo:border-right="none" fo:border-top="none" fo:border-bottom="0.5pt solid #000000" style:writing-mode="page"/>
    </style:style>
    <style:style style:name="Таблица6.C38" style:family="table-cell">
      <style:table-cell-properties fo:padding="0.0382in" fo:border-left="0.5pt solid #000000" fo:border-right="none" fo:border-top="none" fo:border-bottom="0.5pt solid #000000" style:writing-mode="page"/>
    </style:style>
    <style:style style:name="Таблица6.D38" style:family="table-cell">
      <style:table-cell-properties fo:padding="0.0382in" fo:border-left="0.5pt solid #000000" fo:border-right="none" fo:border-top="none" fo:border-bottom="0.5pt solid #000000" style:writing-mode="page"/>
    </style:style>
    <style:style style:name="Таблица6.E38" style:family="table-cell">
      <style:table-cell-properties fo:padding="0.0382in" fo:border-left="0.5pt solid #000000" fo:border-right="none" fo:border-top="none" fo:border-bottom="0.5pt solid #000000" style:writing-mode="page"/>
    </style:style>
    <style:style style:name="Таблица6.F38" style:family="table-cell">
      <style:table-cell-properties fo:padding="0.0382in" fo:border-left="0.5pt solid #000000" fo:border-right="none" fo:border-top="none" fo:border-bottom="0.5pt solid #000000" style:writing-mode="page"/>
    </style:style>
    <style:style style:name="Таблица6.G38" style:family="table-cell">
      <style:table-cell-properties fo:padding="0.0382in" fo:border-left="0.5pt solid #000000" fo:border-right="0.5pt solid #000000" fo:border-top="none" fo:border-bottom="0.5pt solid #000000" style:writing-mode="page"/>
    </style:style>
    <style:style style:name="Таблица6.B39" style:family="table-cell">
      <style:table-cell-properties fo:padding="0.0382in" fo:border-left="0.5pt solid #000000" fo:border-right="none" fo:border-top="none" fo:border-bottom="0.5pt solid #000000" style:writing-mode="page"/>
    </style:style>
    <style:style style:name="Таблица6.C39" style:family="table-cell">
      <style:table-cell-properties fo:padding="0.0382in" fo:border-left="0.5pt solid #000000" fo:border-right="none" fo:border-top="none" fo:border-bottom="0.5pt solid #000000" style:writing-mode="page"/>
    </style:style>
    <style:style style:name="Таблица6.D39" style:family="table-cell">
      <style:table-cell-properties fo:padding="0.0382in" fo:border-left="0.5pt solid #000000" fo:border-right="none" fo:border-top="none" fo:border-bottom="0.5pt solid #000000" style:writing-mode="page"/>
    </style:style>
    <style:style style:name="Таблица6.E39" style:family="table-cell">
      <style:table-cell-properties fo:padding="0.0382in" fo:border-left="0.5pt solid #000000" fo:border-right="none" fo:border-top="none" fo:border-bottom="0.5pt solid #000000" style:writing-mode="page"/>
    </style:style>
    <style:style style:name="Таблица6.F39" style:family="table-cell">
      <style:table-cell-properties fo:padding="0.0382in" fo:border-left="0.5pt solid #000000" fo:border-right="none" fo:border-top="none" fo:border-bottom="0.5pt solid #000000" style:writing-mode="page"/>
    </style:style>
    <style:style style:name="Таблица6.G39" style:family="table-cell">
      <style:table-cell-properties fo:padding="0.0382in" fo:border-left="0.5pt solid #000000" fo:border-right="0.5pt solid #000000" fo:border-top="none" fo:border-bottom="0.5pt solid #000000" style:writing-mode="page"/>
    </style:style>
    <style:style style:name="Таблица6.B40" style:family="table-cell">
      <style:table-cell-properties fo:padding="0.0382in" fo:border-left="0.5pt solid #000000" fo:border-right="none" fo:border-top="none" fo:border-bottom="0.5pt solid #000000" style:writing-mode="page"/>
    </style:style>
    <style:style style:name="Таблица6.C40" style:family="table-cell">
      <style:table-cell-properties fo:padding="0.0382in" fo:border-left="0.5pt solid #000000" fo:border-right="none" fo:border-top="none" fo:border-bottom="0.5pt solid #000000" style:writing-mode="page"/>
    </style:style>
    <style:style style:name="Таблица6.D40" style:family="table-cell">
      <style:table-cell-properties fo:padding="0.0382in" fo:border-left="0.5pt solid #000000" fo:border-right="none" fo:border-top="none" fo:border-bottom="0.5pt solid #000000" style:writing-mode="page"/>
    </style:style>
    <style:style style:name="Таблица6.E40" style:family="table-cell">
      <style:table-cell-properties fo:padding="0.0382in" fo:border-left="0.5pt solid #000000" fo:border-right="none" fo:border-top="none" fo:border-bottom="0.5pt solid #000000" style:writing-mode="page"/>
    </style:style>
    <style:style style:name="Таблица6.F40" style:family="table-cell">
      <style:table-cell-properties fo:padding="0.0382in" fo:border-left="0.5pt solid #000000" fo:border-right="none" fo:border-top="none" fo:border-bottom="0.5pt solid #000000" style:writing-mode="page"/>
    </style:style>
    <style:style style:name="Таблица6.G40" style:family="table-cell">
      <style:table-cell-properties fo:padding="0.0382in" fo:border-left="0.5pt solid #000000" fo:border-right="0.5pt solid #000000" fo:border-top="none" fo:border-bottom="0.5pt solid #000000" style:writing-mode="page"/>
    </style:style>
    <style:style style:name="Таблица6.B41" style:family="table-cell">
      <style:table-cell-properties fo:padding="0.0382in" fo:border-left="0.5pt solid #000000" fo:border-right="none" fo:border-top="none" fo:border-bottom="0.5pt solid #000000" style:writing-mode="page"/>
    </style:style>
    <style:style style:name="Таблица6.C41" style:family="table-cell">
      <style:table-cell-properties fo:padding="0.0382in" fo:border-left="0.5pt solid #000000" fo:border-right="none" fo:border-top="none" fo:border-bottom="0.5pt solid #000000" style:writing-mode="page"/>
    </style:style>
    <style:style style:name="Таблица6.D41" style:family="table-cell">
      <style:table-cell-properties fo:padding="0.0382in" fo:border-left="0.5pt solid #000000" fo:border-right="none" fo:border-top="none" fo:border-bottom="0.5pt solid #000000" style:writing-mode="page"/>
    </style:style>
    <style:style style:name="Таблица6.E41" style:family="table-cell">
      <style:table-cell-properties fo:padding="0.0382in" fo:border-left="0.5pt solid #000000" fo:border-right="none" fo:border-top="none" fo:border-bottom="0.5pt solid #000000" style:writing-mode="page"/>
    </style:style>
    <style:style style:name="Таблица6.F41" style:family="table-cell">
      <style:table-cell-properties fo:padding="0.0382in" fo:border-left="0.5pt solid #000000" fo:border-right="none" fo:border-top="none" fo:border-bottom="0.5pt solid #000000" style:writing-mode="page"/>
    </style:style>
    <style:style style:name="Таблица6.G41" style:family="table-cell">
      <style:table-cell-properties fo:padding="0.0382in" fo:border-left="0.5pt solid #000000" fo:border-right="0.5pt solid #000000" fo:border-top="none" fo:border-bottom="0.5pt solid #000000" style:writing-mode="page"/>
    </style:style>
    <style:style style:name="Таблица6.B42" style:family="table-cell">
      <style:table-cell-properties fo:padding="0.0382in" fo:border-left="0.5pt solid #000000" fo:border-right="none" fo:border-top="none" fo:border-bottom="0.5pt solid #000000" style:writing-mode="page"/>
    </style:style>
    <style:style style:name="Таблица6.C42" style:family="table-cell">
      <style:table-cell-properties fo:padding="0.0382in" fo:border-left="0.5pt solid #000000" fo:border-right="none" fo:border-top="none" fo:border-bottom="0.5pt solid #000000" style:writing-mode="page"/>
    </style:style>
    <style:style style:name="Таблица6.D42" style:family="table-cell">
      <style:table-cell-properties fo:padding="0.0382in" fo:border-left="0.5pt solid #000000" fo:border-right="none" fo:border-top="none" fo:border-bottom="0.5pt solid #000000" style:writing-mode="page"/>
    </style:style>
    <style:style style:name="Таблица6.E42" style:family="table-cell">
      <style:table-cell-properties fo:padding="0.0382in" fo:border-left="0.5pt solid #000000" fo:border-right="none" fo:border-top="none" fo:border-bottom="0.5pt solid #000000" style:writing-mode="page"/>
    </style:style>
    <style:style style:name="Таблица6.F42" style:family="table-cell">
      <style:table-cell-properties fo:padding="0.0382in" fo:border-left="0.5pt solid #000000" fo:border-right="none" fo:border-top="none" fo:border-bottom="0.5pt solid #000000" style:writing-mode="page"/>
    </style:style>
    <style:style style:name="Таблица6.G42" style:family="table-cell">
      <style:table-cell-properties fo:padding="0.0382in" fo:border-left="0.5pt solid #000000" fo:border-right="0.5pt solid #000000" fo:border-top="none" fo:border-bottom="0.5pt solid #000000" style:writing-mode="page"/>
    </style:style>
    <style:style style:name="Таблица6.B43" style:family="table-cell">
      <style:table-cell-properties fo:padding="0.0382in" fo:border-left="0.5pt solid #000000" fo:border-right="none" fo:border-top="none" fo:border-bottom="0.5pt solid #000000" style:writing-mode="page"/>
    </style:style>
    <style:style style:name="Таблица6.C43" style:family="table-cell">
      <style:table-cell-properties fo:padding="0.0382in" fo:border-left="0.5pt solid #000000" fo:border-right="none" fo:border-top="none" fo:border-bottom="0.5pt solid #000000" style:writing-mode="page"/>
    </style:style>
    <style:style style:name="Таблица6.D43" style:family="table-cell">
      <style:table-cell-properties fo:padding="0.0382in" fo:border-left="0.5pt solid #000000" fo:border-right="none" fo:border-top="none" fo:border-bottom="0.5pt solid #000000" style:writing-mode="page"/>
    </style:style>
    <style:style style:name="Таблица6.E43" style:family="table-cell">
      <style:table-cell-properties fo:padding="0.0382in" fo:border-left="0.5pt solid #000000" fo:border-right="none" fo:border-top="none" fo:border-bottom="0.5pt solid #000000" style:writing-mode="page"/>
    </style:style>
    <style:style style:name="Таблица6.F43" style:family="table-cell">
      <style:table-cell-properties fo:padding="0.0382in" fo:border-left="0.5pt solid #000000" fo:border-right="none" fo:border-top="none" fo:border-bottom="0.5pt solid #000000" style:writing-mode="page"/>
    </style:style>
    <style:style style:name="Таблица6.G43" style:family="table-cell">
      <style:table-cell-properties fo:padding="0.0382in" fo:border-left="0.5pt solid #000000" fo:border-right="0.5pt solid #000000" fo:border-top="none" fo:border-bottom="0.5pt solid #000000" style:writing-mode="page"/>
    </style:style>
    <style:style style:name="Таблица6.B44" style:family="table-cell">
      <style:table-cell-properties fo:padding="0.0382in" fo:border-left="0.5pt solid #000000" fo:border-right="none" fo:border-top="none" fo:border-bottom="0.5pt solid #000000" style:writing-mode="page"/>
    </style:style>
    <style:style style:name="Таблица6.C44" style:family="table-cell">
      <style:table-cell-properties fo:padding="0.0382in" fo:border-left="0.5pt solid #000000" fo:border-right="none" fo:border-top="none" fo:border-bottom="0.5pt solid #000000" style:writing-mode="page"/>
    </style:style>
    <style:style style:name="Таблица6.D44" style:family="table-cell">
      <style:table-cell-properties fo:padding="0.0382in" fo:border-left="0.5pt solid #000000" fo:border-right="none" fo:border-top="none" fo:border-bottom="0.5pt solid #000000" style:writing-mode="page"/>
    </style:style>
    <style:style style:name="Таблица6.E44" style:family="table-cell">
      <style:table-cell-properties fo:padding="0.0382in" fo:border-left="0.5pt solid #000000" fo:border-right="none" fo:border-top="none" fo:border-bottom="0.5pt solid #000000" style:writing-mode="page"/>
    </style:style>
    <style:style style:name="Таблица6.F44" style:family="table-cell">
      <style:table-cell-properties fo:padding="0.0382in" fo:border-left="0.5pt solid #000000" fo:border-right="none" fo:border-top="none" fo:border-bottom="0.5pt solid #000000" style:writing-mode="page"/>
    </style:style>
    <style:style style:name="Таблица6.G44" style:family="table-cell">
      <style:table-cell-properties fo:padding="0.0382in" fo:border-left="0.5pt solid #000000" fo:border-right="0.5pt solid #000000" fo:border-top="none" fo:border-bottom="0.5pt solid #000000" style:writing-mode="page"/>
    </style:style>
    <style:style style:name="Таблица6.B45" style:family="table-cell">
      <style:table-cell-properties fo:padding="0.0382in" fo:border-left="0.5pt solid #000000" fo:border-right="none" fo:border-top="none" fo:border-bottom="0.5pt solid #000000" style:writing-mode="page"/>
    </style:style>
    <style:style style:name="Таблица6.C45" style:family="table-cell">
      <style:table-cell-properties fo:padding="0.0382in" fo:border-left="0.5pt solid #000000" fo:border-right="none" fo:border-top="none" fo:border-bottom="0.5pt solid #000000" style:writing-mode="page"/>
    </style:style>
    <style:style style:name="Таблица6.D45" style:family="table-cell">
      <style:table-cell-properties fo:padding="0.0382in" fo:border-left="0.5pt solid #000000" fo:border-right="none" fo:border-top="none" fo:border-bottom="0.5pt solid #000000" style:writing-mode="page"/>
    </style:style>
    <style:style style:name="Таблица6.E45" style:family="table-cell">
      <style:table-cell-properties fo:padding="0.0382in" fo:border-left="0.5pt solid #000000" fo:border-right="none" fo:border-top="none" fo:border-bottom="0.5pt solid #000000" style:writing-mode="page"/>
    </style:style>
    <style:style style:name="Таблица6.F45" style:family="table-cell">
      <style:table-cell-properties fo:padding="0.0382in" fo:border-left="0.5pt solid #000000" fo:border-right="none" fo:border-top="none" fo:border-bottom="0.5pt solid #000000" style:writing-mode="page"/>
    </style:style>
    <style:style style:name="Таблица6.G45"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 fo:font-size="14pt" fo:language="uk" fo:country="UA" officeooo:paragraph-rsid="00306942" style:font-size-asian="14pt" style:font-size-complex="14pt"/>
    </style:style>
    <style:style style:name="P5" style:family="paragraph" style:parent-style-name="Standard">
      <style:paragraph-properties fo:line-height="115%" fo:text-align="center" style:justify-single-word="false"/>
      <style:text-properties style:font-name="Times New Roman" fo:font-size="14pt" fo:language="uk" fo:country="UA" officeooo:paragraph-rsid="00306942" style:font-size-asian="14pt" style:font-size-complex="14pt"/>
    </style:style>
    <style:style style:name="P6"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7" style:family="paragraph" style:parent-style-name="Standard">
      <style:paragraph-properties fo:margin-left="2.9543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8" style:family="paragraph" style:parent-style-name="Standard">
      <style:paragraph-properties fo:margin-left="2.461in" fo:line-height="115%" fo:text-align="end" style:justify-single-word="false" fo:text-indent="0.4925in" style:auto-text-indent="false"/>
      <style:text-properties style:font-name="Times New Roman" fo:font-size="14pt" fo:language="uk" fo:country="UA" officeooo:paragraph-rsid="00306942" style:font-size-asian="14pt" style:font-size-complex="14pt"/>
    </style:style>
    <style:style style:name="P9" style:family="paragraph" style:parent-style-name="Standard">
      <style:paragraph-properties fo:margin-left="2.95in" fo:line-height="115%" fo:text-align="end" style:justify-single-word="false" fo:text-indent="0.4917in" style:auto-text-indent="false"/>
      <style:text-properties style:font-name="Times New Roman" fo:font-size="14pt" fo:language="uk" fo:country="UA" officeooo:paragraph-rsid="00306942" style:font-size-asian="14pt" style:font-size-complex="14pt"/>
    </style:style>
    <style:style style:name="P10" style:family="paragraph" style:parent-style-name="Standard">
      <style:paragraph-properties fo:line-height="115%" fo:text-align="end" style:justify-single-word="false"/>
      <style:text-properties style:font-name="Times New Roman" fo:font-size="14pt" fo:language="uk" fo:country="UA" officeooo:paragraph-rsid="00306942"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paragraph-rsid="00ebb25b" style:font-size-asian="14pt" style:font-size-complex="14pt"/>
    </style:style>
    <style:style style:name="P12" style:family="paragraph" style:parent-style-name="Normal1">
      <style:paragraph-properties fo:line-height="150%" fo:text-align="center" style:justify-single-word="false"/>
      <style:text-properties style:font-name="Times New Roman"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 fo:font-size="14pt" fo:language="uk" fo:country="UA" officeooo:paragraph-rsid="001363ff" style:font-size-asian="14pt" style:font-size-complex="14pt" style:font-weight-complex="bold"/>
    </style:style>
    <style:style style:name="P25" style:family="paragraph" style:parent-style-name="Standard">
      <style:paragraph-properties fo:line-height="115%" fo:text-align="center" style:justify-single-word="false" fo:text-indent="0in" style:auto-text-indent="false"/>
      <style:text-properties style:font-name="Times New Roman" fo:font-size="14pt" fo:language="uk" fo:country="UA" fo:font-weight="bold" officeooo:paragraph-rsid="00306942" style:font-size-asian="14pt" style:font-weight-asian="bold" style:font-size-complex="14pt" style:font-weight-complex="bold"/>
    </style:style>
    <style:style style:name="P26"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 fo:font-size="14pt" fo:language="uk" fo:country="UA" fo:font-weight="bold" officeooo:paragraph-rsid="001363ff" style:font-size-asian="14pt" style:font-weight-asian="bold" style:font-size-complex="14pt" style:font-weight-complex="bold"/>
    </style:style>
    <style:style style:name="P27" style:family="paragraph" style:parent-style-name="Standard">
      <style:paragraph-properties fo:margin-left="2.0673in" fo:line-height="115%" fo:text-align="end" style:justify-single-word="false" fo:text-indent="0.4925in" style:auto-text-indent="false"/>
      <style:text-properties style:font-name="Times New Roman" fo:font-size="14pt" fo:language="uk" fo:country="UA" officeooo:rsid="00324925" officeooo:paragraph-rsid="00324925" fo:background-color="transparent" style:font-size-asian="14pt" style:font-size-complex="14pt"/>
    </style:style>
    <style:style style:name="P28" style:family="paragraph" style:parent-style-name="Standard">
      <style:paragraph-properties fo:margin-left="2.0673in" fo:line-height="115%" fo:text-align="end" style:justify-single-word="false" fo:text-indent="0.4925in" style:auto-text-indent="false"/>
      <style:text-properties style:font-name="Times New Roman" fo:font-size="14pt" officeooo:paragraph-rsid="00306942" style:font-size-asian="14pt" style:font-size-complex="14pt"/>
    </style:style>
    <style:style style:name="P29"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30" style:family="paragraph" style:parent-style-name="Standard">
      <style:paragraph-properties fo:text-align="center" style:justify-single-word="false"/>
      <style:text-properties style:font-name="Times New Roman" fo:font-size="14pt" officeooo:paragraph-rsid="0036d779" style:font-size-asian="14pt" style:font-size-complex="14pt"/>
    </style:style>
    <style:style style:name="P31"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3ee831" style:font-size-asian="14pt" style:font-size-complex="14pt"/>
    </style:style>
    <style:style style:name="P32"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642" style:font-size-asian="14pt" style:font-size-complex="14pt"/>
    </style:style>
    <style:style style:name="P33"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44e1ef" style:font-size-asian="14pt" style:font-size-complex="14pt"/>
    </style:style>
    <style:style style:name="P34" style:family="paragraph" style:parent-style-name="Standard">
      <style:paragraph-properties>
        <style:tab-stops>
          <style:tab-stop style:position="6.6854in" style:type="right" style:leader-style="dotted" style:leader-text="."/>
        </style:tab-stops>
      </style:paragraph-properties>
      <style:text-properties style:font-name="Times New Roman" fo:font-size="14pt" officeooo:paragraph-rsid="00d400f8" style:font-size-asian="14pt" style:font-size-complex="14pt"/>
    </style:style>
    <style:style style:name="P35" style:family="paragraph" style:parent-style-name="Title">
      <style:paragraph-properties fo:margin-top="0in" fo:margin-bottom="0in" style:contextual-spacing="false" fo:line-height="100%"/>
      <style:text-properties style:font-name="Times New Roman" fo:font-size="14pt" officeooo:paragraph-rsid="00355dfd" style:font-size-asian="14pt" style:font-size-complex="14pt"/>
    </style:style>
    <style:style style:name="P36" style:family="paragraph" style:parent-style-name="Text_20_body">
      <style:paragraph-properties fo:text-indent="0in" style:auto-text-indent="false"/>
      <style:text-properties style:font-name="Times New Roman" fo:font-size="14pt" officeooo:rsid="00bf82e3" style:font-size-asian="14pt" style:font-size-complex="14pt"/>
    </style:style>
    <style:style style:name="P37" style:family="paragraph" style:parent-style-name="Table_20_Contents">
      <style:paragraph-properties fo:text-align="end" style:justify-single-word="false"/>
      <style:text-properties style:font-name="Times New Roman" fo:font-size="14pt" style:font-size-asian="14pt" style:font-size-complex="14pt"/>
    </style:style>
    <style:style style:name="P38"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 fo:font-size="14pt" fo:font-weight="bold" officeooo:rsid="00c9fa93" officeooo:paragraph-rsid="00c9fa93" style:font-size-asian="14pt" style:font-weight-asian="bold" style:font-size-complex="14pt" style:font-weight-complex="bold"/>
    </style:style>
    <style:style style:name="P39" style:family="paragraph" style:parent-style-name="Title">
      <style:paragraph-properties fo:margin-top="0in" fo:margin-bottom="0in" style:contextual-spacing="false" fo:line-height="100%" fo:break-before="page"/>
      <style:text-properties style:font-name="Times New Roman" fo:font-size="14pt" fo:font-weight="normal" officeooo:paragraph-rsid="00355dfd" style:font-size-asian="14pt" style:font-weight-asian="normal" style:font-size-complex="14pt" style:font-weight-complex="normal"/>
    </style:style>
    <style:style style:name="P40" style:family="paragraph" style:parent-style-name="Title">
      <style:paragraph-properties fo:margin-top="0in" fo:margin-bottom="0in" style:contextual-spacing="false" fo:line-height="100%" fo:text-align="justify" style:justify-single-word="false"/>
      <style:text-properties style:font-name="Times New Roman" fo:font-size="14pt" fo:font-weight="normal" officeooo:rsid="0051e1f2" officeooo:paragraph-rsid="0051e1f2" style:font-size-asian="14pt" style:font-weight-asian="normal" style:font-size-complex="14pt" style:font-weight-complex="normal"/>
    </style:style>
    <style:style style:name="P41" style:family="paragraph" style:parent-style-name="Block_20_Text">
      <style:paragraph-properties fo:margin-left="0in" fo:margin-right="0in" fo:line-height="150%" fo:text-indent="0in" style:auto-text-indent="false"/>
      <style:text-properties style:font-name="Times New Roman" style:text-underline-style="none" officeooo:rsid="00306942" officeooo:paragraph-rsid="00306942"/>
    </style:style>
    <style:style style:name="P42" style:family="paragraph" style:parent-style-name="Block_20_Text">
      <style:paragraph-properties fo:margin-left="0in" fo:margin-right="0in" fo:line-height="150%" fo:text-indent="0in" style:auto-text-indent="false"/>
      <style:text-properties style:font-name="Times New Roman" style:text-underline-style="none" officeooo:rsid="004b12e2" officeooo:paragraph-rsid="004b12e2"/>
    </style:style>
    <style:style style:name="P43" style:family="paragraph" style:parent-style-name="Block_20_Text">
      <style:paragraph-properties fo:margin-left="0in" fo:margin-right="0in" fo:line-height="150%" fo:text-align="center" style:justify-single-word="false" fo:text-indent="0in" style:auto-text-indent="false"/>
      <style:text-properties style:font-name="Times New Roman" style:text-underline-style="none" officeooo:rsid="00c41aba" officeooo:paragraph-rsid="00c41aba"/>
    </style:style>
    <style:style style:name="P44"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306942" officeooo:paragraph-rsid="00306942" style:font-size-asian="12pt"/>
    </style:style>
    <style:style style:name="P45" style:family="paragraph" style:parent-style-name="Block_20_Text">
      <style:paragraph-properties fo:margin-left="0in" fo:margin-right="0in" fo:line-height="150%" fo:text-indent="0in" style:auto-text-indent="false"/>
      <style:text-properties style:font-name="Times New Roman" fo:font-size="12pt" fo:language="uk" fo:country="UA" style:text-underline-style="none" officeooo:rsid="00c55d5f" officeooo:paragraph-rsid="00c55d5f" style:font-size-asian="12pt"/>
    </style:style>
    <style:style style:name="P46" style:family="paragraph" style:parent-style-name="Block_20_Text">
      <style:paragraph-properties fo:margin-left="0in" fo:margin-right="0in" fo:line-height="150%" fo:text-indent="0in" style:auto-text-indent="false"/>
      <style:text-properties style:font-name="Times New Roman" officeooo:paragraph-rsid="0050c06e"/>
    </style:style>
    <style:style style:name="P47"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48" style:family="paragraph" style:parent-style-name="Standard">
      <style:paragraph-properties fo:text-align="center" style:justify-single-word="false" fo:text-indent="0in" style:auto-text-indent="false"/>
      <style:text-properties style:font-name="Times New Roman" fo:font-size="8pt" fo:language="uk" fo:country="UA" officeooo:paragraph-rsid="00306942" style:font-size-asian="8pt" style:font-size-complex="8pt"/>
    </style:style>
    <style:style style:name="P49" style:family="paragraph" style:parent-style-name="Standard">
      <style:paragraph-properties fo:line-height="150%" fo:text-align="start" style:justify-single-word="false" fo:orphans="0" fo:widows="0" fo:text-indent="0in" style:auto-text-indent="false"/>
      <style:text-properties style:font-name="Times New Roman" fo:font-size="10pt" fo:language="uk" fo:country="UA" officeooo:paragraph-rsid="00306942" style:font-name-asian="Times New Roman1" style:font-size-asian="10pt" style:language-asian="ru" style:country-asian="RU" style:font-name-complex="Times New Roman1" style:font-size-complex="10pt"/>
    </style:style>
    <style:style style:name="P50"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style:text-underline-style="solid" style:text-underline-width="auto" style:text-underline-color="font-color" officeooo:paragraph-rsid="00306942" style:font-name-asian="Times New Roman1" style:font-size-asian="11pt" style:language-asian="ru" style:country-asian="RU" style:font-name-complex="Times New Roman1" style:font-size-complex="10pt"/>
    </style:style>
    <style:style style:name="P51" style:family="paragraph" style:parent-style-name="Standard">
      <style:paragraph-properties fo:line-height="150%" fo:text-align="start" style:justify-single-word="false" fo:orphans="0" fo:widows="0" fo:text-indent="0in" style:auto-text-indent="false"/>
      <style:text-properties style:font-name="Times New Roman" fo:font-size="11pt" fo:language="uk" fo:country="UA" officeooo:paragraph-rsid="00306942" style:font-name-asian="Times New Roman1" style:font-size-asian="11pt" style:language-asian="ru" style:country-asian="RU" style:font-name-complex="Times New Roman1" style:font-size-complex="10pt"/>
    </style:style>
    <style:style style:name="P52"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53"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 officeooo:paragraph-rsid="00355dfd"/>
    </style:style>
    <style:style style:name="P54" style:family="paragraph" style:parent-style-name="Standard">
      <style:paragraph-properties fo:text-indent="0in" style:auto-text-indent="false"/>
      <style:text-properties style:font-name="Times New Roman" officeooo:paragraph-rsid="00355dfd"/>
    </style:style>
    <style:style style:name="P55" style:family="paragraph" style:parent-style-name="Standard">
      <style:paragraph-properties fo:margin-left="0.4925in" fo:text-indent="0in" style:auto-text-indent="false"/>
      <style:text-properties style:font-name="Times New Roman" officeooo:paragraph-rsid="00355dfd"/>
    </style:style>
    <style:style style:name="P56" style:family="paragraph" style:parent-style-name="Standard">
      <style:paragraph-properties fo:margin-left="0.4925in" fo:text-indent="0in" style:auto-text-indent="false"/>
      <style:text-properties style:font-name="Times New Roman" officeooo:paragraph-rsid="0041ec9a"/>
    </style:style>
    <style:style style:name="P57" style:family="paragraph" style:parent-style-name="Standard">
      <style:text-properties style:font-name="Times New Roman" officeooo:paragraph-rsid="0041ec9a"/>
    </style:style>
    <style:style style:name="P58" style:family="paragraph" style:parent-style-name="Standard">
      <style:paragraph-properties fo:text-align="center" style:justify-single-word="false" fo:text-indent="0in" style:auto-text-indent="false"/>
    </style:style>
    <style:style style:name="P59" style:family="paragraph" style:parent-style-name="Frame_20_contents">
      <style:paragraph-properties fo:margin-top="0.0417in" fo:margin-bottom="0in" style:contextual-spacing="false" fo:text-align="center" style:justify-single-word="false" fo:text-indent="0in" style:auto-text-indent="false"/>
    </style:style>
    <style:style style:name="P60" style:family="paragraph" style:parent-style-name="Standard">
      <style:paragraph-properties fo:margin-top="0.0417in" fo:margin-bottom="0in" style:contextual-spacing="false" fo:text-align="center" style:justify-single-word="false"/>
    </style:style>
    <style:style style:name="P61" style:family="paragraph" style:parent-style-name="Standard">
      <style:paragraph-properties fo:text-align="center" style:justify-single-word="false"/>
    </style:style>
    <style:style style:name="P62"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5e502" fo:background-color="#ffff00" style:font-size-asian="14pt" style:font-weight-asian="normal" style:font-size-complex="14pt" style:font-weight-complex="normal"/>
    </style:style>
    <style:style style:name="P63"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479e22" fo:background-color="#ffff00" style:font-size-asian="14pt" style:font-weight-asian="normal" style:font-size-complex="14pt" style:font-weight-complex="normal"/>
    </style:style>
    <style:style style:name="P64"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44e642" officeooo:paragraph-rsid="003ee831" fo:background-color="#ffff00" style:font-size-asian="14pt" style:font-weight-asian="normal" style:font-size-complex="14pt" style:font-weight-complex="normal"/>
    </style:style>
    <style:style style:name="P65"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 fo:font-size="14pt" fo:font-weight="normal" officeooo:rsid="00620166" officeooo:paragraph-rsid="0044e642" fo:background-color="#ffff00" style:font-size-asian="14pt" style:font-weight-asian="normal" style:font-size-complex="14pt" style:font-weight-complex="normal"/>
    </style:style>
    <style:style style:name="P66" style:family="paragraph" style:parent-style-name="Table_20_Contents">
      <style:paragraph-properties fo:text-align="justify" style:justify-single-word="false"/>
      <style:text-properties style:font-name="Times New Roman3" fo:font-size="14pt" officeooo:rsid="00879dbb" officeooo:paragraph-rsid="00879dbb"/>
    </style:style>
    <style:style style:name="P67" style:family="paragraph" style:parent-style-name="Table_20_Contents">
      <style:paragraph-properties fo:text-align="center" style:justify-single-word="false"/>
      <style:text-properties style:font-name="Times New Roman3" fo:font-size="14pt" officeooo:rsid="00879dbb" officeooo:paragraph-rsid="00879dbb"/>
    </style:style>
    <style:style style:name="P68" style:family="paragraph" style:parent-style-name="Table_20_Contents">
      <style:paragraph-properties fo:text-align="center" style:justify-single-word="false"/>
      <style:text-properties style:font-name="Times New Roman3" fo:font-size="14pt"/>
    </style:style>
    <style:style style:name="P69" style:family="paragraph" style:parent-style-name="Table_20_Contents">
      <style:paragraph-properties fo:text-align="center" style:justify-single-word="false"/>
      <style:text-properties style:font-name="Times New Roman3" fo:font-size="14pt" officeooo:paragraph-rsid="009d5aba"/>
    </style:style>
    <style:style style:name="P70" style:family="paragraph" style:parent-style-name="Table_20_Contents">
      <style:paragraph-properties fo:text-align="center" style:justify-single-word="false"/>
      <style:text-properties style:font-name="Times New Roman3" fo:font-size="14pt" officeooo:rsid="00895716" officeooo:paragraph-rsid="00895716"/>
    </style:style>
    <style:style style:name="P71" style:family="paragraph" style:parent-style-name="Table_20_Contents">
      <style:paragraph-properties fo:text-align="center" style:justify-single-word="false"/>
      <style:text-properties style:font-name="Times New Roman3" fo:font-size="14pt" officeooo:rsid="009d5aba" officeooo:paragraph-rsid="009d5aba"/>
    </style:style>
    <style:style style:name="P72" style:family="paragraph" style:parent-style-name="Table_20_Contents">
      <style:paragraph-properties fo:text-align="center" style:justify-single-word="false"/>
      <style:text-properties style:font-name="Times New Roman3" fo:font-size="14pt" officeooo:rsid="009e09ae" officeooo:paragraph-rsid="009e09ae"/>
    </style:style>
    <style:style style:name="P73" style:family="paragraph" style:parent-style-name="Table_20_Contents">
      <style:paragraph-properties fo:text-align="center" style:justify-single-word="false"/>
      <style:text-properties style:font-name="Times New Roman3" fo:font-size="14pt" officeooo:rsid="009e09ae" officeooo:paragraph-rsid="00c2e6bc"/>
    </style:style>
    <style:style style:name="P74" style:family="paragraph" style:parent-style-name="Table_20_Contents">
      <style:paragraph-properties fo:text-align="center" style:justify-single-word="false"/>
      <style:text-properties style:font-name="Times New Roman3" fo:font-size="14pt" officeooo:rsid="00efe231" officeooo:paragraph-rsid="00efe231"/>
    </style:style>
    <style:style style:name="P75" style:family="paragraph" style:parent-style-name="Table_20_Contents">
      <style:paragraph-properties fo:text-align="center" style:justify-single-word="false"/>
      <style:text-properties style:font-name="Times New Roman3" fo:font-size="14pt" officeooo:rsid="00efe231" officeooo:paragraph-rsid="00efea64"/>
    </style:style>
    <style:style style:name="P76" style:family="paragraph" style:parent-style-name="Table_20_Contents">
      <style:paragraph-properties fo:text-align="justify" style:justify-single-word="false"/>
      <style:text-properties style:font-name="Times New Roman3" fo:font-size="14pt" officeooo:paragraph-rsid="00d400f8"/>
    </style:style>
    <style:style style:name="P77" style:family="paragraph" style:parent-style-name="Table_20_Contents">
      <style:paragraph-properties fo:text-align="justify" style:justify-single-word="false"/>
      <style:text-properties style:font-name="Times New Roman3" fo:font-size="14pt" officeooo:paragraph-rsid="00efea64"/>
    </style:style>
    <style:style style:name="P78" style:family="paragraph" style:parent-style-name="Table_20_Contents">
      <style:paragraph-properties fo:text-align="justify" style:justify-single-word="false"/>
      <style:text-properties style:font-name="Times New Roman3" fo:font-size="14pt" officeooo:rsid="00efea64" officeooo:paragraph-rsid="00efea64"/>
    </style:style>
    <style:style style:name="P79" style:family="paragraph" style:parent-style-name="Table_20_Contents">
      <style:paragraph-properties fo:text-align="justify" style:justify-single-word="false"/>
      <style:text-properties style:font-name="Times New Roman3" fo:font-size="14pt" officeooo:rsid="00efea64" officeooo:paragraph-rsid="00f2d89d"/>
    </style:style>
    <style:style style:name="P80" style:family="paragraph" style:parent-style-name="Table_20_Contents">
      <style:paragraph-properties fo:text-align="justify" style:justify-single-word="false"/>
      <style:text-properties style:font-name="Times New Roman3" fo:font-size="14pt" officeooo:rsid="00efea64" officeooo:paragraph-rsid="00f36a0c"/>
    </style:style>
    <style:style style:name="P81" style:family="paragraph" style:parent-style-name="Table_20_Contents">
      <style:paragraph-properties fo:text-align="end" style:justify-single-word="false"/>
      <style:text-properties style:font-name="Times New Roman3" fo:font-size="14pt" officeooo:paragraph-rsid="00efea64"/>
    </style:style>
    <style:style style:name="P82" style:family="paragraph" style:parent-style-name="Table_20_Contents">
      <style:paragraph-properties fo:text-align="justify" style:justify-single-word="false"/>
      <style:text-properties style:font-name="Times New Roman3" fo:font-size="14pt" officeooo:rsid="00f1a9cb" officeooo:paragraph-rsid="00f1a9cb"/>
    </style:style>
    <style:style style:name="P83" style:family="paragraph" style:parent-style-name="Table_20_Contents">
      <style:paragraph-properties fo:text-align="justify" style:justify-single-word="false"/>
      <style:text-properties style:font-name="Times New Roman3" fo:font-size="14pt" officeooo:rsid="00f1a9cb" officeooo:paragraph-rsid="00f36a0c"/>
    </style:style>
    <style:style style:name="P84" style:family="paragraph" style:parent-style-name="Table_20_Contents">
      <style:paragraph-properties fo:text-align="justify" style:justify-single-word="false"/>
      <style:text-properties style:font-name="Times New Roman3" fo:font-size="14pt" officeooo:rsid="00f1e81a" officeooo:paragraph-rsid="00f1e81a"/>
    </style:style>
    <style:style style:name="P85" style:family="paragraph" style:parent-style-name="Table_20_Contents">
      <style:paragraph-properties fo:text-align="justify" style:justify-single-word="false"/>
      <style:text-properties style:font-name="Times New Roman3" fo:font-size="14pt" officeooo:rsid="00f2d89d" officeooo:paragraph-rsid="00f2d89d"/>
    </style:style>
    <style:style style:name="P86" style:family="paragraph" style:parent-style-name="Table_20_Contents">
      <style:paragraph-properties fo:text-align="justify" style:justify-single-word="false"/>
      <style:text-properties style:font-name="Times New Roman3" fo:font-size="14pt" officeooo:rsid="00f36a0c" officeooo:paragraph-rsid="00f36a0c"/>
    </style:style>
    <style:style style:name="P87" style:family="paragraph" style:parent-style-name="Table_20_Contents">
      <style:paragraph-properties fo:text-align="justify" style:justify-single-word="false"/>
      <style:text-properties style:font-name="Times New Roman3" fo:font-size="14pt" officeooo:rsid="00f42035" officeooo:paragraph-rsid="00f42035"/>
    </style:style>
    <style:style style:name="P88" style:family="paragraph" style:parent-style-name="Table_20_Contents">
      <style:paragraph-properties fo:text-align="justify" style:justify-single-word="false"/>
      <style:text-properties style:font-name="Times New Roman3" fo:font-size="14pt" officeooo:rsid="00f42035" officeooo:paragraph-rsid="00f4e8ad"/>
    </style:style>
    <style:style style:name="P89" style:family="paragraph" style:parent-style-name="Table_20_Contents">
      <style:paragraph-properties fo:text-align="justify" style:justify-single-word="false"/>
      <style:text-properties style:font-name="Times New Roman3" fo:font-size="14pt" officeooo:rsid="00f4e8ad" officeooo:paragraph-rsid="00f4e8ad"/>
    </style:style>
    <style:style style:name="P90" style:family="paragraph" style:parent-style-name="Table_20_Contents">
      <style:paragraph-properties fo:text-align="justify" style:justify-single-word="false"/>
      <style:text-properties style:font-name="Times New Roman3" fo:font-size="14pt" officeooo:rsid="00f63371" officeooo:paragraph-rsid="00f63371"/>
    </style:style>
    <style:style style:name="P91" style:family="paragraph" style:parent-style-name="Table_20_Contents">
      <style:paragraph-properties fo:text-align="justify" style:justify-single-word="false"/>
      <style:text-properties style:font-name="Times New Roman3" fo:font-size="14pt" officeooo:rsid="00f63371" officeooo:paragraph-rsid="00f7aebd"/>
    </style:style>
    <style:style style:name="P92" style:family="paragraph" style:parent-style-name="Table_20_Contents">
      <style:paragraph-properties fo:text-align="justify" style:justify-single-word="false"/>
      <style:text-properties style:font-name="Times New Roman3" fo:font-size="14pt" officeooo:rsid="00f8b98c" officeooo:paragraph-rsid="00f8b98c"/>
    </style:style>
    <style:style style:name="P93" style:family="paragraph" style:parent-style-name="Text_20_body">
      <style:text-properties officeooo:paragraph-rsid="00775295"/>
    </style:style>
    <style:style style:name="P94"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95" style:family="paragraph" style:parent-style-name="Text_20_body">
      <style:text-properties fo:font-size="14pt" style:font-size-asian="14pt" style:font-size-complex="14pt"/>
    </style:style>
    <style:style style:name="P96" style:family="paragraph" style:parent-style-name="Text_20_body">
      <style:text-properties fo:font-size="14pt" officeooo:rsid="00627995" officeooo:paragraph-rsid="00627995" style:font-size-asian="14pt" style:font-size-complex="14pt"/>
    </style:style>
    <style:style style:name="P97" style:family="paragraph" style:parent-style-name="Text_20_body">
      <style:text-properties fo:font-size="14pt" officeooo:rsid="00650c2c" officeooo:paragraph-rsid="00650c2c" style:font-size-asian="14pt" style:font-size-complex="14pt"/>
    </style:style>
    <style:style style:name="P98"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99" style:family="paragraph" style:parent-style-name="Text_20_body">
      <style:text-properties fo:font-size="14pt" officeooo:rsid="0067c9e2" officeooo:paragraph-rsid="0067c9e2" style:font-size-asian="14pt" style:font-size-complex="14pt"/>
    </style:style>
    <style:style style:name="P100" style:family="paragraph" style:parent-style-name="Text_20_body">
      <style:text-properties fo:font-size="14pt" officeooo:rsid="006b1599" officeooo:paragraph-rsid="006cd798" style:font-size-asian="14pt" style:font-size-complex="14pt"/>
    </style:style>
    <style:style style:name="P101"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02" style:family="paragraph" style:parent-style-name="Text_20_body">
      <style:text-properties fo:font-size="14pt" officeooo:rsid="006b1599" officeooo:paragraph-rsid="006b1599" style:font-size-asian="14pt" style:font-size-complex="14pt"/>
    </style:style>
    <style:style style:name="P103" style:family="paragraph" style:parent-style-name="Text_20_body">
      <style:text-properties fo:font-size="14pt" officeooo:rsid="006cc2a7" officeooo:paragraph-rsid="006cc2a7" style:font-size-asian="14pt" style:font-size-complex="14pt"/>
    </style:style>
    <style:style style:name="P104" style:family="paragraph" style:parent-style-name="Text_20_body">
      <style:text-properties fo:font-size="14pt" officeooo:rsid="006e692f" officeooo:paragraph-rsid="006e692f" style:font-size-asian="14pt" style:font-size-complex="14pt"/>
    </style:style>
    <style:style style:name="P105" style:family="paragraph" style:parent-style-name="Text_20_body">
      <style:text-properties fo:font-size="14pt" officeooo:rsid="006e692f" officeooo:paragraph-rsid="0073474d" style:font-size-asian="14pt" style:font-size-complex="14pt"/>
    </style:style>
    <style:style style:name="P106"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07" style:family="paragraph" style:parent-style-name="Text_20_body">
      <style:text-properties fo:font-size="14pt" officeooo:rsid="0075c8ac" officeooo:paragraph-rsid="0075c8ac" style:font-size-asian="14pt" style:font-size-complex="14pt"/>
    </style:style>
    <style:style style:name="P108"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09" style:family="paragraph" style:parent-style-name="Text_20_body">
      <style:text-properties fo:font-size="14pt" officeooo:rsid="0081cd69" officeooo:paragraph-rsid="0081cd69" style:font-size-asian="14pt" style:font-size-complex="14pt"/>
    </style:style>
    <style:style style:name="P110"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11" style:family="paragraph" style:parent-style-name="Text_20_body">
      <style:text-properties fo:font-size="14pt" officeooo:rsid="0073474d" officeooo:paragraph-rsid="0073474d" style:font-size-asian="14pt" style:font-size-complex="14pt"/>
    </style:style>
    <style:style style:name="P112" style:family="paragraph" style:parent-style-name="Text_20_body">
      <style:text-properties fo:font-size="14pt" officeooo:rsid="006415f9" officeooo:paragraph-rsid="006415f9" style:font-size-asian="14pt" style:font-size-complex="14pt"/>
    </style:style>
    <style:style style:name="P113" style:family="paragraph" style:parent-style-name="Text_20_body">
      <style:text-properties fo:font-size="14pt" officeooo:rsid="007f208f" officeooo:paragraph-rsid="007f208f" style:font-size-asian="14pt" style:font-size-complex="14pt"/>
    </style:style>
    <style:style style:name="P114"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15" style:family="paragraph" style:parent-style-name="Text_20_body">
      <style:text-properties fo:font-size="14pt" officeooo:rsid="007f208f" officeooo:paragraph-rsid="0082ffbf" style:font-size-asian="14pt" style:font-size-complex="14pt"/>
    </style:style>
    <style:style style:name="P116" style:family="paragraph" style:parent-style-name="Text_20_body">
      <style:text-properties fo:font-size="14pt" officeooo:rsid="0082ffbf" officeooo:paragraph-rsid="0082ffbf" style:font-size-asian="14pt" style:font-size-complex="14pt"/>
    </style:style>
    <style:style style:name="P117"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18" style:family="paragraph" style:parent-style-name="Text_20_body">
      <style:text-properties fo:font-size="14pt" officeooo:rsid="00832bc0" officeooo:paragraph-rsid="00832bc0" style:font-size-asian="14pt" style:font-size-complex="14pt"/>
    </style:style>
    <style:style style:name="P119"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20" style:family="paragraph" style:parent-style-name="Text_20_body">
      <style:text-properties fo:font-size="14pt" officeooo:rsid="0083bfeb" officeooo:paragraph-rsid="0083bfeb" style:font-size-asian="14pt" style:font-size-complex="14pt"/>
    </style:style>
    <style:style style:name="P121" style:family="paragraph" style:parent-style-name="Text_20_body">
      <style:text-properties fo:font-size="14pt" officeooo:rsid="00843126" officeooo:paragraph-rsid="00843126" style:font-size-asian="14pt" style:font-size-complex="14pt"/>
    </style:style>
    <style:style style:name="P122"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23"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24" style:family="paragraph" style:parent-style-name="Text_20_body">
      <style:text-properties fo:font-size="14pt" officeooo:rsid="00aff6e8" officeooo:paragraph-rsid="00aff6e8" style:font-size-asian="14pt" style:font-size-complex="14pt"/>
    </style:style>
    <style:style style:name="P125" style:family="paragraph" style:parent-style-name="Text_20_body">
      <style:text-properties fo:font-size="14pt" officeooo:rsid="007a69b1" officeooo:paragraph-rsid="007a69b1" fo:background-color="#ffff00" style:font-size-asian="14pt" style:font-size-complex="14pt"/>
    </style:style>
    <style:style style:name="P126" style:family="paragraph" style:parent-style-name="Text_20_body">
      <style:text-properties officeooo:rsid="00879dbb" officeooo:paragraph-rsid="00879dbb"/>
    </style:style>
    <style:style style:name="P127" style:family="paragraph" style:parent-style-name="Text_20_body">
      <style:text-properties officeooo:rsid="00930c3a" officeooo:paragraph-rsid="00930c3a"/>
    </style:style>
    <style:style style:name="P128" style:family="paragraph" style:parent-style-name="Text_20_body">
      <style:paragraph-properties fo:text-align="center" style:justify-single-word="false"/>
      <style:text-properties officeooo:rsid="00930c3a" officeooo:paragraph-rsid="00930c3a"/>
    </style:style>
    <style:style style:name="P129" style:family="paragraph" style:parent-style-name="Text_20_body">
      <style:paragraph-properties fo:text-align="center" style:justify-single-word="false"/>
      <style:text-properties officeooo:rsid="00930c3a" officeooo:paragraph-rsid="00963cb8"/>
    </style:style>
    <style:style style:name="P130" style:family="paragraph" style:parent-style-name="Text_20_body">
      <style:paragraph-properties fo:text-align="center" style:justify-single-word="false"/>
      <style:text-properties officeooo:rsid="00930c3a" officeooo:paragraph-rsid="0097c26e"/>
    </style:style>
    <style:style style:name="P131" style:family="paragraph" style:parent-style-name="Text_20_body">
      <style:paragraph-properties fo:text-align="center" style:justify-single-word="false"/>
      <style:text-properties officeooo:rsid="00930c3a" officeooo:paragraph-rsid="009b8388"/>
    </style:style>
    <style:style style:name="P132" style:family="paragraph" style:parent-style-name="Text_20_body">
      <style:text-properties officeooo:rsid="0094ff60" officeooo:paragraph-rsid="0094ff60"/>
    </style:style>
    <style:style style:name="P133" style:family="paragraph" style:parent-style-name="Text_20_body">
      <style:text-properties officeooo:rsid="00963cb8" officeooo:paragraph-rsid="00963cb8"/>
    </style:style>
    <style:style style:name="P134" style:family="paragraph" style:parent-style-name="Text_20_body">
      <style:text-properties officeooo:rsid="00963cb8" officeooo:paragraph-rsid="0097c26e"/>
    </style:style>
    <style:style style:name="P135" style:family="paragraph" style:parent-style-name="Text_20_body">
      <style:text-properties officeooo:rsid="0097c26e" officeooo:paragraph-rsid="0097c26e"/>
    </style:style>
    <style:style style:name="P136" style:family="paragraph" style:parent-style-name="Text_20_body">
      <style:text-properties officeooo:rsid="0099c0f9" officeooo:paragraph-rsid="0099c0f9"/>
    </style:style>
    <style:style style:name="P137" style:family="paragraph" style:parent-style-name="Text_20_body">
      <style:text-properties officeooo:rsid="009d5aba" officeooo:paragraph-rsid="009d5aba"/>
    </style:style>
    <style:style style:name="P138" style:family="paragraph" style:parent-style-name="Text_20_body">
      <style:paragraph-properties fo:text-indent="0in" style:auto-text-indent="false"/>
      <style:text-properties officeooo:rsid="009d5aba" officeooo:paragraph-rsid="009d5aba"/>
    </style:style>
    <style:style style:name="P139" style:family="paragraph" style:parent-style-name="Text_20_body">
      <style:text-properties officeooo:rsid="00a2bfc8" officeooo:paragraph-rsid="00a2bfc8"/>
    </style:style>
    <style:style style:name="P140" style:family="paragraph" style:parent-style-name="Text_20_body">
      <style:text-properties fo:language="uk" fo:country="UA" officeooo:rsid="00930c3a" officeooo:paragraph-rsid="00930c3a"/>
    </style:style>
    <style:style style:name="P141" style:family="paragraph" style:parent-style-name="Text_20_body">
      <style:text-properties fo:language="uk" fo:country="UA" officeooo:rsid="00963cb8" officeooo:paragraph-rsid="00963cb8"/>
    </style:style>
    <style:style style:name="P142" style:family="paragraph" style:parent-style-name="Text_20_body">
      <style:text-properties fo:language="uk" fo:country="UA" officeooo:rsid="00963cb8" officeooo:paragraph-rsid="0097c26e"/>
    </style:style>
    <style:style style:name="P143" style:family="paragraph" style:parent-style-name="Text_20_body">
      <style:text-properties fo:language="uk" fo:country="UA" officeooo:rsid="0097c26e" officeooo:paragraph-rsid="0097c26e"/>
    </style:style>
    <style:style style:name="P144" style:family="paragraph" style:parent-style-name="Text_20_body">
      <style:text-properties fo:language="uk" fo:country="UA" officeooo:rsid="0099c0f9" officeooo:paragraph-rsid="0099c0f9"/>
    </style:style>
    <style:style style:name="P145" style:family="paragraph" style:parent-style-name="Вступление-Приложение">
      <style:paragraph-properties fo:break-before="page"/>
    </style:style>
    <style:style style:name="P146" style:family="paragraph" style:parent-style-name="Text_20_body">
      <style:paragraph-properties fo:text-indent="0in" style:auto-text-indent="false"/>
      <style:text-properties officeooo:paragraph-rsid="00df90bd"/>
    </style:style>
    <style:style style:name="P147" style:family="paragraph" style:parent-style-name="Text_20_body">
      <style:paragraph-properties fo:text-indent="0in" style:auto-text-indent="false"/>
      <style:text-properties officeooo:rsid="00895716" officeooo:paragraph-rsid="00ddb863"/>
    </style:style>
    <style:style style:name="P148" style:family="paragraph" style:parent-style-name="Text_20_body">
      <style:paragraph-properties fo:text-indent="0in" style:auto-text-indent="false"/>
    </style:style>
    <style:style style:name="P149" style:family="paragraph" style:parent-style-name="Text_20_body">
      <style:text-properties officeooo:rsid="00c9fa93" officeooo:paragraph-rsid="00c9fa93"/>
    </style:style>
    <style:style style:name="P150" style:family="paragraph" style:parent-style-name="Text_20_body">
      <style:paragraph-properties fo:text-indent="0in" style:auto-text-indent="false"/>
      <style:text-properties officeooo:rsid="00c9fa93" officeooo:paragraph-rsid="00c9fa93"/>
    </style:style>
    <style:style style:name="P151" style:family="paragraph" style:parent-style-name="Text_20_body">
      <style:text-properties officeooo:rsid="00cbb2e9" officeooo:paragraph-rsid="00cbb2e9"/>
    </style:style>
    <style:style style:name="P152" style:family="paragraph" style:parent-style-name="Text_20_body">
      <style:text-properties officeooo:paragraph-rsid="00dbff2d"/>
    </style:style>
    <style:style style:name="P153"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54"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55" style:family="paragraph" style:parent-style-name="Contents_20_2">
      <style:paragraph-properties fo:text-align="justify" style:justify-single-word="false"/>
      <style:text-properties officeooo:paragraph-rsid="00e7c7e3"/>
    </style:style>
    <style:style style:name="P156" style:family="paragraph" style:parent-style-name="Contents_20_2">
      <style:paragraph-properties fo:text-align="justify" style:justify-single-word="false"/>
    </style:style>
    <style:style style:name="P157" style:family="paragraph" style:parent-style-name="Standard">
      <style:paragraph-properties fo:text-indent="0in" style:auto-text-indent="false"/>
      <style:text-properties officeooo:paragraph-rsid="00efea64"/>
    </style:style>
    <style:style style:name="P158" style:family="paragraph" style:parent-style-name="Standard">
      <style:paragraph-properties fo:orphans="0" fo:widows="0" fo:text-indent="0in" style:auto-text-indent="false"/>
      <style:text-properties officeooo:paragraph-rsid="0108cee3"/>
    </style:style>
    <style:style style:name="P159" style:family="paragraph" style:parent-style-name="Text_20_body">
      <style:text-properties officeooo:paragraph-rsid="009354b0"/>
    </style:style>
    <style:style style:name="P160" style:family="paragraph" style:parent-style-name="Text_20_body">
      <style:text-properties officeooo:rsid="00a788c0" officeooo:paragraph-rsid="00a54eaa"/>
    </style:style>
    <style:style style:name="P161" style:family="paragraph" style:parent-style-name="Text_20_body">
      <style:paragraph-properties fo:text-align="center" style:justify-single-word="false" fo:text-indent="0in" style:auto-text-indent="false"/>
      <style:text-properties officeooo:rsid="00fb9f91" officeooo:paragraph-rsid="00fb9f91"/>
    </style:style>
    <style:style style:name="P162" style:family="paragraph" style:parent-style-name="Text_20_body">
      <style:paragraph-properties fo:text-indent="0in" style:auto-text-indent="false"/>
      <style:text-properties officeooo:paragraph-rsid="0107e581"/>
    </style:style>
    <style:style style:name="P163" style:family="paragraph" style:parent-style-name="Text_20_body">
      <style:text-properties officeooo:rsid="01087ef1" officeooo:paragraph-rsid="01087ef1"/>
    </style:style>
    <style:style style:name="P164"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 fo:font-size="14pt" officeooo:paragraph-rsid="00306942" style:font-size-asian="14pt" style:font-size-complex="14pt"/>
    </style:style>
    <style:style style:name="P165"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 officeooo:paragraph-rsid="00306942"/>
    </style:style>
    <style:style style:name="P166" style:family="paragraph" style:parent-style-name="ВСТУП">
      <style:paragraph-properties fo:break-before="page"/>
      <style:text-properties style:font-name="Times New Roman" officeooo:paragraph-rsid="0104140b"/>
    </style:style>
    <style:style style:name="P167" style:family="paragraph" style:parent-style-name="ВСТУП">
      <style:paragraph-properties fo:break-before="page"/>
      <style:text-properties style:font-name="Times New Roman" officeooo:paragraph-rsid="0041ec9a"/>
    </style:style>
    <style:style style:name="P168" style:family="paragraph" style:parent-style-name="Contents_20_2">
      <style:paragraph-properties fo:text-align="justify" style:justify-single-word="false"/>
      <style:text-properties officeooo:paragraph-rsid="00d6351f"/>
    </style:style>
    <style:style style:name="P169" style:family="paragraph" style:parent-style-name="Contents_20_1">
      <style:paragraph-properties fo:text-align="justify" style:justify-single-word="false">
        <style:tab-stops>
          <style:tab-stop style:position="6.6854in" style:type="right" style:leader-style="dotted" style:leader-text="."/>
        </style:tab-stops>
      </style:paragraph-properties>
      <style:text-properties officeooo:paragraph-rsid="00d6351f"/>
    </style:style>
    <style:style style:name="P170" style:family="paragraph" style:parent-style-name="Contents_20_1">
      <style:paragraph-properties fo:text-align="justify" style:justify-single-word="false">
        <style:tab-stops>
          <style:tab-stop style:position="0.7638in"/>
          <style:tab-stop style:position="6.6854in" style:type="right" style:leader-style="dotted" style:leader-text="."/>
        </style:tab-stops>
      </style:paragraph-properties>
      <style:text-properties officeooo:paragraph-rsid="00d6351f"/>
    </style:style>
    <style:style style:name="P171" style:family="paragraph" style:parent-style-name="Contents_20_3">
      <style:paragraph-properties fo:text-align="justify" style:justify-single-word="false">
        <style:tab-stops>
          <style:tab-stop style:position="1.4717in"/>
          <style:tab-stop style:position="6.6854in" style:type="right" style:leader-style="dotted" style:leader-text="."/>
        </style:tab-stops>
      </style:paragraph-properties>
      <style:text-properties officeooo:paragraph-rsid="00d6351f"/>
    </style:style>
    <style:style style:name="P172" style:family="paragraph" style:parent-style-name="Frame_20_contents">
      <style:paragraph-properties fo:text-align="center" style:justify-single-word="false" fo:text-indent="0in" style:auto-text-indent="false"/>
    </style:style>
    <style:style style:name="P173"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174"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175" style:family="paragraph" style:parent-style-name="Heading_20_1" style:list-style-name="WWNum1">
      <style:paragraph-properties fo:break-before="page"/>
      <style:text-properties officeooo:paragraph-rsid="00d6351f"/>
    </style:style>
    <style:style style:name="P176" style:family="paragraph" style:parent-style-name="Heading_20_1" style:list-style-name="WWNum1">
      <style:paragraph-properties fo:break-before="page"/>
      <style:text-properties officeooo:paragraph-rsid="00d7cb6f"/>
    </style:style>
    <style:style style:name="P177" style:family="paragraph" style:parent-style-name="Heading_20_1" style:list-style-name="WWNum1">
      <style:paragraph-properties fo:break-before="page"/>
      <style:text-properties officeooo:paragraph-rsid="0108cee3"/>
    </style:style>
    <style:style style:name="P178" style:family="paragraph" style:parent-style-name="Heading_20_2" style:list-style-name="WWNum1"/>
    <style:style style:name="P179" style:family="paragraph" style:parent-style-name="Heading_20_2" style:list-style-name="WWNum1">
      <style:paragraph-properties fo:margin-left="0in" fo:text-indent="0.4925in" style:auto-text-indent="false"/>
      <style:text-properties officeooo:paragraph-rsid="00ddb863"/>
    </style:style>
    <style:style style:name="P180" style:family="paragraph" style:parent-style-name="Heading_20_2" style:list-style-name="WWNum1">
      <style:paragraph-properties fo:margin-left="0in" fo:text-indent="0.4925in" style:auto-text-indent="false"/>
      <style:text-properties officeooo:paragraph-rsid="00df90bd"/>
    </style:style>
    <style:style style:name="P181" style:family="paragraph" style:parent-style-name="Heading_20_2" style:list-style-name="WWNum1">
      <style:paragraph-properties fo:margin-left="0in" fo:text-indent="0.4925in" style:auto-text-indent="false"/>
      <style:text-properties officeooo:paragraph-rsid="00e2efac"/>
    </style:style>
    <style:style style:name="P182"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183"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184"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 fo:font-size="14pt" fo:language="uk" fo:country="UA" officeooo:paragraph-rsid="001363ff" style:font-size-asian="14pt" style:font-size-complex="14pt"/>
    </style:style>
    <style:style style:name="P185"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 fo:font-size="14pt" fo:language="uk" fo:country="UA" officeooo:paragraph-rsid="002cd1f5" style:font-size-asian="14pt" style:font-size-complex="14pt"/>
    </style:style>
    <style:style style:name="P186"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 fo:font-size="14pt" fo:language="uk" fo:country="UA" officeooo:paragraph-rsid="001363ff" style:font-size-asian="14pt" style:font-size-complex="14pt"/>
    </style:style>
    <style:style style:name="P187"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188"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 fo:font-size="14pt" fo:language="uk" fo:country="UA" officeooo:paragraph-rsid="001363ff" style:font-size-asian="14pt" style:font-size-complex="14pt"/>
    </style:style>
    <style:style style:name="P189"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 fo:font-size="14pt" fo:language="uk" fo:country="UA" officeooo:paragraph-rsid="001363ff" style:font-size-asian="14pt" style:font-size-complex="14pt"/>
    </style:style>
    <style:style style:name="P190"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 fo:font-size="14pt" fo:language="uk" fo:country="UA" officeooo:paragraph-rsid="001363ff" style:font-size-asian="14pt" style:font-size-complex="14pt"/>
    </style:style>
    <style:style style:name="P191"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rsid="0015291a" officeooo:paragraph-rsid="0015291a" style:font-size-asian="14pt" style:font-size-complex="14pt"/>
    </style:style>
    <style:style style:name="P192"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5291a" officeooo:paragraph-rsid="00c1c012" style:font-size-asian="14pt" style:font-size-complex="14pt"/>
    </style:style>
    <style:style style:name="P193"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171648" officeooo:paragraph-rsid="00c1c012" style:font-size-asian="14pt" style:font-size-complex="14pt"/>
    </style:style>
    <style:style style:name="P194"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 fo:font-size="14pt" fo:language="uk" fo:country="UA" officeooo:rsid="002615f1" officeooo:paragraph-rsid="00c1c012" style:font-size-asian="14pt" style:font-size-complex="14pt"/>
    </style:style>
    <style:style style:name="P195"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 fo:font-size="14pt" fo:language="uk" fo:country="UA" officeooo:paragraph-rsid="001363ff" fo:background-color="transparent" style:font-size-asian="14pt" style:font-size-complex="14pt"/>
    </style:style>
    <style:style style:name="P196" style:family="paragraph" style:parent-style-name="Standard">
      <style:paragraph-properties fo:text-align="center" style:justify-single-word="false" fo:text-indent="0in" style:auto-text-indent="false"/>
      <style:text-properties style:font-name="Times New Roman" fo:font-size="14pt" officeooo:paragraph-rsid="00306942" style:font-size-asian="14pt" style:font-size-complex="14pt"/>
    </style:style>
    <style:style style:name="P197" style:family="paragraph" style:parent-style-name="Standard">
      <style:paragraph-properties fo:text-align="center" style:justify-single-word="false" fo:text-indent="0in" style:auto-text-indent="false"/>
      <style:text-properties style:font-name="Times New Roman" fo:font-size="14pt" officeooo:paragraph-rsid="00ec33f3" style:font-size-asian="14pt" style:font-size-complex="14pt"/>
    </style:style>
    <style:style style:name="P198"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 fo:font-size="14pt" officeooo:paragraph-rsid="0036d779" style:font-size-asian="14pt" style:font-size-complex="14pt"/>
    </style:style>
    <style:style style:name="P200" style:family="paragraph" style:parent-style-name="Standard">
      <style:paragraph-properties fo:text-align="center" style:justify-single-word="false"/>
      <style:text-properties style:font-name="Times New Roman" fo:font-size="14pt" fo:language="uk" fo:country="UA" officeooo:paragraph-rsid="00306942" style:font-size-asian="14pt" style:font-size-complex="14pt"/>
    </style:style>
    <style:style style:name="P201"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02"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style:font-name="Times New Roman" fo:font-size="14pt" fo:language="uk" fo:country="UA" officeooo:paragraph-rsid="0041ec9a" style:font-size-asian="14pt" style:font-size-complex="14pt"/>
    </style:style>
    <style:style style:name="P203"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style:text-properties style:font-name="Times New Roman" fo:font-size="14pt" fo:language="uk" fo:country="UA" officeooo:paragraph-rsid="0036d779" fo:background-color="transparent" style:font-size-asian="14pt" style:font-size-complex="14pt"/>
    </style:style>
    <style:style style:name="P205"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 officeooo:paragraph-rsid="00306942"/>
    </style:style>
    <style:style style:name="P207" style:family="paragraph" style:parent-style-name="Standard">
      <style:paragraph-properties fo:line-height="150%" fo:text-align="center" style:justify-single-word="false" fo:text-indent="0in" style:auto-text-indent="false"/>
      <style:text-properties style:font-name="Times New Roman" officeooo:paragraph-rsid="00306942"/>
    </style:style>
    <style:style style:name="P208" style:family="paragraph" style:parent-style-name="Standard">
      <style:paragraph-properties fo:line-height="150%" fo:text-align="center" style:justify-single-word="false" fo:orphans="0" fo:widows="0" fo:text-indent="0in" style:auto-text-indent="false"/>
      <style:text-properties style:font-name="Times New Roman" officeooo:paragraph-rsid="00306942"/>
    </style:style>
    <style:style style:name="P209" style:family="paragraph" style:parent-style-name="Standard">
      <style:paragraph-properties fo:line-height="150%" fo:text-align="justify" style:justify-single-word="false" fo:text-indent="0in" style:auto-text-indent="false"/>
      <style:text-properties style:font-name="Times New Roman" officeooo:paragraph-rsid="00306942"/>
    </style:style>
    <style:style style:name="P210" style:family="paragraph" style:parent-style-name="Standard">
      <style:paragraph-properties fo:line-height="150%" fo:text-align="start" style:justify-single-word="false" fo:orphans="0" fo:widows="0" fo:text-indent="0in" style:auto-text-indent="false"/>
      <style:text-properties style:font-name="Times New Roman" officeooo:paragraph-rsid="00c41aba"/>
    </style:style>
    <style:style style:name="P211" style:family="paragraph" style:parent-style-name="Standard">
      <style:paragraph-properties fo:line-height="150%" fo:text-align="start" style:justify-single-word="false" fo:orphans="0" fo:widows="0" fo:text-indent="0in" style:auto-text-indent="false"/>
      <style:text-properties style:font-name="Times New Roman" officeooo:paragraph-rsid="00306942"/>
    </style:style>
    <style:style style:name="P212" style:family="paragraph" style:parent-style-name="Standard">
      <style:paragraph-properties fo:line-height="150%" fo:text-indent="0in" style:auto-text-indent="false"/>
      <style:text-properties style:font-name="Times New Roman" officeooo:paragraph-rsid="00306942"/>
    </style:style>
    <style:style style:name="P213"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style:text-underline-style="solid" style:text-underline-width="auto" style:text-underline-color="font-color" officeooo:paragraph-rsid="00306942" style:font-name-asian="Times New Roman1" style:font-size-asian="12pt" style:language-asian="ru" style:country-asian="RU" style:font-name-complex="Times New Roman1" style:font-size-complex="12pt"/>
    </style:style>
    <style:style style:name="P214" style:family="paragraph" style:parent-style-name="Standard">
      <style:paragraph-properties fo:line-height="150%" fo:text-align="center" style:justify-single-word="false" fo:orphans="0" fo:widows="0" fo:text-indent="0in" style:auto-text-indent="false"/>
      <style:text-properties style:font-name="Times New Roman" fo:font-size="12pt" fo:language="uk" fo:country="UA" officeooo:paragraph-rsid="00306942" style:font-name-asian="Times New Roman1" style:font-size-asian="12pt" style:language-asian="ru" style:country-asian="RU" style:font-name-complex="Times New Roman1" style:font-size-complex="12pt"/>
    </style:style>
    <style:style style:name="P215" style:family="paragraph" style:parent-style-name="Standard">
      <style:paragraph-properties fo:line-height="100%" fo:text-align="start" style:justify-single-word="false" fo:orphans="0" fo:widows="0" fo:text-indent="0in" style:auto-text-indent="false"/>
      <style:text-properties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16" style:family="paragraph" style:parent-style-name="Standard">
      <style:paragraph-properties fo:line-height="115%" fo:text-align="center" style:justify-single-word="false" fo:text-indent="0in" style:auto-text-indent="false"/>
      <style:text-properties style:font-name="Times New Roman" officeooo:paragraph-rsid="00355dfd"/>
    </style:style>
    <style:style style:name="P217" style:family="paragraph" style:parent-style-name="Standard">
      <style:paragraph-properties fo:line-height="115%" fo:text-indent="0in" style:auto-text-indent="false"/>
      <style:text-properties style:font-name="Times New Roman" officeooo:paragraph-rsid="00355dfd"/>
    </style:style>
    <style:style style:name="P218" style:family="paragraph" style:parent-style-name="Standard">
      <style:paragraph-properties fo:text-indent="0in" style:auto-text-indent="false"/>
      <style:text-properties style:font-name="Times New Roman" officeooo:paragraph-rsid="00355dfd"/>
    </style:style>
    <style:style style:name="P219" style:family="paragraph" style:parent-style-name="Standard">
      <style:paragraph-properties fo:line-height="100%" fo:text-align="start" style:justify-single-word="false" fo:orphans="0" fo:widows="0" fo:text-indent="0in" style:auto-text-indent="false"/>
      <style:text-properties style:font-name="Times New Roman" officeooo:paragraph-rsid="00355dfd"/>
    </style:style>
    <style:style style:name="P220"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9f497" officeooo:paragraph-rsid="0039f497" style:font-size-asian="12pt"/>
    </style:style>
    <style:style style:name="P221" style:family="paragraph" style:parent-style-name="Standard">
      <style:paragraph-properties fo:line-height="115%" fo:text-align="end" style:justify-single-word="false" fo:text-indent="0in" style:auto-text-indent="false"/>
      <style:text-properties fo:color="#000000" loext:opacity="100%" style:font-name="Times New Roman" fo:font-size="12pt" fo:language="uk" fo:country="UA" officeooo:paragraph-rsid="00355dfd" style:font-size-asian="12pt"/>
    </style:style>
    <style:style style:name="P222"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3cbbae" style:font-size-asian="12pt"/>
    </style:style>
    <style:style style:name="P223"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3cbbae" officeooo:paragraph-rsid="00a88793" style:font-size-asian="12pt"/>
    </style:style>
    <style:style style:name="P224"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c41aba" officeooo:paragraph-rsid="00c41aba" style:font-size-asian="12pt"/>
    </style:style>
    <style:style style:name="P225" style:family="paragraph" style:parent-style-name="Standard">
      <style:paragraph-properties fo:line-height="115%" fo:text-align="center" style:justify-single-word="false" fo:text-indent="0in" style:auto-text-indent="false"/>
      <style:text-properties fo:color="#000000" loext:opacity="100%" style:font-name="Times New Roman" fo:font-size="12pt" fo:language="uk" fo:country="UA" officeooo:rsid="00ff0809" officeooo:paragraph-rsid="00ff0809" style:font-size-asian="12pt"/>
    </style:style>
    <style:style style:name="P226"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227" style:family="paragraph" style:parent-style-name="Standard">
      <style:paragraph-properties fo:line-height="100%" fo:text-align="start" style:justify-single-word="false" fo:orphans="0" fo:widows="0" fo:text-indent="0in" style:auto-text-indent="false"/>
      <style:text-properties style:text-position="sub 58%" style:font-name="Times New Roman" fo:font-size="12pt" fo:language="uk" fo:country="UA" officeooo:paragraph-rsid="00355dfd" style:font-name-asian="Times New Roman1" style:font-size-asian="12pt" style:language-asian="ru" style:country-asian="RU" style:font-name-complex="Times New Roman1" style:font-size-complex="10pt"/>
    </style:style>
    <style:style style:name="P228" style:family="paragraph" style:parent-style-name="Standard">
      <style:paragraph-properties fo:margin-top="0in" fo:margin-bottom="0in" style:contextual-spacing="false" fo:text-align="center"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29" style:family="paragraph" style:parent-style-name="Standard">
      <style:paragraph-properties fo:margin-top="0in" fo:margin-bottom="0in" style:contextual-spacing="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30" style:family="paragraph" style:parent-style-name="Standard">
      <style:paragraph-properties fo:margin-top="0in" fo:margin-bottom="0in" style:contextual-spacing="false" fo:text-align="start" style:justify-single-word="false" fo:orphans="2" fo:widows="2" fo:text-indent="0in" style:auto-text-indent="false"/>
      <style:text-properties officeooo:paragraph-rsid="0108cee3" style:letter-kerning="false" fo:background-color="transparent" style:font-name-asian="Calibri1" style:language-asian="en" style:country-asian="US" style:font-size-complex="11pt" style:language-complex="ar" style:country-complex="SA"/>
    </style:style>
    <style:style style:name="P231" style:family="paragraph" style:parent-style-name="Standard">
      <style:paragraph-properties fo:text-align="center" style:justify-single-word="false" fo:text-indent="0in" style:auto-text-indent="false"/>
    </style:style>
    <style:style style:name="P232" style:family="paragraph" style:parent-style-name="Standard">
      <style:paragraph-properties fo:text-align="center" style:justify-single-word="false"/>
      <style:text-properties officeooo:rsid="010c8a1d" officeooo:paragraph-rsid="010c8a1d" fo:background-color="transparent"/>
    </style:style>
    <style:style style:name="P233" style:family="paragraph" style:parent-style-name="Standard">
      <style:paragraph-properties fo:text-align="center" style:justify-single-word="false"/>
      <style:text-properties fo:background-color="transparent"/>
    </style:style>
    <style:style style:name="P234"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235" style:family="paragraph" style:parent-style-name="Text_20_body" style:list-style-name="Numbering_20_123"/>
    <style:style style:name="P236" style:family="paragraph" style:parent-style-name="Text_20_body" style:list-style-name="Numbering_20_123">
      <style:text-properties fo:font-size="14pt" style:font-size-asian="14pt" style:font-size-complex="14pt"/>
    </style:style>
    <style:style style:name="P237" style:family="paragraph" style:parent-style-name="Text_20_body" style:list-style-name="Numbering_20_123">
      <style:text-properties officeooo:rsid="00895716" officeooo:paragraph-rsid="00895716"/>
    </style:style>
    <style:style style:name="P238" style:family="paragraph" style:parent-style-name="Text_20_body" style:list-style-name="Numbering_20_123">
      <style:text-properties officeooo:rsid="00895716" officeooo:paragraph-rsid="008bcc41"/>
    </style:style>
    <style:style style:name="P239" style:family="paragraph" style:parent-style-name="Text_20_body" style:list-style-name="Numbering_20_123">
      <style:text-properties officeooo:rsid="00895716" officeooo:paragraph-rsid="008b83cb"/>
    </style:style>
    <style:style style:name="P240" style:family="paragraph" style:parent-style-name="Text_20_body" style:list-style-name="Numbering_20_123">
      <style:text-properties officeooo:rsid="008a67bf" officeooo:paragraph-rsid="008a67bf"/>
    </style:style>
    <style:style style:name="P241" style:family="paragraph" style:parent-style-name="Text_20_body" style:list-style-name="Numbering_20_123">
      <style:text-properties officeooo:rsid="008b83cb" officeooo:paragraph-rsid="008b83cb"/>
    </style:style>
    <style:style style:name="P242" style:family="paragraph" style:parent-style-name="Text_20_body" style:list-style-name="Numbering_20_123">
      <style:text-properties officeooo:rsid="008d5881" officeooo:paragraph-rsid="00aa7a2f"/>
    </style:style>
    <style:style style:name="P243" style:family="paragraph" style:parent-style-name="Text_20_body" style:list-style-name="Numbering_20_123">
      <style:text-properties officeooo:rsid="008d5881" officeooo:paragraph-rsid="00abce28"/>
    </style:style>
    <style:style style:name="P244" style:family="paragraph" style:parent-style-name="Text_20_body" style:list-style-name="Numbering_20_123">
      <style:text-properties officeooo:rsid="008d5881" officeooo:paragraph-rsid="00b7c943"/>
    </style:style>
    <style:style style:name="P245" style:family="paragraph" style:parent-style-name="Text_20_body" style:list-style-name="Numbering_20_123">
      <style:text-properties officeooo:rsid="008d5881" officeooo:paragraph-rsid="00b855e6"/>
    </style:style>
    <style:style style:name="P246" style:family="paragraph" style:parent-style-name="Text_20_body" style:list-style-name="Numbering_20_123">
      <style:text-properties officeooo:rsid="008d5881" officeooo:paragraph-rsid="008d5881"/>
    </style:style>
    <style:style style:name="P247" style:family="paragraph" style:parent-style-name="Text_20_body" style:list-style-name="Numbering_20_123">
      <style:text-properties officeooo:rsid="008d5881" officeooo:paragraph-rsid="008ef5da"/>
    </style:style>
    <style:style style:name="P248" style:family="paragraph" style:parent-style-name="Text_20_body" style:list-style-name="Numbering_20_123">
      <style:paragraph-properties fo:text-align="start" style:justify-single-word="false"/>
      <style:text-properties officeooo:rsid="008d5881" officeooo:paragraph-rsid="00b3d23f"/>
    </style:style>
    <style:style style:name="P249" style:family="paragraph" style:parent-style-name="Text_20_body" style:list-style-name="Numbering_20_123">
      <style:paragraph-properties fo:text-align="start" style:justify-single-word="false"/>
      <style:text-properties officeooo:rsid="008d5881" officeooo:paragraph-rsid="00b7c943"/>
    </style:style>
    <style:style style:name="P250" style:family="paragraph" style:parent-style-name="Text_20_body" style:list-style-name="Numbering_20_123">
      <style:paragraph-properties fo:text-align="start" style:justify-single-word="false"/>
      <style:text-properties officeooo:rsid="008d5881" officeooo:paragraph-rsid="00b855e6"/>
    </style:style>
    <style:style style:name="P251" style:family="paragraph" style:parent-style-name="Text_20_body" style:list-style-name="Numbering_20_123">
      <style:text-properties officeooo:rsid="00abce28" officeooo:paragraph-rsid="00abce28"/>
    </style:style>
    <style:style style:name="P252" style:family="paragraph" style:parent-style-name="Text_20_body" style:list-style-name="Numbering_20_123">
      <style:text-properties officeooo:rsid="00abce28" officeooo:paragraph-rsid="00abfbf8"/>
    </style:style>
    <style:style style:name="P253" style:family="paragraph" style:parent-style-name="Text_20_body" style:list-style-name="Numbering_20_123">
      <style:text-properties officeooo:rsid="008ef5da" officeooo:paragraph-rsid="00aa7a2f"/>
    </style:style>
    <style:style style:name="P254" style:family="paragraph" style:parent-style-name="Text_20_body" style:list-style-name="Numbering_20_123">
      <style:text-properties officeooo:rsid="008ef5da" officeooo:paragraph-rsid="008ef5da"/>
    </style:style>
    <style:style style:name="P255" style:family="paragraph" style:parent-style-name="Text_20_body" style:list-style-name="Numbering_20_123">
      <style:paragraph-properties fo:break-before="page"/>
      <style:text-properties officeooo:rsid="008ef5da" officeooo:paragraph-rsid="008ef5da"/>
    </style:style>
    <style:style style:name="P256" style:family="paragraph" style:parent-style-name="Text_20_body" style:list-style-name="Numbering_20_123">
      <style:text-properties officeooo:rsid="008ef5da" officeooo:paragraph-rsid="00abce28"/>
    </style:style>
    <style:style style:name="P257" style:family="paragraph" style:parent-style-name="Text_20_body" style:list-style-name="Numbering_20_123">
      <style:text-properties officeooo:rsid="008ef5da" officeooo:paragraph-rsid="008f690e"/>
    </style:style>
    <style:style style:name="P258" style:family="paragraph" style:parent-style-name="Text_20_body" style:list-style-name="Numbering_20_123">
      <style:text-properties officeooo:rsid="008ef5da" officeooo:paragraph-rsid="0090b768"/>
    </style:style>
    <style:style style:name="P259" style:family="paragraph" style:parent-style-name="Text_20_body" style:list-style-name="Numbering_20_123">
      <style:text-properties officeooo:rsid="00aa7a2f" officeooo:paragraph-rsid="00aa7a2f"/>
    </style:style>
    <style:style style:name="P260" style:family="paragraph" style:parent-style-name="Text_20_body" style:list-style-name="Numbering_20_123">
      <style:text-properties officeooo:rsid="00aff6e8" officeooo:paragraph-rsid="00aff6e8"/>
    </style:style>
    <style:style style:name="P261" style:family="paragraph" style:parent-style-name="Text_20_body" style:list-style-name="Numbering_20_123">
      <style:text-properties fo:font-style="normal" officeooo:rsid="008ef5da" officeooo:paragraph-rsid="00ad0f70" style:font-style-asian="normal" style:font-style-complex="normal"/>
    </style:style>
    <style:style style:name="P262" style:family="paragraph" style:parent-style-name="Text_20_body" style:list-style-name="Numbering_20_123">
      <style:text-properties fo:font-style="normal" officeooo:rsid="008ef5da" officeooo:paragraph-rsid="00ae8776" style:font-style-asian="normal" style:font-style-complex="normal"/>
    </style:style>
    <style:style style:name="P263" style:family="paragraph" style:parent-style-name="Text_20_body" style:list-style-name="Numbering_20_123">
      <style:text-properties fo:font-style="normal" officeooo:rsid="008ef5da" officeooo:paragraph-rsid="008ef5da" style:font-style-asian="normal" style:font-style-complex="normal"/>
    </style:style>
    <style:style style:name="P264" style:family="paragraph" style:parent-style-name="Text_20_body" style:list-style-name="Numbering_20_123">
      <style:text-properties fo:font-style="normal" officeooo:rsid="008ef5da" officeooo:paragraph-rsid="0090b768" style:font-style-asian="normal" style:font-style-complex="normal"/>
    </style:style>
    <style:style style:name="P265" style:family="paragraph" style:parent-style-name="Text_20_body" style:list-style-name="Numbering_20_123">
      <style:text-properties fo:font-style="normal" officeooo:rsid="00af4406" officeooo:paragraph-rsid="00af4406" style:font-style-asian="normal" style:font-style-complex="normal"/>
    </style:style>
    <style:style style:name="P266" style:family="paragraph" style:parent-style-name="Text_20_body" style:list-style-name="Numbering_20_123">
      <style:text-properties fo:font-style="normal" officeooo:rsid="00af4406" officeooo:paragraph-rsid="00b164fc" style:font-style-asian="normal" style:font-style-complex="normal"/>
    </style:style>
    <style:style style:name="P267" style:family="paragraph" style:parent-style-name="Text_20_body" style:list-style-name="Numbering_20_123">
      <style:text-properties fo:font-style="normal" officeooo:rsid="00af4406" officeooo:paragraph-rsid="00b358d5" style:font-style-asian="normal" style:font-style-complex="normal"/>
    </style:style>
    <style:style style:name="P268" style:family="paragraph" style:parent-style-name="Text_20_body" style:list-style-name="Numbering_20_123">
      <style:text-properties fo:font-style="normal" officeooo:rsid="00af4406" officeooo:paragraph-rsid="00b7c943" style:font-style-asian="normal" style:font-style-complex="normal"/>
    </style:style>
    <style:style style:name="P269" style:family="paragraph" style:parent-style-name="Text_20_body" style:list-style-name="Numbering_20_123">
      <style:text-properties fo:font-style="normal" officeooo:rsid="00af4406" officeooo:paragraph-rsid="00b855e6" style:font-style-asian="normal" style:font-style-complex="normal"/>
    </style:style>
    <style:style style:name="P270" style:family="paragraph" style:parent-style-name="Text_20_body" style:list-style-name="Numbering_20_123">
      <style:text-properties fo:font-style="normal" officeooo:rsid="00aff6e8" officeooo:paragraph-rsid="00aff6e8" style:font-style-asian="normal" style:font-style-complex="normal"/>
    </style:style>
    <style:style style:name="P271" style:family="paragraph" style:parent-style-name="Text_20_body" style:list-style-name="Numbering_20_123">
      <style:text-properties fo:font-style="normal" officeooo:rsid="00b164fc" officeooo:paragraph-rsid="00b164fc" style:font-style-asian="normal" style:font-style-complex="normal"/>
    </style:style>
    <style:style style:name="P272" style:family="paragraph" style:parent-style-name="Text_20_body" style:list-style-name="Numbering_20_123">
      <style:text-properties fo:font-style="normal" officeooo:rsid="00b164fc" officeooo:paragraph-rsid="00b358d5" style:font-style-asian="normal" style:font-style-complex="normal"/>
    </style:style>
    <style:style style:name="P273" style:family="paragraph" style:parent-style-name="Text_20_body" style:list-style-name="Numbering_20_123">
      <style:text-properties fo:font-style="normal" officeooo:rsid="00b164fc" officeooo:paragraph-rsid="00b7c943" style:font-style-asian="normal" style:font-style-complex="normal"/>
    </style:style>
    <style:style style:name="P274" style:family="paragraph" style:parent-style-name="Text_20_body" style:list-style-name="Numbering_20_123">
      <style:text-properties fo:font-style="normal" officeooo:rsid="00b164fc" officeooo:paragraph-rsid="00b855e6" style:font-style-asian="normal" style:font-style-complex="normal"/>
    </style:style>
    <style:style style:name="P275"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276" style:family="paragraph" style:parent-style-name="Text_20_body" style:list-style-name="Numbering_20_123">
      <style:text-properties fo:font-style="normal" officeooo:rsid="0090b768" officeooo:paragraph-rsid="0090b768" style:font-style-asian="normal" style:font-style-complex="normal"/>
    </style:style>
    <style:style style:name="P277" style:family="paragraph" style:parent-style-name="Text_20_body" style:list-style-name="Numbering_20_123">
      <style:text-properties officeooo:rsid="00abfbf8" officeooo:paragraph-rsid="00b3d23f"/>
    </style:style>
    <style:style style:name="P278" style:family="paragraph" style:parent-style-name="Text_20_body" style:list-style-name="Numbering_20_123">
      <style:text-properties officeooo:rsid="00abfbf8" officeooo:paragraph-rsid="00abfbf8"/>
    </style:style>
    <style:style style:name="P279" style:family="paragraph" style:parent-style-name="Text_20_body" style:list-style-name="Numbering_20_123">
      <style:paragraph-properties fo:text-align="start" style:justify-single-word="false"/>
      <style:text-properties officeooo:rsid="00b3d23f" officeooo:paragraph-rsid="00b3d23f"/>
    </style:style>
    <style:style style:name="P280" style:family="paragraph" style:parent-style-name="Text_20_body" style:list-style-name="Numbering_20_123">
      <style:paragraph-properties fo:text-align="start" style:justify-single-word="false"/>
      <style:text-properties officeooo:rsid="00b3d23f" officeooo:paragraph-rsid="00b7c943"/>
    </style:style>
    <style:style style:name="P281" style:family="paragraph" style:parent-style-name="Text_20_body" style:list-style-name="Numbering_20_123">
      <style:paragraph-properties fo:text-align="start" style:justify-single-word="false"/>
      <style:text-properties officeooo:rsid="00b3d23f" officeooo:paragraph-rsid="00b855e6"/>
    </style:style>
    <style:style style:name="P282" style:family="paragraph" style:parent-style-name="Text_20_body" style:list-style-name="Numbering_20_123">
      <style:text-properties officeooo:rsid="008f690e" officeooo:paragraph-rsid="008f690e"/>
    </style:style>
    <style:style style:name="P283" style:family="paragraph" style:parent-style-name="Text_20_body" style:list-style-name="Numbering_20_123">
      <style:text-properties officeooo:rsid="0090b768" officeooo:paragraph-rsid="0090b768"/>
    </style:style>
    <style:style style:name="P284" style:family="paragraph" style:parent-style-name="Text_20_body" style:list-style-name="Numbering_20_ABC"/>
    <style:style style:name="P285" style:family="paragraph" style:parent-style-name="Text_20_body" style:list-style-name="Numbering_20_ABC">
      <style:text-properties officeooo:paragraph-rsid="0107e581"/>
    </style:style>
    <style:style style:name="P286" style:family="paragraph" style:parent-style-name="Text_20_body" style:list-style-name="Numbering_20_ivx"/>
    <style:style style:name="P287" style:family="paragraph" style:parent-style-name="Text_20_body" style:list-style-name="Numbering_20_ivx">
      <style:text-properties officeooo:paragraph-rsid="0107e581"/>
    </style:style>
    <style:style style:name="P288" style:family="paragraph" style:parent-style-name="Text_20_body" style:list-style-name="Numbering_20_ivx">
      <style:text-properties officeooo:paragraph-rsid="0106c350"/>
    </style:style>
    <style:style style:name="P289" style:family="paragraph" style:parent-style-name="Text_20_body">
      <style:text-properties fo:language="uk" fo:country="UA" officeooo:rsid="0094a6b9" officeooo:paragraph-rsid="0108e280"/>
    </style:style>
    <style:style style:name="P290" style:family="paragraph" style:parent-style-name="Text_20_body">
      <style:text-properties officeooo:rsid="009d5aba" officeooo:paragraph-rsid="009d5aba"/>
    </style:style>
    <style:style style:name="P291" style:family="paragraph" style:parent-style-name="Text_20_body">
      <style:paragraph-properties fo:text-indent="0in" style:auto-text-indent="false"/>
      <style:text-properties officeooo:rsid="0094ff60" officeooo:paragraph-rsid="0094ff60"/>
    </style:style>
    <style:style style:name="P292" style:family="paragraph">
      <loext:graphic-properties draw:fill="solid" draw:fill-color="#ffffff"/>
      <style:paragraph-properties fo:text-align="start"/>
    </style:style>
    <style:style style:name="P293" style:family="paragraph">
      <loext:graphic-properties draw:fill="none"/>
      <style:paragraph-properties fo:text-align="start"/>
    </style:style>
    <style:style style:name="P294" style:family="paragraph">
      <loext:graphic-properties draw:fill="none"/>
      <style:paragraph-properties fo:text-align="start"/>
      <style:text-properties fo:font-size="18pt"/>
    </style:style>
    <style:style style:name="P295" style:family="paragraph">
      <loext:graphic-properties draw:fill="solid" draw:fill-color="#ffffff"/>
      <style:paragraph-properties fo:text-align="start"/>
      <style:text-properties fo:font-size="18pt"/>
    </style:style>
    <style:style style:name="P296" style:family="paragraph">
      <loext:graphic-properties draw:fill="solid" draw:fill-color="#ffffff"/>
      <style:paragraph-properties fo:text-align="start"/>
      <style:text-properties fo:color="#000000" loext:opacity="100%"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0eaf18b"/>
    </style:style>
    <style:style style:name="T6" style:family="text">
      <style:text-properties style:text-underline-style="solid" style:text-underline-width="auto" style:text-underline-color="font-color" officeooo:rsid="00ebb25b"/>
    </style:style>
    <style:style style:name="T7" style:family="text">
      <style:text-properties fo:font-style="italic" style:font-style-asian="italic"/>
    </style:style>
    <style:style style:name="T8" style:family="text">
      <style:text-properties fo:font-style="italic" style:font-style-asian="italic" style:font-weight-complex="bold"/>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font-weight-complex="bold"/>
    </style:style>
    <style:style style:name="T11" style:family="text">
      <style:text-properties fo:font-style="italic" officeooo:rsid="008ef5da" style:font-style-asian="italic" style:font-style-complex="italic"/>
    </style:style>
    <style:style style:name="T12" style:family="text">
      <style:text-properties fo:font-style="italic" officeooo:rsid="008f690e" style:font-style-asian="italic" style:font-style-complex="italic"/>
    </style:style>
    <style:style style:name="T13" style:family="text">
      <style:text-properties fo:font-style="italic" officeooo:rsid="0090b768" style:font-style-asian="italic" style:font-style-complex="italic"/>
    </style:style>
    <style:style style:name="T14" style:family="text">
      <style:text-properties fo:font-style="italic" officeooo:rsid="00aa7a2f" style:font-style-asian="italic" style:font-style-complex="italic"/>
    </style:style>
    <style:style style:name="T15" style:family="text">
      <style:text-properties fo:font-style="italic" officeooo:rsid="00abce28" style:font-style-asian="italic" style:font-style-complex="italic"/>
    </style:style>
    <style:style style:name="T16" style:family="text">
      <style:text-properties fo:font-style="italic" officeooo:rsid="00abfbf8" style:font-style-asian="italic" style:font-style-complex="italic"/>
    </style:style>
    <style:style style:name="T17" style:family="text">
      <style:text-properties fo:font-style="italic" officeooo:rsid="00af4406" style:font-style-asian="italic" style:font-style-complex="italic"/>
    </style:style>
    <style:style style:name="T18" style:family="text">
      <style:text-properties fo:font-style="italic" officeooo:rsid="00aff6e8" style:font-style-asian="italic" style:font-style-complex="italic"/>
    </style:style>
    <style:style style:name="T19" style:family="text">
      <style:text-properties fo:font-style="italic" officeooo:rsid="00b164fc" style:font-style-asian="italic" style:font-style-complex="italic"/>
    </style:style>
    <style:style style:name="T20" style:family="text">
      <style:text-properties fo:font-style="italic" officeooo:rsid="00b358d5" style:font-style-asian="italic" style:font-style-complex="italic"/>
    </style:style>
    <style:style style:name="T21" style:family="text">
      <style:text-properties fo:font-style="italic" officeooo:rsid="00b3d23f" style:font-style-asian="italic" style:font-style-complex="italic"/>
    </style:style>
    <style:style style:name="T22" style:family="text">
      <style:text-properties fo:font-style="italic" officeooo:rsid="00b7c943" style:font-style-asian="italic" style:font-style-complex="italic"/>
    </style:style>
    <style:style style:name="T23" style:family="text">
      <style:text-properties fo:font-style="italic" officeooo:rsid="00b855e6" style:font-style-asian="italic" style:font-style-complex="italic"/>
    </style:style>
    <style:style style:name="T24" style:family="text">
      <style:text-properties fo:font-style="italic" officeooo:rsid="0041ec9a" style:font-style-asian="italic"/>
    </style:style>
    <style:style style:name="T25" style:family="text">
      <style:text-properties fo:font-style="italic" officeooo:rsid="010c8a1d" style:font-style-asian="italic"/>
    </style:style>
    <style:style style:name="T26" style:family="text">
      <style:text-properties fo:font-style="italic" officeooo:rsid="010e816b" style:font-style-asian="italic"/>
    </style:style>
    <style:style style:name="T27" style:family="text">
      <style:text-properties fo:font-style="italic" fo:background-color="transparent" loext:char-shading-value="0" style:font-style-asian="italic" style:font-style-complex="italic" style:font-weight-complex="bold"/>
    </style:style>
    <style:style style:name="T28" style:family="text">
      <style:text-properties fo:font-style="italic" officeooo:rsid="0041ec9a" fo:background-color="transparent" loext:char-shading-value="0" style:font-style-asian="italic"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language="en" fo:country="US"/>
    </style:style>
    <style:style style:name="T31" style:family="text">
      <style:text-properties fo:language="en" fo:country="US" style:text-underline-style="solid" style:text-underline-width="auto" style:text-underline-color="font-color" officeooo:rsid="002cd1f5"/>
    </style:style>
    <style:style style:name="T32" style:family="text">
      <style:text-properties fo:language="en" fo:country="US" fo:font-style="italic" style:font-style-asian="italic"/>
    </style:style>
    <style:style style:name="T33" style:family="text">
      <style:text-properties fo:language="en" fo:country="US" fo:font-style="italic" officeooo:rsid="010c8a1d" style:font-style-asian="italic"/>
    </style:style>
    <style:style style:name="T34" style:family="text">
      <style:text-properties fo:language="en" fo:country="US" text:display="true"/>
    </style:style>
    <style:style style:name="T35" style:family="text">
      <style:text-properties style:language-asian="uk" style:country-asian="UA"/>
    </style:style>
    <style:style style:name="T36" style:family="text">
      <style:text-properties fo:color="#000000" loext:opacity="100%"/>
    </style:style>
    <style:style style:name="T37" style:family="text">
      <style:text-properties fo:color="#000000" loext:opacity="100%" fo:font-size="12pt" fo:language="uk" fo:country="UA" style:font-size-asian="12pt"/>
    </style:style>
    <style:style style:name="T38" style:family="text">
      <style:text-properties fo:color="#000000" loext:opacity="100%" fo:font-style="italic" style:font-style-asian="italic"/>
    </style:style>
    <style:style style:name="T39" style:family="text">
      <style:text-properties fo:color="#000000" loext:opacity="100%" fo:font-style="italic" officeooo:rsid="0041ec9a" fo:background-color="transparent" loext:char-shading-value="0" style:font-style-asian="italic"/>
    </style:style>
    <style:style style:name="T40" style:family="text">
      <style:text-properties fo:background-color="transparent" loext:char-shading-value="0"/>
    </style:style>
    <style:style style:name="T41" style:family="text">
      <style:text-properties officeooo:rsid="001644a2"/>
    </style:style>
    <style:style style:name="T42" style:family="text">
      <style:text-properties officeooo:rsid="002615f1"/>
    </style:style>
    <style:style style:name="T43" style:family="text">
      <style:text-properties fo:language="uk" fo:country="UA"/>
    </style:style>
    <style:style style:name="T44" style:family="text">
      <style:text-properties fo:language="uk" fo:country="UA" style:letter-kerning="false" style:font-name-asian="Calibri1" style:language-asian="en" style:country-asian="US" style:language-complex="ar" style:country-complex="SA"/>
    </style:style>
    <style:style style:name="T45" style:family="text">
      <style:text-properties fo:language="uk" fo:country="UA" style:letter-kerning="false" style:font-name-asian="Calibri1" style:language-asian="en" style:country-asian="US" style:font-size-complex="11pt" style:language-complex="ar" style:country-complex="SA"/>
    </style:style>
    <style:style style:name="T46" style:family="text">
      <style:text-properties fo:language="uk" fo:country="UA" fo:background-color="#ffff00" loext:char-shading-value="0"/>
    </style:style>
    <style:style style:name="T47" style:family="text">
      <style:text-properties fo:language="uk" fo:country="UA" style:font-weight-complex="bold"/>
    </style:style>
    <style:style style:name="T48" style:family="text">
      <style:text-properties fo:language="uk" fo:country="UA" style:language-asian="ru" style:country-asian="RU"/>
    </style:style>
    <style:style style:name="T49" style:family="text">
      <style:text-properties fo:language="uk" fo:country="UA" style:font-name-asian="Times New Roman1" style:language-asian="ru" style:country-asian="RU" style:font-name-complex="Times New Roman1" style:font-size-complex="14pt"/>
    </style:style>
    <style:style style:name="T50" style:family="text">
      <style:text-properties fo:language="uk" fo:country="UA" officeooo:rsid="00c6c235" style:font-name-asian="Times New Roman1" style:language-asian="ru" style:country-asian="RU" style:font-name-complex="Times New Roman1" style:font-size-complex="14pt"/>
    </style:style>
    <style:style style:name="T51" style:family="text">
      <style:text-properties fo:language="uk" fo:country="UA" style:text-underline-style="solid" style:text-underline-width="auto" style:text-underline-color="font-color" style:language-asian="ru" style:country-asian="RU"/>
    </style:style>
    <style:style style:name="T52" style:family="text">
      <style:text-properties fo:language="uk" fo:country="UA" style:text-underline-style="solid" style:text-underline-width="auto" style:text-underline-color="font-color" officeooo:rsid="00e95ff4"/>
    </style:style>
    <style:style style:name="T53" style:family="text">
      <style:text-properties fo:language="uk" fo:country="UA" officeooo:rsid="0015291a"/>
    </style:style>
    <style:style style:name="T54" style:family="text">
      <style:text-properties fo:language="uk" fo:country="UA" fo:background-color="transparent" loext:char-shading-value="0"/>
    </style:style>
    <style:style style:name="T55" style:family="text">
      <style:text-properties fo:language="uk" fo:country="UA" officeooo:rsid="003d9e10" fo:background-color="transparent" loext:char-shading-value="0"/>
    </style:style>
    <style:style style:name="T56" style:family="text">
      <style:text-properties fo:language="uk" fo:country="UA" officeooo:rsid="0048b445" fo:background-color="transparent" loext:char-shading-value="0"/>
    </style:style>
    <style:style style:name="T57" style:family="text">
      <style:text-properties fo:language="uk" fo:country="UA" officeooo:rsid="0108cee3" fo:background-color="transparent" loext:char-shading-value="0"/>
    </style:style>
    <style:style style:name="T58" style:family="text">
      <style:text-properties fo:language="uk" fo:country="UA" style:font-size-complex="14pt"/>
    </style:style>
    <style:style style:name="T59" style:family="text">
      <style:text-properties fo:language="uk" fo:country="UA" officeooo:rsid="003d9e10"/>
    </style:style>
    <style:style style:name="T60" style:family="text">
      <style:text-properties fo:language="uk" fo:country="UA" officeooo:rsid="0048b445"/>
    </style:style>
    <style:style style:name="T61" style:family="text">
      <style:text-properties fo:language="uk" fo:country="UA" officeooo:rsid="00963cb8"/>
    </style:style>
    <style:style style:name="T62" style:family="text">
      <style:text-properties fo:language="uk" fo:country="UA" officeooo:rsid="0097c26e"/>
    </style:style>
    <style:style style:name="T63" style:family="text">
      <style:text-properties fo:language="uk" fo:country="UA" officeooo:rsid="00930c3a"/>
    </style:style>
    <style:style style:name="T64" style:family="text">
      <style:text-properties fo:language="uk" fo:country="UA" officeooo:rsid="0099c0f9"/>
    </style:style>
    <style:style style:name="T65" style:family="text">
      <style:text-properties fo:language="uk" fo:country="UA" officeooo:rsid="009a480a"/>
    </style:style>
    <style:style style:name="T66" style:family="text">
      <style:text-properties fo:language="uk" fo:country="UA" officeooo:rsid="009b8388"/>
    </style:style>
    <style:style style:name="T67" style:family="text">
      <style:text-properties fo:language="uk" fo:country="UA" text:display="true"/>
    </style:style>
    <style:style style:name="T68" style:family="text">
      <style:text-properties fo:language="uk" fo:country="UA" fo:font-weight="bold" officeooo:rsid="00438aec" style:font-weight-asian="bold" style:font-weight-complex="bold"/>
    </style:style>
    <style:style style:name="T69" style:family="text">
      <style:text-properties fo:language="uk" fo:country="UA" fo:font-weight="bold" officeooo:rsid="00d6351f" style:font-weight-asian="bold" style:font-weight-complex="bold"/>
    </style:style>
    <style:style style:name="T70" style:family="text">
      <style:text-properties fo:language="uk" fo:country="UA" fo:font-weight="bold" officeooo:rsid="0044e1ef" style:font-weight-asian="bold" style:font-weight-complex="bold"/>
    </style:style>
    <style:style style:name="T71" style:family="text">
      <style:text-properties fo:language="uk" fo:country="UA" fo:font-weight="bold" officeooo:rsid="00d7cb6f" style:font-weight-asian="bold" style:font-weight-complex="bold"/>
    </style:style>
    <style:style style:name="T72" style:family="text">
      <style:text-properties fo:language="uk" fo:country="UA" officeooo:rsid="00e2efac"/>
    </style:style>
    <style:style style:name="T73" style:family="text">
      <style:text-properties fo:language="uk" fo:country="UA" officeooo:rsid="00ec33f3"/>
    </style:style>
    <style:style style:name="T74" style:family="text">
      <style:text-properties fo:language="uk" fo:country="UA" fo:background-color="#00ff00" loext:char-shading-value="0"/>
    </style:style>
    <style:style style:name="T75" style:family="text">
      <style:text-properties fo:language="uk" fo:country="UA" officeooo:rsid="01105c51"/>
    </style:style>
    <style:style style:name="T76" style:family="text">
      <style:text-properties fo:language="uk" fo:country="UA" officeooo:rsid="0110ad61"/>
    </style:style>
    <style:style style:name="T77" style:family="text">
      <style:text-properties officeooo:rsid="001363ff"/>
    </style:style>
    <style:style style:name="T78" style:family="text">
      <style:text-properties officeooo:rsid="002cd1f5"/>
    </style:style>
    <style:style style:name="T79" style:family="text">
      <style:text-properties officeooo:rsid="0013681a"/>
    </style:style>
    <style:style style:name="T80" style:family="text">
      <style:text-properties style:font-weight-complex="bold"/>
    </style:style>
    <style:style style:name="T81" style:family="text">
      <style:text-properties officeooo:rsid="0013681a" style:font-weight-complex="bold"/>
    </style:style>
    <style:style style:name="T82" style:family="text">
      <style:text-properties officeooo:rsid="0015291a"/>
    </style:style>
    <style:style style:name="T83" style:family="text">
      <style:text-properties officeooo:rsid="00171648"/>
    </style:style>
    <style:style style:name="T84" style:family="text">
      <style:text-properties officeooo:rsid="00199215"/>
    </style:style>
    <style:style style:name="T85" style:family="text">
      <style:text-properties style:text-position="sub 58%" fo:font-size="12pt" fo:language="uk" fo:country="UA" style:font-name-asian="Times New Roman1" style:font-size-asian="12pt" style:language-asian="ru" style:country-asian="RU" style:font-name-complex="Times New Roman1" style:font-size-complex="12pt"/>
    </style:style>
    <style:style style:name="T86" style:family="text">
      <style:text-properties style:text-position="sub 58%" fo:font-size="12pt" fo:language="uk" fo:country="UA" style:font-name-asian="Times New Roman1" style:font-size-asian="12pt" style:language-asian="ru" style:country-asian="RU" style:font-name-complex="Times New Roman1" style:font-size-complex="10pt"/>
    </style:style>
    <style:style style:name="T87" style:family="text">
      <style:text-properties style:text-position="sub 58%" fo:font-size="11pt" fo:language="uk" fo:country="UA" style:font-name-asian="Times New Roman1" style:font-size-asian="11pt" style:language-asian="ru" style:country-asian="RU" style:font-name-complex="Times New Roman1" style:font-size-complex="10pt"/>
    </style:style>
    <style:style style:name="T88" style:family="text">
      <style:text-properties fo:font-size="12pt" fo:language="uk" fo:country="UA" style:font-name-asian="Times New Roman1" style:font-size-asian="12pt" style:language-asian="ru" style:country-asian="RU" style:font-name-complex="Times New Roman1" style:font-size-complex="12pt"/>
    </style:style>
    <style:style style:name="T89" style:family="text">
      <style:text-properties fo:font-size="12pt" fo:language="uk" fo:country="UA" style:font-name-asian="Times New Roman1" style:font-size-asian="12pt" style:language-asian="ru" style:country-asian="RU" style:font-name-complex="Times New Roman1" style:font-size-complex="10pt"/>
    </style:style>
    <style:style style:name="T90" style:family="text">
      <style:text-properties fo:font-size="12pt" fo:language="uk" fo:country="UA"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91" style:family="text">
      <style:text-properties fo:font-size="12pt" fo:language="uk" fo:country="UA" style:text-underline-style="solid" style:text-underline-width="auto" style:text-underline-color="font-color" officeooo:rsid="00c41aba" style:font-name-asian="Times New Roman1" style:font-size-asian="12pt" style:language-asian="ru" style:country-asian="RU" style:font-name-complex="Times New Roman1" style:font-size-complex="10pt"/>
    </style:style>
    <style:style style:name="T92" style:family="text">
      <style:text-properties fo:font-size="12pt" fo:language="uk" fo:country="UA" style:text-underline-style="solid" style:text-underline-width="auto" style:text-underline-color="font-color" officeooo:rsid="004b12e2" style:font-name-asian="Times New Roman1" style:font-size-asian="12pt" style:language-asian="ru" style:country-asian="RU" style:font-name-complex="Times New Roman1" style:font-size-complex="10pt"/>
    </style:style>
    <style:style style:name="T93" style:family="text">
      <style:text-properties fo:font-size="12pt" fo:language="uk" fo:country="UA" style:text-underline-style="solid" style:text-underline-width="auto" style:text-underline-color="font-color" officeooo:rsid="00308535" fo:background-color="transparent" loext:char-shading-value="0" style:font-name-asian="Times New Roman1" style:font-size-asian="12pt" style:language-asian="ru" style:country-asian="RU" style:font-name-complex="Times New Roman1" style:font-size-complex="12pt"/>
    </style:style>
    <style:style style:name="T94" style:family="text">
      <style:text-properties fo:font-size="12pt" fo:language="uk" fo:country="UA" style:font-size-asian="12pt"/>
    </style:style>
    <style:style style:name="T95" style:family="text">
      <style:text-properties fo:font-size="12pt" fo:language="uk" fo:country="UA" officeooo:rsid="00c41aba" style:font-size-asian="12pt"/>
    </style:style>
    <style:style style:name="T96" style:family="text">
      <style:text-properties fo:font-size="12pt" fo:language="uk" fo:country="UA" style:text-underline-style="none" officeooo:rsid="004b12e2" style:font-name-asian="Times New Roman1" style:font-size-asian="12pt" style:language-asian="ru" style:country-asian="RU" style:font-name-complex="Times New Roman1" style:font-size-complex="10pt"/>
    </style:style>
    <style:style style:name="T97" style:family="text">
      <style:text-properties fo:font-size="12pt" fo:language="uk" fo:country="UA" style:text-underline-style="none" officeooo:rsid="00c41aba" style:font-name-asian="Times New Roman1" style:font-size-asian="12pt" style:language-asian="ru" style:country-asian="RU" style:font-name-complex="Times New Roman1" style:font-size-complex="10pt"/>
    </style:style>
    <style:style style:name="T98" style:family="text">
      <style:text-properties fo:font-size="12pt" style:text-underline-style="solid" style:text-underline-width="auto" style:text-underline-color="font-color" style:font-name-asian="Times New Roman1" style:font-size-asian="12pt" style:language-asian="ru" style:country-asian="RU" style:font-name-complex="Times New Roman1" style:font-size-complex="12pt"/>
    </style:style>
    <style:style style:name="T99" style:family="text">
      <style:text-properties style:text-underline-style="none"/>
    </style:style>
    <style:style style:name="T100" style:family="text">
      <style:text-properties style:text-underline-style="none" officeooo:rsid="00306942"/>
    </style:style>
    <style:style style:name="T101" style:family="text">
      <style:text-properties style:text-underline-style="none" officeooo:rsid="00c55d5f"/>
    </style:style>
    <style:style style:name="T102" style:family="text">
      <style:text-properties style:text-underline-style="none" officeooo:rsid="00c61fde"/>
    </style:style>
    <style:style style:name="T103" style:family="text">
      <style:text-properties style:language-asian="ru" style:country-asian="RU"/>
    </style:style>
    <style:style style:name="T104" style:family="text">
      <style:text-properties fo:background-color="#ffff00" loext:char-shading-value="0"/>
    </style:style>
    <style:style style:name="T105" style:family="text">
      <style:text-properties fo:font-variant="normal" fo:text-transform="none" style:font-name="Calibri" fo:font-size="11pt" fo:language="ru" fo:country="UA" style:letter-kerning="true" style:font-size-asian="11pt" style:language-asian="ru" style:country-asian="UA"/>
    </style:style>
    <style:style style:name="T106" style:family="text">
      <style:text-properties style:font-size-complex="14pt"/>
    </style:style>
    <style:style style:name="T107" style:family="text">
      <style:text-properties fo:font-size="8pt" style:font-size-asian="8pt"/>
    </style:style>
    <style:style style:name="T108" style:family="text">
      <style:text-properties officeooo:rsid="003d9e10"/>
    </style:style>
    <style:style style:name="T109" style:family="text">
      <style:text-properties fo:language="ru" fo:country="RU" style:font-size-complex="14pt"/>
    </style:style>
    <style:style style:name="T110" style:family="text">
      <style:text-properties fo:language="ru" fo:country="RU" officeooo:rsid="0104140b"/>
    </style:style>
    <style:style style:name="T111" style:family="text">
      <style:text-properties style:font-name="Times New Roman" fo:font-size="14pt" fo:font-weight="bold" style:font-size-asian="14pt" style:font-weight-asian="bold" style:font-size-complex="14pt" style:font-weight-complex="bold"/>
    </style:style>
    <style:style style:name="T112" style:family="text">
      <style:text-properties style:font-name="Times New Roman" fo:font-size="14pt" fo:font-weight="bold" officeooo:rsid="00dbff2d" style:font-size-asian="14pt" style:font-weight-asian="bold" style:font-size-complex="14pt" style:font-weight-complex="bold"/>
    </style:style>
    <style:style style:name="T113" style:family="text">
      <style:text-properties style:font-name="Times New Roman" fo:font-size="14pt" fo:language="en" fo:country="US" officeooo:rsid="00e7c7e3" style:letter-kerning="true" style:font-size-asian="14pt" style:language-asian="ru" style:country-asian="UA" style:font-size-complex="14pt" text:display="true"/>
    </style:style>
    <style:style style:name="T114" style:family="text">
      <style:text-properties style:font-name="Times New Roman" fo:language="uk" fo:country="UA" style:font-name-asian="Times New Roman1" style:language-asian="ru" style:country-asian="RU" style:font-name-complex="Times New Roman1" style:font-size-complex="14pt"/>
    </style:style>
    <style:style style:name="T115" style:family="text">
      <style:text-properties officeooo:rsid="00438aec"/>
    </style:style>
    <style:style style:name="T116" style:family="text">
      <style:text-properties style:use-window-font-color="true" loext:opacity="0%" fo:font-weight="normal" fo:background-color="#ffff00" loext:char-shading-value="0" style:font-weight-asian="normal" style:font-weight-complex="normal"/>
    </style:style>
    <style:style style:name="T117" style:family="text">
      <style:text-properties style:use-window-font-color="true" loext:opacity="0%" fo:font-weight="normal" officeooo:rsid="0044e642" fo:background-color="#ffff00" loext:char-shading-value="0" style:font-weight-asian="normal" style:font-weight-complex="normal"/>
    </style:style>
    <style:style style:name="T118" style:family="text">
      <style:text-properties style:use-window-font-color="true" loext:opacity="0%" fo:language="uk" fo:country="UA" style:text-underline-style="none"/>
    </style:style>
    <style:style style:name="T119" style:family="text">
      <style:text-properties style:use-window-font-color="true" loext:opacity="0%" fo:language="uk" fo:country="UA" style:text-underline-style="none" fo:background-color="transparent" loext:char-shading-value="0" text:display="true"/>
    </style:style>
    <style:style style:name="T120" style:family="text">
      <style:text-properties style:use-window-font-color="true" loext:opacity="0%" fo:language="uk" fo:country="UA" style:text-underline-style="none" officeooo:rsid="00e44d43" fo:background-color="transparent" loext:char-shading-value="0" text:display="true"/>
    </style:style>
    <style:style style:name="T121" style:family="text">
      <style:text-properties style:use-window-font-color="true" loext:opacity="0%" fo:language="uk" fo:country="UA" style:text-underline-style="none" text:display="true"/>
    </style:style>
    <style:style style:name="T122" style:family="text">
      <style:text-properties style:use-window-font-color="true" loext:opacity="0%" fo:language="uk" fo:country="UA" style:text-underline-style="none" officeooo:rsid="00e44d43" text:display="true"/>
    </style:style>
    <style:style style:name="T123"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24"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25"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26" style:family="text">
      <style:text-properties style:use-window-font-color="true" loext:opacity="0%" style:text-underline-style="none" fo:background-color="transparent" loext:char-shading-value="0" text:display="true"/>
    </style:style>
    <style:style style:name="T127" style:family="text">
      <style:text-properties style:use-window-font-color="true" loext:opacity="0%" style:text-underline-style="none" text:display="true"/>
    </style:style>
    <style:style style:name="T128" style:family="text">
      <style:text-properties style:use-window-font-color="true" loext:opacity="0%" style:font-name="Times New Roman"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129" style:family="text">
      <style:text-properties style:use-window-font-color="true" loext:opacity="0%" style:font-name="Times New Roman" fo:font-size="14pt" fo:language="en" fo:country="US" style:text-underline-style="none" officeooo:rsid="00e7c7e3" style:letter-kerning="true" style:font-size-asian="14pt" style:language-asian="ru" style:country-asian="UA" style:font-size-complex="14pt" text:display="true"/>
    </style:style>
    <style:style style:name="T130" style:family="text">
      <style:text-properties style:use-window-font-color="true" loext:opacity="0%" style:font-name="Times New Roman" fo:font-size="14pt" fo:font-weight="normal" fo:background-color="transparent" loext:char-shading-value="0" style:font-size-asian="14pt" style:font-weight-asian="normal" style:font-size-complex="14pt" style:font-weight-complex="normal"/>
    </style:style>
    <style:style style:name="T131" style:family="text">
      <style:text-properties style:use-window-font-color="true" loext:opacity="0%" style:font-name="Times New Roman" fo:font-size="14pt" fo:font-weight="normal" officeooo:rsid="00ec88ec" fo:background-color="transparent" loext:char-shading-value="0" style:font-size-asian="14pt" style:font-weight-asian="normal" style:font-size-complex="14pt" style:font-weight-complex="normal"/>
    </style:style>
    <style:style style:name="T132" style:family="text">
      <style:text-properties style:use-window-font-color="true" loext:opacity="0%" style:font-name="Times New Roman"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style:use-window-font-color="true" loext:opacity="0%" style:font-name="Times New Roman"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style:use-window-font-color="true" loext:opacity="0%" style:font-name="Times New Roman" fo:font-size="14pt" fo:language="uk" fo:country="UA" style:text-underline-style="none" officeooo:rsid="00306942" fo:background-color="transparent" loext:char-shading-value="0" style:font-size-asian="14pt" style:font-size-complex="14pt" text:display="true"/>
    </style:style>
    <style:style style:name="T135" style:family="text">
      <style:text-properties style:font-name="Arial" fo:font-style="italic" style:font-style-asian="italic"/>
    </style:style>
    <style:style style:name="T136" style:family="text">
      <style:text-properties officeooo:rsid="005f8da2"/>
    </style:style>
    <style:style style:name="T137" style:family="text">
      <style:text-properties officeooo:rsid="006415f9"/>
    </style:style>
    <style:style style:name="T138" style:family="text">
      <style:text-properties officeooo:rsid="0066e9a5"/>
    </style:style>
    <style:style style:name="T139" style:family="text">
      <style:text-properties officeooo:rsid="006995cb"/>
    </style:style>
    <style:style style:name="T140" style:family="text">
      <style:text-properties officeooo:rsid="006cd798"/>
    </style:style>
    <style:style style:name="T141" style:family="text">
      <style:text-properties officeooo:rsid="006f93e8"/>
    </style:style>
    <style:style style:name="T142" style:family="text">
      <style:text-properties officeooo:rsid="00714eed"/>
    </style:style>
    <style:style style:name="T143" style:family="text">
      <style:text-properties officeooo:rsid="0073474d"/>
    </style:style>
    <style:style style:name="T144" style:family="text">
      <style:text-properties officeooo:rsid="0074ad48"/>
    </style:style>
    <style:style style:name="T145" style:family="text">
      <style:text-properties officeooo:rsid="0077497c"/>
    </style:style>
    <style:style style:name="T146" style:family="text">
      <style:text-properties officeooo:rsid="00775295"/>
    </style:style>
    <style:style style:name="T147" style:family="text">
      <style:text-properties officeooo:rsid="007a69b1"/>
    </style:style>
    <style:style style:name="T148" style:family="text">
      <style:text-properties officeooo:rsid="007c66ca"/>
    </style:style>
    <style:style style:name="T149" style:family="text">
      <style:text-properties officeooo:rsid="007cf87b"/>
    </style:style>
    <style:style style:name="T150" style:family="text">
      <style:text-properties officeooo:rsid="007dded7"/>
    </style:style>
    <style:style style:name="T151" style:family="text">
      <style:text-properties officeooo:rsid="007f208f"/>
    </style:style>
    <style:style style:name="T152" style:family="text">
      <style:text-properties officeooo:rsid="007fd0e7"/>
    </style:style>
    <style:style style:name="T153" style:family="text">
      <style:text-properties officeooo:rsid="0081cd69"/>
    </style:style>
    <style:style style:name="T154" style:family="text">
      <style:text-properties officeooo:rsid="00843126"/>
    </style:style>
    <style:style style:name="T155" style:family="text">
      <style:text-properties fo:font-size="14pt" style:font-size-asian="14pt" style:font-size-complex="14pt"/>
    </style:style>
    <style:style style:name="T156" style:family="text">
      <style:text-properties fo:font-size="14pt" officeooo:rsid="00775295" style:font-size-asian="14pt" style:font-size-complex="14pt"/>
    </style:style>
    <style:style style:name="T157" style:family="text">
      <style:text-properties officeooo:rsid="008b5d6b"/>
    </style:style>
    <style:style style:name="T158" style:family="text">
      <style:text-properties officeooo:rsid="008b83cb"/>
    </style:style>
    <style:style style:name="T159" style:family="text">
      <style:text-properties officeooo:rsid="008bb774"/>
    </style:style>
    <style:style style:name="T160" style:family="text">
      <style:text-properties officeooo:rsid="008bcc41"/>
    </style:style>
    <style:style style:name="T161" style:family="text">
      <style:text-properties style:font-name="Times New Roman3" fo:font-size="14pt" officeooo:rsid="00879dbb"/>
    </style:style>
    <style:style style:name="T162" style:family="text">
      <style:text-properties style:font-name="Times New Roman3" fo:font-size="14pt" officeooo:rsid="008bcc41"/>
    </style:style>
    <style:style style:name="T163" style:family="text">
      <style:text-properties fo:font-style="normal" style:font-style-asian="normal" style:font-style-complex="normal"/>
    </style:style>
    <style:style style:name="T164" style:family="text">
      <style:text-properties fo:font-style="normal" officeooo:rsid="008ef5da" style:font-style-asian="normal" style:font-style-complex="normal"/>
    </style:style>
    <style:style style:name="T165" style:family="text">
      <style:text-properties fo:font-style="normal" officeooo:rsid="008f690e" style:font-style-asian="normal" style:font-style-complex="normal"/>
    </style:style>
    <style:style style:name="T166" style:family="text">
      <style:text-properties fo:font-style="normal" officeooo:rsid="0090b768" style:font-style-asian="normal" style:font-style-complex="normal"/>
    </style:style>
    <style:style style:name="T167" style:family="text">
      <style:text-properties fo:font-style="normal" officeooo:rsid="00aa7a2f" style:font-style-asian="normal" style:font-style-complex="normal"/>
    </style:style>
    <style:style style:name="T168" style:family="text">
      <style:text-properties fo:font-style="normal" officeooo:rsid="00abce28" style:font-style-asian="normal" style:font-style-complex="normal"/>
    </style:style>
    <style:style style:name="T169" style:family="text">
      <style:text-properties fo:font-style="normal" officeooo:rsid="00abfbf8" style:font-style-asian="normal" style:font-style-complex="normal"/>
    </style:style>
    <style:style style:name="T170" style:family="text">
      <style:text-properties fo:font-style="normal" officeooo:rsid="00b3d23f" style:font-style-asian="normal" style:font-style-complex="normal"/>
    </style:style>
    <style:style style:name="T171" style:family="text">
      <style:text-properties fo:font-style="normal" officeooo:rsid="00b855e6" style:font-style-asian="normal" style:font-style-complex="normal"/>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officeooo:rsid="009dfaac"/>
    </style:style>
    <style:style style:name="T174" style:family="text">
      <style:text-properties officeooo:rsid="009fb7b7"/>
    </style:style>
    <style:style style:name="T175" style:family="text">
      <style:text-properties officeooo:rsid="00a18cf9"/>
    </style:style>
    <style:style style:name="T176" style:family="text">
      <style:text-properties officeooo:rsid="00a88793"/>
    </style:style>
    <style:style style:name="T177" style:family="text">
      <style:text-properties officeooo:rsid="00aa7a2f"/>
    </style:style>
    <style:style style:name="T178" style:family="text">
      <style:text-properties officeooo:rsid="00abce28"/>
    </style:style>
    <style:style style:name="T179" style:family="text">
      <style:text-properties officeooo:rsid="008d5881"/>
    </style:style>
    <style:style style:name="T180" style:family="text">
      <style:text-properties officeooo:rsid="008ef5da"/>
    </style:style>
    <style:style style:name="T181" style:family="text">
      <style:text-properties officeooo:rsid="00ad0f70"/>
    </style:style>
    <style:style style:name="T182" style:family="text">
      <style:text-properties officeooo:rsid="00ae8776"/>
    </style:style>
    <style:style style:name="T183" style:family="text">
      <style:text-properties officeooo:rsid="00b58d42"/>
    </style:style>
    <style:style style:name="T184" style:family="text">
      <style:text-properties officeooo:rsid="00b7c943"/>
    </style:style>
    <style:style style:name="T185" style:family="text">
      <style:text-properties officeooo:rsid="00b855e6"/>
    </style:style>
    <style:style style:name="T186" style:family="text">
      <style:text-properties officeooo:rsid="00b9dadc"/>
    </style:style>
    <style:style style:name="T187" style:family="text">
      <style:text-properties officeooo:rsid="00be89e4"/>
    </style:style>
    <style:style style:name="T188" style:family="text">
      <style:text-properties officeooo:rsid="002c8d75"/>
    </style:style>
    <style:style style:name="T189" style:family="text">
      <style:text-properties officeooo:rsid="00c8d57a"/>
    </style:style>
    <style:style style:name="T190" style:family="text">
      <style:text-properties officeooo:rsid="00c9fa93"/>
    </style:style>
    <style:style style:name="T191" style:family="text">
      <style:text-properties officeooo:rsid="00cf63e1"/>
    </style:style>
    <style:style style:name="T192" style:family="text">
      <style:text-properties text:display="true"/>
    </style:style>
    <style:style style:name="T193" style:family="text">
      <style:text-properties style:font-name="Calibri" fo:font-size="11pt" fo:language="ru" fo:country="UA" style:letter-kerning="true" style:font-size-asian="11pt" style:language-asian="ru" style:country-asian="UA"/>
    </style:style>
    <style:style style:name="T194" style:family="text">
      <style:text-properties officeooo:rsid="00ebb25b"/>
    </style:style>
    <style:style style:name="T195" style:family="text">
      <style:text-properties officeooo:rsid="00f1e81a"/>
    </style:style>
    <style:style style:name="T196" style:family="text">
      <style:text-properties officeooo:rsid="00f2d89d"/>
    </style:style>
    <style:style style:name="T197" style:family="text">
      <style:text-properties officeooo:rsid="00f7aebd"/>
    </style:style>
    <style:style style:name="T198" style:family="text">
      <style:text-properties officeooo:rsid="00fb9f91"/>
    </style:style>
    <style:style style:name="T199" style:family="text">
      <style:text-properties officeooo:rsid="00fd2b38"/>
    </style:style>
    <style:style style:name="T200" style:family="text">
      <style:text-properties officeooo:rsid="00fd2d38"/>
    </style:style>
    <style:style style:name="T201" style:family="text">
      <style:text-properties officeooo:rsid="0104cb34"/>
    </style:style>
    <style:style style:name="T202" style:family="text">
      <style:text-properties fo:background-color="#00ff00" loext:char-shading-value="0"/>
    </style:style>
    <style:style style:name="T203" style:family="text">
      <style:text-properties officeooo:rsid="0108e280"/>
    </style:style>
    <style:style style:name="T204" style:family="text">
      <style:text-properties officeooo:rsid="0112370a"/>
    </style:style>
    <style:style style:name="T205" style:family="text">
      <style:text-properties officeooo:rsid="01131113"/>
    </style:style>
    <style:style style:name="T206" style:family="text">
      <style:text-properties officeooo:rsid="0113cab3"/>
    </style:style>
    <style:style style:name="fr1" style:family="graphic" style:parent-style-name="Formula">
      <style:graphic-properties style:vertical-pos="from-top" draw:ole-draw-aspect="1"/>
    </style:style>
    <style:style style:name="fr2"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1909in" fo:min-width="3.7535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0.2665in" fo:min-width="3.7661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8"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10"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11"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12"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13"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15"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4"><draw:custom-shape text:anchor-type="char" draw:z-index="106" draw:name="Прямоугольник 1" draw:style-name="gr13" draw:text-style-name="P295"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3">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5"/>
      <text:p text:style-name="P25">КУРСОВА РОБОТА</text:p>
      <text:p text:style-name="P29" loext:marker-style-name="T43"><text:span text:style-name="T43">з ________________</text:span><text:span text:style-name="T75">__</text:span><text:span text:style-name="T43">_</text:span><text:span text:style-name="T52">Основи програмування</text:span><text:span text:style-name="T43">____</text:span><text:span text:style-name="T75">_</text:span><text:span text:style-name="T43">_</text:span><text:span text:style-name="T75">_</text:span><text:span text:style-name="T43">_____________</text:span></text:p>
      <text:p text:style-name="P48">(назва дисципліни)</text:p>
      <text:p text:style-name="P197" loext:marker-style-name="T43"><text:span text:style-name="T43">на тему:__</text:span><text:span text:style-name="T91">Р</text:span><text:span text:style-name="T92">озв'язання СЛАР точними методами</text:span><text:span text:style-name="T43">__</text:span><text:span text:style-name="T73">_</text:span><text:span text:style-name="T43">_____________________</text:span></text:p>
      <text:p text:style-name="P29" loext:marker-style-name="T43"><text:span text:style-name="T43">____________________________________________________________</text:span></text:p>
      <text:p text:style-name="P200" loext:marker-style-name="T43"/>
      <text:p text:style-name="P6">Студента (ки, ів) __<text:span text:style-name="T5">1</text:span>__ курсу, групи _<text:span text:style-name="T5">ІП-35</text:span>_ </text:p>
      <text:p text:style-name="P27">Адаменко Арсен Богданович</text:p>
      <text:p text:style-name="P28"><text:span text:style-name="T46"/></text:p>
      <text:p text:style-name="P28"><text:span text:style-name="T43">Спеціальності 121 «</text:span><text:span text:style-name="T47">Інженерія програмного забезпечення</text:span><text:span text:style-name="T43">»</text:span></text:p>
      <text:p text:style-name="P9"><text:s/></text:p>
      <text:p text:style-name="P11">Керівник</text:p>
      <text:p text:style-name="P11"><text:span text:style-name="T194">_____________________</text:span>___<text:span text:style-name="T6">Головченко М.М</text:span>_</text:p>
      <text:p text:style-name="P7">(посада, вчене звання, науковий ступінь, прізвище та ініціали) </text:p>
      <text:p text:style-name="P10"/>
      <text:p text:style-name="P8">Кількість балів: _______________________</text:p>
      <text:p text:style-name="P8">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03" loext:marker-style-name="T45"/>
            <text:p text:style-name="P198" loext:marker-style-name="T106"><text:span text:style-name="T44">Члени комісії</text:span></text:p>
          </table:table-cell>
          <table:table-cell table:style-name="Таблица1.B1" office:value-type="string">
            <text:p text:style-name="P203" loext:marker-style-name="T45"/>
          </table:table-cell>
          <table:table-cell table:style-name="Таблица1.A1" office:value-type="string">
            <text:p text:style-name="P203" loext:marker-style-name="T45"/>
          </table:table-cell>
          <table:table-cell table:style-name="Таблица1.B1" office:value-type="string">
            <text:p text:style-name="P203" loext:marker-style-name="T45"/>
          </table:table-cell>
        </table:table-row>
        <table:table-row table:style-name="Таблица1.1">
          <table:table-cell table:style-name="Таблица1.A1" office:value-type="string">
            <text:p text:style-name="P203" loext:marker-style-name="T45"/>
          </table:table-cell>
          <table:table-cell table:style-name="Таблица1.B2" office:value-type="string">
            <text:p text:style-name="P205" loext:marker-style-name="T45"><text:span text:style-name="T44">(підпис)</text:span></text:p>
          </table:table-cell>
          <table:table-cell table:style-name="Таблица1.A1" office:value-type="string">
            <text:p text:style-name="P198" loext:marker-style-name="T107"/>
          </table:table-cell>
          <table:table-cell table:style-name="Таблица1.B2" office:value-type="string">
            <text:p text:style-name="P205" loext:marker-style-name="T45"><text:span text:style-name="T44">(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03" loext:marker-style-name="T45"/>
          </table:table-cell>
          <table:table-cell table:style-name="Таблица1.B1" office:value-type="string">
            <text:p text:style-name="P203" loext:marker-style-name="T45"/>
          </table:table-cell>
          <table:table-cell table:style-name="Таблица1.A1" office:value-type="string">
            <text:p text:style-name="P203" loext:marker-style-name="T45"/>
          </table:table-cell>
          <table:table-cell table:style-name="Таблица1.B1" office:value-type="string">
            <text:p text:style-name="P203" loext:marker-style-name="T45"/>
          </table:table-cell>
        </table:table-row>
        <table:table-row table:style-name="Таблица1.1">
          <table:table-cell table:style-name="Таблица1.A1" office:value-type="string">
            <text:p text:style-name="P203" loext:marker-style-name="T45"/>
          </table:table-cell>
          <table:table-cell table:style-name="Таблица1.B2" office:value-type="string">
            <text:p text:style-name="P205" loext:marker-style-name="T45"><text:span text:style-name="T44">(підпис)</text:span></text:p>
          </table:table-cell>
          <table:table-cell table:style-name="Таблица1.A1" office:value-type="string">
            <text:p text:style-name="P198" loext:marker-style-name="T107"/>
          </table:table-cell>
          <table:table-cell table:style-name="Таблица1.B2" office:value-type="string">
            <text:p text:style-name="P205" loext:marker-style-name="T45"><text:span text:style-name="T44">(посада, вчене звання, науковий ступінь, прізвище та ініціали)</text:span></text:p>
          </table:table-cell>
        </table:table-row>
      </table:table>
      <text:p text:style-name="P29"/>
      <text:p text:style-name="P29">Київ- 202_ рік</text:p>
      <text:p text:style-name="P206" loext:marker-style-name="T48"><draw:custom-shape text:anchor-type="char" draw:z-index="128" draw:name="Прямоугольник 3" draw:style-name="gr7" draw:text-style-name="P295"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8">КИЇВСЬКИЙ ПОЛІТЕХНІЧНИЙ ІНСТИТУТ ім. І. Сікорського</text:span></text:p>
      <text:p text:style-name="P47" loext:marker-style-name="T85"><draw:line text:anchor-type="char" draw:z-index="129" draw:name="Прямая соединительная линия 24" draw:style-name="gr6" draw:text-style-name="P294" svg:x1="0.1126in" svg:y1="0.0189in" svg:x2="6.7126in" svg:y2="0.0197in"><text:p/></draw:line><text:span text:style-name="T85">(назва вищого навчального закладу)</text:span></text:p>
      <text:p text:style-name="P207" loext:marker-style-name="T48"><text:span text:style-name="T48">Кафедра інформатики та програмної інженерії</text:span></text:p>
      <text:p text:style-name="P49"/>
      <text:p text:style-name="P47" loext:marker-style-name="T90"><text:span text:style-name="T88">Дисципліна <text:s/></text:span><text:span text:style-name="T90">Основи програмування</text:span></text:p>
      <text:p text:style-name="P213" loext:marker-style-name="T90"/>
      <text:p text:style-name="P47" loext:marker-style-name="T88"><text:span text:style-name="T88">Напрям "ІПЗ"</text:span></text:p>
      <text:p text:style-name="P214" loext:marker-style-name="T88"/>
      <text:p text:style-name="P47" loext:marker-style-name="T98"><text:span text:style-name="T88">Курс </text:span><text:span text:style-name="T90"><text:s/></text:span><text:span text:style-name="T98">1</text:span><text:span text:style-name="T90"> <text:s text:c="9"/></text:span><text:span text:style-name="T88">Група </text:span><text:span text:style-name="T90"><text:s text:c="9"/>ІП-</text:span><text:span text:style-name="T93">35</text:span><text:span text:style-name="T90"> <text:s text:c="9"/></text:span><text:span text:style-name="T88"><text:tab/><text:tab/><text:tab/><text:tab/>Семестр </text:span><text:span text:style-name="T90"><text:s text:c="2"/></text:span><text:span text:style-name="T98">2</text:span></text:p>
      <text:p text:style-name="P213" loext:marker-style-name="T90"/>
      <text:p text:style-name="P213" loext:marker-style-name="T90"/>
      <text:p text:style-name="P50"/>
      <text:p text:style-name="P207" loext:marker-style-name="T48"><text:span text:style-name="T48">ЗАВДАННЯ</text:span></text:p>
      <text:p text:style-name="P207" loext:marker-style-name="T48"><text:span text:style-name="T48">на курсову роботу студента</text:span></text:p>
      <text:p text:style-name="P209" loext:marker-style-name="T48"><text:span text:style-name="T48"/></text:p>
      <text:p text:style-name="P43">Адаменко Арсен Богданович</text:p>
      <text:p text:style-name="P47"><draw:line text:anchor-type="char" draw:z-index="130" draw:name="Прямая соединительная линия 23" draw:style-name="gr6" draw:text-style-name="P294" svg:x1="-0.0591in" svg:y1="0.0543in" svg:x2="6.3409in" svg:y2="0.0551in"><text:p/></draw:line><text:span text:style-name="T86">(прізвище, ім’я, по батькові</text:span><text:span text:style-name="T87">)</text:span></text:p>
      <text:p text:style-name="P51"/>
      <text:p text:style-name="P210" loext:marker-style-name="T89"><text:span text:style-name="T89">1. Тема роботи </text:span><draw:line text:anchor-type="char" draw:z-index="131" draw:name="Прямая соединительная линия 22" draw:style-name="gr6" draw:text-style-name="P294" svg:x1="1.2118in" svg:y1="0.1898in" svg:x2="6.3945in" svg:y2="0.1898in"><text:p/></draw:line><text:span text:style-name="T89"><text:s text:c="7"/></text:span><text:span text:style-name="T97">Р</text:span><text:span text:style-name="T96">озв'язання СЛАР точними методами</text:span></text:p>
      <text:p text:style-name="P41"><draw:line text:anchor-type="char" draw:z-index="132" draw:name="Прямая соединительная линия 17" draw:style-name="gr6" draw:text-style-name="P294" svg:x1="-0.0055in" svg:y1="0.189in" svg:x2="6.3945in" svg:y2="0.1898in"><text:p/></draw:line></text:p>
      <text:p text:style-name="P41"><draw:line text:anchor-type="char" draw:z-index="133" draw:name="Прямая соединительная линия 18" draw:style-name="gr6" draw:text-style-name="P294" svg:x1="-0.0055in" svg:y1="0.189in" svg:x2="6.3945in" svg:y2="0.1898in"><text:p/></draw:line></text:p>
      <text:p text:style-name="P41"><draw:line text:anchor-type="char" draw:z-index="23" draw:name="Прямая соединительная линия 19" draw:style-name="gr6" draw:text-style-name="P294" svg:x1="-0.0055in" svg:y1="0.189in" svg:x2="6.3945in" svg:y2="0.1898in"><text:p/></draw:line></text:p>
      <text:p text:style-name="P211" loext:marker-style-name="T89"><text:span text:style-name="T89">2. Строк здачі студентом закінченої роботи </text:span><draw:line text:anchor-type="char" draw:z-index="108" draw:name="Прямая соединительная линия 21" draw:style-name="gr6" draw:text-style-name="P294" svg:x1="3.2118in" svg:y1="0.1898in" svg:x2="6.3945in" svg:y2="0.1898in"><text:p/></draw:line><text:span text:style-name="T89"><text:s text:c="6"/>!!!!!!!!!!!!!!!</text:span></text:p>
      <text:p text:style-name="P212" loext:marker-style-name="T94"><text:span text:style-name="T94">3. Вихідні дані до роботи </text:span><draw:line text:anchor-type="char" draw:z-index="110" draw:name="Прямая соединительная линия 20" draw:style-name="gr6" draw:text-style-name="P294" svg:x1="1.8992in" svg:y1="0.189in" svg:x2="6.3945in" svg:y2="0.1898in"><text:p/></draw:line><text:span text:style-name="T94"><text:s text:c="12"/></text:span><text:span text:style-name="T95">Технічне завдання додаток А</text:span></text:p>
      <text:p text:style-name="P44"><draw:line text:anchor-type="char" draw:z-index="112" draw:name="Прямая соединительная линия 16" draw:style-name="gr6" draw:text-style-name="P294" svg:x1="-0.0055in" svg:y1="0.189in" svg:x2="6.3945in" svg:y2="0.1898in"><text:p/></draw:line></text:p>
      <text:p text:style-name="P44"><draw:line text:anchor-type="char" draw:z-index="124" draw:name="Прямая соединительная линия 15" draw:style-name="gr6" draw:text-style-name="P294" svg:x1="-0.0055in" svg:y1="0.189in" svg:x2="6.3945in" svg:y2="0.1898in"><text:p/></draw:line></text:p>
      <text:p text:style-name="P44"><draw:line text:anchor-type="char" draw:z-index="125" draw:name="Прямая соединительная линия 14" draw:style-name="gr6" draw:text-style-name="P294" svg:x1="-0.0055in" svg:y1="0.189in" svg:x2="6.3945in" svg:y2="0.1898in"><text:p/></draw:line></text:p>
      <text:p text:style-name="P212" loext:marker-style-name="T94"><text:span text:style-name="T94">4. Зміст розрахунково-пояснювальної записки (перелік питань, які підлягають розробці)</text:span></text:p>
      <text:p text:style-name="P45">ВСТУП, ПОСТАНОВКА ЗАДАЧІ, ТЕОРЕТИЧНІ ВІДОМОСТІ, ОПИС АЛГОРИТМІВ,</text:p>
      <text:p text:style-name="P45"><draw:line text:anchor-type="char" draw:z-index="126" draw:name="Прямая соединительная линия 12" draw:style-name="gr6" draw:text-style-name="P294" svg:x1="-0.0146in" svg:y1="-0.0791in" svg:x2="6.3854in" svg:y2="-0.0783in"><text:p/></draw:line>ОПИС ПРОГРАМНОГО ЗАБЕЗПЕЧЕННЯ, ТЕСТУВАННЯ ПРОГРАМНОГО</text:p>
      <text:p text:style-name="P45"><draw:line text:anchor-type="char" draw:z-index="11" draw:name="Прямая соединительная линия 11" draw:style-name="gr6" draw:text-style-name="P294" svg:x1="-0.0146in" svg:y1="-0.0791in" svg:x2="6.3854in" svg:y2="-0.0783in"><text:p/></draw:line>ЗАБЕЗПЕЧЕННЯ, ВИСНОВКИ, ПЕРЕЛІК ПОСИЛАНЬ, ДОДАТОК А ТЕХНІЧНЕ</text:p>
      <text:p text:style-name="P45"><draw:line text:anchor-type="char" draw:z-index="12" draw:name="Прямая соединительная линия 10" draw:style-name="gr6" draw:text-style-name="P294" svg:x1="-0.0146in" svg:y1="-0.0791in" svg:x2="6.3854in" svg:y2="-0.0783in"><text:p/></draw:line>ЗАВДАННЯ, ДОДАТОК Б ТЕКСТИ ПРОГРАМНОГО КОДУ</text:p>
      <text:p text:style-name="P44"><draw:line text:anchor-type="char" draw:z-index="25" draw:name="Прямая соединительная линия 9" draw:style-name="gr6" draw:text-style-name="P294" svg:x1="-0.0146in" svg:y1="-0.0791in" svg:x2="6.3854in" svg:y2="-0.0783in"><text:p/></draw:line></text:p>
      <text:p text:style-name="P44"><draw:line text:anchor-type="char" draw:z-index="26" draw:name="Прямая соединительная линия 8" draw:style-name="gr6" draw:text-style-name="P294" svg:x1="-0.0146in" svg:y1="-0.0791in" svg:x2="6.3854in" svg:y2="-0.0783in"><text:p/></draw:line></text:p>
      <text:p text:style-name="P165" loext:marker-style-name="T99"><text:span text:style-name="T99">5. Перел</text:span><draw:line text:anchor-type="char" draw:z-index="27" draw:name="Прямая соединительная линия 13" draw:style-name="gr6" draw:text-style-name="P294" svg:x1="-0.0146in" svg:y1="-0.0791in" svg:x2="6.3854in" svg:y2="-0.0783in"><text:p/></draw:line><text:span text:style-name="T99">ік графічного матеріалу ( з точним зазначенням обов’язкових креслень)</text:span></text:p>
      <text:p text:style-name="P42"><text:soft-page-break/></text:p>
      <text:p text:style-name="P42"><draw:line text:anchor-type="char" draw:z-index="38" draw:name="Прямая соединительная линия 4" draw:style-name="gr6" draw:text-style-name="P294" svg:x1="-0.0055in" svg:y1="-0.0701in" svg:x2="6.3945in" svg:y2="-0.0693in"><text:p/></draw:line></text:p>
      <text:p text:style-name="P42"><draw:line text:anchor-type="char" draw:z-index="66" draw:name="Прямая соединительная линия 5" draw:style-name="gr6" draw:text-style-name="P294" svg:x1="-0.0055in" svg:y1="-0.0701in" svg:x2="6.3945in" svg:y2="-0.0693in"><text:p/></draw:line></text:p>
      <text:p text:style-name="P46"><draw:line text:anchor-type="char" draw:z-index="1" draw:name="Прямая соединительная линия 6" draw:style-name="gr6" draw:text-style-name="P294" svg:x1="-0.0055in" svg:y1="-0.0701in" svg:x2="6.3945in" svg:y2="-0.0693in"><text:p/></draw:line><text:span text:style-name="T99">6. Дата видачі завдання </text:span><draw:line text:anchor-type="char" draw:z-index="7" draw:name="Прямая соединительная линия 7" draw:style-name="gr6" draw:text-style-name="P294" svg:x1="1.7744in" svg:y1="0.189in" svg:x2="6.3945in" svg:y2="0.1898in"><text:p/></draw:line><draw:custom-shape text:anchor-type="char" draw:z-index="13" draw:name="Прямоугольник 4" draw:style-name="gr16" draw:text-style-name="P295"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99"><text:s text:c="5"/></text:span><text:span text:style-name="T101">03 квітня </text:span><text:span text:style-name="T102">2024</text:span></text:p>
      <text:p text:style-name="P40"/>
      <text:p text:style-name="P39">КАЛЕНДАРНИЙ ПЛАН</text:p>
      <text:p text:style-name="P35"/>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52" loext:marker-style-name="T43">№ п/п</text:p>
          </table:table-cell>
          <table:table-cell table:style-name="Таблица2.A1" office:value-type="string">
            <text:p text:style-name="P52" loext:marker-style-name="T37"><text:span text:style-name="T37">Назва етапів курсової роботи</text:span></text:p>
          </table:table-cell>
          <table:table-cell table:style-name="Таблица2.A1" office:value-type="string">
            <text:p text:style-name="P52" loext:marker-style-name="T37"><text:span text:style-name="T37">Термін виконання етапів роботи</text:span></text:p>
          </table:table-cell>
          <table:table-cell table:style-name="Таблица2.A1" office:value-type="string">
            <text:p text:style-name="P52" loext:marker-style-name="T37"><text:span text:style-name="T37">Підписи керівника, студента</text:span></text:p>
          </table:table-cell>
        </table:table-row>
        <table:table-row table:style-name="Таблица2.2">
          <table:table-cell table:style-name="Таблица2.A2" office:value-type="string">
            <text:p text:style-name="P52">1.</text:p>
          </table:table-cell>
          <table:table-cell table:style-name="Таблица2.B2" office:value-type="string">
            <text:p text:style-name="P217" loext:marker-style-name="T37"><text:span text:style-name="T37">Отримання теми курсової роботи</text:span></text:p>
          </table:table-cell>
          <table:table-cell table:style-name="Таблица2.C2" office:value-type="string">
            <text:p text:style-name="P220" loext:marker-style-name="T37">03 квітня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2.</text:p>
          </table:table-cell>
          <table:table-cell table:style-name="Таблица2.B2" office:value-type="string">
            <text:p text:style-name="P217" loext:marker-style-name="T37"><text:span text:style-name="T37">Підготовка ТЗ</text:span></text:p>
          </table:table-cell>
          <table:table-cell table:style-name="Таблица2.C2" office:value-type="string">
            <text:p text:style-name="P220" loext:marker-style-name="T37">03 квітня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3.</text:p>
          </table:table-cell>
          <table:table-cell table:style-name="Таблица2.B2" office:value-type="string">
            <text:p text:style-name="P217" loext:marker-style-name="T37"><text:span text:style-name="T37">Пошук та вивчення літератури з питань курсової роботи</text:span></text:p>
          </table:table-cell>
          <table:table-cell table:style-name="Таблица2.C2" office:value-type="string">
            <text:p text:style-name="P222" loext:marker-style-name="T37">22 квітня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4.</text:p>
          </table:table-cell>
          <table:table-cell table:style-name="Таблица2.B2" office:value-type="string">
            <text:p text:style-name="P217" loext:marker-style-name="T37"><text:span text:style-name="T37">Розробка сценарію роботи програми</text:span></text:p>
          </table:table-cell>
          <table:table-cell table:style-name="Таблица2.C2" office:value-type="string">
            <text:p text:style-name="P223" loext:marker-style-name="T37"><text:span text:style-name="T176">06</text:span> <text:span text:style-name="T176">травня</text:span>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6.</text:p>
          </table:table-cell>
          <table:table-cell table:style-name="Таблица2.B2" office:value-type="string">
            <text:p text:style-name="P217" loext:marker-style-name="T37"><text:span text:style-name="T37">Узгодження <text:s/>сценарію роботи програми з керівником</text:span></text:p>
          </table:table-cell>
          <table:table-cell table:style-name="Таблица2.C2" office:value-type="string">
            <text:p text:style-name="P224" loext:marker-style-name="T37">15 травня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5.</text:p>
          </table:table-cell>
          <table:table-cell table:style-name="Таблица2.B2" office:value-type="string">
            <text:p text:style-name="P217" loext:marker-style-name="T37"><text:span text:style-name="T37">Розробка (вибір) алгоритму рішення задачі</text:span></text:p>
          </table:table-cell>
          <table:table-cell table:style-name="Таблица2.C2" office:value-type="string">
            <text:p text:style-name="P223" loext:marker-style-name="T37"><text:span text:style-name="T176">06</text:span> <text:span text:style-name="T176">травня</text:span>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6.</text:p>
          </table:table-cell>
          <table:table-cell table:style-name="Таблица2.B2" office:value-type="string">
            <text:p text:style-name="P217" loext:marker-style-name="T37"><text:span text:style-name="T37">Узгодження <text:s/>алгоритму з керівником</text:span></text:p>
          </table:table-cell>
          <table:table-cell table:style-name="Таблица2.C2" office:value-type="string">
            <text:p text:style-name="P224" loext:marker-style-name="T37">15 травня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7.</text:p>
          </table:table-cell>
          <table:table-cell table:style-name="Таблица2.B2" office:value-type="string">
            <text:p text:style-name="P217" loext:marker-style-name="T37"><text:span text:style-name="T37">Узгодження з керівником інтерфейсу користувача</text:span></text:p>
          </table:table-cell>
          <table:table-cell table:style-name="Таблица2.C2" office:value-type="string">
            <text:p text:style-name="P224" loext:marker-style-name="T37">8 травня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8.</text:p>
          </table:table-cell>
          <table:table-cell table:style-name="Таблица2.B2" office:value-type="string">
            <text:p text:style-name="P217" loext:marker-style-name="T37"><text:span text:style-name="T37">Розробка програмного забезпечення</text:span></text:p>
          </table:table-cell>
          <table:table-cell table:style-name="Таблица2.C2" office:value-type="string">
            <text:p text:style-name="P223" loext:marker-style-name="T37"><text:span text:style-name="T176">01</text:span> <text:span text:style-name="T176">травня</text:span>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9.</text:p>
          </table:table-cell>
          <table:table-cell table:style-name="Таблица2.B2" office:value-type="string">
            <text:p text:style-name="P217" loext:marker-style-name="T37"><text:span text:style-name="T37">Налагодження розрахункової частини програми</text:span></text:p>
          </table:table-cell>
          <table:table-cell table:style-name="Таблица2.C2" office:value-type="string">
            <text:p text:style-name="P224" loext:marker-style-name="T37">15 травня 2024</text:p>
          </table:table-cell>
          <table:table-cell table:style-name="Таблица2.D2" office:value-type="string">
            <text:p text:style-name="P221" loext:marker-style-name="T37"/>
          </table:table-cell>
        </table:table-row>
        <table:table-row table:style-name="Таблица2.12">
          <table:table-cell table:style-name="Таблица2.A2" office:value-type="string">
            <text:p text:style-name="P52">10.</text:p>
          </table:table-cell>
          <table:table-cell table:style-name="Таблица2.B2" office:value-type="string">
            <text:p text:style-name="P217" loext:marker-style-name="T37"><text:span text:style-name="T37">Розробка та налагодження інтерфейсної частини програми</text:span></text:p>
          </table:table-cell>
          <table:table-cell table:style-name="Таблица2.C2" office:value-type="string">
            <text:p text:style-name="P224" loext:marker-style-name="T37">15 травня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11.</text:p>
          </table:table-cell>
          <table:table-cell table:style-name="Таблица2.B2" office:value-type="string">
            <text:p text:style-name="P217" loext:marker-style-name="T37"><text:span text:style-name="T37">Узгодження з керівником набору тестів для контрольного прикладу</text:span></text:p>
          </table:table-cell>
          <table:table-cell table:style-name="Таблица2.C2" office:value-type="string">
            <text:p text:style-name="P225" loext:marker-style-name="T37">17 травня 2024</text:p>
          </table:table-cell>
          <table:table-cell table:style-name="Таблица2.D2" office:value-type="string">
            <text:p text:style-name="P221" loext:marker-style-name="T37"/>
          </table:table-cell>
        </table:table-row>
        <table:table-row table:style-name="Таблица2.3">
          <table:table-cell table:style-name="Таблица2.A2" office:value-type="string">
            <text:p text:style-name="P52">12.</text:p>
          </table:table-cell>
          <table:table-cell table:style-name="Таблица2.B2" office:value-type="string">
            <text:p text:style-name="P217" loext:marker-style-name="T37"><text:span text:style-name="T37">Тестування програми</text:span></text:p>
          </table:table-cell>
          <table:table-cell table:style-name="Таблица2.C2" office:value-type="string">
            <text:p text:style-name="P225" loext:marker-style-name="T37">18 травня 2024</text:p>
          </table:table-cell>
          <table:table-cell table:style-name="Таблица2.D2" office:value-type="string">
            <text:p text:style-name="P221" loext:marker-style-name="T37"/>
          </table:table-cell>
        </table:table-row>
        <table:table-row table:style-name="Таблица2.12">
          <table:table-cell table:style-name="Таблица2.A2" office:value-type="string">
            <text:p text:style-name="P52">13.</text:p>
          </table:table-cell>
          <table:table-cell table:style-name="Таблица2.B2" office:value-type="string">
            <text:p text:style-name="P217" loext:marker-style-name="T37"><text:span text:style-name="T37">Підготовка пояснювальної записки</text:span></text:p>
          </table:table-cell>
          <table:table-cell table:style-name="Таблица2.C2" office:value-type="string">
            <text:p text:style-name="P221" loext:marker-style-name="T37"/>
          </table:table-cell>
          <table:table-cell table:style-name="Таблица2.D2" office:value-type="string">
            <text:p text:style-name="P221" loext:marker-style-name="T37"/>
          </table:table-cell>
        </table:table-row>
        <table:table-row table:style-name="Таблица2.12">
          <table:table-cell table:style-name="Таблица2.A2" office:value-type="string">
            <text:p text:style-name="P52">14.</text:p>
          </table:table-cell>
          <table:table-cell table:style-name="Таблица2.B2" office:value-type="string">
            <text:p text:style-name="P217" loext:marker-style-name="T37"><text:span text:style-name="T37">Здача курсової роботи <text:s/>на перевірку</text:span></text:p>
          </table:table-cell>
          <table:table-cell table:style-name="Таблица2.C2" office:value-type="string">
            <text:p text:style-name="P221" loext:marker-style-name="T37"/>
          </table:table-cell>
          <table:table-cell table:style-name="Таблица2.D2" office:value-type="string">
            <text:p text:style-name="P221" loext:marker-style-name="T37"/>
          </table:table-cell>
        </table:table-row>
        <table:table-row table:style-name="Таблица2.17">
          <table:table-cell table:style-name="Таблица2.A2" office:value-type="string">
            <text:p text:style-name="P52">15.</text:p>
          </table:table-cell>
          <table:table-cell table:style-name="Таблица2.B2" office:value-type="string">
            <text:p text:style-name="P217" loext:marker-style-name="T37"><text:span text:style-name="T37">Захист курсової роботи</text:span></text:p>
          </table:table-cell>
          <table:table-cell table:style-name="Таблица2.C2" office:value-type="string">
            <text:p text:style-name="P221" loext:marker-style-name="T37"/>
          </table:table-cell>
          <table:table-cell table:style-name="Таблица2.D2" office:value-type="string">
            <text:p text:style-name="P221" loext:marker-style-name="T37"/>
          </table:table-cell>
        </table:table-row>
      </table:table>
      <text:p text:style-name="P54"/>
      <text:p text:style-name="P54" loext:marker-style-name="T48"><draw:line text:anchor-type="char" draw:z-index="14" draw:name="Прямая соединительная линия 3" draw:style-name="gr6" draw:text-style-name="P294" svg:x1="0.6984in" svg:y1="0.2807in" svg:x2="2.4984in" svg:y2="0.2815in"><text:p/></draw:line><text:span text:style-name="T48">Студент</text:span></text:p>
      <text:p text:style-name="P219" loext:marker-style-name="T86"><text:span text:style-name="T89"><text:s text:c="33"/></text:span><text:span text:style-name="T86">(підпис)</text:span></text:p>
      <text:p text:style-name="P215" loext:marker-style-name="T89"/>
      <text:p text:style-name="P226" loext:marker-style-name="T49"><draw:line text:anchor-type="char" draw:z-index="17" draw:name="Прямая соединительная линия 2" draw:style-name="gr6" draw:text-style-name="P294" svg:x1="0.8472in" svg:y1="0.2217in" svg:x2="2.6472in" svg:y2="0.2224in"><text:p/></draw:line><text:span text:style-name="T114">Керівник <text:s text:c="74"/></text:span><text:span text:style-name="T50">Головченко Максим Миколайович</text:span></text:p>
      <text:p text:style-name="P219" loext:marker-style-name="T49"><draw:line text:anchor-type="char" draw:z-index="18" draw:name="Прямая соединительная линия 1" draw:style-name="gr6" draw:text-style-name="P294" svg:x1="3.6638in" svg:y1="0.0409in" svg:x2="6.2917in" svg:y2="0.0319in"><text:p/></draw:line><text:span text:style-name="T50"/></text:p>
      <text:p text:style-name="P219" loext:marker-style-name="T86"><text:span text:style-name="T89"><text:s text:c="36"/></text:span><text:span text:style-name="T86">(підпис) <text:s text:c="98"/>(прізвище, ім’я, по батькові)</text:span></text:p>
      <text:p text:style-name="P227" loext:marker-style-name="T86"/>
      <text:p text:style-name="P54" loext:marker-style-name="T48"><text:span text:style-name="T51">"___</text:span><text:span text:style-name="T48">" __________________20</text:span><text:span text:style-name="T103">__</text:span><text:span text:style-name="T48"> р.</text:span></text:p>
      <text:p text:style-name="P55"/>
      <text:p text:style-name="P53"><text:span text:style-name="T100"/></text:p>
      <text:p text:style-name="P199" loext:marker-style-name="T48"><draw:custom-shape text:anchor-type="char" draw:z-index="19" draw:name="Прямоугольник 5" draw:style-name="gr15" draw:text-style-name="P295"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48">АНОТАЦІЯ</text:span></text:p>
      <text:p text:style-name="P30"/>
      <text:p text:style-name="Text_20_body"><text:span text:style-name="T43"><text:tab/>Пояснювальна записка до курсової роботи</text:span>: <text:span text:style-name="T46">55</text:span><text:span text:style-name="T104"> </text:span><text:span text:style-name="T46">сторінок</text:span><text:span text:style-name="T104">, </text:span><text:span text:style-name="T46">24</text:span><text:span text:style-name="T104"> рис</text:span><text:span text:style-name="T46">унки</text:span><text:span text:style-name="T104">, </text:span><text:span text:style-name="T46">2</text:span><text:span text:style-name="T104">8 табл</text:span><text:span text:style-name="T46">иць</text:span><text:span text:style-name="T104">, </text:span><text:span text:style-name="T46">4</text:span><text:span text:style-name="T104"> </text:span><text:span text:style-name="T46">посилання</text:span>.</text:p>
      <text:p text:style-name="Text_20_body"><text:span text:style-name="T43">Мета роботи</text:span>: <text:span text:style-name="T43">Метою курсової роботи </text:span><text:span text:style-name="T53">є забезпечення надійності та коректності програмного забезпечення для розв’язання СЛАР різними точними методами.</text:span></text:p>
      <text:p text:style-name="Text_20_body"><text:span text:style-name="T54">Вивчено методи: </text:span><text:span text:style-name="T55">LUP-метод, </text:span><text:span text:style-name="T56">м</text:span><text:span text:style-name="T55">етод Гауса-Холецького, метод обертання.</text:span></text:p>
      <text:p text:style-name="Text_20_body"><text:span text:style-name="T43">Виконана програмна реалізація алгоритму </text:span><text:span text:style-name="T59">LUP-метод</text:span><text:span text:style-name="T60">а</text:span><text:span text:style-name="T59">, </text:span><text:span text:style-name="T60">м</text:span><text:span text:style-name="T59">етод</text:span><text:span text:style-name="T60">а</text:span><text:span text:style-name="T59"> Гауса-Холецького, метод</text:span><text:span text:style-name="T60">а</text:span><text:span text:style-name="T59"> обертання</text:span><text:span text:style-name="T43">.</text:span></text:p>
      <text:p text:style-name="P148"><text:span text:style-name="T43"/></text:p>
      <text:p text:style-name="P148"><text:span text:style-name="T43"/></text:p>
      <text:p text:style-name="P204" loext:marker-style-name="T43"/>
      <text:p text:style-name="P152"><text:span text:style-name="T108">СИСТЕМА ЛІНІЙНИХ РІВНЯНЬ, </text:span><text:span text:style-name="T189">ТОЧНІ МЕТОДИ ВИРІШЕННЯ</text:span>, <text:span text:style-name="T108">LUP-МЕТОД</text:span>, МЕТОД <text:span text:style-name="T108">ГАУСА-ХОЛЕЦЬКОГО</text:span>, МЕТОД <text:span text:style-name="T108">ОБЕРТАННЯ</text:span>.</text:p>
      <text:p text:style-name="P234"><text:span text:style-name="T111">З</text:span><text:span text:style-name="T112">МІСТ</text:span></text:p>
      <text:p text:style-name="P169" loext:marker-style-name="T105"><text:a xlink:type="simple" xlink:href="#_Toc135587135" text:style-name="Index_20_Link" text:visited-style-name="Index_20_Link"><text:span text:style-name="T192">Вступ<text:tab/>5</text:span></text:a></text:p>
      <text:p text:style-name="P170" loext:marker-style-name="T105"><text:a xlink:type="simple" xlink:href="#_Toc135587136" text:style-name="Index_20_Link" text:visited-style-name="Index_20_Link"><text:span text:style-name="T67">1</text:span><text:span text:style-name="T105"><text:tab/></text:span><text:span text:style-name="T43">Постановка задачі</text:span><text:span text:style-name="T192"><text:tab/>6</text:span></text:a></text:p>
      <text:p text:style-name="P170" loext:marker-style-name="T105"><text:a xlink:type="simple" xlink:href="#_Toc135587137" text:style-name="Index_20_Link" text:visited-style-name="Index_20_Link"><text:span text:style-name="T67">2</text:span><text:span text:style-name="T105"><text:tab/></text:span><text:span text:style-name="T43">Теоретичні відомості</text:span><text:span text:style-name="T192"><text:tab/>7</text:span></text:a></text:p>
      <text:p text:style-name="P170" loext:marker-style-name="T105"><text:a xlink:type="simple" xlink:href="#_Toc135587138" text:style-name="Index_20_Link" text:visited-style-name="Index_20_Link"><text:span text:style-name="T67">3</text:span><text:span text:style-name="T105"><text:tab/></text:span><text:span text:style-name="T43">Опис алгоритмів</text:span><text:span text:style-name="T192"><text:tab/>8</text:span></text:a></text:p>
      <text:p text:style-name="P156"><text:span text:style-name="T113">3</text:span><text:a xlink:type="simple" xlink:href="#_Toc135587142" text:style-name="Index_20_Link" text:visited-style-name="Index_20_Link"><text:span text:style-name="T113">.1.</text:span></text:a><text:a xlink:type="simple" xlink:href="#_Toc135587139" text:style-name="Index_20_Link" text:visited-style-name="Index_20_Link"><text:span text:style-name="T193"><text:tab/></text:span><text:span text:style-name="T43">Загальний алгоритм</text:span><text:span text:style-name="T192"><text:tab/>8</text:span></text:a><text:span text:style-name="T192"> <text:s text:c="3"/></text:span></text:p>
      <text:p text:style-name="P156"><text:span text:style-name="T113">3</text:span><text:a xlink:type="simple" xlink:href="#_Toc135587142" text:style-name="Index_20_Link" text:visited-style-name="Index_20_Link"><text:span text:style-name="T113">.2.</text:span></text:a><text:a xlink:type="simple" xlink:href="#3.2.Алгоритм LUP-методу|outline" text:style-name="Internet_20_link" text:visited-style-name="Visited_20_Internet_20_Link"><text:span text:style-name="T125"><text:tab/></text:span><text:span text:style-name="T121">Алгоритм </text:span><text:span text:style-name="T122">LUP-</text:span><text:span text:style-name="T121">методу</text:span><text:span text:style-name="T127"><text:tab/>8</text:span></text:a><text:span text:style-name="T192"> <text:s text:c="3"/></text:span></text:p>
      <text:p text:style-name="P155"><text:span text:style-name="T128">3</text:span><text:a xlink:type="simple" xlink:href="#_Toc135587142" text:style-name="Index_20_Link" text:visited-style-name="Index_20_Link"><text:span text:style-name="T128">.3.</text:span></text:a><text:a xlink:type="simple" xlink:href="#_Toc135587140" text:style-name="Index_20_Link" text:visited-style-name="Index_20_Link"><text:span text:style-name="T123"><text:tab/></text:span></text:a><text:a xlink:type="simple" xlink:href="#3.3.Алгоритм методу Гауса-Холецького|outline" text:style-name="Internet_20_link" text:visited-style-name="Visited_20_Internet_20_Link"><text:span text:style-name="T119">Алгоритм методу </text:span><text:span text:style-name="T120">Гауса-Холецького</text:span><text:span text:style-name="T126"><text:tab/>8</text:span></text:a><text:span text:style-name="T126"> <text:s text:c="3"/></text:span></text:p>
      <text:p text:style-name="P155"><text:span text:style-name="T129">3</text:span><text:a xlink:type="simple" xlink:href="#_Toc135587142" text:style-name="Index_20_Link" text:visited-style-name="Index_20_Link"><text:span text:style-name="T129">.4.</text:span></text:a><text:a xlink:type="simple" xlink:href="#_Toc135587140" text:style-name="Index_20_Link" text:visited-style-name="Index_20_Link"><text:span text:style-name="T125"><text:tab/></text:span></text:a><text:a xlink:type="simple" xlink:href="#3.4.Загальний методу обертання|outline" text:style-name="Internet_20_link" text:visited-style-name="Visited_20_Internet_20_Link"><text:span text:style-name="T121">Алгоритм методу </text:span><text:span text:style-name="T122">обертання</text:span><text:span text:style-name="T127"><text:tab/>8</text:span></text:a><text:span text:style-name="T127"> <text:s text:c="3"/></text:span></text:p>
      <text:p text:style-name="P170" loext:marker-style-name="T105"><text:a xlink:type="simple" xlink:href="#_Toc135587141" text:style-name="Index_20_Link" text:visited-style-name="Index_20_Link"><text:span text:style-name="T67">4</text:span><text:span text:style-name="T105"><text:tab/></text:span><text:span text:style-name="T43">Опис програмного забезпечення</text:span><text:span text:style-name="T192"><text:tab/>9</text:span></text:a></text:p>
      <text:p text:style-name="P168" loext:marker-style-name="T193"><text:a xlink:type="simple" xlink:href="#_Toc135587142" text:style-name="Index_20_Link" text:visited-style-name="Index_20_Link"><text:span text:style-name="T34">4.1.</text:span><text:span text:style-name="T193"><text:tab/></text:span>Діаграма класів програмного забезпечення<text:span text:style-name="T192"><text:tab/>9</text:span></text:a><text:span text:style-name="T192"> <text:s text:c="3"/></text:span></text:p>
      <text:p text:style-name="P168" loext:marker-style-name="T193"><text:a xlink:type="simple" xlink:href="#_Toc135587143" text:style-name="Index_20_Link" text:visited-style-name="Index_20_Link"><text:span text:style-name="T67">4.2.</text:span><text:span text:style-name="T193"><text:tab/></text:span><text:span text:style-name="T43">Опис методів частин програмного забезпечення</text:span><text:span text:style-name="T192"><text:tab/>9</text:span></text:a><text:span text:style-name="T192"> <text:s text:c="3"/></text:span></text:p>
      <text:p text:style-name="P171" loext:marker-style-name="T193"><text:a xlink:type="simple" xlink:href="#_Toc135587144" text:style-name="Index_20_Link" text:visited-style-name="Index_20_Link"><text:span text:style-name="T67">4.2.1.</text:span><text:span text:style-name="T193"><text:tab/></text:span><text:span text:style-name="T43">Користувацькі методи</text:span><text:span text:style-name="T192"><text:tab/>9</text:span></text:a><text:span text:style-name="T192"> <text:s text:c="7"/></text:span></text:p>
      <text:p text:style-name="P171" loext:marker-style-name="T193"><text:a xlink:type="simple" xlink:href="#_Toc135587145" text:style-name="Index_20_Link" text:visited-style-name="Index_20_Link"><text:span text:style-name="T67">4.2.2.</text:span><text:span text:style-name="T193"><text:tab/></text:span><text:span text:style-name="T43">Стандартні методи</text:span><text:span text:style-name="T192"><text:tab/>9</text:span></text:a><text:span text:style-name="T192"> <text:s text:c="7"/></text:span></text:p>
      <text:p text:style-name="P170" loext:marker-style-name="T105"><text:a xlink:type="simple" xlink:href="#_Toc135587146" text:style-name="Index_20_Link" text:visited-style-name="Index_20_Link"><text:span text:style-name="T67">5</text:span><text:span text:style-name="T105"><text:tab/></text:span><text:span text:style-name="T43">Тестування програмного забезпечення</text:span><text:span text:style-name="T192"><text:tab/>10</text:span></text:a></text:p>
      <text:p text:style-name="P168" loext:marker-style-name="T193"><text:a xlink:type="simple" xlink:href="#5.1.План тестування|outline" text:style-name="Internet_20_link" text:visited-style-name="Visited_20_Internet_20_Link"><text:span text:style-name="T121">5.1.</text:span><text:span text:style-name="T124"><text:tab/></text:span><text:span text:style-name="T118">План тестування</text:span><text:span text:style-name="T127"><text:tab/>10</text:span></text:a><text:span text:style-name="T127"> <text:s text:c="3"/></text:span></text:p>
      <text:p text:style-name="P168" loext:marker-style-name="T193"><text:a xlink:type="simple" xlink:href="#5.2.Приклади тестування|outline" text:style-name="Internet_20_link" text:visited-style-name="Visited_20_Internet_20_Link"><text:span text:style-name="T121">5.2.</text:span><text:span text:style-name="T124"><text:tab/></text:span><text:span text:style-name="T118">Приклади тестування</text:span><text:span text:style-name="T127"><text:tab/>10</text:span></text:a><text:span text:style-name="T127"> <text:s text:c="3"/></text:span></text:p>
      <text:p text:style-name="P170" loext:marker-style-name="T105"><text:a xlink:type="simple" xlink:href="#_Toc135587149" text:style-name="Index_20_Link" text:visited-style-name="Index_20_Link"><text:span text:style-name="T67">6</text:span><text:span text:style-name="T105"><text:tab/></text:span><text:span text:style-name="T43">Інструкція користувача</text:span><text:span text:style-name="T192"><text:tab/>11</text:span></text:a></text:p>
      <text:p text:style-name="P170" loext:marker-style-name="T105"><text:a xlink:type="simple" xlink:href="#_Toc135587150" text:style-name="Index_20_Link" text:visited-style-name="Index_20_Link"><text:span text:style-name="T67">7</text:span><text:span text:style-name="T105"><text:tab/></text:span><text:span text:style-name="T43">Аналіз результатів</text:span><text:span text:style-name="T192"><text:tab/>12</text:span></text:a></text:p>
      <text:p text:style-name="P169" loext:marker-style-name="T105"><text:a xlink:type="simple" xlink:href="#_Toc135587151" text:style-name="Index_20_Link" text:visited-style-name="Index_20_Link"><text:span text:style-name="T192">Висновки<text:tab/>13</text:span></text:a></text:p>
      <text:p text:style-name="P169" loext:marker-style-name="T105"><text:a xlink:type="simple" xlink:href="#_Toc135587152" text:style-name="Index_20_Link" text:visited-style-name="Index_20_Link"><text:span text:style-name="T192">Перелік посилань<text:tab/>14</text:span></text:a></text:p>
      <text:p text:style-name="P169" loext:marker-style-name="T105"><text:a xlink:type="simple" xlink:href="#_Toc135587153" text:style-name="Index_20_Link" text:visited-style-name="Index_20_Link"><text:span text:style-name="T192">Додаток А Технічне завдання<text:tab/>15</text:span></text:a></text:p>
      <text:p text:style-name="P169" loext:marker-style-name="T105"><text:a xlink:type="simple" xlink:href="#Додаток А ТЕХНІЧНЕ ЗАВДАННЯ|outline" text:style-name="Internet_20_link" text:visited-style-name="Visited_20_Internet_20_Link"><text:span text:style-name="T134">Додаток Б Тексти програмного коду<text:tab/>18</text:span></text:a></text:p>
      <text:p text:style-name="P38">ВСТУП</text:p>
      <text:p text:style-name="P150"/>
      <text:p text:style-name="P149">Дана робота висвітлює методи розв’язання систем лінійних алгебраїчних рівнянь для вирішення великої кількості задач та проблем у <text:span text:style-name="T191">напрямках</text:span> галузі інформаційних технологій, <text:span text:style-name="T191">які пов’язані з такими речами, алогритмами та методами</text:span>, як графіка, штучний інтелект і машинне навчання.</text:p>
      <text:p text:style-name="P149">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цим призначенням.</text:p>
      <text:p text:style-name="P151">Дане програмне забезпечення призначене для розв’язання <text:span text:style-name="T190">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175" text:outline-level="1" loext:marker-style-name="T43"><text:bookmark-start text:name="_Toc135587136"/><text:span text:style-name="T68">Постановка задачі</text:span><text:bookmark-end text:name="_Toc135587136"/></text:h>
        </text:list-item>
      </text:list>
      <text:p text:style-name="P139"/>
      <text:p text:style-name="P160">Розробити програмне забезпечення, що буде знаходити рішення для заданої СЛАР наступними методами:</text:p>
      <text:p text:style-name="P160">а)<text:tab/><text:span text:style-name="T200">LUP-</text:span>метод;</text:p>
      <text:p text:style-name="P160">б)<text:tab/>метод <text:span text:style-name="T200">Гауса-Холецького</text:span>;</text:p>
      <text:p text:style-name="P160">в)<text:tab/>метод <text:span text:style-name="T200">обертання</text:span>;</text:p>
      <text:p text:style-name="P160">Вхідними даними для даної роботи є СЛАР, яка задана в матричному вигляді:</text:p>
      <text:p text:style-name="P161"><draw:frame draw:style-name="fr2" draw:name="Объект153" text:anchor-type="as-char" svg:y="-0.1484in" svg:width="0.4874in" svg:height="0.1846in" draw:z-index="2"><draw:object xlink:href="./Object 153" xlink:type="simple" xlink:show="embed" xlink:actuate="onLoad"/><draw:image xlink:href="./ObjectReplacements/Object 153" xlink:type="simple" xlink:show="embed" xlink:actuate="onLoad"/></draw:frame></text:p>
      <text:p text:style-name="P160">, де <draw:frame draw:style-name="fr2" draw:name="Объект154" text:anchor-type="as-char" svg:y="-0.1484in" svg:width="0.1283in" svg:height="0.1846in" draw:z-index="15"><draw:object xlink:href="./Object 154" xlink:type="simple" xlink:show="embed" xlink:actuate="onLoad"/><draw:image xlink:href="./ObjectReplacements/Object 154" xlink:type="simple" xlink:show="embed" xlink:actuate="onLoad"/></draw:frame><text:s/>– матриця коефіцієнтів, <draw:frame draw:style-name="fr2" draw:name="Объект155" text:anchor-type="as-char" svg:y="-0.1484in" svg:width="0.1299in" svg:height="0.1846in" draw:z-index="20"><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60"><draw:frame draw:style-name="fr2" draw:name="Объект156" text:anchor-type="as-char" svg:y="-0.1484in" svg:width="0.1134in" svg:height="0.1846in" draw:z-index="21"><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198">1</text:span> до <text:span text:style-name="T198">10</text:span>.</text:p>
      <text:p text:style-name="P160">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text:span text:style-name="T199">рівне</text:span> дво<text:span text:style-name="T199">м</text:span> невідоми<text:span text:style-name="T199">м</text:span>,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p>
      <text:list xml:id="list12329006347523" text:continue-numbering="true" text:style-name="WWNum1">
        <text:list-item>
          <text:h text:style-name="P175" text:outline-level="1" loext:marker-style-name="T43"><text:bookmark-start text:name="_Toc135587137"/><text:span text:style-name="T68">Т</text:span><text:bookmark-end text:name="_Toc135587137"/><text:span text:style-name="T69">ЕОРЕТИЧНІ ВІДОМОСТІ</text:span></text:h>
        </text:list-item>
      </text:list>
      <text:p text:style-name="P65"/>
      <text:p text:style-name="P93"><text:span text:style-name="T146">С</text:span>истему <text:span text:style-name="T146">лінійних а</text:span><text:span text:style-name="T156">лгебраїчних рівнянь (далі — СЛАР)</text:span><text:span text:style-name="T155"> з </text:span><text:span text:style-name="T155"><draw:frame draw:style-name="fr2" draw:name="Объект64" text:anchor-type="as-char" svg:y="-0.1484in" svg:width="0.0874in" svg:height="0.1846in" draw:z-index="29"><draw:object xlink:href="./Object 64" xlink:type="simple" xlink:show="embed" xlink:actuate="onLoad"/><draw:image xlink:href="./ObjectReplacements/Object 64" xlink:type="simple" xlink:show="embed" xlink:actuate="onLoad"/></draw:frame></text:span><text:span text:style-name="T155"><text:s/>рівнянь можна задати наступним чином:</text:span></text:p>
      <text:p text:style-name="P94"><draw:frame draw:style-name="fr2" draw:name="Объект1" text:anchor-type="as-char" svg:y="-0.1484in" svg:width="0.4874in" svg:height="0.1846in" draw:z-index="31"><draw:object xlink:href="./Object 1" xlink:type="simple" xlink:show="embed" xlink:actuate="onLoad"/><draw:image xlink:href="./ObjectReplacements/Object 1" xlink:type="simple" xlink:show="embed" xlink:actuate="onLoad"/></draw:frame><text:s/>(2.1)</text:p>
      <text:p text:style-name="P95">де:</text:p>
      <text:p text:style-name="P94"><draw:frame draw:style-name="fr2" draw:name="Объект2" text:anchor-type="as-char" svg:y="-0.4791in" svg:width="3.1299in" svg:height="0.9008in" draw:z-index="33"><draw:object xlink:href="./Object 2" xlink:type="simple" xlink:show="embed" xlink:actuate="onLoad"/><draw:image xlink:href="./ObjectReplacements/Object 2" xlink:type="simple" xlink:show="embed" xlink:actuate="onLoad"/></draw:frame></text:p>
      <text:p text:style-name="P95">Тоді якщо , то система (2.1) має розв’язок та він є лише єдиним. Якщо система має єдиний розв’язок, то його можна знайти одним із наступних методів.</text:p>
      <text:p text:style-name="P96"><text:span text:style-name="T152">2</text:span>.1.<text:tab/><text:span text:style-name="T137">LUP-метод</text:span></text:p>
      <text:p text:style-name="P97">Цей метод опирається на розкладання матриці коефіцієнтів <draw:frame draw:style-name="fr2" draw:name="Объект5" text:anchor-type="as-char" svg:y="-0.1484in" svg:width="0.1283in" svg:height="0.1846in" draw:z-index="142"><draw:object xlink:href="./Object 5" xlink:type="simple" xlink:show="embed" xlink:actuate="onLoad"/><draw:image xlink:href="./ObjectReplacements/Object 5" xlink:type="simple" xlink:show="embed" xlink:actuate="onLoad"/><svg:desc>формула</svg:desc></draw:frame><text:s/>у вигляді добутку <text:span text:style-name="T148">матриць</text:span> <draw:frame draw:style-name="fr2" draw:name="Объект3" text:anchor-type="as-char" svg:y="-0.1484in" svg:width="0.1035in" svg:height="0.1846in" draw:z-index="143"><draw:object xlink:href="./Object 3" xlink:type="simple" xlink:show="embed" xlink:actuate="onLoad"/><draw:image xlink:href="./ObjectReplacements/Object 3" xlink:type="simple" xlink:show="embed" xlink:actuate="onLoad"/></draw:frame><text:s/>та <draw:frame draw:style-name="fr2" draw:name="Объект4" text:anchor-type="as-char" svg:y="-0.1484in" svg:width="0.1382in" svg:height="0.1846in" draw:z-index="144"><draw:object xlink:href="./Object 4" xlink:type="simple" xlink:show="embed" xlink:actuate="onLoad"/><draw:image xlink:href="./ObjectReplacements/Object 4" xlink:type="simple" xlink:show="embed" xlink:actuate="onLoad"/><svg:desc>формула</svg:desc></draw:frame>:</text:p>
      <text:p text:style-name="P98"><draw:frame draw:style-name="fr2" draw:name="Объект6" text:anchor-type="as-char" svg:y="-0.1484in" svg:width="0.5083in" svg:height="0.1846in" draw:z-index="145"><draw:object xlink:href="./Object 6" xlink:type="simple" xlink:show="embed" xlink:actuate="onLoad"/><draw:image xlink:href="./ObjectReplacements/Object 6" xlink:type="simple" xlink:show="embed" xlink:actuate="onLoad"/></draw:frame><text:s/>(2.2)</text:p>
      <text:p text:style-name="P97">де <draw:frame draw:style-name="fr2" draw:name="Объект7" text:anchor-type="as-char" svg:y="-0.1484in" svg:width="0.1035in" svg:height="0.1846in" draw:z-index="4"><draw:object xlink:href="./Object 7" xlink:type="simple" xlink:show="embed" xlink:actuate="onLoad"/><draw:image xlink:href="./ObjectReplacements/Object 7" xlink:type="simple" xlink:show="embed" xlink:actuate="onLoad"/></draw:frame><text:s/>— нижня трикутна матриця, а <draw:frame draw:style-name="fr2" draw:name="Объект8" text:anchor-type="as-char" svg:y="-0.1484in" svg:width="0.1382in" svg:height="0.1846in" draw:z-index="24"><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98"><draw:frame draw:style-name="fr2" draw:name="Объект9" text:anchor-type="as-char" svg:y="-0.5in" svg:width="3.0846in" svg:height="0.9417in" draw:z-index="30"><draw:object xlink:href="./Object 9" xlink:type="simple" xlink:show="embed" xlink:actuate="onLoad"/><draw:image xlink:href="./ObjectReplacements/Object 9" xlink:type="simple" xlink:show="embed" xlink:actuate="onLoad"/></draw:frame><text:s/>(2.3)</text:p>
      <text:p text:style-name="P97">Тоді <text:span text:style-name="T149">з цього твердження випливає, що</text:span> LU<text:span text:style-name="T149">P</text:span>-метод <text:span text:style-name="T149">розв’язання СЛАР</text:span> складається з двох <text:span text:style-name="T150">головних</text:span> етапів:</text:p>
      <text:list xml:id="list1919763256" text:style-name="Numbering_20_123">
        <text:list-item>
          <text:p text:style-name="P236">етапу факторизації матриці <draw:frame draw:style-name="fr2" draw:name="Объект10" text:anchor-type="as-char" svg:y="-0.1484in" svg:width="0.1283in" svg:height="0.1846in" draw:z-index="64"><draw:object xlink:href="./Object 10" xlink:type="simple" xlink:show="embed" xlink:actuate="onLoad"/><draw:image xlink:href="./ObjectReplacements/Object 10" xlink:type="simple" xlink:show="embed" xlink:actuate="onLoad"/></draw:frame>;</text:p>
        </text:list-item>
        <text:list-item>
          <text:p text:style-name="P236">етапу отримання <draw:frame draw:style-name="fr2" draw:name="Объект11" text:anchor-type="as-char" svg:y="-0.1484in" svg:width="0.1299in" svg:height="0.1846in" draw:z-index="99"><draw:object xlink:href="./Object 11" xlink:type="simple" xlink:show="embed" xlink:actuate="onLoad"/><draw:image xlink:href="./ObjectReplacements/Object 11" xlink:type="simple" xlink:show="embed" xlink:actuate="onLoad"/></draw:frame>.</text:p>
        </text:list-item>
      </text:list>
      <text:p text:style-name="P97">Під час факторизації вектор <draw:frame draw:style-name="fr2" draw:name="Объект12" text:anchor-type="as-char" svg:y="-0.1484in" svg:width="0.1134in" svg:height="0.1846in" draw:z-index="146"><draw:object xlink:href="./Object 12" xlink:type="simple" xlink:show="embed" xlink:actuate="onLoad"/><draw:image xlink:href="./ObjectReplacements/Object 12" xlink:type="simple" xlink:show="embed" xlink:actuate="onLoad"/></draw:frame><text:s/>не змінюється, як ви бачите.</text:p>
      <text:p text:style-name="P97">Із виразів (2.2) та (2.3) випливає, що <text:span text:style-name="T138">значення всіх елементів матриці </text:span><text:span text:style-name="T138"><draw:frame draw:style-name="fr2" draw:name="Объект15" text:anchor-type="as-char" svg:y="-0.1484in" svg:width="0.1283in" svg:height="0.1846in" draw:z-index="147"><draw:object xlink:href="./Object 15" xlink:type="simple" xlink:show="embed" xlink:actuate="onLoad"/><draw:image xlink:href="./ObjectReplacements/Object 15" xlink:type="simple" xlink:show="embed" xlink:actuate="onLoad"/></draw:frame></text:span><text:span text:style-name="T138"><text:s/>можна записати наступним </text:span><text:span text:style-name="T139">компактним</text:span><text:span text:style-name="T138"> чином</text:span>:</text:p>
      <text:p text:style-name="P98"><text:soft-page-break/><draw:frame draw:style-name="fr2" draw:name="Объект13" text:anchor-type="as-char" svg:y="-0.4909in" svg:width="1.3756in" svg:height="0.998in" draw:z-index="10"><draw:object xlink:href="./Object 13" xlink:type="simple" xlink:show="embed" xlink:actuate="onLoad"/><draw:image xlink:href="./ObjectReplacements/Object 13" xlink:type="simple" xlink:show="embed" xlink:actuate="onLoad"/></draw:frame><text:s/>(2.4)</text:p>
      <text:p text:style-name="P97">де <draw:frame draw:style-name="fr2" draw:name="Объект14" text:anchor-type="as-char" svg:y="-0.1484in" svg:width="0.9425in" svg:height="0.1846in" draw:z-index="34"><draw:object xlink:href="./Object 14" xlink:type="simple" xlink:show="embed" xlink:actuate="onLoad"/><draw:image xlink:href="./ObjectReplacements/Object 14" xlink:type="simple" xlink:show="embed" xlink:actuate="onLoad"/></draw:frame>.</text:p>
      <text:p text:style-name="P99">У виразі (2.4) записано, що <draw:frame draw:style-name="fr2" draw:name="Объект16" text:anchor-type="as-char" svg:y="-0.1484in" svg:width="0.05in" svg:height="0.1846in" draw:z-index="78"><draw:object xlink:href="./Object 16" xlink:type="simple" xlink:show="embed" xlink:actuate="onLoad"/><draw:image xlink:href="./ObjectReplacements/Object 16" xlink:type="simple" xlink:show="embed" xlink:actuate="onLoad"/></draw:frame><text:s/>— номер рядка матриці <draw:frame draw:style-name="fr2" draw:name="Объект17" text:anchor-type="as-char" svg:y="-0.1484in" svg:width="0.1035in" svg:height="0.1846in" draw:z-index="103"><draw:object xlink:href="./Object 17" xlink:type="simple" xlink:show="embed" xlink:actuate="onLoad"/><draw:image xlink:href="./ObjectReplacements/Object 17" xlink:type="simple" xlink:show="embed" xlink:actuate="onLoad"/></draw:frame><text:s/>та номер стовпця матриці <draw:frame draw:style-name="fr2" draw:name="Объект18" text:anchor-type="as-char" svg:y="-0.1484in" svg:width="0.1382in" svg:height="0.1846in" draw:z-index="148"><draw:object xlink:href="./Object 18" xlink:type="simple" xlink:show="embed" xlink:actuate="onLoad"/><draw:image xlink:href="./ObjectReplacements/Object 18" xlink:type="simple" xlink:show="embed" xlink:actuate="onLoad"/></draw:frame>, а <text:s/><draw:frame draw:style-name="fr2" draw:name="Объект19" text:anchor-type="as-char" svg:y="-0.1484in" svg:width="0.0772in" svg:height="0.1846in" draw:z-index="149"><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2" draw:name="Объект20" text:anchor-type="as-char" svg:y="-0.1484in" svg:width="0.1035in" svg:height="0.1846in" draw:z-index="150"><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2" draw:name="Объект21" text:anchor-type="as-char" svg:y="-0.1484in" svg:width="0.1382in" svg:height="0.1846in" draw:z-index="16"><draw:object xlink:href="./Object 21" xlink:type="simple" xlink:show="embed" xlink:actuate="onLoad"/><draw:image xlink:href="./ObjectReplacements/Object 21" xlink:type="simple" xlink:show="embed" xlink:actuate="onLoad"/><svg:desc>формула</svg:desc></draw:frame>.</text:p>
      <text:p text:style-name="P100">З рівняння (2.4) випливає, що <text:span text:style-name="T140">факторизація</text:span> відбувається за <draw:frame draw:style-name="fr2" draw:name="Объект22" text:anchor-type="as-char" svg:y="-0.1484in" svg:width="0.0874in" svg:height="0.1846in" draw:z-index="22"><draw:object xlink:href="./Object 22" xlink:type="simple" xlink:show="embed" xlink:actuate="onLoad"/><draw:image xlink:href="./ObjectReplacements/Object 22" xlink:type="simple" xlink:show="embed" xlink:actuate="onLoad"/></draw:frame><text:s/>стадій. <text:span text:style-name="T140">На кожній стадії </text:span><draw:frame draw:style-name="fr2" draw:name="Объект23" text:anchor-type="as-char" svg:y="-0.1484in" svg:width="0.0772in" svg:height="0.1846in" draw:z-index="28"><draw:object xlink:href="./Object 23" xlink:type="simple" xlink:show="embed" xlink:actuate="onLoad"/><draw:image xlink:href="./ObjectReplacements/Object 23" xlink:type="simple" xlink:show="embed" xlink:actuate="onLoad"/><svg:desc>формула</svg:desc></draw:frame><text:s/><text:span text:style-name="T140">поточний елемент </text:span><text:span text:style-name="T140"><draw:frame draw:style-name="fr2" draw:name="Объект25" text:anchor-type="as-char" svg:y="-0.1484in" svg:width="0.1626in" svg:height="0.2098in" draw:z-index="151"><draw:object xlink:href="./Object 25" xlink:type="simple" xlink:show="embed" xlink:actuate="onLoad"/><draw:image xlink:href="./ObjectReplacements/Object 25" xlink:type="simple" xlink:show="embed" xlink:actuate="onLoad"/></draw:frame></text:span><text:span text:style-name="T140"><text:s/>матриці </text:span><text:span text:style-name="T140"><draw:frame draw:style-name="fr2" draw:name="Объект24" text:anchor-type="as-char" svg:y="-0.1484in" svg:width="0.1035in" svg:height="0.1846in" draw:z-index="152"><draw:object xlink:href="./Object 24" xlink:type="simple" xlink:show="embed" xlink:actuate="onLoad"/><draw:image xlink:href="./ObjectReplacements/Object 24" xlink:type="simple" xlink:show="embed" xlink:actuate="onLoad"/></draw:frame></text:span><text:span text:style-name="T140"><text:s/>наступним чином</text:span>:</text:p>
      <text:p text:style-name="P101"><draw:frame draw:style-name="fr2" draw:name="Объект26" text:anchor-type="as-char" svg:y="-0.2807in" svg:width="1.7638in" svg:height="0.4484in" draw:z-index="153"><draw:object xlink:href="./Object 26" xlink:type="simple" xlink:show="embed" xlink:actuate="onLoad"/><draw:image xlink:href="./ObjectReplacements/Object 26" xlink:type="simple" xlink:show="embed" xlink:actuate="onLoad"/></draw:frame><text:s/>(2.5)</text:p>
      <text:p text:style-name="P102">а елемент <draw:frame draw:style-name="fr2" draw:name="Объект32" text:anchor-type="as-char" svg:y="-0.1484in" svg:width="0.1583in" svg:height="0.2098in" draw:z-index="154"><draw:object xlink:href="./Object 32" xlink:type="simple" xlink:show="embed" xlink:actuate="onLoad"/><draw:image xlink:href="./ObjectReplacements/Object 32" xlink:type="simple" xlink:show="embed" xlink:actuate="onLoad"/></draw:frame><text:s/><text:span text:style-name="T140">вже іншим</text:span>:</text:p>
      <text:p text:style-name="P101"><draw:frame draw:style-name="fr2" draw:name="Объект27" text:anchor-type="as-char" svg:y="-0.5083in" svg:width="2.0728in" svg:height="0.6827in" draw:z-index="43"><draw:object xlink:href="./Object 27" xlink:type="simple" xlink:show="embed" xlink:actuate="onLoad"/><draw:image xlink:href="./ObjectReplacements/Object 27" xlink:type="simple" xlink:show="embed" xlink:actuate="onLoad"/><svg:desc>формула</svg:desc></draw:frame><text:s/>(2.6)</text:p>
      <text:p text:style-name="P124">Елементи двох матриць обчислюються у шаховому порядку.</text:p>
      <text:p text:style-name="P103">За деяких умовах за формулами (2.5) та (2.6) значення елементів матриці <draw:frame draw:style-name="fr2" draw:name="Объект28" text:anchor-type="as-char" svg:y="-0.1484in" svg:width="0.1035in" svg:height="0.1846in" draw:z-index="155"><draw:object xlink:href="./Object 28" xlink:type="simple" xlink:show="embed" xlink:actuate="onLoad"/><draw:image xlink:href="./ObjectReplacements/Object 28" xlink:type="simple" xlink:show="embed" xlink:actuate="onLoad"/></draw:frame><text:s/>та <draw:frame draw:style-name="fr2" draw:name="Объект29" text:anchor-type="as-char" svg:y="-0.1484in" svg:width="0.1382in" svg:height="0.1846in" draw:z-index="156"><draw:object xlink:href="./Object 29" xlink:type="simple" xlink:show="embed" xlink:actuate="onLoad"/><draw:image xlink:href="./ObjectReplacements/Object 29" xlink:type="simple" xlink:show="embed" xlink:actuate="onLoad"/><svg:desc>формула</svg:desc></draw:frame><text:s/>можна побати як <draw:frame draw:style-name="fr2" draw:name="Объект30" text:anchor-type="as-char" svg:y="-0.1484in" svg:width="0.9744in" svg:height="0.2098in" draw:z-index="157"><draw:object xlink:href="./Object 30" xlink:type="simple" xlink:show="embed" xlink:actuate="onLoad"/><draw:image xlink:href="./ObjectReplacements/Object 30" xlink:type="simple" xlink:show="embed" xlink:actuate="onLoad"/></draw:frame>, а <draw:frame draw:style-name="fr2" draw:name="Объект31" text:anchor-type="as-char" svg:y="-0.2693in" svg:width="1.1008in" svg:height="0.4429in" draw:z-index="158"><draw:object xlink:href="./Object 31" xlink:type="simple" xlink:show="embed" xlink:actuate="onLoad"/><draw:image xlink:href="./ObjectReplacements/Object 31" xlink:type="simple" xlink:show="embed" xlink:actuate="onLoad"/><svg:desc>формула</svg:desc></draw:frame>.</text:p>
      <text:p text:style-name="P104">Так як метод називається як LUP-метод<text:span text:style-name="T145">ом</text:span>, а не LU-метод<text:span text:style-name="T145">ом</text:span>, то він має ще один вбудований крок для факторизації матриці <draw:frame draw:style-name="fr2" draw:name="Объект33" text:anchor-type="as-char" svg:y="-0.1484in" svg:width="0.1283in" svg:height="0.1846in" draw:z-index="159"><draw:object xlink:href="./Object 33" xlink:type="simple" xlink:show="embed" xlink:actuate="onLoad"/><draw:image xlink:href="./ObjectReplacements/Object 33" xlink:type="simple" xlink:show="embed" xlink:actuate="onLoad"/></draw:frame>. Так як при обрахуванні елемента <draw:frame draw:style-name="fr2" draw:name="Объект34" text:anchor-type="as-char" svg:y="-0.1484in" svg:width="0.1583in" svg:height="0.2098in" draw:z-index="160"><draw:object xlink:href="./Object 34" xlink:type="simple" xlink:show="embed" xlink:actuate="onLoad"/><draw:image xlink:href="./ObjectReplacements/Object 34" xlink:type="simple" xlink:show="embed" xlink:actuate="onLoad"/></draw:frame><text:s/>значення <draw:frame draw:style-name="fr2" draw:name="Объект35" text:anchor-type="as-char" svg:y="-0.1484in" svg:width="0.1252in" svg:height="0.2098in" draw:z-index="0"><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05">Одним з методов вирішення цієї проблеми є знаходження такого рядка <draw:frame draw:style-name="fr2" draw:name="Объект36" text:anchor-type="as-char" svg:y="-0.1484in" svg:width="0.4693in" svg:height="0.1846in" draw:z-index="32"><draw:object xlink:href="./Object 36" xlink:type="simple" xlink:show="embed" xlink:actuate="onLoad"/><draw:image xlink:href="./ObjectReplacements/Object 36" xlink:type="simple" xlink:show="embed" xlink:actuate="onLoad"/></draw:frame>, для якого:</text:p>
      <text:p text:style-name="P106"><draw:frame draw:style-name="fr2" draw:name="Объект37" text:anchor-type="as-char" svg:y="-0.1492in" svg:width="1.589in" svg:height="0.2102in" draw:z-index="42"><draw:object xlink:href="./Object 37" xlink:type="simple" xlink:show="embed" xlink:actuate="onLoad"/><draw:image xlink:href="./ObjectReplacements/Object 37" xlink:type="simple" xlink:show="embed" xlink:actuate="onLoad"/></draw:frame><text:s/><text:span text:style-name="T143">(2.7)</text:span></text:p>
      <text:p text:style-name="P105"><text:span text:style-name="T141">Після чого треба зберігти вектор </text:span><text:span text:style-name="T141"><draw:frame draw:style-name="fr2" draw:name="Объект38" text:anchor-type="as-char" svg:y="-0.1484in" svg:width="0.1154in" svg:height="0.1846in" draw:z-index="77"><draw:object xlink:href="./Object 38" xlink:type="simple" xlink:show="embed" xlink:actuate="onLoad"/><draw:image xlink:href="./ObjectReplacements/Object 38" xlink:type="simple" xlink:show="embed" xlink:actuate="onLoad"/></draw:frame></text:span><text:span text:style-name="T141">, де </text:span><text:span text:style-name="T141"><draw:frame draw:style-name="fr2" draw:name="Объект39" text:anchor-type="as-char" svg:y="-0.1484in" svg:width="1.0402in" svg:height="0.2098in" draw:z-index="89"><draw:object xlink:href="./Object 39" xlink:type="simple" xlink:show="embed" xlink:actuate="onLoad"/><draw:image xlink:href="./ObjectReplacements/Object 39" xlink:type="simple" xlink:show="embed" xlink:actuate="onLoad"/></draw:frame></text:span><text:span text:style-name="T141"><text:s/>зберігає оригінальний номер рядка матриці </text:span><text:span text:style-name="T141"><draw:frame draw:style-name="fr2" draw:name="Объект40" text:anchor-type="as-char" svg:y="-0.1484in" svg:width="0.1283in" svg:height="0.1846in" draw:z-index="161"><draw:object xlink:href="./Object 40" xlink:type="simple" xlink:show="embed" xlink:actuate="onLoad"/><draw:image xlink:href="./ObjectReplacements/Object 40" xlink:type="simple" xlink:show="embed" xlink:actuate="onLoad"/></draw:frame></text:span>. <text:span text:style-name="T142">По замовчуванням матриця </text:span><text:span text:style-name="T142"><draw:frame draw:style-name="fr2" draw:name="Объект46" text:anchor-type="as-char" svg:y="-0.1484in" svg:width="0.1154in" svg:height="0.1846in" draw:z-index="162"><draw:object xlink:href="./Object 46" xlink:type="simple" xlink:show="embed" xlink:actuate="onLoad"/><draw:image xlink:href="./ObjectReplacements/Object 46" xlink:type="simple" xlink:show="embed" xlink:actuate="onLoad"/></draw:frame></text:span><text:span text:style-name="T142"><text:s/>має наступну початкову конфігурацію перед факторизацією: </text:span><text:span text:style-name="T142"><draw:frame draw:style-name="fr2" draw:name="Объект47" text:anchor-type="as-char" svg:y="-0.1484in" svg:width="0.8492in" svg:height="0.2098in" draw:z-index="163"><draw:object xlink:href="./Object 47" xlink:type="simple" xlink:show="embed" xlink:actuate="onLoad"/><draw:image xlink:href="./ObjectReplacements/Object 47" xlink:type="simple" xlink:show="embed" xlink:actuate="onLoad"/></draw:frame></text:span></text:p>
      <text:p text:style-name="P105"><text:soft-page-break/><text:s/><text:span text:style-name="T142">Так як перед обрахуванням елементів матриці </text:span><text:span text:style-name="T142"><draw:frame draw:style-name="fr2" draw:name="Объект41" text:anchor-type="as-char" svg:y="-0.1484in" svg:width="0.1035in" svg:height="0.1846in" draw:z-index="164"><draw:object xlink:href="./Object 41" xlink:type="simple" xlink:show="embed" xlink:actuate="onLoad"/><draw:image xlink:href="./ObjectReplacements/Object 41" xlink:type="simple" xlink:show="embed" xlink:actuate="onLoad"/></draw:frame></text:span><text:span text:style-name="T142"><text:s/>та </text:span><text:span text:style-name="T142"><draw:frame draw:style-name="fr2" draw:name="Объект42" text:anchor-type="as-char" svg:y="-0.1484in" svg:width="0.1382in" svg:height="0.1846in" draw:z-index="165"><draw:object xlink:href="./Object 42" xlink:type="simple" xlink:show="embed" xlink:actuate="onLoad"/><draw:image xlink:href="./ObjectReplacements/Object 42" xlink:type="simple" xlink:show="embed" xlink:actuate="onLoad"/><svg:desc>формула</svg:desc></draw:frame></text:span><text:span text:style-name="T142"><text:s/>в ітерації </text:span><text:span text:style-name="T142"><draw:frame draw:style-name="fr2" draw:name="Объект43" text:anchor-type="as-char" svg:y="-0.1484in" svg:width="0.0772in" svg:height="0.1846in" draw:z-index="166"><draw:object xlink:href="./Object 43" xlink:type="simple" xlink:show="embed" xlink:actuate="onLoad"/><draw:image xlink:href="./ObjectReplacements/Object 43" xlink:type="simple" xlink:show="embed" xlink:actuate="onLoad"/></draw:frame></text:span><text:span text:style-name="T142"><text:s/>елементи рядків </text:span><text:span text:style-name="T142"><draw:frame draw:style-name="fr2" draw:name="Объект45" text:anchor-type="as-char" svg:y="-0.1484in" svg:width="0.4311in" svg:height="0.1846in" draw:z-index="167"><draw:object xlink:href="./Object 45" xlink:type="simple" xlink:show="embed" xlink:actuate="onLoad"/><draw:image xlink:href="./ObjectReplacements/Object 45" xlink:type="simple" xlink:show="embed" xlink:actuate="onLoad"/></draw:frame></text:span><text:span text:style-name="T142"><text:s/>є незмінними до цього часу, то слід зробити перестановку перед поточною ітерацією </text:span><text:span text:style-name="T142"><draw:frame draw:style-name="fr2" draw:name="Объект44" text:anchor-type="as-char" svg:y="-0.1484in" svg:width="0.0772in" svg:height="0.1846in" draw:z-index="168"><draw:object xlink:href="./Object 44" xlink:type="simple" xlink:show="embed" xlink:actuate="onLoad"/><draw:image xlink:href="./ObjectReplacements/Object 44" xlink:type="simple" xlink:show="embed" xlink:actuate="onLoad"/><svg:desc>формула</svg:desc></draw:frame></text:span><text:span text:style-name="T142">, а також обміняти </text:span><text:span text:style-name="T143">місцями значення </text:span><text:span text:style-name="T143"><draw:frame draw:style-name="fr2" draw:name="Объект48" text:anchor-type="as-char" svg:y="-0.1484in" svg:width="0.161in" svg:height="0.2098in" draw:z-index="169"><draw:object xlink:href="./Object 48" xlink:type="simple" xlink:show="embed" xlink:actuate="onLoad"/><draw:image xlink:href="./ObjectReplacements/Object 48" xlink:type="simple" xlink:show="embed" xlink:actuate="onLoad"/></draw:frame></text:span><text:span text:style-name="T143"><text:s/>та </text:span><text:span text:style-name="T143"><draw:frame draw:style-name="fr2" draw:name="Объект49" text:anchor-type="as-char" svg:y="-0.1484in" svg:width="0.161in" svg:height="0.2098in" draw:z-index="170"><draw:object xlink:href="./Object 49" xlink:type="simple" xlink:show="embed" xlink:actuate="onLoad"/><draw:image xlink:href="./ObjectReplacements/Object 49" xlink:type="simple" xlink:show="embed" xlink:actuate="onLoad"/></draw:frame></text:span><text:span text:style-name="T143">, де </text:span><text:span text:style-name="T143"><draw:frame draw:style-name="fr2" draw:name="Объект50" text:anchor-type="as-char" svg:y="-0.1484in" svg:width="0.0772in" svg:height="0.1846in" draw:z-index="90"><draw:object xlink:href="./Object 50" xlink:type="simple" xlink:show="embed" xlink:actuate="onLoad"/><draw:image xlink:href="./ObjectReplacements/Object 50" xlink:type="simple" xlink:show="embed" xlink:actuate="onLoad"/></draw:frame></text:span><text:span text:style-name="T143"><text:s/>— поточний номер ітерації, а </text:span><text:span text:style-name="T143"><draw:frame draw:style-name="fr2" draw:name="Объект51" text:anchor-type="as-char" svg:y="-0.1484in" svg:width="0.05in" svg:height="0.1846in" draw:z-index="171"><draw:object xlink:href="./Object 51" xlink:type="simple" xlink:show="embed" xlink:actuate="onLoad"/><draw:image xlink:href="./ObjectReplacements/Object 51" xlink:type="simple" xlink:show="embed" xlink:actuate="onLoad"/></draw:frame></text:span><text:span text:style-name="T143"><text:s/>— значення рядка, для якого формула (2.7) </text:span><text:span text:style-name="T144">коректною</text:span><text:span text:style-name="T141">.</text:span></text:p>
      <text:p text:style-name="P107">В результаті факторизації ми маємо наступне рівняння СЛАР:</text:p>
      <text:p text:style-name="P108"><draw:frame draw:style-name="fr2" draw:name="Объект52" text:anchor-type="as-char" svg:y="-0.1484in" svg:width="0.5917in" svg:height="0.1846in" draw:z-index="172"><draw:object xlink:href="./Object 52" xlink:type="simple" xlink:show="embed" xlink:actuate="onLoad"/><draw:image xlink:href="./ObjectReplacements/Object 52" xlink:type="simple" xlink:show="embed" xlink:actuate="onLoad"/></draw:frame><text:s/>(2.8)</text:p>
      <text:p text:style-name="P107">Далі рівняння (2.8) можна перезаписати як:</text:p>
      <text:p text:style-name="P108"><draw:frame draw:style-name="fr2" draw:name="Объект53" text:anchor-type="as-char" svg:y="-0.1484in" svg:width="1.0366in" svg:height="0.1846in" draw:z-index="173"><draw:object xlink:href="./Object 53" xlink:type="simple" xlink:show="embed" xlink:actuate="onLoad"/><draw:image xlink:href="./ObjectReplacements/Object 53" xlink:type="simple" xlink:show="embed" xlink:actuate="onLoad"/></draw:frame><text:s/>(2.9)</text:p>
      <text:p text:style-name="P107">Потім в нас з (2.9) з’являється наступне рівняння для розв’язку <draw:frame draw:style-name="fr2" draw:name="Объект54" text:anchor-type="as-char" svg:y="-0.1484in" svg:width="0.1161in" svg:height="0.1846in" draw:z-index="174"><draw:object xlink:href="./Object 54" xlink:type="simple" xlink:show="embed" xlink:actuate="onLoad"/><draw:image xlink:href="./ObjectReplacements/Object 54" xlink:type="simple" xlink:show="embed" xlink:actuate="onLoad"/></draw:frame>:</text:p>
      <text:p text:style-name="P108"><draw:frame draw:style-name="fr2" draw:name="Объект55" text:anchor-type="as-char" svg:y="-0.1484in" svg:width="0.4681in" svg:height="0.1846in" draw:z-index="175"><draw:object xlink:href="./Object 55" xlink:type="simple" xlink:show="embed" xlink:actuate="onLoad"/><draw:image xlink:href="./ObjectReplacements/Object 55" xlink:type="simple" xlink:show="embed" xlink:actuate="onLoad"/></draw:frame><text:s/>(2.10)</text:p>
      <text:p text:style-name="P107">А також (2.9) можна перетворити для розв’язку <draw:frame draw:style-name="fr2" draw:name="Объект56" text:anchor-type="as-char" svg:y="-0.1484in" svg:width="0.1299in" svg:height="0.1846in" draw:z-index="176"><draw:object xlink:href="./Object 56" xlink:type="simple" xlink:show="embed" xlink:actuate="onLoad"/><draw:image xlink:href="./ObjectReplacements/Object 56" xlink:type="simple" xlink:show="embed" xlink:actuate="onLoad"/><svg:desc>формула</svg:desc></draw:frame>:</text:p>
      <text:p text:style-name="P108"><draw:frame draw:style-name="fr2" draw:name="Объект57" text:anchor-type="as-char" svg:y="-0.1484in" svg:width="0.4917in" svg:height="0.1846in" draw:z-index="3"><draw:object xlink:href="./Object 57" xlink:type="simple" xlink:show="embed" xlink:actuate="onLoad"/><draw:image xlink:href="./ObjectReplacements/Object 57" xlink:type="simple" xlink:show="embed" xlink:actuate="onLoad"/><svg:desc>формула</svg:desc></draw:frame><text:s/>(2.11)</text:p>
      <text:p text:style-name="P107">Так як <draw:frame draw:style-name="fr2" draw:name="Объект59" text:anchor-type="as-char" svg:y="-0.1484in" svg:width="0.1035in" svg:height="0.1846in" draw:z-index="5"><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2" draw:name="Объект58" text:anchor-type="as-char" svg:y="-0.1484in" svg:width="0.1161in" svg:height="0.1846in" draw:z-index="177"><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08"><draw:frame draw:style-name="fr2" draw:name="Объект60" text:anchor-type="as-char" svg:y="-0.5083in" svg:width="1.8193in" svg:height="0.6827in" draw:z-index="6"><draw:object xlink:href="./Object 60" xlink:type="simple" xlink:show="embed" xlink:actuate="onLoad"/><draw:image xlink:href="./ObjectReplacements/Object 60" xlink:type="simple" xlink:show="embed" xlink:actuate="onLoad"/></draw:frame></text:p>
      <text:p text:style-name="P109">де <draw:frame draw:style-name="fr2" draw:name="Объект76" text:anchor-type="as-char" svg:y="-0.1484in" svg:width="0.1154in" svg:height="0.1846in" draw:z-index="8"><draw:object xlink:href="./Object 76" xlink:type="simple" xlink:show="embed" xlink:actuate="onLoad"/><draw:image xlink:href="./ObjectReplacements/Object 76" xlink:type="simple" xlink:show="embed" xlink:actuate="onLoad"/><svg:desc>формула</svg:desc></draw:frame><text:s/><text:span text:style-name="T151">— </text:span>вектор перестановки для матриці <draw:frame draw:style-name="fr2" draw:name="Объект77" text:anchor-type="as-char" svg:y="-0.1484in" svg:width="0.1283in" svg:height="0.1846in" draw:z-index="9"><draw:object xlink:href="./Object 77" xlink:type="simple" xlink:show="embed" xlink:actuate="onLoad"/><draw:image xlink:href="./ObjectReplacements/Object 77" xlink:type="simple" xlink:show="embed" xlink:actuate="onLoad"/><svg:desc>формула</svg:desc></draw:frame><text:span text:style-name="T151">.</text:span></text:p>
      <text:p text:style-name="P107">Так як <draw:frame draw:style-name="fr2" draw:name="Объект61" text:anchor-type="as-char" svg:y="-0.1484in" svg:width="0.1382in" svg:height="0.1846in" draw:z-index="178"><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2" draw:name="Объект62" text:anchor-type="as-char" svg:y="-0.1484in" svg:width="0.1299in" svg:height="0.1846in" draw:z-index="35"><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08"><draw:frame draw:style-name="fr2" draw:name="Объект63" text:anchor-type="as-char" svg:y="-0.2807in" svg:width="1.8492in" svg:height="0.4484in" draw:z-index="36"><draw:object xlink:href="./Object 63" xlink:type="simple" xlink:show="embed" xlink:actuate="onLoad"/><draw:image xlink:href="./ObjectReplacements/Object 63" xlink:type="simple" xlink:show="embed" xlink:actuate="onLoad"/></draw:frame></text:p>
      <text:p text:style-name="P111"/>
      <text:p text:style-name="P112"><text:span text:style-name="T152">2</text:span>.2.<text:tab/>Метод Гауса-<text:span text:style-name="T147">Холецького</text:span></text:p>
      <text:p text:style-name="P113">Цей метод використовується для розв’язання СЛАР з матрицею коефіцієнтів <draw:frame draw:style-name="fr2" draw:name="Объект65" text:anchor-type="as-char" svg:y="-0.1484in" svg:width="0.1283in" svg:height="0.1846in" draw:z-index="179"><draw:object xlink:href="./Object 65" xlink:type="simple" xlink:show="embed" xlink:actuate="onLoad"/><draw:image xlink:href="./ObjectReplacements/Object 65" xlink:type="simple" xlink:show="embed" xlink:actuate="onLoad"/></draw:frame>, яка <text:span text:style-name="T187">має бути</text:span> емітовою. Він грунтується на розкладанні матриці на добуток матирць <draw:frame draw:style-name="fr2" draw:name="Объект66" text:anchor-type="as-char" svg:y="-0.1484in" svg:width="0.1035in" svg:height="0.1846in" draw:z-index="37"><draw:object xlink:href="./Object 66" xlink:type="simple" xlink:show="embed" xlink:actuate="onLoad"/><draw:image xlink:href="./ObjectReplacements/Object 66" xlink:type="simple" xlink:show="embed" xlink:actuate="onLoad"/></draw:frame>, <draw:frame draw:style-name="fr2" draw:name="Объект67" text:anchor-type="as-char" svg:y="-0.1484in" svg:width="0.1366in" svg:height="0.1846in" draw:z-index="39"><draw:object xlink:href="./Object 67" xlink:type="simple" xlink:show="embed" xlink:actuate="onLoad"/><draw:image xlink:href="./ObjectReplacements/Object 67" xlink:type="simple" xlink:show="embed" xlink:actuate="onLoad"/><svg:desc>формула</svg:desc></draw:frame><text:s/>та <draw:frame draw:style-name="fr2" draw:name="Объект68" text:anchor-type="as-char" svg:y="-0.172in" svg:width="0.1571in" svg:height="0.2083in" draw:z-index="44"><draw:object xlink:href="./Object 68" xlink:type="simple" xlink:show="embed" xlink:actuate="onLoad"/><draw:image xlink:href="./ObjectReplacements/Object 68" xlink:type="simple" xlink:show="embed" xlink:actuate="onLoad"/><svg:desc>формула</svg:desc></draw:frame>:</text:p>
      <text:p text:style-name="P114"><draw:frame draw:style-name="fr2" draw:name="Объект69" text:anchor-type="as-char" svg:y="-0.172in" svg:width="0.6374in" svg:height="0.2083in" draw:z-index="45"><draw:object xlink:href="./Object 69" xlink:type="simple" xlink:show="embed" xlink:actuate="onLoad"/><draw:image xlink:href="./ObjectReplacements/Object 69" xlink:type="simple" xlink:show="embed" xlink:actuate="onLoad"/></draw:frame><text:s/>(2.12)</text:p>
      <text:p text:style-name="P113"><text:soft-page-break/>де <draw:frame draw:style-name="fr2" draw:name="Объект70" text:anchor-type="as-char" svg:y="-0.1484in" svg:width="0.1035in" svg:height="0.1846in" draw:z-index="46"><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2" draw:name="Объект71" text:anchor-type="as-char" svg:y="-0.1484in" svg:width="0.1366in" svg:height="0.1846in" draw:z-index="47"><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2" draw:name="Объект72" text:anchor-type="as-char" svg:y="-0.1484in" svg:width="0.0161in" svg:height="0.1846in" draw:z-index="48"><draw:object xlink:href="./Object 72" xlink:type="simple" xlink:show="embed" xlink:actuate="onLoad"/><draw:image xlink:href="./ObjectReplacements/Object 72" xlink:type="simple" xlink:show="embed" xlink:actuate="onLoad"/></draw:frame><draw:frame draw:style-name="fr2" draw:name="Объект73" text:anchor-type="as-char" svg:y="-0.172in" svg:width="0.1571in" svg:height="0.2083in" draw:z-index="49"><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2" draw:name="Объект74" text:anchor-type="as-char" svg:y="-0.1484in" svg:width="0.1035in" svg:height="0.1846in" draw:z-index="50"><draw:object xlink:href="./Object 74" xlink:type="simple" xlink:show="embed" xlink:actuate="onLoad"/><draw:image xlink:href="./ObjectReplacements/Object 74" xlink:type="simple" xlink:show="embed" xlink:actuate="onLoad"/><svg:desc>формула</svg:desc></draw:frame><text:s/>та <text:span text:style-name="T186">є</text:span> верхньо трикутною <text:span text:style-name="T186">до неї</text:span>.</text:p>
      <text:p text:style-name="P113">З виразу <text:span text:style-name="T152">(2.12) </text:span><text:span text:style-name="T153">випливає, що кожен елемент матриці </text:span><text:span text:style-name="T153"><draw:frame draw:style-name="fr2" draw:name="Объект75" text:anchor-type="as-char" svg:y="-0.1484in" svg:width="0.1283in" svg:height="0.1846in" draw:z-index="180"><draw:object xlink:href="./Object 75" xlink:type="simple" xlink:show="embed" xlink:actuate="onLoad"/><draw:image xlink:href="./ObjectReplacements/Object 75" xlink:type="simple" xlink:show="embed" xlink:actuate="onLoad"/></draw:frame></text:span><text:span text:style-name="T153"><text:s/>можна записати як:</text:span></text:p>
      <text:p text:style-name="P110"><draw:frame draw:style-name="fr2" draw:name="Объект78" text:anchor-type="as-char" svg:y="-0.2807in" svg:width="1.5417in" svg:height="0.4484in" draw:z-index="51"><draw:object xlink:href="./Object 78" xlink:type="simple" xlink:show="embed" xlink:actuate="onLoad"/><draw:image xlink:href="./ObjectReplacements/Object 78" xlink:type="simple" xlink:show="embed" xlink:actuate="onLoad"/></draw:frame><text:s/>(2.13)</text:p>
      <text:p text:style-name="P115">де <draw:frame draw:style-name="fr2" draw:name="Объект79" text:anchor-type="as-char" svg:y="-0.1484in" svg:width="0.1453in" svg:height="0.2098in" draw:z-index="52"><draw:object xlink:href="./Object 79" xlink:type="simple" xlink:show="embed" xlink:actuate="onLoad"/><draw:image xlink:href="./ObjectReplacements/Object 79" xlink:type="simple" xlink:show="embed" xlink:actuate="onLoad"/></draw:frame><text:s/>— <text:s/>елемент, комплексно-спряжений до <draw:frame draw:style-name="fr2" draw:name="Объект80" text:anchor-type="as-char" svg:y="-0.1484in" svg:width="0.1453in" svg:height="0.2098in" draw:z-index="53"><draw:object xlink:href="./Object 80" xlink:type="simple" xlink:show="embed" xlink:actuate="onLoad"/><draw:image xlink:href="./ObjectReplacements/Object 80" xlink:type="simple" xlink:show="embed" xlink:actuate="onLoad"/><svg:desc>формула</svg:desc></draw:frame>.</text:p>
      <text:p text:style-name="P116">У випадку, якщо <draw:frame draw:style-name="fr2" draw:name="Объект81" text:anchor-type="as-char" svg:y="-0.1484in" svg:width="0.2661in" svg:height="0.1846in" draw:z-index="54"><draw:object xlink:href="./Object 81" xlink:type="simple" xlink:show="embed" xlink:actuate="onLoad"/><draw:image xlink:href="./ObjectReplacements/Object 81" xlink:type="simple" xlink:show="embed" xlink:actuate="onLoad"/></draw:frame>, то можна одержати наступне рівняння:</text:p>
      <text:p text:style-name="P117"><draw:frame draw:style-name="fr2" draw:name="Объект82" text:anchor-type="as-char" svg:y="-0.2807in" svg:width="1.3256in" svg:height="0.4484in" draw:z-index="55"><draw:object xlink:href="./Object 82" xlink:type="simple" xlink:show="embed" xlink:actuate="onLoad"/><draw:image xlink:href="./ObjectReplacements/Object 82" xlink:type="simple" xlink:show="embed" xlink:actuate="onLoad"/></draw:frame><text:s/>(2.14)</text:p>
      <text:p text:style-name="P118">Якщо <draw:frame draw:style-name="fr2" draw:name="Объект83" text:anchor-type="as-char" svg:y="-0.1484in" svg:width="0.8457in" svg:height="0.2098in" draw:z-index="56"><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19"><draw:frame draw:style-name="fr2" draw:name="Объект84" text:anchor-type="as-char" svg:y="-0.2807in" svg:width="2.0701in" svg:height="0.4484in" draw:z-index="57"><draw:object xlink:href="./Object 84" xlink:type="simple" xlink:show="embed" xlink:actuate="onLoad"/><draw:image xlink:href="./ObjectReplacements/Object 84" xlink:type="simple" xlink:show="embed" xlink:actuate="onLoad"/></draw:frame><text:s/>(2.15)</text:p>
      <text:p text:style-name="P118">Тепер якщо <draw:frame draw:style-name="fr2" draw:name="Объект85" text:anchor-type="as-char" svg:y="-0.1484in" svg:width="0.2417in" svg:height="0.1846in" draw:z-index="58"><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19"><draw:frame draw:style-name="fr2" draw:name="Объект86" text:anchor-type="as-char" svg:y="-0.5083in" svg:width="2.728in" svg:height="0.6827in" draw:z-index="59"><draw:object xlink:href="./Object 86" xlink:type="simple" xlink:show="embed" xlink:actuate="onLoad"/><draw:image xlink:href="./ObjectReplacements/Object 86" xlink:type="simple" xlink:show="embed" xlink:actuate="onLoad"/></draw:frame><text:s/>(2.16)</text:p>
      <text:p text:style-name="P120">Таким чином, LDL факторизація матриці відбувається за <draw:frame draw:style-name="fr2" draw:name="Объект87" text:anchor-type="as-char" svg:y="-0.1484in" svg:width="0.0874in" svg:height="0.1846in" draw:z-index="181"><draw:object xlink:href="./Object 87" xlink:type="simple" xlink:show="embed" xlink:actuate="onLoad"/><draw:image xlink:href="./ObjectReplacements/Object 87" xlink:type="simple" xlink:show="embed" xlink:actuate="onLoad"/></draw:frame><text:s/>ітерацій. Всі елементи <draw:frame draw:style-name="fr2" draw:name="Объект91" text:anchor-type="as-char" svg:y="-0.1484in" svg:width="0.6236in" svg:height="0.2098in" draw:z-index="182"><draw:object xlink:href="./Object 91" xlink:type="simple" xlink:show="embed" xlink:actuate="onLoad"/><draw:image xlink:href="./ObjectReplacements/Object 91" xlink:type="simple" xlink:show="embed" xlink:actuate="onLoad"/></draw:frame><text:s/>дорвівнюють 1. На кожній ітерації <draw:frame draw:style-name="fr2" draw:name="Объект88" text:anchor-type="as-char" svg:y="-0.1484in" svg:width="0.0772in" svg:height="0.1846in" draw:z-index="183"><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2" draw:name="Объект89" text:anchor-type="as-char" svg:y="-0.1484in" svg:width="0.1693in" svg:height="0.2098in" draw:z-index="60"><draw:object xlink:href="./Object 89" xlink:type="simple" xlink:show="embed" xlink:actuate="onLoad"/><draw:image xlink:href="./ObjectReplacements/Object 89" xlink:type="simple" xlink:show="embed" xlink:actuate="onLoad"/><svg:desc>формула</svg:desc></draw:frame><text:s/><text:span text:style-name="T154">за формулою (2.15)</text:span>, а потім — <draw:frame draw:style-name="fr2" draw:name="Объект90" text:anchor-type="as-char" svg:y="-0.1484in" svg:width="0.1098in" svg:height="0.2098in" draw:z-index="184"><draw:object xlink:href="./Object 90" xlink:type="simple" xlink:show="embed" xlink:actuate="onLoad"/><draw:image xlink:href="./ObjectReplacements/Object 90" xlink:type="simple" xlink:show="embed" xlink:actuate="onLoad"/><svg:desc>формула</svg:desc></draw:frame><text:s/><text:span text:style-name="T154">за (2.16)</text:span>.</text:p>
      <text:p text:style-name="P121">Після факторизації матриці <draw:frame draw:style-name="fr2" draw:name="Объект92" text:anchor-type="as-char" svg:y="-0.1484in" svg:width="0.1283in" svg:height="0.1846in" draw:z-index="61"><draw:object xlink:href="./Object 92" xlink:type="simple" xlink:show="embed" xlink:actuate="onLoad"/><draw:image xlink:href="./ObjectReplacements/Object 92" xlink:type="simple" xlink:show="embed" xlink:actuate="onLoad"/></draw:frame><text:s/>ми отримаємо наступне рівняння:</text:p>
      <text:p text:style-name="P122"><draw:frame draw:style-name="fr2" draw:name="Объект93" text:anchor-type="as-char" svg:y="-0.172in" svg:width="0.7689in" svg:height="0.2083in" draw:z-index="62"><draw:object xlink:href="./Object 93" xlink:type="simple" xlink:show="embed" xlink:actuate="onLoad"/><draw:image xlink:href="./ObjectReplacements/Object 93" xlink:type="simple" xlink:show="embed" xlink:actuate="onLoad"/></draw:frame><text:s/>(2.17)</text:p>
      <text:p text:style-name="P121">Вираз (2.17) можна перезаписати як:</text:p>
      <text:p text:style-name="P122"><draw:frame draw:style-name="fr2" draw:name="Объект94" text:anchor-type="as-char" svg:y="-0.172in" svg:width="1.4161in" svg:height="0.2083in" draw:z-index="63"><draw:object xlink:href="./Object 94" xlink:type="simple" xlink:show="embed" xlink:actuate="onLoad"/><draw:image xlink:href="./ObjectReplacements/Object 94" xlink:type="simple" xlink:show="embed" xlink:actuate="onLoad"/></draw:frame><text:s/>(2.18)</text:p>
      <text:p text:style-name="P121">далі як:</text:p>
      <text:p text:style-name="P122"><draw:frame draw:style-name="fr2" draw:name="Объект95" text:anchor-type="as-char" svg:y="-0.172in" svg:width="1.3083in" svg:height="0.2083in" draw:z-index="65"><draw:object xlink:href="./Object 95" xlink:type="simple" xlink:show="embed" xlink:actuate="onLoad"/><draw:image xlink:href="./ObjectReplacements/Object 95" xlink:type="simple" xlink:show="embed" xlink:actuate="onLoad"/></draw:frame><text:s/>(2.19)</text:p>
      <text:p text:style-name="P121">в кінці вже як:</text:p>
      <text:p text:style-name="P123"><text:span text:style-name="T154"><draw:frame draw:style-name="fr2" draw:name="Объект97" text:anchor-type="as-char" svg:y="-0.172in" svg:width="0.5516in" svg:height="0.2083in" draw:z-index="66"><draw:object xlink:href="./Object 97" xlink:type="simple" xlink:show="embed" xlink:actuate="onLoad"/><draw:image xlink:href="./ObjectReplacements/Object 97" xlink:type="simple" xlink:show="embed" xlink:actuate="onLoad"/></draw:frame></text:span><text:span text:style-name="T154"><text:s/>(2.20)</text:span></text:p>
      <text:p text:style-name="P121">З рівності (2.18) випливає, що:</text:p>
      <text:p text:style-name="P122"><draw:frame draw:style-name="fr2" draw:name="Объект96" text:anchor-type="as-char" svg:y="-0.2807in" svg:width="1.7346in" svg:height="0.4484in" draw:z-index="68"><draw:object xlink:href="./Object 96" xlink:type="simple" xlink:show="embed" xlink:actuate="onLoad"/><draw:image xlink:href="./ObjectReplacements/Object 96" xlink:type="simple" xlink:show="embed" xlink:actuate="onLoad"/></draw:frame></text:p>
      <text:p text:style-name="P121">З виразу (2.19):</text:p>
      <text:p text:style-name="P122"><text:soft-page-break/><draw:frame draw:style-name="fr2" draw:name="Объект98" text:anchor-type="as-char" svg:y="-0.2693in" svg:width="1.1134in" svg:height="0.4429in" draw:z-index="69"><draw:object xlink:href="./Object 98" xlink:type="simple" xlink:show="embed" xlink:actuate="onLoad"/><draw:image xlink:href="./ObjectReplacements/Object 98" xlink:type="simple" xlink:show="embed" xlink:actuate="onLoad"/></draw:frame></text:p>
      <text:p text:style-name="P121">Далі з (2.20) випливає остаточним вираз обчислення вектора <draw:frame draw:style-name="fr2" draw:name="Объект99" text:anchor-type="as-char" svg:y="-0.1484in" svg:width="0.1299in" svg:height="0.1846in" draw:z-index="70"><draw:object xlink:href="./Object 99" xlink:type="simple" xlink:show="embed" xlink:actuate="onLoad"/><draw:image xlink:href="./ObjectReplacements/Object 99" xlink:type="simple" xlink:show="embed" xlink:actuate="onLoad"/></draw:frame>:</text:p>
      <text:p text:style-name="P122"><draw:frame draw:style-name="fr2" draw:name="Объект100" text:anchor-type="as-char" svg:y="-0.2807in" svg:width="1.8055in" svg:height="0.4484in" draw:z-index="185"><draw:object xlink:href="./Object 100" xlink:type="simple" xlink:show="embed" xlink:actuate="onLoad"/><draw:image xlink:href="./ObjectReplacements/Object 100" xlink:type="simple" xlink:show="embed" xlink:actuate="onLoad"/></draw:frame></text:p>
      <text:p text:style-name="P121"/>
      <text:p text:style-name="P112"><text:span text:style-name="T152">2</text:span>.3.<text:tab/>Метод обертання</text:p>
      <text:p text:style-name="P125">Немає відповідної літератури</text:p>
      <text:list text:continue-list="list12329006347523" text:style-name="WWNum1">
        <text:list-item>
          <text:h text:style-name="P175" text:outline-level="1" loext:marker-style-name="T43"><text:bookmark-start text:name="_Toc135587138"/><text:span text:style-name="T68">О</text:span><text:bookmark-end text:name="_Toc135587138"/><text:span text:style-name="T69">ПИС АЛГОРИТМІВ</text:span></text:h>
        </text:list-item>
      </text:list>
      <text:p text:style-name="P31"/>
      <text:p text:style-name="P126">Перелік всіх основних змінних та їхнє призначення наведено в таблиці 3.1.</text:p>
      <text:p text:style-name="P126">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66">Змінна</text:p>
          </table:table-cell>
          <table:table-cell table:style-name="Таблица3.B1" office:value-type="string">
            <text:p text:style-name="P66">Призначення</text:p>
          </table:table-cell>
        </table:table-row>
        <table:table-row>
          <table:table-cell table:style-name="Таблица3.A2" office:value-type="string">
            <text:p text:style-name="P67">A</text:p>
          </table:table-cell>
          <table:table-cell table:style-name="Таблица3.B2" office:value-type="string">
            <text:p text:style-name="P67">Матриця коефіцієнтів</text:p>
          </table:table-cell>
        </table:table-row>
        <table:table-row>
          <table:table-cell table:style-name="Таблица3.A2" office:value-type="string">
            <text:p text:style-name="P67">B</text:p>
          </table:table-cell>
          <table:table-cell table:style-name="Таблица3.B2" office:value-type="string">
            <text:p text:style-name="P67">Вектор вільних коефіцієнтів</text:p>
          </table:table-cell>
        </table:table-row>
        <table:table-row>
          <table:table-cell table:style-name="Таблица3.A2" office:value-type="string">
            <text:p text:style-name="P70">IsSolvable</text:p>
          </table:table-cell>
          <table:table-cell table:style-name="Таблица3.B2" office:value-type="string">
            <text:p text:style-name="P67">Ознака можливості вирішення СЛАР</text:p>
          </table:table-cell>
        </table:table-row>
      </table:table>
      <text:list xml:id="list12329062808365" text:continue-numbering="true" text:style-name="WWNum1">
        <text:list-item>
          <text:list>
            <text:list-item>
              <text:h text:style-name="P179" text:outline-level="2" loext:marker-style-name="T43"><text:bookmark-start text:name="_Toc135587139"/><text:span text:style-name="T43">Загальний алгоритм</text:span><text:bookmark-end text:name="_Toc135587139"/></text:h>
            </text:list-item>
          </text:list>
        </text:list-item>
      </text:list>
      <text:p text:style-name="P147"/>
      <text:list xml:id="list12329534789596" text:continue-list="list1919763256" text:style-name="Numbering_20_123">
        <text:list-item text:start-value="1">
          <text:p text:style-name="P237">ПОЧАТОК</text:p>
        </text:list-item>
        <text:list-item>
          <text:p text:style-name="P237">Зчитати розмірність системи.</text:p>
        </text:list-item>
        <text:list-item>
          <text:p text:style-name="P237">Зчитати матрицю системи та стовпець вільних членів:</text:p>
          <text:list>
            <text:list-item>
              <text:p text:style-name="P238">Зчитати матрицю <text:span text:style-name="T161">коефіцієнтів</text:span>:</text:p>
              <text:list>
                <text:list-item>
                  <text:p text:style-name="P239">Цикл проходу по всіх рядках матриці системи <text:span text:style-name="T158">(</text:span><text:span text:style-name="T158"><draw:frame draw:style-name="fr2" draw:name="Объект101" text:anchor-type="as-char" svg:y="-0.1484in" svg:width="0.1193in" svg:height="0.2098in" draw:z-index="186"><draw:object xlink:href="./Object 101" xlink:type="simple" xlink:show="embed" xlink:actuate="onLoad"/><draw:image xlink:href="./ObjectReplacements/Object 101" xlink:type="simple" xlink:show="embed" xlink:actuate="onLoad"/></draw:frame></text:span><text:span text:style-name="T158"> — </text:span><text:span text:style-name="T160">поточний рядок</text:span><text:span text:style-name="T158">):</text:span></text:p>
                  <text:list>
                    <text:list-item>
                      <text:p text:style-name="P238">Цикл проходу всіх стовпцях матриці системи <text:span text:style-name="T160">(</text:span><text:span text:style-name="T158"><draw:frame draw:style-name="fr2" draw:name="Объект102" text:anchor-type="as-char" svg:y="-0.1484in" svg:width="0.148in" svg:height="0.2098in" draw:z-index="71"><draw:object xlink:href="./Object 102" xlink:type="simple" xlink:show="embed" xlink:actuate="onLoad"/><draw:image xlink:href="./ObjectReplacements/Object 102" xlink:type="simple" xlink:show="embed" xlink:actuate="onLoad"/><svg:desc>формула</svg:desc></draw:frame></text:span><text:span text:style-name="T158"> — </text:span><text:span text:style-name="T160">поточний рядок):</text:span></text:p>
                      <text:list>
                        <text:list-item>
                          <text:p text:style-name="P238">ЯКЩО поточний елемент матриці – вірно записане число, ТО записати його в відповідну комірку <text:span text:style-name="T160">A</text:span>. ІНАКШЕ видати повідомлення про помилку та перейти до пункту 8.</text:p>
                        </text:list-item>
                      </text:list>
                    </text:list-item>
                  </text:list>
                </text:list-item>
              </text:list>
            </text:list-item>
            <text:list-item>
              <text:p text:style-name="P238">Зчитати <text:span text:style-name="T160">в</text:span><text:span text:style-name="T161">ектор вільних коефіцієнтів</text:span>:</text:p>
              <text:list>
                <text:list-item>
                  <text:p text:style-name="P238">Цикл проходу по всіх елементах стовпця вільного членів:</text:p>
                  <text:list>
                    <text:list-item>
                      <text:p text:style-name="P238">Якщо поточний елемент <text:span text:style-name="T160">в</text:span><text:span text:style-name="T161">ектор</text:span><text:span text:style-name="T162">а</text:span><text:span text:style-name="T161"> вільних коефіцієнтів</text:span> – вірно записане число, ТО записати його в відповідну комірку <text:span text:style-name="T160">B</text:span>. ІНАКШЕ видати повідомлення про помилку та перейти до пункту 8.</text:p>
                    </text:list-item>
                  </text:list>
                </text:list-item>
              </text:list>
            </text:list-item>
          </text:list>
        </text:list-item>
        <text:list-item>
          <text:p text:style-name="P237"><text:soft-page-break/>ЯКЩО обраний <text:span text:style-name="T157">LUP-</text:span>метод, ТО обробити дані згідно алгоритму методу Якобі (підрозділ 3.2).</text:p>
        </text:list-item>
        <text:list-item>
          <text:p text:style-name="P237">ЯКЩО обраний метод <text:span text:style-name="T157">Гауса-Зейделя</text:span>, ТО обробити дані згідно алгоритму методу Якобі (підрозділ 3.<text:span text:style-name="T157">3</text:span>).</text:p>
        </text:list-item>
        <text:list-item>
          <text:p text:style-name="P237">ЯКЩО обраний метод <text:span text:style-name="T157">обертання</text:span>, ТО обробити дані згідно алгоритму методу Якобі (підрозділ 3.<text:span text:style-name="T157">4</text:span>).</text:p>
        </text:list-item>
        <text:list-item>
          <text:p text:style-name="P237">ЯКЩО <text:span text:style-name="T158">IsSolvable </text:span><text:span text:style-name="T159">дорівнює правді</text:span>, ТО:</text:p>
          <text:list>
            <text:list-item>
              <text:p text:style-name="P237">ЯКЩО обрана система на дві невідомих, ТО побудувати та вивести графік системи.</text:p>
            </text:list-item>
            <text:list-item>
              <text:p text:style-name="P240">Вивести рішення системи.</text:p>
            </text:list-item>
            <text:list-item>
              <text:p text:style-name="P237">Записати систему та її рішення у файл.</text:p>
            </text:list-item>
          </text:list>
        </text:list-item>
        <text:list-item>
          <text:p text:style-name="P241">ІНАКШЕ вивсети повідомлення про неможливість розв’язання СЛАР вказаним методом.</text:p>
        </text:list-item>
        <text:list-item>
          <text:p text:style-name="P237">КІНЕЦЬ</text:p>
        </text:list-item>
      </text:list>
      <text:list xml:id="list12329344988430" text:continue-list="list12329062808365" text:style-name="WWNum1">
        <text:list-item>
          <text:list>
            <text:list-item>
              <text:h text:style-name="P180" text:outline-level="2" loext:marker-style-name="T43"><text:span text:style-name="T72">А</text:span><text:bookmark-start text:name="_Toc135587139 Копия 2"/><text:span text:style-name="T43">лгоритм</text:span><text:bookmark-end text:name="_Toc135587139 Копия 2"/><text:span text:style-name="T43"> </text:span><text:span text:style-name="T72">LUP-методу</text:span></text:h>
            </text:list-item>
          </text:list>
        </text:list-item>
      </text:list>
      <text:p text:style-name="P146"/>
      <text:list xml:id="list12329607822727" text:continue-list="list12329534789596" text:style-name="Numbering_20_123">
        <text:list-item text:start-value="1">
          <text:p text:style-name="P235">ПОЧАТОК</text:p>
        </text:list-item>
        <text:list-item>
          <text:p text:style-name="P242">Отримати розмірність матриці <text:span text:style-name="T9">A</text:span> <text:span text:style-name="T172">як </text:span><text:span text:style-name="T29">n</text:span>.</text:p>
        </text:list-item>
        <text:list-item>
          <text:p text:style-name="P243">Створити но<text:span text:style-name="T177">в</text:span><text:span text:style-name="T178">ий</text:span> <text:span text:style-name="T178">вектор</text:span> <text:span text:style-name="T15">P</text:span> розмір<text:span text:style-name="T178">ом</text:span> <text:span text:style-name="T9">n</text:span>.</text:p>
        </text:list-item>
        <text:list-item>
          <text:p text:style-name="P251">Заповнення вектора<text:span text:style-name="T179"> </text:span><text:span text:style-name="T9">P</text:span><text:span text:style-name="T179"> </text:span>початковими значеннями:</text:p>
          <text:list>
            <text:list-item>
              <text:p text:style-name="P243"><text:span text:style-name="T167">ЦИКЛ по всім </text:span><text:span text:style-name="T168">індексам</text:span><text:span text:style-name="T167"> нової матриці <text:s/></text:span><text:span text:style-name="T168">P </text:span><text:span text:style-name="T167">лічильником </text:span><text:span text:style-name="T11">i</text:span><text:span text:style-name="T164">:</text:span></text:p>
              <text:list>
                <text:list-item>
                  <text:p text:style-name="P243"><text:span text:style-name="T164">Встановити значення </text:span><text:span text:style-name="T164"><draw:frame draw:style-name="fr2" draw:name="Объект132" text:anchor-type="as-char" svg:y="-0.1484in" svg:width="0.1346in" svg:height="0.2098in" draw:z-index="72"><draw:object xlink:href="./Object 132" xlink:type="simple" xlink:show="embed" xlink:actuate="onLoad"/><draw:image xlink:href="./ObjectReplacements/Object 132" xlink:type="simple" xlink:show="embed" xlink:actuate="onLoad"/><svg:desc>формула</svg:desc></draw:frame></text:span><text:span text:style-name="T164"><text:s/>як </text:span><text:span text:style-name="T17">i</text:span><text:span text:style-name="T164">.</text:span></text:p>
                </text:list-item>
              </text:list>
            </text:list-item>
          </text:list>
        </text:list-item>
        <text:list-item>
          <text:p text:style-name="P243">Створити но<text:span text:style-name="T177">в</text:span>у матрицю <text:span text:style-name="T9">NA</text:span> розмірністю в <text:span text:style-name="T9">n</text:span> рядків та <text:span text:style-name="T9">n </text:span>стовпців.</text:p>
        </text:list-item>
        <text:list-item>
          <text:p text:style-name="P253"><text:span text:style-name="T177">Копі</text:span><text:span text:style-name="T178">ю</text:span><text:span text:style-name="T177">вання</text:span> матриц<text:span text:style-name="T177">і</text:span> <text:span text:style-name="T9">A</text:span><text:span text:style-name="T163"> </text:span><text:span text:style-name="T167">до матриці </text:span><text:span text:style-name="T14">NA</text:span><text:span text:style-name="T167">:</text:span></text:p>
          <text:list>
            <text:list-item>
              <text:p text:style-name="P242"><text:span text:style-name="T167">ЦИКЛ по всім рядкам нової матриці </text:span><text:span text:style-name="T15">NA</text:span><text:span text:style-name="T167"> лічильником </text:span><text:span text:style-name="T11">i</text:span><text:span text:style-name="T164">:</text:span></text:p>
              <text:list>
                <text:list-item>
                  <text:p text:style-name="P242"><text:span text:style-name="T164">ЦИКЛ по всім стовпцям нової матриці </text:span><text:span text:style-name="T15">NA</text:span><text:span text:style-name="T164"> лічильником </text:span><text:span text:style-name="T11">j</text:span><text:span text:style-name="T164">:</text:span></text:p>
                  <text:list>
                    <text:list-item>
                      <text:p text:style-name="P253"><text:span text:style-name="T163">Встановити значення </text:span><text:span text:style-name="T163"><draw:frame draw:style-name="fr2" draw:name="Объект121" text:anchor-type="as-char" svg:y="-0.1484in" svg:width="0.2299in" svg:height="0.2098in" draw:z-index="73"><draw:object xlink:href="./Object 121" xlink:type="simple" xlink:show="embed" xlink:actuate="onLoad"/><draw:image xlink:href="./ObjectReplacements/Object 121" xlink:type="simple" xlink:show="embed" xlink:actuate="onLoad"/><svg:desc>формула</svg:desc></draw:frame></text:span><text:span text:style-name="T163"><text:s/>як у елемента </text:span><text:span text:style-name="T163"><draw:frame draw:style-name="fr2" draw:name="Объект122" text:anchor-type="as-char" svg:y="-0.1484in" svg:width="0.148in" svg:height="0.2098in" draw:z-index="74"><draw:object xlink:href="./Object 122" xlink:type="simple" xlink:show="embed" xlink:actuate="onLoad"/><draw:image xlink:href="./ObjectReplacements/Object 122" xlink:type="simple" xlink:show="embed" xlink:actuate="onLoad"/><svg:desc>формула</svg:desc></draw:frame></text:span><text:span text:style-name="T163">.</text:span></text:p>
                    </text:list-item>
                  </text:list>
                </text:list-item>
              </text:list>
            </text:list-item>
          </text:list>
        </text:list-item>
        <text:list-item>
          <text:p text:style-name="P259"><text:span text:style-name="T163">Знайти факторизацію матриці </text:span><text:span text:style-name="T18">NA</text:span><text:span text:style-name="T163">:</text:span></text:p>
          <text:list>
            <text:list-item>
              <text:p text:style-name="P260"><text:soft-page-break/><text:span text:style-name="T163">Обміняти значення двох рядків матриці </text:span><text:span text:style-name="T9">NA</text:span><text:span text:style-name="T163"> для забезпечення можливості розв’язання у випадку, коли </text:span><text:span text:style-name="T163"><draw:frame draw:style-name="fr2" draw:name="Объект133" text:anchor-type="as-char" svg:y="-0.1484in" svg:width="0.4717in" svg:height="0.2098in" draw:z-index="187"><draw:object xlink:href="./Object 133" xlink:type="simple" xlink:show="embed" xlink:actuate="onLoad"/><draw:image xlink:href="./ObjectReplacements/Object 133" xlink:type="simple" xlink:show="embed" xlink:actuate="onLoad"/></draw:frame></text:span><text:span text:style-name="T163">:</text:span></text:p>
              <text:list>
                <text:list-item>
                  <text:p text:style-name="P252"><text:span text:style-name="T163">ЦИКЛ для змінної </text:span><text:span text:style-name="T16">j</text:span><text:span text:style-name="T163"> від </text:span><text:span text:style-name="T16">1</text:span><text:span text:style-name="T163"> до </text:span><text:span text:style-name="T9">n</text:span><text:span text:style-name="T163">:</text:span></text:p>
                  <text:list>
                    <text:list-item>
                      <text:p text:style-name="P251"><text:span text:style-name="T163">Знайти рядок з максимальним значенням </text:span><text:span text:style-name="T29">i</text:span><text:span text:style-name="T163">, де </text:span><text:span text:style-name="T163"><draw:frame draw:style-name="fr2" draw:name="Объект123" text:anchor-type="as-char" svg:y="-0.1492in" svg:width="2.0965in" svg:height="0.2102in" draw:z-index="188"><draw:object xlink:href="./Object 123" xlink:type="simple" xlink:show="embed" xlink:actuate="onLoad"/><draw:image xlink:href="./ObjectReplacements/Object 123" xlink:type="simple" xlink:show="embed" xlink:actuate="onLoad"/></draw:frame></text:span><text:span text:style-name="T163">:</text:span></text:p>
                      <text:list>
                        <text:list-item>
                          <text:p text:style-name="P251"><text:span text:style-name="T163">Встановити значення для змінної </text:span><text:span text:style-name="T9">MaxColumnValue</text:span><text:span text:style-name="T163"> як </text:span><text:span text:style-name="T163"><draw:frame draw:style-name="fr2" draw:name="Объект124" text:anchor-type="as-char" svg:y="-0.1484in" svg:width="0.1634in" svg:height="0.2098in" draw:z-index="75"><draw:object xlink:href="./Object 124" xlink:type="simple" xlink:show="embed" xlink:actuate="onLoad"/><draw:image xlink:href="./ObjectReplacements/Object 124" xlink:type="simple" xlink:show="embed" xlink:actuate="onLoad"/></draw:frame></text:span><text:span text:style-name="T163">.</text:span></text:p>
                        </text:list-item>
                        <text:list-item>
                          <text:p text:style-name="P251"><text:span text:style-name="T163">Встановити значення для змінної </text:span><text:span text:style-name="T9">MaxColumnIndex</text:span><text:span text:style-name="T163"> як </text:span><text:span text:style-name="T9">j</text:span><text:span text:style-name="T163">.</text:span></text:p>
                        </text:list-item>
                        <text:list-item>
                          <text:p text:style-name="P251"><text:span text:style-name="T163">ЦИКЛ для змінної </text:span><text:span text:style-name="T9">i</text:span><text:span text:style-name="T163"> від </text:span><text:span text:style-name="T9">j</text:span><text:span text:style-name="T163"> до </text:span><text:span text:style-name="T9">n</text:span><text:span text:style-name="T163">:</text:span></text:p>
                          <text:list>
                            <text:list-item>
                              <text:p text:style-name="P251"><text:span text:style-name="T163">ЯКЩО </text:span><text:span text:style-name="T163"><draw:frame draw:style-name="fr2" draw:name="Объект126" text:anchor-type="as-char" svg:y="-0.1492in" svg:width="1.4736in" svg:height="0.2102in" draw:z-index="189"><draw:object xlink:href="./Object 126" xlink:type="simple" xlink:show="embed" xlink:actuate="onLoad"/><draw:image xlink:href="./ObjectReplacements/Object 126" xlink:type="simple" xlink:show="embed" xlink:actuate="onLoad"/></draw:frame></text:span><text:span text:style-name="T163">, ТО</text:span></text:p>
                            </text:list-item>
                            <text:list-item>
                              <text:p text:style-name="P251"><text:span text:style-name="T163">Встановити значення для змінної </text:span><text:span text:style-name="T9">MaxColumnValue</text:span><text:span text:style-name="T163"> як </text:span><text:span text:style-name="T163"><draw:frame draw:style-name="fr2" draw:name="Объект127" text:anchor-type="as-char" svg:y="-0.1484in" svg:width="0.2299in" svg:height="0.2098in" draw:z-index="190"><draw:object xlink:href="./Object 127" xlink:type="simple" xlink:show="embed" xlink:actuate="onLoad"/><draw:image xlink:href="./ObjectReplacements/Object 127" xlink:type="simple" xlink:show="embed" xlink:actuate="onLoad"/><svg:desc>формула</svg:desc></draw:frame></text:span><text:span text:style-name="T163">.</text:span></text:p>
                            </text:list-item>
                          </text:list>
                        </text:list-item>
                      </text:list>
                    </text:list-item>
                    <text:list-item>
                      <text:p text:style-name="P252"><text:span text:style-name="T163">ЯКЩО </text:span><text:span text:style-name="T163"><draw:frame draw:style-name="fr2" draw:name="Объект125" text:anchor-type="as-char" svg:y="-0.1484in" svg:width="1.4354in" svg:height="0.1846in" draw:z-index="76"><draw:object xlink:href="./Object 125" xlink:type="simple" xlink:show="embed" xlink:actuate="onLoad"/><draw:image xlink:href="./ObjectReplacements/Object 125" xlink:type="simple" xlink:show="embed" xlink:actuate="onLoad"/><svg:desc>формула</svg:desc></draw:frame></text:span><text:span text:style-name="T163"><text:s/></text:span><text:span text:style-name="T169">є правдою</text:span><text:span text:style-name="T163">, ТО</text:span></text:p>
                      <text:list>
                        <text:list-item>
                          <text:p text:style-name="P261">Встановити змінну <text:span text:style-name="T9">IsSolvable</text:span> як хиба.</text:p>
                        </text:list-item>
                        <text:list-item>
                          <text:p text:style-name="P261">Перейти до пункту <text:span text:style-name="T183">11</text:span>.</text:p>
                        </text:list-item>
                      </text:list>
                    </text:list-item>
                  </text:list>
                </text:list-item>
                <text:list-item>
                  <text:p text:style-name="P265">ЦИКЛ <text:span text:style-name="T178">для змінної </text:span><text:span text:style-name="T15">i</text:span><text:span text:style-name="T178"> від </text:span><text:span text:style-name="T9">1</text:span><text:span text:style-name="T178"> до </text:span><text:span text:style-name="T15">n</text:span><text:span text:style-name="T178">:</text:span></text:p>
                  <text:list>
                    <text:list-item>
                      <text:p text:style-name="P265">Обміняти елементи матриці <text:span text:style-name="T9">NA</text:span> <draw:frame draw:style-name="fr2" draw:name="Объект128" text:anchor-type="as-char" svg:y="-0.1484in" svg:width="0.211in" svg:height="0.2098in" draw:z-index="79"><draw:object xlink:href="./Object 128" xlink:type="simple" xlink:show="embed" xlink:actuate="onLoad"/><draw:image xlink:href="./ObjectReplacements/Object 128" xlink:type="simple" xlink:show="embed" xlink:actuate="onLoad"/></draw:frame><text:s/>та <draw:frame draw:style-name="fr2" draw:name="Объект129" text:anchor-type="as-char" svg:y="-0.1484in" svg:width="0.9717in" svg:height="0.2098in" draw:z-index="80"><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265">Обміняти елементи вектора <text:span text:style-name="T9">P</text:span> <draw:frame draw:style-name="fr2" draw:name="Объект130" text:anchor-type="as-char" svg:y="-0.1484in" svg:width="0.1508in" svg:height="0.2098in" draw:z-index="81"><draw:object xlink:href="./Object 130" xlink:type="simple" xlink:show="embed" xlink:actuate="onLoad"/><draw:image xlink:href="./ObjectReplacements/Object 130" xlink:type="simple" xlink:show="embed" xlink:actuate="onLoad"/><svg:desc>формула</svg:desc></draw:frame><text:s/>та <draw:frame draw:style-name="fr2" draw:name="Объект131" text:anchor-type="as-char" svg:y="-0.1484in" svg:width="0.8299in" svg:height="0.2098in" draw:z-index="82"><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270">Ітерація факторизації матриці <text:span text:style-name="T9">NA</text:span>:</text:p>
              <text:list>
                <text:list-item>
                  <text:p text:style-name="P266">ЦИКЛ <text:span text:style-name="T178">для змінної </text:span><text:span text:style-name="T15">i</text:span><text:span text:style-name="T178"> від </text:span><text:span text:style-name="T19">j</text:span><text:span text:style-name="T178"> до </text:span><text:span text:style-name="T15">n</text:span><text:span text:style-name="T178">:</text:span></text:p>
                  <text:list>
                    <text:list-item>
                      <text:p text:style-name="P271">Встановити змінну <text:span text:style-name="T9">s</text:span> як суму циклу з початковим значенням 0.</text:p>
                    </text:list-item>
                    <text:list-item>
                      <text:p text:style-name="P266">ЦИКЛ <text:span text:style-name="T178">для змінної </text:span><text:span text:style-name="T19">k</text:span><text:span text:style-name="T178"> від </text:span><text:span text:style-name="T19">1</text:span><text:span text:style-name="T178"> до </text:span><text:span text:style-name="T19">j - 1</text:span><text:span text:style-name="T178">:</text:span></text:p>
                      <text:list>
                        <text:list-item>
                          <text:p text:style-name="P271">Збільшити значення змінної <text:span text:style-name="T9">s</text:span> як суми циклу на <draw:frame draw:style-name="fr2" draw:name="Объект134" text:anchor-type="as-char" svg:y="-0.1484in" svg:width="0.4319in" svg:height="0.2098in" draw:z-index="83"><draw:object xlink:href="./Object 134" xlink:type="simple" xlink:show="embed" xlink:actuate="onLoad"/><draw:image xlink:href="./ObjectReplacements/Object 134" xlink:type="simple" xlink:show="embed" xlink:actuate="onLoad"/></draw:frame>.</text:p>
                        </text:list-item>
                      </text:list>
                    </text:list-item>
                    <text:list-item>
                      <text:p text:style-name="P271">Встановити значення елементу матриці <draw:frame draw:style-name="fr2" draw:name="Объект135" text:anchor-type="as-char" svg:y="-0.1484in" svg:width="0.148in" svg:height="0.2098in" draw:z-index="84"><draw:object xlink:href="./Object 135" xlink:type="simple" xlink:show="embed" xlink:actuate="onLoad"/><draw:image xlink:href="./ObjectReplacements/Object 135" xlink:type="simple" xlink:show="embed" xlink:actuate="onLoad"/></draw:frame><text:s/>як <draw:frame draw:style-name="fr2" draw:name="Объект136" text:anchor-type="as-char" svg:y="-0.1484in" svg:width="0.361in" svg:height="0.2098in" draw:z-index="85"><draw:object xlink:href="./Object 136" xlink:type="simple" xlink:show="embed" xlink:actuate="onLoad"/><draw:image xlink:href="./ObjectReplacements/Object 136" xlink:type="simple" xlink:show="embed" xlink:actuate="onLoad"/></draw:frame>.</text:p>
                    </text:list-item>
                    <text:list-item>
                      <text:p text:style-name="P271">ЯКЩО <draw:frame draw:style-name="fr2" draw:name="Объект137" text:anchor-type="as-char" svg:y="-0.1484in" svg:width="0.2417in" svg:height="0.1846in" draw:z-index="86"><draw:object xlink:href="./Object 137" xlink:type="simple" xlink:show="embed" xlink:actuate="onLoad"/><draw:image xlink:href="./ObjectReplacements/Object 137" xlink:type="simple" xlink:show="embed" xlink:actuate="onLoad"/></draw:frame>, ТО</text:p>
                      <text:list>
                        <text:list-item>
                          <text:p text:style-name="P272"><text:soft-page-break/>Встановити змінну <text:span text:style-name="T9">s</text:span> як суму циклу з початковим значенням 0.</text:p>
                        </text:list-item>
                        <text:list-item>
                          <text:p text:style-name="P267">ЦИКЛ <text:span text:style-name="T178">для змінної </text:span><text:span text:style-name="T19">k</text:span><text:span text:style-name="T178"> від </text:span><text:span text:style-name="T20">0</text:span><text:span text:style-name="T178"> до </text:span><text:span text:style-name="T19">j - 1</text:span><text:span text:style-name="T178">:</text:span></text:p>
                          <text:list>
                            <text:list-item>
                              <text:p text:style-name="P272">Збільшити значення змінної <text:span text:style-name="T9">s</text:span> як суми циклу на <draw:frame draw:style-name="fr2" draw:name="Объект138" text:anchor-type="as-char" svg:y="-0.1484in" svg:width="0.4465in" svg:height="0.2098in" draw:z-index="87"><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272">Встановити значення елементу матриці <draw:frame draw:style-name="fr2" draw:name="Объект139" text:anchor-type="as-char" svg:y="-0.1484in" svg:width="0.1626in" svg:height="0.2098in" draw:z-index="88"><draw:object xlink:href="./Object 139" xlink:type="simple" xlink:show="embed" xlink:actuate="onLoad"/><draw:image xlink:href="./ObjectReplacements/Object 139" xlink:type="simple" xlink:show="embed" xlink:actuate="onLoad"/><svg:desc>формула</svg:desc></draw:frame><text:s/>як <draw:frame draw:style-name="fr2" draw:name="Объект140" text:anchor-type="as-char" svg:y="-0.2693in" svg:width="0.4091in" svg:height="0.4429in" draw:z-index="192"><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242"><text:span text:style-name="T163">Створити но</text:span><text:span text:style-name="T167">в</text:span><text:span text:style-name="T163">у матрицю </text:span><text:span text:style-name="T14">L</text:span><text:span text:style-name="T163"> розмірністю в </text:span><text:span text:style-name="T9">n</text:span><text:span text:style-name="T163"> рядків та </text:span><text:span text:style-name="T9">n </text:span><text:span text:style-name="T163">стовпців.</text:span></text:p>
            </text:list-item>
            <text:list-item>
              <text:p text:style-name="P242"><text:span text:style-name="T163">Створити но</text:span><text:span text:style-name="T167">в</text:span><text:span text:style-name="T163">у матрицю </text:span><text:span text:style-name="T14">U</text:span><text:span text:style-name="T163"> розмірністю в </text:span><text:span text:style-name="T9">n</text:span><text:span text:style-name="T163"> рядків та </text:span><text:span text:style-name="T9">n </text:span><text:span text:style-name="T163">стовпців.</text:span></text:p>
            </text:list-item>
            <text:list-item>
              <text:p text:style-name="P277"><text:span text:style-name="T170">Заповнити</text:span><text:span text:style-name="T163"> </text:span><text:span text:style-name="T170">матрицю</text:span><text:span text:style-name="T163"> </text:span><text:span text:style-name="T21">L</text:span><text:span text:style-name="T170"> матрицею </text:span><text:span text:style-name="T21">NA</text:span><text:span text:style-name="T163">:</text:span></text:p>
              <text:list>
                <text:list-item>
                  <text:p text:style-name="P248"><text:span text:style-name="T167">ЦИКЛ по всім рядкам нової матриці </text:span><text:span text:style-name="T21">L</text:span><text:span text:style-name="T167"> лічильником </text:span><text:span text:style-name="T21">j</text:span><text:span text:style-name="T164">:</text:span></text:p>
                  <text:list>
                    <text:list-item>
                      <text:p text:style-name="P248"><text:span text:style-name="T167">ЦИКЛ </text:span><text:span text:style-name="T170">для змінної </text:span><text:span text:style-name="T21">i</text:span><text:span text:style-name="T170"> від </text:span><text:span text:style-name="T21">1</text:span><text:span text:style-name="T170"> до </text:span><text:span text:style-name="T21">j</text:span><text:span text:style-name="T164">:</text:span></text:p>
                      <text:list>
                        <text:list-item>
                          <text:list>
                            <text:list-item>
                              <text:p text:style-name="P279">Встановити значення <draw:frame draw:style-name="fr2" draw:name="Объект141" text:anchor-type="as-char" svg:y="-0.1484in" svg:width="0.1244in" svg:height="0.2098in" draw:z-index="91"><draw:object xlink:href="./Object 141" xlink:type="simple" xlink:show="embed" xlink:actuate="onLoad"/><draw:image xlink:href="./ObjectReplacements/Object 141" xlink:type="simple" xlink:show="embed" xlink:actuate="onLoad"/></draw:frame><text:s/>як <draw:frame draw:style-name="fr2" draw:name="Объект142" text:anchor-type="as-char" svg:y="-0.1484in" svg:width="0.2437in" svg:height="0.2098in" draw:z-index="92"><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277"><text:span text:style-name="T170">Заповнити</text:span><text:span text:style-name="T163"> </text:span><text:span text:style-name="T170">матрицю</text:span><text:span text:style-name="T163"> </text:span><text:span text:style-name="T21">L</text:span><text:span text:style-name="T170"> матрицею </text:span><text:span text:style-name="T21">NA</text:span><text:span text:style-name="T163">:</text:span></text:p>
              <text:list>
                <text:list-item>
                  <text:p text:style-name="P248"><text:span text:style-name="T167">ЦИКЛ по всім рядкам нової матриці </text:span><text:span text:style-name="T21">U</text:span><text:span text:style-name="T167"> лічильником </text:span><text:span text:style-name="T21">j</text:span><text:span text:style-name="T164">:</text:span></text:p>
                  <text:list>
                    <text:list-item>
                      <text:p text:style-name="P248"><text:span text:style-name="T167">ЦИКЛ </text:span><text:span text:style-name="T170">для змінної </text:span><text:span text:style-name="T21">i</text:span><text:span text:style-name="T170"> від </text:span><text:span text:style-name="T21">j</text:span><text:span text:style-name="T170"> до </text:span><text:span text:style-name="T21">n</text:span><text:span text:style-name="T164">:</text:span></text:p>
                      <text:list>
                        <text:list-item>
                          <text:p text:style-name="P279"><text:span text:style-name="T164">ЯКЩО </text:span><text:span text:style-name="T164"><draw:frame draw:style-name="fr2" draw:name="Объект145" text:anchor-type="as-char" svg:y="-0.1484in" svg:width="0.2417in" svg:height="0.1846in" draw:z-index="193"><draw:object xlink:href="./Object 145" xlink:type="simple" xlink:show="embed" xlink:actuate="onLoad"/><draw:image xlink:href="./ObjectReplacements/Object 145" xlink:type="simple" xlink:show="embed" xlink:actuate="onLoad"/><svg:desc>формула</svg:desc></draw:frame></text:span><text:span text:style-name="T164">, ТО</text:span></text:p>
                          <text:list>
                            <text:list-item>
                              <text:p text:style-name="P279"><text:span text:style-name="T163">Встановити значення </text:span><text:span text:style-name="T163"><draw:frame draw:style-name="fr2" draw:name="Объект143" text:anchor-type="as-char" svg:y="-0.1484in" svg:width="0.1583in" svg:height="0.2098in" draw:z-index="194"><draw:object xlink:href="./Object 143" xlink:type="simple" xlink:show="embed" xlink:actuate="onLoad"/><draw:image xlink:href="./ObjectReplacements/Object 143" xlink:type="simple" xlink:show="embed" xlink:actuate="onLoad"/><svg:desc>формула</svg:desc></draw:frame></text:span><text:span text:style-name="T163"><text:s/>як </text:span><text:span text:style-name="T163"><draw:frame draw:style-name="fr2" draw:name="Объект144" text:anchor-type="as-char" svg:y="-0.1484in" svg:width="0.1626in" svg:height="0.2098in" draw:z-index="93"><draw:object xlink:href="./Object 144" xlink:type="simple" xlink:show="embed" xlink:actuate="onLoad"/><draw:image xlink:href="./ObjectReplacements/Object 144" xlink:type="simple" xlink:show="embed" xlink:actuate="onLoad"/><svg:desc>формула</svg:desc></draw:frame></text:span><text:span text:style-name="T163">.</text:span></text:p>
                            </text:list-item>
                          </text:list>
                        </text:list-item>
                        <text:list-item>
                          <text:p text:style-name="P275">ІНАКШЕ</text:p>
                          <text:list>
                            <text:list-item>
                              <text:p text:style-name="P279"><text:span text:style-name="T163">Встановити значення </text:span><text:span text:style-name="T163"><draw:frame draw:style-name="fr2" draw:name="Объект146" text:anchor-type="as-char" svg:y="-0.1484in" svg:width="0.1583in" svg:height="0.2098in" draw:z-index="94"><draw:object xlink:href="./Object 146" xlink:type="simple" xlink:show="embed" xlink:actuate="onLoad"/><draw:image xlink:href="./ObjectReplacements/Object 146" xlink:type="simple" xlink:show="embed" xlink:actuate="onLoad"/><svg:desc>формула</svg:desc></draw:frame></text:span><text:span text:style-name="T163"><text:s/>як 1.</text:span></text:p>
                            </text:list-item>
                          </text:list>
                        </text:list-item>
                      </text:list>
                    </text:list-item>
                  </text:list>
                </text:list-item>
              </text:list>
            </text:list-item>
          </text:list>
        </text:list-item>
        <text:list-item>
          <text:p text:style-name="P278"><text:span text:style-name="T163">Обчислити значення вектора </text:span><text:span text:style-name="T9">Y</text:span><text:span text:style-name="T163">:</text:span></text:p>
          <text:list>
            <text:list-item>
              <text:p text:style-name="P244">Створити но<text:span text:style-name="T177">в</text:span><text:span text:style-name="T184">ий</text:span> <text:span text:style-name="T184">вектор </text:span><text:span text:style-name="T22">Y</text:span> розмір<text:span text:style-name="T184">у</text:span> <text:span text:style-name="T9">n</text:span>.</text:p>
            </text:list-item>
            <text:list-item>
              <text:p text:style-name="P249"><text:span text:style-name="T167">ЦИКЛ </text:span><text:span text:style-name="T170">для змінної </text:span><text:span text:style-name="T21">i</text:span><text:span text:style-name="T170"> від </text:span><text:span text:style-name="T22">1</text:span><text:span text:style-name="T170"> до </text:span><text:span text:style-name="T21">n</text:span><text:span text:style-name="T164">:</text:span></text:p>
              <text:list>
                <text:list-item>
                  <text:p text:style-name="P273"><text:span text:style-name="T180">Встановити змінну </text:span><text:span text:style-name="T11">s</text:span><text:span text:style-name="T180"> як суму циклу з початковим значенням 0.</text:span></text:p>
                </text:list-item>
                <text:list-item>
                  <text:p text:style-name="P268">ЦИКЛ <text:span text:style-name="T178">для змінної </text:span><text:span text:style-name="T19">k</text:span><text:span text:style-name="T178"> від </text:span><text:span text:style-name="T20">0</text:span><text:span text:style-name="T178"> до </text:span><text:span text:style-name="T22">i</text:span><text:span text:style-name="T19"> - 1</text:span><text:span text:style-name="T178">:</text:span></text:p>
                  <text:list>
                    <text:list-item>
                      <text:p text:style-name="P273"><text:span text:style-name="T180">Збільшити значення змінної </text:span><text:span text:style-name="T11">s</text:span><text:span text:style-name="T180"> як суми циклу на </text:span><text:span text:style-name="T180"><draw:frame draw:style-name="fr2" draw:name="Объект147" text:anchor-type="as-char" svg:y="-0.1484in" svg:width="0.3043in" svg:height="0.2098in" draw:z-index="95"><draw:object xlink:href="./Object 147" xlink:type="simple" xlink:show="embed" xlink:actuate="onLoad"/><draw:image xlink:href="./ObjectReplacements/Object 147" xlink:type="simple" xlink:show="embed" xlink:actuate="onLoad"/><svg:desc>формула</svg:desc></draw:frame></text:span><text:span text:style-name="T180">.</text:span></text:p>
                    </text:list-item>
                  </text:list>
                </text:list-item>
                <text:list-item>
                  <text:p text:style-name="P280">Встановити значення <text:span text:style-name="T184">вектора</text:span> <draw:frame draw:style-name="fr2" draw:name="Объект148" text:anchor-type="as-char" svg:y="-0.1484in" svg:width="0.1346in" svg:height="0.2098in" draw:z-index="96"><draw:object xlink:href="./Object 148" xlink:type="simple" xlink:show="embed" xlink:actuate="onLoad"/><draw:image xlink:href="./ObjectReplacements/Object 148" xlink:type="simple" xlink:show="embed" xlink:actuate="onLoad"/><svg:desc>формула</svg:desc></draw:frame><text:s/>як <draw:frame draw:style-name="fr2" draw:name="Объект149" text:anchor-type="as-char" svg:y="-0.2839in" svg:width="0.4165in" svg:height="0.4575in" draw:z-index="97"><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278"><text:soft-page-break/><text:span text:style-name="T163">Обчислити значення вектора </text:span><text:span text:style-name="T9">X</text:span><text:span text:style-name="T163">:</text:span></text:p>
          <text:list>
            <text:list-item>
              <text:p text:style-name="P245">Створити но<text:span text:style-name="T177">в</text:span><text:span text:style-name="T184">ий</text:span> <text:span text:style-name="T184">вектор </text:span><text:span text:style-name="T22">Y</text:span> розмір<text:span text:style-name="T184">у</text:span> <text:span text:style-name="T9">n</text:span>.</text:p>
            </text:list-item>
            <text:list-item>
              <text:p text:style-name="P250"><text:span text:style-name="T167">ЦИКЛ </text:span><text:span text:style-name="T170">для змінної </text:span><text:span text:style-name="T21">i</text:span><text:span text:style-name="T170"> від </text:span><text:span text:style-name="T23">n</text:span><text:span text:style-name="T170"> до </text:span><text:span text:style-name="T23">1</text:span><text:span text:style-name="T171"> донизу</text:span><text:span text:style-name="T164">:</text:span></text:p>
              <text:list>
                <text:list-item>
                  <text:p text:style-name="P274"><text:span text:style-name="T180">Встановити змінну </text:span><text:span text:style-name="T11">s</text:span><text:span text:style-name="T180"> як суму циклу з початковим значенням 0.</text:span></text:p>
                </text:list-item>
                <text:list-item>
                  <text:p text:style-name="P269">ЦИКЛ <text:span text:style-name="T178">для змінної </text:span><text:span text:style-name="T19">k</text:span><text:span text:style-name="T178"> від </text:span><text:span text:style-name="T23">i + 1</text:span><text:span text:style-name="T178"> до </text:span><text:span text:style-name="T23">n</text:span><text:span text:style-name="T178">:</text:span></text:p>
                  <text:list>
                    <text:list-item>
                      <text:p text:style-name="P274"><text:span text:style-name="T180">Збільшити значення змінної </text:span><text:span text:style-name="T11">s</text:span><text:span text:style-name="T180"> як суми циклу на </text:span><text:span text:style-name="T180"><draw:frame draw:style-name="fr2" draw:name="Объект152" text:anchor-type="as-char" svg:y="-0.1484in" svg:width="0.3252in" svg:height="0.2098in" draw:z-index="98"><draw:object xlink:href="./Object 152" xlink:type="simple" xlink:show="embed" xlink:actuate="onLoad"/><draw:image xlink:href="./ObjectReplacements/Object 152" xlink:type="simple" xlink:show="embed" xlink:actuate="onLoad"/><svg:desc>формула</svg:desc></draw:frame></text:span><text:span text:style-name="T180">.</text:span></text:p>
                    </text:list-item>
                  </text:list>
                </text:list-item>
                <text:list-item>
                  <text:p text:style-name="P281">Встановити значення <text:span text:style-name="T185">розв’язка</text:span> <draw:frame draw:style-name="fr2" draw:name="Объект150" text:anchor-type="as-char" svg:y="-0.1484in" svg:width="0.1217in" svg:height="0.2098in" draw:z-index="100"><draw:object xlink:href="./Object 150" xlink:type="simple" xlink:show="embed" xlink:actuate="onLoad"/><draw:image xlink:href="./ObjectReplacements/Object 150" xlink:type="simple" xlink:show="embed" xlink:actuate="onLoad"/><svg:desc>формула</svg:desc></draw:frame><text:s/>як <draw:frame draw:style-name="fr2" draw:name="Объект151" text:anchor-type="as-char" svg:y="-0.1484in" svg:width="0.3484in" svg:height="0.2098in" draw:z-index="101"><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262">Встановити змінну <text:span text:style-name="T9">IsSolvable</text:span> як <text:span text:style-name="T182">правда</text:span>.</text:p>
        </text:list-item>
        <text:list-item>
          <text:p text:style-name="P259">КІНЦЕЬ</text:p>
        </text:list-item>
      </text:list>
      <text:p text:style-name="P31"/>
      <text:list text:continue-list="list12329344988430" text:style-name="WWNum1">
        <text:list-item>
          <text:list>
            <text:list-item>
              <text:h text:style-name="P181" text:outline-level="2" loext:marker-style-name="T43"><text:span text:style-name="T72">А</text:span><text:bookmark-start text:name="_Toc135587139 Копия 2 Копия 4"/><text:span text:style-name="T43">лгоритм</text:span><text:bookmark-end text:name="_Toc135587139 Копия 2 Копия 4"/><text:span text:style-name="T43"> </text:span><text:span text:style-name="T72">методу Гауса-Холецького</text:span></text:h>
            </text:list-item>
          </text:list>
        </text:list-item>
      </text:list>
      <text:p text:style-name="P36"><text:span text:style-name="T116"/></text:p>
      <text:p text:style-name="P36"><text:span text:style-name="T116"/></text:p>
      <text:list xml:id="list12330249405486" text:continue-numbering="true" text:style-name="WWNum1">
        <text:list-item>
          <text:list>
            <text:list-item>
              <text:h text:style-name="P181" text:outline-level="2" loext:marker-style-name="T43"><text:bookmark-start text:name="_Toc135587139 Копия 2 Копия 3"/><text:span text:style-name="T43">Загальний </text:span><text:bookmark-end text:name="_Toc135587139 Копия 2 Копия 3"/><text:span text:style-name="T72">методу обертання</text:span></text:h>
            </text:list-item>
          </text:list>
        </text:list-item>
      </text:list>
      <text:p text:style-name="P148"/>
      <text:list text:continue-list="list12329607822727" text:style-name="Numbering_20_123">
        <text:list-item text:start-value="1">
          <text:p text:style-name="P246">ПОЧАТОК</text:p>
        </text:list-item>
        <text:list-item>
          <text:p text:style-name="P246">Отримати розмірність матриці <text:span text:style-name="T9">A</text:span> <text:span text:style-name="T172">як </text:span><text:span text:style-name="T29">n</text:span>.</text:p>
        </text:list-item>
        <text:list-item>
          <text:p text:style-name="P246">Створити но<text:span text:style-name="T177">в</text:span>у матрицю <text:span text:style-name="T9">NA</text:span> розмірністю в <text:span text:style-name="T9">n</text:span> рядків та <text:span text:style-name="T9">n + 1</text:span> стовпців.</text:p>
        </text:list-item>
        <text:list-item>
          <text:p text:style-name="P254">Заповити нову матрицю <text:span text:style-name="T9">NA</text:span><text:span text:style-name="T163"> значеннями з матриці </text:span><text:span text:style-name="T9">A</text:span><text:span text:style-name="T163"> та </text:span><text:span text:style-name="T9">B</text:span><text:span text:style-name="T163">.</text:span></text:p>
          <text:list>
            <text:list-item>
              <text:p text:style-name="P246">ЦИКЛ по всім рядкам нової матриці лічильником <text:span text:style-name="T11">i</text:span><text:span text:style-name="T164">:</text:span></text:p>
              <text:list>
                <text:list-item>
                  <text:p text:style-name="P247"><text:span text:style-name="T164">ЦИКЛ по всім стовпцям нової матриці лічильником </text:span><text:span text:style-name="T11">j</text:span><text:span text:style-name="T164">:</text:span></text:p>
                  <text:list>
                    <text:list-item>
                      <text:p text:style-name="P263">ЯКЩО вираз <text:span text:style-name="T9">j &lt;= n </text:span>є правдивим, ТО</text:p>
                      <text:list>
                        <text:list-item>
                          <text:p text:style-name="P254"><text:span text:style-name="T163">Встановити значення </text:span><text:span text:style-name="T163"><draw:frame draw:style-name="fr2" draw:name="Объект103" text:anchor-type="as-char" svg:y="-0.1484in" svg:width="0.2299in" svg:height="0.2098in" draw:z-index="102"><draw:object xlink:href="./Object 103" xlink:type="simple" xlink:show="embed" xlink:actuate="onLoad"/><draw:image xlink:href="./ObjectReplacements/Object 103" xlink:type="simple" xlink:show="embed" xlink:actuate="onLoad"/></draw:frame></text:span><text:span text:style-name="T163"><text:s/>як у елемента </text:span><text:span text:style-name="T163"><draw:frame draw:style-name="fr2" draw:name="Объект104" text:anchor-type="as-char" svg:y="-0.1484in" svg:width="0.148in" svg:height="0.2098in" draw:z-index="104"><draw:object xlink:href="./Object 104" xlink:type="simple" xlink:show="embed" xlink:actuate="onLoad"/><draw:image xlink:href="./ObjectReplacements/Object 104" xlink:type="simple" xlink:show="embed" xlink:actuate="onLoad"/></draw:frame></text:span><text:span text:style-name="T163">.</text:span></text:p>
                        </text:list-item>
                      </text:list>
                    </text:list-item>
                    <text:list-item>
                      <text:p text:style-name="P263">ІНАКШЕ</text:p>
                      <text:list>
                        <text:list-item>
                          <text:p text:style-name="P254"><text:span text:style-name="T163">Встановити значення </text:span><text:span text:style-name="T163"><draw:frame draw:style-name="fr2" draw:name="Объект105" text:anchor-type="as-char" svg:y="-0.1484in" svg:width="0.2299in" svg:height="0.2098in" draw:z-index="105"><draw:object xlink:href="./Object 105" xlink:type="simple" xlink:show="embed" xlink:actuate="onLoad"/><draw:image xlink:href="./ObjectReplacements/Object 105" xlink:type="simple" xlink:show="embed" xlink:actuate="onLoad"/><svg:desc>формула</svg:desc></draw:frame></text:span><text:span text:style-name="T163"><text:s/>як у елемента </text:span><text:span text:style-name="T163"><draw:frame draw:style-name="fr2" draw:name="Объект106" text:anchor-type="as-char" svg:y="-0.1484in" svg:width="0.1189in" svg:height="0.2098in" draw:z-index="106"><draw:object xlink:href="./Object 106" xlink:type="simple" xlink:show="embed" xlink:actuate="onLoad"/><draw:image xlink:href="./ObjectReplacements/Object 106" xlink:type="simple" xlink:show="embed" xlink:actuate="onLoad"/><svg:desc>формула</svg:desc></draw:frame></text:span><text:span text:style-name="T163">.</text:span></text:p>
                        </text:list-item>
                      </text:list>
                    </text:list-item>
                  </text:list>
                </text:list-item>
              </text:list>
            </text:list-item>
          </text:list>
        </text:list-item>
        <text:list-item>
          <text:p text:style-name="P263">Обчислити розкладання нової матриці NA:</text:p>
          <text:list>
            <text:list-item>
              <text:p text:style-name="P256"><text:span text:style-name="T163">ЦИКЛ для змінної </text:span><text:span text:style-name="T9">i</text:span><text:span text:style-name="T163"> від </text:span><text:span text:style-name="T9">1</text:span><text:span text:style-name="T163"> до </text:span><text:span text:style-name="T9">n - 1</text:span><text:span text:style-name="T163">:</text:span></text:p>
              <text:list>
                <text:list-item>
                  <text:p text:style-name="P255"><text:span text:style-name="T163">ЦИКЛ для змінної </text:span><text:span text:style-name="T9">j</text:span><text:span text:style-name="T163"> від </text:span><text:span text:style-name="T9">i + 1</text:span><text:span text:style-name="T163"> до </text:span><text:span text:style-name="T9">n</text:span><text:span text:style-name="T163">:</text:span></text:p>
                  <text:list>
                    <text:list-item>
                      <text:p text:style-name="P254"><text:span text:style-name="T163">Встановити значення для змінної b як </text:span><text:span text:style-name="T163"><draw:frame draw:style-name="fr2" draw:name="Объект107" text:anchor-type="as-char" svg:y="-0.1484in" svg:width="0.2437in" svg:height="0.2098in" draw:z-index="108"><draw:object xlink:href="./Object 107" xlink:type="simple" xlink:show="embed" xlink:actuate="onLoad"/><draw:image xlink:href="./ObjectReplacements/Object 107" xlink:type="simple" xlink:show="embed" xlink:actuate="onLoad"/><svg:desc>формула</svg:desc></draw:frame></text:span><text:span text:style-name="T163">.</text:span></text:p>
                    </text:list-item>
                    <text:list-item>
                      <text:p text:style-name="P254"><text:span text:style-name="T163">Встановити значення для змінної a як </text:span><text:span text:style-name="T163"><draw:frame draw:style-name="fr2" draw:name="Объект108" text:anchor-type="as-char" svg:y="-0.1484in" svg:width="0.2283in" svg:height="0.2098in" draw:z-index="110"><draw:object xlink:href="./Object 108" xlink:type="simple" xlink:show="embed" xlink:actuate="onLoad"/><draw:image xlink:href="./ObjectReplacements/Object 108" xlink:type="simple" xlink:show="embed" xlink:actuate="onLoad"/><svg:desc>формула</svg:desc></draw:frame></text:span><text:span text:style-name="T163">.</text:span></text:p>
                    </text:list-item>
                    <text:list-item>
                      <text:p text:style-name="P254"><text:span text:style-name="T163">ЯКЩО значення </text:span><text:span text:style-name="T163"><draw:frame draw:style-name="fr2" draw:name="Объект111" text:anchor-type="as-char" svg:y="-0.172in" svg:width="0.3929in" svg:height="0.2083in" draw:z-index="116"><draw:object xlink:href="./Object 111" xlink:type="simple" xlink:show="embed" xlink:actuate="onLoad"/><draw:image xlink:href="./ObjectReplacements/Object 111" xlink:type="simple" xlink:show="embed" xlink:actuate="onLoad"/></draw:frame></text:span><text:span text:style-name="T163"><text:s/>не є позитивним, ТО</text:span></text:p>
                      <text:list>
                        <text:list-item>
                          <text:p text:style-name="P262">Встановити змінну <text:span text:style-name="T9">IsSolvable</text:span> як хиба.</text:p>
                        </text:list-item>
                        <text:list-item>
                          <text:p text:style-name="P263">Перейти до пункту <text:span text:style-name="T182">8</text:span>.</text:p>
                        </text:list-item>
                      </text:list>
                    </text:list-item>
                    <text:list-item>
                      <text:p text:style-name="P254"><text:span text:style-name="T163">Встановити значення для змінної c як </text:span><text:span text:style-name="T163"><draw:frame draw:style-name="fr2" draw:name="Объект109" text:anchor-type="as-char" svg:y="-0.2445in" svg:width="0.6437in" svg:height="0.4465in" draw:z-index="117"><draw:object xlink:href="./Object 109" xlink:type="simple" xlink:show="embed" xlink:actuate="onLoad"/><draw:image xlink:href="./ObjectReplacements/Object 109" xlink:type="simple" xlink:show="embed" xlink:actuate="onLoad"/><svg:desc>формула</svg:desc></draw:frame></text:span><text:span text:style-name="T163">.</text:span></text:p>
                    </text:list-item>
                    <text:list-item>
                      <text:p text:style-name="P254"><text:span text:style-name="T163">Встановити значення для змінної b як </text:span><text:span text:style-name="T163"><draw:frame draw:style-name="fr2" draw:name="Объект110" text:anchor-type="as-char" svg:y="-0.2445in" svg:width="0.6437in" svg:height="0.4465in" draw:z-index="118"><draw:object xlink:href="./Object 110" xlink:type="simple" xlink:show="embed" xlink:actuate="onLoad"/><draw:image xlink:href="./ObjectReplacements/Object 110" xlink:type="simple" xlink:show="embed" xlink:actuate="onLoad"/><svg:desc>формула</svg:desc></draw:frame></text:span><text:span text:style-name="T163">.</text:span></text:p>
                    </text:list-item>
                    <text:list-item>
                      <text:p text:style-name="P254">ЦИКЛ для змінної <text:span text:style-name="T12">k</text:span> від <text:span text:style-name="T9">i</text:span> до <text:span text:style-name="T9">n </text:span><text:span text:style-name="T12">+ 1</text:span>:</text:p>
                      <text:list>
                        <text:list-item>
                          <text:p text:style-name="P257"><text:span text:style-name="T163">Встановити значення для змінної </text:span><text:span text:style-name="T165">t</text:span><text:span text:style-name="T163"> як </text:span><text:span text:style-name="T163"><draw:frame draw:style-name="fr2" draw:name="Объект112" text:anchor-type="as-char" svg:y="-0.1484in" svg:width="0.2492in" svg:height="0.2098in" draw:z-index="119"><draw:object xlink:href="./Object 112" xlink:type="simple" xlink:show="embed" xlink:actuate="onLoad"/><draw:image xlink:href="./ObjectReplacements/Object 112" xlink:type="simple" xlink:show="embed" xlink:actuate="onLoad"/><svg:desc>формула</svg:desc></draw:frame></text:span><text:span text:style-name="T163">.</text:span></text:p>
                        </text:list-item>
                        <text:list-item>
                          <text:p text:style-name="P282"><text:span text:style-name="T163">Встановити значення елементу матриці </text:span><text:span text:style-name="T163"><draw:frame draw:style-name="fr2" draw:name="Объект113" text:anchor-type="as-char" svg:y="-0.1484in" svg:width="0.2492in" svg:height="0.2098in" draw:z-index="120"><draw:object xlink:href="./Object 113" xlink:type="simple" xlink:show="embed" xlink:actuate="onLoad"/><draw:image xlink:href="./ObjectReplacements/Object 113" xlink:type="simple" xlink:show="embed" xlink:actuate="onLoad"/><svg:desc>формула</svg:desc></draw:frame></text:span><text:span text:style-name="T163"><text:s/>як </text:span><text:span text:style-name="T163"><draw:frame draw:style-name="fr2" draw:name="Объект114" text:anchor-type="as-char" svg:y="-0.1484in" svg:width="0.6063in" svg:height="0.2098in" draw:z-index="121"><draw:object xlink:href="./Object 114" xlink:type="simple" xlink:show="embed" xlink:actuate="onLoad"/><draw:image xlink:href="./ObjectReplacements/Object 114" xlink:type="simple" xlink:show="embed" xlink:actuate="onLoad"/><svg:desc>формула</svg:desc></draw:frame></text:span><text:span text:style-name="T163">.</text:span></text:p>
                        </text:list-item>
                        <text:list-item>
                          <text:p text:style-name="P282"><text:span text:style-name="T163">Встановити значення елементу матриці </text:span><text:span text:style-name="T163"><draw:frame draw:style-name="fr2" draw:name="Объект115" text:anchor-type="as-char" svg:y="-0.1484in" svg:width="0.2654in" svg:height="0.2098in" draw:z-index="122"><draw:object xlink:href="./Object 115" xlink:type="simple" xlink:show="embed" xlink:actuate="onLoad"/><draw:image xlink:href="./ObjectReplacements/Object 115" xlink:type="simple" xlink:show="embed" xlink:actuate="onLoad"/><svg:desc>формула</svg:desc></draw:frame></text:span><text:span text:style-name="T163"><text:s/>як </text:span><text:span text:style-name="T163"><draw:frame draw:style-name="fr2" draw:name="Объект116" text:anchor-type="as-char" svg:y="-0.1484in" svg:width="0.6362in" svg:height="0.2098in" draw:z-index="123"><draw:object xlink:href="./Object 116" xlink:type="simple" xlink:show="embed" xlink:actuate="onLoad"/><draw:image xlink:href="./ObjectReplacements/Object 116" xlink:type="simple" xlink:show="embed" xlink:actuate="onLoad"/><svg:desc>формула</svg:desc></draw:frame></text:span><text:span text:style-name="T163">.</text:span></text:p>
                        </text:list-item>
                      </text:list>
                    </text:list-item>
                  </text:list>
                </text:list-item>
              </text:list>
            </text:list-item>
          </text:list>
        </text:list-item>
        <text:list-item>
          <text:p text:style-name="P254"><text:span text:style-name="T163">Обчислити значення вектора X довжиною </text:span><text:span text:style-name="T9">n</text:span><text:span text:style-name="T163">:</text:span></text:p>
          <text:list>
            <text:list-item>
              <text:p text:style-name="P258"><text:span text:style-name="T163">ЦИКЛ для змінної </text:span><text:span text:style-name="T13">i</text:span><text:span text:style-name="T166"> </text:span><text:span text:style-name="T163">від </text:span><text:span text:style-name="T13">n</text:span><text:span text:style-name="T163"> до </text:span><text:span text:style-name="T13">1</text:span><text:span text:style-name="T166"> донизу</text:span><text:span text:style-name="T163">:</text:span></text:p>
              <text:list>
                <text:list-item>
                  <text:p text:style-name="P276">Встановити змінну s сумми цикла як 0.</text:p>
                </text:list-item>
                <text:list-item>
                  <text:p text:style-name="P258"><text:span text:style-name="T163">ЦИКЛ для змінної </text:span><text:span text:style-name="T13">j</text:span><text:span text:style-name="T166"> </text:span><text:span text:style-name="T163">від </text:span><text:span text:style-name="T9">i </text:span><text:span text:style-name="T13">+ 1</text:span><text:span text:style-name="T163"> до </text:span><text:span text:style-name="T9">n</text:span><text:span text:style-name="T163">:</text:span></text:p>
                  <text:list>
                    <text:list-item>
                      <text:p text:style-name="P283"><text:span text:style-name="T163">Збільшити значення </text:span><text:span text:style-name="T9">s</text:span><text:span text:style-name="T163"> змінної суми цикла на </text:span><text:span text:style-name="T163"><draw:frame draw:style-name="fr2" draw:name="Объект117" text:anchor-type="as-char" svg:y="-0.1484in" svg:width="0.3016in" svg:height="0.2098in" draw:z-index="124"><draw:object xlink:href="./Object 117" xlink:type="simple" xlink:show="embed" xlink:actuate="onLoad"/><draw:image xlink:href="./ObjectReplacements/Object 117" xlink:type="simple" xlink:show="embed" xlink:actuate="onLoad"/></draw:frame></text:span><text:span text:style-name="T163">.</text:span></text:p>
                    </text:list-item>
                    <text:list-item>
                      <text:p text:style-name="P283"><text:span text:style-name="T163">ЯКЩО значення </text:span><text:span text:style-name="T163"><draw:frame draw:style-name="fr2" draw:name="Объект118" text:anchor-type="as-char" svg:y="-0.1484in" svg:width="0.1465in" svg:height="0.2098in" draw:z-index="125"><draw:object xlink:href="./Object 118" xlink:type="simple" xlink:show="embed" xlink:actuate="onLoad"/><draw:image xlink:href="./ObjectReplacements/Object 118" xlink:type="simple" xlink:show="embed" xlink:actuate="onLoad"/></draw:frame></text:span><text:span text:style-name="T163"><text:s/>є нулем, ТО</text:span></text:p>
                      <text:list>
                        <text:list-item>
                          <text:p text:style-name="P262">Встановити змінну <text:span text:style-name="T9">IsSolvable</text:span> як хиба.</text:p>
                        </text:list-item>
                        <text:list-item>
                          <text:p text:style-name="P264">Перейти до пункту <text:span text:style-name="T182">8</text:span>.</text:p>
                        </text:list-item>
                      </text:list>
                    </text:list-item>
                    <text:list-item>
                      <text:p text:style-name="P283"><text:span text:style-name="T163">Встановити значення розв’язку </text:span><text:span text:style-name="T163"><draw:frame draw:style-name="fr2" draw:name="Объект119" text:anchor-type="as-char" svg:y="-0.1484in" svg:width="0.1217in" svg:height="0.2098in" draw:z-index="191"><draw:object xlink:href="./Object 119" xlink:type="simple" xlink:show="embed" xlink:actuate="onLoad"/><draw:image xlink:href="./ObjectReplacements/Object 119" xlink:type="simple" xlink:show="embed" xlink:actuate="onLoad"/></draw:frame></text:span><text:span text:style-name="T163"><text:s/>як </text:span><text:span text:style-name="T163"><draw:frame draw:style-name="fr2" draw:name="Объект120" text:anchor-type="as-char" svg:y="-0.2693in" svg:width="0.428in" svg:height="0.4429in" draw:z-index="126"><draw:object xlink:href="./Object 120" xlink:type="simple" xlink:show="embed" xlink:actuate="onLoad"/><draw:image xlink:href="./ObjectReplacements/Object 120" xlink:type="simple" xlink:show="embed" xlink:actuate="onLoad"/></draw:frame></text:span><text:span text:style-name="T163">.</text:span></text:p>
                    </text:list-item>
                  </text:list>
                </text:list-item>
              </text:list>
            </text:list-item>
          </text:list>
        </text:list-item>
        <text:list-item>
          <text:p text:style-name="P261">Встановити змінну <text:span text:style-name="T9">IsSolvable</text:span> як <text:span text:style-name="T181">правда</text:span>.</text:p>
        </text:list-item>
        <text:list-item>
          <text:p text:style-name="P246">КІНЕЦЬ</text:p>
        </text:list-item>
      </text:list>
      <text:list text:continue-list="list12330249405486" text:style-name="WWNum1">
        <text:list-item>
          <text:h text:style-name="P175" text:outline-level="1" loext:marker-style-name="T43"><text:bookmark-start text:name="_Toc135587141"/><text:span text:style-name="T70">О</text:span><text:bookmark-end text:name="_Toc135587141"/><text:span text:style-name="T69">ПИС ПРОГРАМНОГО ЗАБЕЗПЕЧЕННЯ</text:span></text:h>
        </text:list-item>
      </text:list>
      <text:p text:style-name="P31"/>
      <text:p text:style-name="Text_20_body">4.1. Діаграма класів програмного забезпечення</text:p>
      <text:p text:style-name="P32"><text:line-break/><text:span text:style-name="T117">Немає</text:span> <text:line-break/></text:p>
      <text:p text:style-name="Text_20_body">4.2. Опис методів частин програмного забезпечення</text:p>
      <text:p text:style-name="P33"/>
      <text:p text:style-name="Text_20_body"><text:tab/>4.2.1. Користувацькі методи</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74">№</text:p>
              <text:p text:style-name="P74">п/п</text:p>
            </table:table-cell>
            <table:table-cell table:style-name="Таблица6.A1" office:value-type="string">
              <text:p text:style-name="P74">Назва класу</text:p>
            </table:table-cell>
            <table:table-cell table:style-name="Таблица6.A1" office:value-type="string">
              <text:p text:style-name="P74">Назва методу</text:p>
            </table:table-cell>
            <table:table-cell table:style-name="Таблица6.A1" office:value-type="string">
              <text:p text:style-name="P74">Призначення методу</text:p>
            </table:table-cell>
            <table:table-cell table:style-name="Таблица6.A1" office:value-type="string">
              <text:p text:style-name="P74">Опис вхідних параметрів</text:p>
            </table:table-cell>
            <table:table-cell table:style-name="Таблица6.A1" office:value-type="string">
              <text:p text:style-name="P74">Опис вихідних параметрів</text:p>
            </table:table-cell>
            <table:table-cell table:style-name="Таблица6.G1" office:value-type="string">
              <text:p text:style-name="P74">Заголовочний файл</text:p>
            </table:table-cell>
          </table:table-row>
        </table:table-header-rows>
        <table:table-row>
          <table:table-cell table:style-name="Таблица6.A2" office:value-type="float" office:value="1">
            <text:p text:style-name="P37">1</text:p>
          </table:table-cell>
          <table:table-cell table:style-name="Таблица6.B2" office:value-type="string">
            <text:p text:style-name="P78">Vector</text:p>
          </table:table-cell>
          <table:table-cell table:style-name="Таблица6.C2" office:value-type="string">
            <text:p text:style-name="P78">Vector</text:p>
          </table:table-cell>
          <table:table-cell table:style-name="Таблица6.D2" office:value-type="string">
            <text:p text:style-name="P78">Створити новий пустий вектор</text:p>
          </table:table-cell>
          <table:table-cell table:style-name="Таблица6.E2" office:value-type="string">
            <text:p text:style-name="P76"/>
          </table:table-cell>
          <table:table-cell table:style-name="Таблица6.F2" office:value-type="string">
            <text:p text:style-name="P76"/>
          </table:table-cell>
          <table:table-cell table:style-name="Таблица6.G2" office:value-type="string">
            <text:p text:style-name="P78">Vector.hpp</text:p>
          </table:table-cell>
        </table:table-row>
        <table:table-row>
          <table:table-cell table:style-name="Таблица6.A2" office:value-type="float" office:value="2">
            <text:p text:style-name="P37">2</text:p>
          </table:table-cell>
          <table:table-cell table:style-name="Таблица6.B3" office:value-type="string">
            <text:p text:style-name="P78">Vector</text:p>
          </table:table-cell>
          <table:table-cell table:style-name="Таблица6.C3" office:value-type="string">
            <text:p text:style-name="P78">Vector</text:p>
          </table:table-cell>
          <table:table-cell table:style-name="Таблица6.D3" office:value-type="string">
            <text:p text:style-name="P78">Створити новий вектор довжини size</text:p>
          </table:table-cell>
          <table:table-cell table:style-name="Таблица6.E3" office:value-type="string">
            <text:p text:style-name="P78">size</text:p>
          </table:table-cell>
          <table:table-cell table:style-name="Таблица6.F3" office:value-type="string">
            <text:p text:style-name="P76"/>
          </table:table-cell>
          <table:table-cell table:style-name="Таблица6.G3" office:value-type="string">
            <text:p text:style-name="P78">Vector.hpp</text:p>
          </table:table-cell>
        </table:table-row>
        <table:table-row>
          <table:table-cell table:style-name="Таблица6.A2" office:value-type="float" office:value="3">
            <text:p text:style-name="P37">3</text:p>
          </table:table-cell>
          <table:table-cell table:style-name="Таблица6.B4" office:value-type="string">
            <text:p text:style-name="P78">Vector</text:p>
          </table:table-cell>
          <table:table-cell table:style-name="Таблица6.C4" office:value-type="string">
            <text:p text:style-name="P78">operator[]</text:p>
          </table:table-cell>
          <table:table-cell table:style-name="Таблица6.D4" office:value-type="string">
            <text:p text:style-name="P78">Отримати посилання на елемент вектора</text:p>
          </table:table-cell>
          <table:table-cell table:style-name="Таблица6.E4" office:value-type="string">
            <text:p text:style-name="P78">index</text:p>
          </table:table-cell>
          <table:table-cell table:style-name="Таблица6.F4" office:value-type="string">
            <text:p text:style-name="P78"/>
          </table:table-cell>
          <table:table-cell table:style-name="Таблица6.G4" office:value-type="string">
            <text:p text:style-name="P78">Vector.hpp</text:p>
          </table:table-cell>
        </table:table-row>
        <table:table-row>
          <table:table-cell table:style-name="Таблица6.A2" office:value-type="float" office:value="4">
            <text:p text:style-name="P37">4</text:p>
          </table:table-cell>
          <table:table-cell table:style-name="Таблица6.B5" office:value-type="string">
            <text:p text:style-name="P78">Vector</text:p>
          </table:table-cell>
          <table:table-cell table:style-name="Таблица6.C5" office:value-type="string">
            <text:p text:style-name="P78">Size</text:p>
          </table:table-cell>
          <table:table-cell table:style-name="Таблица6.D5" office:value-type="string">
            <text:p text:style-name="P78">Отримати довжину вектора</text:p>
          </table:table-cell>
          <table:table-cell table:style-name="Таблица6.E5" office:value-type="string">
            <text:p text:style-name="P76"/>
          </table:table-cell>
          <table:table-cell table:style-name="Таблица6.F5" office:value-type="string">
            <text:p text:style-name="P76"/>
          </table:table-cell>
          <table:table-cell table:style-name="Таблица6.G5" office:value-type="string">
            <text:p text:style-name="P76"/>
          </table:table-cell>
        </table:table-row>
        <table:table-row>
          <table:table-cell table:style-name="Таблица6.A2" office:value-type="float" office:value="5">
            <text:p text:style-name="P37">5</text:p>
          </table:table-cell>
          <table:table-cell table:style-name="Таблица6.B6" office:value-type="string">
            <text:p text:style-name="P78">Matrix</text:p>
          </table:table-cell>
          <table:table-cell table:style-name="Таблица6.C6" office:value-type="string">
            <text:p text:style-name="P78">Matrix</text:p>
          </table:table-cell>
          <table:table-cell table:style-name="Таблица6.D6" office:value-type="string">
            <text:p text:style-name="P78">Створити нову пусту матрицю</text:p>
          </table:table-cell>
          <table:table-cell table:style-name="Таблица6.E6" office:value-type="string">
            <text:p text:style-name="P76"/>
          </table:table-cell>
          <table:table-cell table:style-name="Таблица6.F6" office:value-type="string">
            <text:p text:style-name="P76"/>
          </table:table-cell>
          <table:table-cell table:style-name="Таблица6.G6" office:value-type="string">
            <text:p text:style-name="P78">Matrix.hpp</text:p>
          </table:table-cell>
        </table:table-row>
        <table:table-row>
          <table:table-cell table:style-name="Таблица6.A2" office:value-type="float" office:value="6">
            <text:p text:style-name="P37">6</text:p>
          </table:table-cell>
          <table:table-cell table:style-name="Таблица6.B7" office:value-type="string">
            <text:p text:style-name="P78">Matrix</text:p>
          </table:table-cell>
          <table:table-cell table:style-name="Таблица6.C7" office:value-type="string">
            <text:p text:style-name="P78">Matrix</text:p>
          </table:table-cell>
          <table:table-cell table:style-name="Таблица6.D7" office:value-type="string">
            <text:p text:style-name="P78">Створити матрицю розмірністю width на height</text:p>
          </table:table-cell>
          <table:table-cell table:style-name="Таблица6.E7" office:value-type="string">
            <text:p text:style-name="P78">height, width</text:p>
          </table:table-cell>
          <table:table-cell table:style-name="Таблица6.F7" office:value-type="string">
            <text:p text:style-name="P76"/>
          </table:table-cell>
          <table:table-cell table:style-name="Таблица6.G7" office:value-type="string">
            <text:p text:style-name="P78">Matrix.hpp</text:p>
          </table:table-cell>
        </table:table-row>
        <table:table-row>
          <table:table-cell table:style-name="Таблица6.A2" office:value-type="float" office:value="7">
            <text:p text:style-name="P37">7</text:p>
          </table:table-cell>
          <table:table-cell table:style-name="Таблица6.B8" office:value-type="string">
            <text:p text:style-name="P78">Matrix</text:p>
          </table:table-cell>
          <table:table-cell table:style-name="Таблица6.C8" office:value-type="string">
            <text:p text:style-name="P78">At</text:p>
          </table:table-cell>
          <table:table-cell table:style-name="Таблица6.D8" office:value-type="string">
            <text:p text:style-name="P78">Отримати посилання на елемент <text:soft-page-break/>матриці</text:p>
          </table:table-cell>
          <table:table-cell table:style-name="Таблица6.E8" office:value-type="string">
            <text:p text:style-name="P78">y, x</text:p>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8">
            <text:p text:style-name="P37">8</text:p>
          </table:table-cell>
          <table:table-cell table:style-name="Таблица6.B8" office:value-type="string">
            <text:p text:style-name="P78">Matrix</text:p>
          </table:table-cell>
          <table:table-cell table:style-name="Таблица6.C8" office:value-type="string">
            <text:p text:style-name="P78">Width</text:p>
          </table:table-cell>
          <table:table-cell table:style-name="Таблица6.D8" office:value-type="string">
            <text:p text:style-name="P78">Отримати кількість стовпців матриці</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9">
            <text:p text:style-name="P37">9</text:p>
          </table:table-cell>
          <table:table-cell table:style-name="Таблица6.B8" office:value-type="string">
            <text:p text:style-name="P78">Matrix</text:p>
          </table:table-cell>
          <table:table-cell table:style-name="Таблица6.C8" office:value-type="string">
            <text:p text:style-name="P78">Height</text:p>
          </table:table-cell>
          <table:table-cell table:style-name="Таблица6.D8" office:value-type="string">
            <text:p text:style-name="P78">Отримати кількість рядків матриці</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10">
            <text:p text:style-name="P37">10</text:p>
          </table:table-cell>
          <table:table-cell table:style-name="Таблица6.B8" office:value-type="string">
            <text:p text:style-name="P78">Matrix</text:p>
          </table:table-cell>
          <table:table-cell table:style-name="Таблица6.C8" office:value-type="string">
            <text:p text:style-name="P78">TryGetEdgeSize</text:p>
          </table:table-cell>
          <table:table-cell table:style-name="Таблица6.D8" office:value-type="string">
            <text:p text:style-name="P78">Спробувати отримати розмірність квадратної матриці по її ширині</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11">
            <text:p text:style-name="P37">11</text:p>
          </table:table-cell>
          <table:table-cell table:style-name="Таблица6.B8" office:value-type="string">
            <text:p text:style-name="P78">Matrix</text:p>
          </table:table-cell>
          <table:table-cell table:style-name="Таблица6.C8" office:value-type="string">
            <text:p text:style-name="P78">IsSquare</text:p>
          </table:table-cell>
          <table:table-cell table:style-name="Таблица6.D8" office:value-type="string">
            <text:p text:style-name="P78">Чи є матриця квадратною</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78">Matrix.hpp</text:p>
          </table:table-cell>
        </table:table-row>
        <table:table-row>
          <table:table-cell table:style-name="Таблица6.A2" office:value-type="float" office:value="12">
            <text:p text:style-name="P37">12</text:p>
          </table:table-cell>
          <table:table-cell table:style-name="Таблица6.B8" office:value-type="string">
            <text:p text:style-name="P82">AllocArray2D&lt;T&gt;</text:p>
          </table:table-cell>
          <table:table-cell table:style-name="Таблица6.C8" office:value-type="string">
            <text:p text:style-name="P82">AllocArray2D</text:p>
          </table:table-cell>
          <table:table-cell table:style-name="Таблица6.D8" office:value-type="string">
            <text:p text:style-name="P82">Створини пустий новий двовимірний масив</text:p>
          </table:table-cell>
          <table:table-cell table:style-name="Таблица6.E8" office:value-type="string">
            <text:p text:style-name="P76"/>
          </table:table-cell>
          <table:table-cell table:style-name="Таблица6.F8" office:value-type="string">
            <text:p text:style-name="P76"/>
          </table:table-cell>
          <table:table-cell table:style-name="Таблица6.G8" office:value-type="string">
            <text:p text:style-name="P82">AllocArray2D.inc.hpp</text:p>
          </table:table-cell>
        </table:table-row>
        <table:table-row>
          <table:table-cell table:style-name="Таблица6.A2" office:value-type="float" office:value="13">
            <text:p text:style-name="P37">13</text:p>
          </table:table-cell>
          <table:table-cell table:style-name="Таблица6.B8" office:value-type="string">
            <text:p text:style-name="P82">AllocArray2D&lt;T&gt;</text:p>
          </table:table-cell>
          <table:table-cell table:style-name="Таблица6.C8" office:value-type="string">
            <text:p text:style-name="P82">AllocArray2D</text:p>
          </table:table-cell>
          <table:table-cell table:style-name="Таблица6.D8" office:value-type="string">
            <text:p text:style-name="P82">Створини новий двовимірний масив шириною width та висотою height</text:p>
          </table:table-cell>
          <table:table-cell table:style-name="Таблица6.E8" office:value-type="string">
            <text:p text:style-name="P82">height, width</text:p>
          </table:table-cell>
          <table:table-cell table:style-name="Таблица6.F8" office:value-type="string">
            <text:p text:style-name="P76"/>
          </table:table-cell>
          <table:table-cell table:style-name="Таблица6.G8" office:value-type="string">
            <text:p text:style-name="P82">AllocArray2D.inc.hpp</text:p>
          </table:table-cell>
        </table:table-row>
        <table:table-row>
          <table:table-cell table:style-name="Таблица6.A2" office:value-type="float" office:value="14">
            <text:p text:style-name="P37">14</text:p>
          </table:table-cell>
          <table:table-cell table:style-name="Таблица6.B8" office:value-type="string">
            <text:p text:style-name="P82">AllocArray2D&lt;T&gt;</text:p>
          </table:table-cell>
          <table:table-cell table:style-name="Таблица6.C8" office:value-type="string">
            <text:p text:style-name="P82">At</text:p>
          </table:table-cell>
          <table:table-cell table:style-name="Таблица6.D8" office:value-type="string">
            <text:p text:style-name="P82">Отримати посилання на елемент двовимірного масиву по ширині x та висоті y</text:p>
          </table:table-cell>
          <table:table-cell table:style-name="Таблица6.E8" office:value-type="string">
            <text:p text:style-name="P82">y, x</text:p>
          </table:table-cell>
          <table:table-cell table:style-name="Таблица6.F8" office:value-type="string">
            <text:p text:style-name="P76"/>
          </table:table-cell>
          <table:table-cell table:style-name="Таблица6.G8" office:value-type="string">
            <text:p text:style-name="P82">AllocArray2D.inc.hpp</text:p>
          </table:table-cell>
        </table:table-row>
        <text:soft-page-break/>
        <table:table-row>
          <table:table-cell table:style-name="Таблица6.A2" office:value-type="float" office:value="15">
            <text:p text:style-name="P37">15</text:p>
          </table:table-cell>
          <table:table-cell table:style-name="Таблица6.B16" office:value-type="string">
            <text:p text:style-name="P82">AllocArray2D&lt;T&gt;</text:p>
          </table:table-cell>
          <table:table-cell table:style-name="Таблица6.C16" office:value-type="string">
            <text:p text:style-name="P82">Width</text:p>
          </table:table-cell>
          <table:table-cell table:style-name="Таблица6.D16" office:value-type="string">
            <text:p text:style-name="P82">Отримати ширину двовимірний масиву</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AllocArray2D.inc.hpp</text:p>
          </table:table-cell>
        </table:table-row>
        <table:table-row>
          <table:table-cell table:style-name="Таблица6.A2" office:value-type="float" office:value="16">
            <text:p text:style-name="P37">16</text:p>
          </table:table-cell>
          <table:table-cell table:style-name="Таблица6.B16" office:value-type="string">
            <text:p text:style-name="P82">AllocArray2D&lt;T&gt;</text:p>
          </table:table-cell>
          <table:table-cell table:style-name="Таблица6.C16" office:value-type="string">
            <text:p text:style-name="P82">Height</text:p>
          </table:table-cell>
          <table:table-cell table:style-name="Таблица6.D16" office:value-type="string">
            <text:p text:style-name="P82">Отримати висоту двовимірний масиву</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AllocArray2D.inc.hpp</text:p>
          </table:table-cell>
        </table:table-row>
        <table:table-row>
          <table:table-cell table:style-name="Таблица6.A2" office:value-type="float" office:value="17">
            <text:p text:style-name="P37">17</text:p>
          </table:table-cell>
          <table:table-cell table:style-name="Таблица6.B16" office:value-type="string">
            <text:p text:style-name="P82">SolvingResult</text:p>
          </table:table-cell>
          <table:table-cell table:style-name="Таблица6.C16" office:value-type="string">
            <text:p text:style-name="P82">Successful</text:p>
          </table:table-cell>
          <table:table-cell table:style-name="Таблица6.D16" office:value-type="string">
            <text:p text:style-name="P82">Отримати об’єкт типу класу цього методу. Об’єкт репрезентує, що статус значення є успішним <text:span text:style-name="T195">при</text:span> оброб<text:span text:style-name="T195">ці</text:span></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18">
            <text:p text:style-name="P37">18</text:p>
          </table:table-cell>
          <table:table-cell table:style-name="Таблица6.B16" office:value-type="string">
            <text:p text:style-name="P82">SolvingResult</text:p>
          </table:table-cell>
          <table:table-cell table:style-name="Таблица6.C16" office:value-type="string">
            <text:p text:style-name="P82">Error</text:p>
          </table:table-cell>
          <table:table-cell table:style-name="Таблица6.D16" office:value-type="string">
            <text:p text:style-name="P82">Отримати об’єкт типу класу цього методу. Об’єкт репрезентує, що статус значення не є успішним <text:span text:style-name="T195">при</text:span> оброб<text:span text:style-name="T195">ці</text:span></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19">
            <text:p text:style-name="P37">19</text:p>
          </table:table-cell>
          <table:table-cell table:style-name="Таблица6.B16" office:value-type="string">
            <text:p text:style-name="P82">SolvingResult</text:p>
          </table:table-cell>
          <table:table-cell table:style-name="Таблица6.C16" office:value-type="string">
            <text:p text:style-name="P82">SetItersCount</text:p>
          </table:table-cell>
          <table:table-cell table:style-name="Таблица6.D16" office:value-type="string">
            <text:p text:style-name="P84">Встановити кількість ітерацій при виконанні алгоритмів та вернути оригінальний об’єкт</text:p>
          </table:table-cell>
          <table:table-cell table:style-name="Таблица6.E16" office:value-type="string">
            <text:p text:style-name="P82">itersCount</text:p>
          </table:table-cell>
          <table:table-cell table:style-name="Таблица6.F16" office:value-type="string">
            <text:p text:style-name="P76"/>
          </table:table-cell>
          <table:table-cell table:style-name="Таблица6.G16" office:value-type="string">
            <text:p text:style-name="P82">LSESolver.hpp</text:p>
          </table:table-cell>
        </table:table-row>
        <text:soft-page-break/>
        <table:table-row>
          <table:table-cell table:style-name="Таблица6.A2" office:value-type="float" office:value="20">
            <text:p text:style-name="P37">20</text:p>
          </table:table-cell>
          <table:table-cell table:style-name="Таблица6.B16" office:value-type="string">
            <text:p text:style-name="P78">LSESolver</text:p>
          </table:table-cell>
          <table:table-cell table:style-name="Таблица6.C16" office:value-type="string">
            <text:p text:style-name="P79">LSESolver</text:p>
          </table:table-cell>
          <table:table-cell table:style-name="Таблица6.D16" office:value-type="string">
            <text:p text:style-name="P85">Конструктор стану об’єкта цього типу</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1">
            <text:p text:style-name="P37">21</text:p>
          </table:table-cell>
          <table:table-cell table:style-name="Таблица6.B16" office:value-type="string">
            <text:p text:style-name="P79">LSESolver</text:p>
          </table:table-cell>
          <table:table-cell table:style-name="Таблица6.C16" office:value-type="string">
            <text:p text:style-name="P79"><text:span text:style-name="T196">~</text:span>LSESolver</text:p>
          </table:table-cell>
          <table:table-cell table:style-name="Таблица6.D16" office:value-type="string">
            <text:p text:style-name="P85">Віртуальний деструктор для класів-нащадків</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2">
            <text:p text:style-name="P37">22</text:p>
          </table:table-cell>
          <table:table-cell table:style-name="Таблица6.B16" office:value-type="string">
            <text:p text:style-name="P80">LSESolver</text:p>
          </table:table-cell>
          <table:table-cell table:style-name="Таблица6.C16" office:value-type="string">
            <text:p text:style-name="P86">SetEquationsCount</text:p>
          </table:table-cell>
          <table:table-cell table:style-name="Таблица6.D16" office:value-type="string">
            <text:p text:style-name="P86">Встановити кількість лінійних рівнянь єдиножди</text:p>
          </table:table-cell>
          <table:table-cell table:style-name="Таблица6.E16" office:value-type="string">
            <text:p text:style-name="P86">eqsCount</text:p>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3">
            <text:p text:style-name="P37">23</text:p>
          </table:table-cell>
          <table:table-cell table:style-name="Таблица6.B16" office:value-type="string">
            <text:p text:style-name="P80">LSESolver</text:p>
          </table:table-cell>
          <table:table-cell table:style-name="Таблица6.C16" office:value-type="string">
            <text:p text:style-name="P86">SetVariablesCoefficients</text:p>
          </table:table-cell>
          <table:table-cell table:style-name="Таблица6.D16" office:value-type="string">
            <text:p text:style-name="P86">Встановити матрицю коефіцієнтів</text:p>
          </table:table-cell>
          <table:table-cell table:style-name="Таблица6.E16" office:value-type="string">
            <text:p text:style-name="P8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4">
            <text:p text:style-name="P37">24</text:p>
          </table:table-cell>
          <table:table-cell table:style-name="Таблица6.B16" office:value-type="string">
            <text:p text:style-name="P80">LSESolver</text:p>
          </table:table-cell>
          <table:table-cell table:style-name="Таблица6.C16" office:value-type="string">
            <text:p text:style-name="P86">SetFreeCoefficients</text:p>
          </table:table-cell>
          <table:table-cell table:style-name="Таблица6.D16" office:value-type="string">
            <text:p text:style-name="P86">Встановити вектор вільних членів</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5">
            <text:p text:style-name="P37">25</text:p>
          </table:table-cell>
          <table:table-cell table:style-name="Таблица6.B16" office:value-type="string">
            <text:p text:style-name="P80">LSESolver</text:p>
          </table:table-cell>
          <table:table-cell table:style-name="Таблица6.C16" office:value-type="string">
            <text:p text:style-name="P86">SolveLSE</text:p>
          </table:table-cell>
          <table:table-cell table:style-name="Таблица6.D16" office:value-type="string">
            <text:p text:style-name="P86">Почати процес розв’язку встановленної ЛСАР</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6">
            <text:p text:style-name="P37">26</text:p>
          </table:table-cell>
          <table:table-cell table:style-name="Таблица6.B16" office:value-type="string">
            <text:p text:style-name="P80">LSESolver</text:p>
          </table:table-cell>
          <table:table-cell table:style-name="Таблица6.C16" office:value-type="string">
            <text:p text:style-name="P86">IsLSESolvedSuccessfully</text:p>
          </table:table-cell>
          <table:table-cell table:style-name="Таблица6.D16" office:value-type="string">
            <text:p text:style-name="P86">Отримати статус виконання алгоритму розв’язку</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7">
            <text:p text:style-name="P37">27</text:p>
          </table:table-cell>
          <table:table-cell table:style-name="Таблица6.B16" office:value-type="string">
            <text:p text:style-name="P80">LSESolver</text:p>
          </table:table-cell>
          <table:table-cell table:style-name="Таблица6.C16" office:value-type="string">
            <text:p text:style-name="P86">GetSolvesValuesOnce</text:p>
          </table:table-cell>
          <table:table-cell table:style-name="Таблица6.D16" office:value-type="string">
            <text:p text:style-name="P86">Отримати розв’язок встановленої СЛАР єдиножди</text:p>
          </table:table-cell>
          <table:table-cell table:style-name="Таблица6.E16" office:value-type="string">
            <text:p text:style-name="P76"/>
          </table:table-cell>
          <table:table-cell table:style-name="Таблица6.F16" office:value-type="string">
            <text:p text:style-name="P76"/>
          </table:table-cell>
          <table:table-cell table:style-name="Таблица6.G16" office:value-type="string">
            <text:p text:style-name="P82">LSESolver.hpp</text:p>
          </table:table-cell>
        </table:table-row>
        <table:table-row>
          <table:table-cell table:style-name="Таблица6.A2" office:value-type="float" office:value="28">
            <text:p text:style-name="P37">28</text:p>
          </table:table-cell>
          <table:table-cell table:style-name="Таблица6.B29" office:value-type="string">
            <text:p text:style-name="P80">LSESolver</text:p>
          </table:table-cell>
          <table:table-cell table:style-name="Таблица6.C29" office:value-type="string">
            <text:p text:style-name="P86">GetTotalIte<text:soft-page-break/>rationsCount</text:p>
          </table:table-cell>
          <table:table-cell table:style-name="Таблица6.D29" office:value-type="string">
            <text:p text:style-name="P86">Отримати <text:soft-page-break/>кількість ітерацій при викоанні алогритму</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3">LSESolve<text:soft-page-break/>r.hpp</text:p>
          </table:table-cell>
        </table:table-row>
        <table:table-row>
          <table:table-cell table:style-name="Таблица6.A2" office:value-type="float" office:value="29">
            <text:p text:style-name="P37">29</text:p>
          </table:table-cell>
          <table:table-cell table:style-name="Таблица6.B29" office:value-type="string">
            <text:p text:style-name="P87">GUISession</text:p>
          </table:table-cell>
          <table:table-cell table:style-name="Таблица6.C29" office:value-type="string">
            <text:p text:style-name="P87">GUISession</text:p>
          </table:table-cell>
          <table:table-cell table:style-name="Таблица6.D29" office:value-type="string">
            <text:p text:style-name="P87">Створити об’єкт типу сесії графічного інтерфейсу</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7">GUI.hpp</text:p>
          </table:table-cell>
        </table:table-row>
        <table:table-row>
          <table:table-cell table:style-name="Таблица6.A2" office:value-type="float" office:value="30">
            <text:p text:style-name="P37">30</text:p>
          </table:table-cell>
          <table:table-cell table:style-name="Таблица6.B29" office:value-type="string">
            <text:p text:style-name="P87">GUISession</text:p>
          </table:table-cell>
          <table:table-cell table:style-name="Таблица6.C29" office:value-type="string">
            <text:p text:style-name="P87">Init</text:p>
          </table:table-cell>
          <table:table-cell table:style-name="Таблица6.D29" office:value-type="string">
            <text:p text:style-name="P87">Ініціалізувати вікно графічної сесії аргументами командного рядка</text:p>
          </table:table-cell>
          <table:table-cell table:style-name="Таблица6.E29" office:value-type="string">
            <text:p text:style-name="P87">argc, argv</text:p>
          </table:table-cell>
          <table:table-cell table:style-name="Таблица6.F29" office:value-type="string">
            <text:p text:style-name="P76"/>
          </table:table-cell>
          <table:table-cell table:style-name="Таблица6.G29" office:value-type="string">
            <text:p text:style-name="P87">GUI.hpp</text:p>
          </table:table-cell>
        </table:table-row>
        <table:table-row>
          <table:table-cell table:style-name="Таблица6.A2" office:value-type="float" office:value="31">
            <text:p text:style-name="P37">31</text:p>
          </table:table-cell>
          <table:table-cell table:style-name="Таблица6.B29" office:value-type="string">
            <text:p text:style-name="P87">GUISession</text:p>
          </table:table-cell>
          <table:table-cell table:style-name="Таблица6.C29" office:value-type="string">
            <text:p text:style-name="P87">GetWindow</text:p>
          </table:table-cell>
          <table:table-cell table:style-name="Таблица6.D29" office:value-type="string">
            <text:p text:style-name="P87">Отримати посилання на вікно програми</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7">GUI.hpp</text:p>
          </table:table-cell>
        </table:table-row>
        <table:table-row>
          <table:table-cell table:style-name="Таблица6.A2" office:value-type="float" office:value="32">
            <text:p text:style-name="P37">32</text:p>
          </table:table-cell>
          <table:table-cell table:style-name="Таблица6.B29" office:value-type="string">
            <text:p text:style-name="P89">ApplicationData</text:p>
          </table:table-cell>
          <table:table-cell table:style-name="Таблица6.C29" office:value-type="string">
            <text:p text:style-name="P89">GetLSEInputDataRef</text:p>
          </table:table-cell>
          <table:table-cell table:style-name="Таблица6.D29" office:value-type="string">
            <text:p text:style-name="P89">Отримати посилання на вхідні дані СЛАР</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3">
            <text:p text:style-name="P37">33</text:p>
          </table:table-cell>
          <table:table-cell table:style-name="Таблица6.B29" office:value-type="string">
            <text:p text:style-name="P89">ApplicationData</text:p>
          </table:table-cell>
          <table:table-cell table:style-name="Таблица6.C29" office:value-type="string">
            <text:p text:style-name="P89">GetLSEOutputDataRef</text:p>
          </table:table-cell>
          <table:table-cell table:style-name="Таблица6.D29" office:value-type="string">
            <text:p text:style-name="P89">Отримати посилання на дані розв’язку СЛАР</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4">
            <text:p text:style-name="P37">34</text:p>
          </table:table-cell>
          <table:table-cell table:style-name="Таблица6.B29" office:value-type="string">
            <text:p text:style-name="P89">ApplicationWindow</text:p>
          </table:table-cell>
          <table:table-cell table:style-name="Таблица6.C29" office:value-type="string">
            <text:p text:style-name="P89">SetApplicationData</text:p>
          </table:table-cell>
          <table:table-cell table:style-name="Таблица6.D29" office:value-type="string">
            <text:p text:style-name="P89">Встановити посилання на об’єкт, що зберігає дані програми</text:p>
          </table:table-cell>
          <table:table-cell table:style-name="Таблица6.E29" office:value-type="string">
            <text:p text:style-name="P89">appData</text:p>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5">
            <text:p text:style-name="P37">35</text:p>
          </table:table-cell>
          <table:table-cell table:style-name="Таблица6.B29" office:value-type="string">
            <text:p text:style-name="P89">ApplicationWindow</text:p>
          </table:table-cell>
          <table:table-cell table:style-name="Таблица6.C29" office:value-type="string">
            <text:p text:style-name="P89">ReadyWindow</text:p>
          </table:table-cell>
          <table:table-cell table:style-name="Таблица6.D29" office:value-type="string">
            <text:p text:style-name="P89">Встановити стан вікна як <text:soft-page-break/>готового для опрацювання</text:p>
          </table:table-cell>
          <table:table-cell table:style-name="Таблица6.E29" office:value-type="string">
            <text:p text:style-name="P76"/>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6">
            <text:p text:style-name="P37">36</text:p>
          </table:table-cell>
          <table:table-cell table:style-name="Таблица6.B29" office:value-type="string">
            <text:p text:style-name="P90">LSEConfigurator</text:p>
          </table:table-cell>
          <table:table-cell table:style-name="Таблица6.C29" office:value-type="string">
            <text:p text:style-name="P90">SetLSEInputData</text:p>
          </table:table-cell>
          <table:table-cell table:style-name="Таблица6.D29" office:value-type="string">
            <text:p text:style-name="P91">Встановити місце для запису <text:span text:style-name="T197">конфігурації</text:span> СЛАР</text:p>
          </table:table-cell>
          <table:table-cell table:style-name="Таблица6.E29" office:value-type="string">
            <text:p text:style-name="P92">lseInputData</text:p>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7">
            <text:p text:style-name="P37">37</text:p>
          </table:table-cell>
          <table:table-cell table:style-name="Таблица6.B29" office:value-type="string">
            <text:p text:style-name="P90">LSESolveOutput</text:p>
          </table:table-cell>
          <table:table-cell table:style-name="Таблица6.C29" office:value-type="string">
            <text:p text:style-name="P90">SetLSEOutputDataRef</text:p>
          </table:table-cell>
          <table:table-cell table:style-name="Таблица6.D29" office:value-type="string">
            <text:p text:style-name="P91">Встановити місце для зчитання даних СЛАР</text:p>
          </table:table-cell>
          <table:table-cell table:style-name="Таблица6.E29" office:value-type="string">
            <text:p text:style-name="P92">lseSolveData</text:p>
          </table:table-cell>
          <table:table-cell table:style-name="Таблица6.F29" office:value-type="string">
            <text:p text:style-name="P76"/>
          </table:table-cell>
          <table:table-cell table:style-name="Таблица6.G29" office:value-type="string">
            <text:p text:style-name="P88">GUI.hpp</text:p>
          </table:table-cell>
        </table:table-row>
        <table:table-row>
          <table:table-cell table:style-name="Таблица6.A2" office:value-type="float" office:value="38">
            <text:p text:style-name="P37">38</text:p>
          </table:table-cell>
          <table:table-cell table:style-name="Таблица6.B39" office:value-type="string">
            <text:p text:style-name="P90">LSESolveOutput</text:p>
          </table:table-cell>
          <table:table-cell table:style-name="Таблица6.C39" office:value-type="string">
            <text:p text:style-name="P90">SetLSEInputDataRef</text:p>
          </table:table-cell>
          <table:table-cell table:style-name="Таблица6.D39" office:value-type="string">
            <text:p text:style-name="P91">Встановити місце для зчитання <text:span text:style-name="T197">даних про розв’язок</text:span> СЛАР</text:p>
          </table:table-cell>
          <table:table-cell table:style-name="Таблица6.E39" office:value-type="string">
            <text:p text:style-name="P92">lseInputData</text:p>
          </table:table-cell>
          <table:table-cell table:style-name="Таблица6.F39" office:value-type="string">
            <text:p text:style-name="P76"/>
          </table:table-cell>
          <table:table-cell table:style-name="Таблица6.G39" office:value-type="string">
            <text:p text:style-name="P78"/>
          </table:table-cell>
        </table:table-row>
        <table:table-row>
          <table:table-cell table:style-name="Таблица6.A2" office:value-type="float" office:value="39">
            <text:p text:style-name="P37">39</text:p>
          </table:table-cell>
          <table:table-cell table:style-name="Таблица6.B39" office:value-type="string">
            <text:p text:style-name="P90">LSESolveOutput</text:p>
          </table:table-cell>
          <table:table-cell table:style-name="Таблица6.C39" office:value-type="string">
            <text:p text:style-name="P90">OutputSolve</text:p>
          </table:table-cell>
          <table:table-cell table:style-name="Таблица6.D39" office:value-type="string">
            <text:p text:style-name="P90">Показати розв’язки СЛАР</text:p>
          </table:table-cell>
          <table:table-cell table:style-name="Таблица6.E39" office:value-type="string">
            <text:p text:style-name="P76"/>
          </table:table-cell>
          <table:table-cell table:style-name="Таблица6.F39" office:value-type="string">
            <text:p text:style-name="P76"/>
          </table:table-cell>
          <table:table-cell table:style-name="Таблица6.G39" office:value-type="string">
            <text:p text:style-name="P78"/>
          </table:table-cell>
        </table:table-row>
        <table:table-row>
          <table:table-cell table:style-name="Таблица6.A2" office:value-type="float" office:value="40">
            <text:p text:style-name="P37">40</text:p>
          </table:table-cell>
          <table:table-cell table:style-name="Таблица6.B39" office:value-type="string">
            <text:p text:style-name="P90">LSESolveOutput</text:p>
          </table:table-cell>
          <table:table-cell table:style-name="Таблица6.C39" office:value-type="string">
            <text:p text:style-name="P90">ClearSolve</text:p>
          </table:table-cell>
          <table:table-cell table:style-name="Таблица6.D39" office:value-type="string">
            <text:p text:style-name="P90">Приховати розв’язки СЛАР</text:p>
          </table:table-cell>
          <table:table-cell table:style-name="Таблица6.E39" office:value-type="string">
            <text:p text:style-name="P76"/>
          </table:table-cell>
          <table:table-cell table:style-name="Таблица6.F39" office:value-type="string">
            <text:p text:style-name="P76"/>
          </table:table-cell>
          <table:table-cell table:style-name="Таблица6.G39" office:value-type="string">
            <text:p text:style-name="P78"/>
          </table:table-cell>
        </table:table-row>
        <table:table-row>
          <table:table-cell table:style-name="Таблица6.A2" office:value-type="float" office:value="41">
            <text:p text:style-name="P37">41</text:p>
          </table:table-cell>
          <table:table-cell table:style-name="Таблица6.B39" office:value-type="string">
            <text:p text:style-name="P90">LSESolverUI</text:p>
          </table:table-cell>
          <table:table-cell table:style-name="Таблица6.C39" office:value-type="string">
            <text:p text:style-name="P90">SetLSEInputData</text:p>
          </table:table-cell>
          <table:table-cell table:style-name="Таблица6.D39" office:value-type="string">
            <text:p text:style-name="P90">Встановити місце для зчитання даних СЛАР</text:p>
          </table:table-cell>
          <table:table-cell table:style-name="Таблица6.E39" office:value-type="string">
            <text:p text:style-name="P92">lseInputData</text:p>
          </table:table-cell>
          <table:table-cell table:style-name="Таблица6.F39" office:value-type="string">
            <text:p text:style-name="P76"/>
          </table:table-cell>
          <table:table-cell table:style-name="Таблица6.G39" office:value-type="string">
            <text:p text:style-name="P78"/>
          </table:table-cell>
        </table:table-row>
        <table:table-row>
          <table:table-cell table:style-name="Таблица6.A2" office:value-type="float" office:value="42">
            <text:p text:style-name="P37">42</text:p>
          </table:table-cell>
          <table:table-cell table:style-name="Таблица6.B43" office:value-type="string">
            <text:p text:style-name="P90">LSESolverUI</text:p>
          </table:table-cell>
          <table:table-cell table:style-name="Таблица6.C43" office:value-type="string">
            <text:p text:style-name="P90">SetLSESolvesPlace</text:p>
          </table:table-cell>
          <table:table-cell table:style-name="Таблица6.D43" office:value-type="string">
            <text:p text:style-name="P90">Встановити місце для запису даних про розв’язок СЛАР</text:p>
          </table:table-cell>
          <table:table-cell table:style-name="Таблица6.E43" office:value-type="string">
            <text:p text:style-name="P92">lseSolvesPlace</text:p>
          </table:table-cell>
          <table:table-cell table:style-name="Таблица6.F43" office:value-type="string">
            <text:p text:style-name="P76"/>
          </table:table-cell>
          <table:table-cell table:style-name="Таблица6.G43" office:value-type="string">
            <text:p text:style-name="P78"/>
          </table:table-cell>
        </table:table-row>
        <table:table-row>
          <table:table-cell table:style-name="Таблица6.A2" office:value-type="float" office:value="43">
            <text:p text:style-name="P37">43</text:p>
          </table:table-cell>
          <table:table-cell table:style-name="Таблица6.B43" office:value-type="string">
            <text:p text:style-name="P90">LSESolverUI</text:p>
          </table:table-cell>
          <table:table-cell table:style-name="Таблица6.C43" office:value-type="string">
            <text:p text:style-name="P90">SetLSESolveOutputIORef</text:p>
          </table:table-cell>
          <table:table-cell table:style-name="Таблица6.D43" office:value-type="string">
            <text:p text:style-name="P90">Встановити віджет для відображення <text:soft-page-break/>розв’язків СЛАР</text:p>
          </table:table-cell>
          <table:table-cell table:style-name="Таблица6.E43" office:value-type="string">
            <text:p text:style-name="P92">lseSolveOutput</text:p>
          </table:table-cell>
          <table:table-cell table:style-name="Таблица6.F43" office:value-type="string">
            <text:p text:style-name="P76"/>
          </table:table-cell>
          <table:table-cell table:style-name="Таблица6.G43" office:value-type="string">
            <text:p text:style-name="P78"/>
          </table:table-cell>
        </table:table-row>
        <table:table-row>
          <table:table-cell table:style-name="Таблица6.A2" office:value-type="float" office:value="44">
            <text:p text:style-name="P37">44</text:p>
          </table:table-cell>
          <table:table-cell table:style-name="Таблица6.B45" office:value-type="string">
            <text:p text:style-name="P78"/>
          </table:table-cell>
          <table:table-cell table:style-name="Таблица6.C45" office:value-type="string">
            <text:p text:style-name="P76"/>
          </table:table-cell>
          <table:table-cell table:style-name="Таблица6.D45" office:value-type="string">
            <text:p text:style-name="P76"/>
          </table:table-cell>
          <table:table-cell table:style-name="Таблица6.E45" office:value-type="string">
            <text:p text:style-name="P76"/>
          </table:table-cell>
          <table:table-cell table:style-name="Таблица6.F45" office:value-type="string">
            <text:p text:style-name="P76"/>
          </table:table-cell>
          <table:table-cell table:style-name="Таблица6.G45" office:value-type="string">
            <text:p text:style-name="P78"/>
          </table:table-cell>
        </table:table-row>
      </table:table>
      <text:p text:style-name="P34"><text:line-break/></text:p>
      <text:p text:style-name="P159">4.2.2. Стандартні 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75">№</text:p>
            <text:p text:style-name="P75">п/п</text:p>
          </table:table-cell>
          <table:table-cell table:style-name="Таблица5.A1" office:value-type="string">
            <text:p text:style-name="P75">Назва класу</text:p>
          </table:table-cell>
          <table:table-cell table:style-name="Таблица5.A1" office:value-type="string">
            <text:p text:style-name="P75">Назва методу</text:p>
          </table:table-cell>
          <table:table-cell table:style-name="Таблица5.A1" office:value-type="string">
            <text:p text:style-name="P75">Призначення методу</text:p>
          </table:table-cell>
          <table:table-cell table:style-name="Таблица5.A1" office:value-type="string">
            <text:p text:style-name="P75">Опис вхідних параметрів</text:p>
          </table:table-cell>
          <table:table-cell table:style-name="Таблица5.A1" office:value-type="string">
            <text:p text:style-name="P75">Опис вихідних параметрів</text:p>
          </table:table-cell>
          <table:table-cell table:style-name="Таблица5.G1" office:value-type="string">
            <text:p text:style-name="P75">Заголовочний файл</text:p>
          </table:table-cell>
        </table:table-row>
        <table:table-row>
          <table:table-cell table:style-name="Таблица5.A2" office:value-type="string">
            <text:p text:style-name="P81"/>
          </table:table-cell>
          <table:table-cell table:style-name="Таблица5.A2" office:value-type="string">
            <text:p text:style-name="P77"/>
          </table:table-cell>
          <table:table-cell table:style-name="Таблица5.A2" office:value-type="string">
            <text:p text:style-name="P77"/>
          </table:table-cell>
          <table:table-cell table:style-name="Таблица5.A2" office:value-type="string">
            <text:p text:style-name="P77"/>
          </table:table-cell>
          <table:table-cell table:style-name="Таблица5.A2" office:value-type="string">
            <text:p text:style-name="P77"/>
          </table:table-cell>
          <table:table-cell table:style-name="Таблица5.A2" office:value-type="string">
            <text:p text:style-name="P77"/>
          </table:table-cell>
          <table:table-cell table:style-name="Таблица5.G2" office:value-type="string">
            <text:p text:style-name="P77"/>
          </table:table-cell>
        </table:table-row>
      </table:table>
      <text:p text:style-name="P157"/>
      <text:list text:continue-numbering="true" text:style-name="WWNum1">
        <text:list-item>
          <text:h text:style-name="P176" text:outline-level="1" loext:marker-style-name="T43"><text:bookmark-start text:name="_Toc135587146"/><text:span text:style-name="T68">Т</text:span><text:bookmark-end text:name="_Toc135587146"/><text:span text:style-name="T71">ЕСТУВАННЯ ПРОГРАМНОГО ЗАБЕЗПЕЧЕННЯ</text:span></text:h>
        </text:list-item>
      </text:list>
      <text:p text:style-name="P31"/>
      <text:list xml:id="list12329121244843" text:continue-numbering="true" text:style-name="WWNum1">
        <text:list-item>
          <text:list>
            <text:list-item>
              <text:h text:style-name="P178" text:outline-level="2">План тестування</text:h>
            </text:list-item>
          </text:list>
        </text:list-item>
      </text:list>
      <text:p text:style-name="P148"/>
      <text:p text:style-name="P163">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63">У таблиці 5.1-5.11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63">У списку нижче показано короткий зміст та весь план тестування цієї програми:</text:p>
      <text:list xml:id="list2876914792" text:style-name="Numbering_20_ABC">
        <text:list-item>
          <text:p text:style-name="P284">Тестування правильності введених значень.</text:p>
        </text:list-item>
      </text:list>
      <text:list xml:id="list1265740760" text:style-name="Numbering_20_ivx">
        <text:list-item>
          <text:list>
            <text:list-item>
              <text:p text:style-name="P286">Тестування при введенні некоректних символів.</text:p>
            </text:list-item>
            <text:list-item>
              <text:p text:style-name="P286">Тестування при введенні замалих та завеликих значень.</text:p>
            </text:list-item>
          </text:list>
        </text:list-item>
      </text:list>
      <text:list xml:id="list12329201023813" text:continue-list="list2876914792" text:style-name="Numbering_20_ABC">
        <text:list-item>
          <text:p text:style-name="P284">Тестування коректної роботи при введені систем, що не мають коренів.</text:p>
        </text:list-item>
      </text:list>
      <text:list xml:id="list12331140130925" text:continue-list="list1265740760" text:style-name="Numbering_20_ivx">
        <text:list-item>
          <text:list>
            <text:list-item text:start-value="1">
              <text:p text:style-name="P287">Тестування роботи програми при нульовому значенні визначника.</text:p>
            </text:list-item>
            <text:list-item>
              <text:p text:style-name="P286">Тестування роботи методу 1 на несиметричній матриці.</text:p>
            </text:list-item>
            <text:list-item>
              <text:p text:style-name="P286">Тестування роботи методу 1 на не додатньо визначеній матриці.</text:p>
            </text:list-item>
          </text:list>
        </text:list-item>
      </text:list>
      <text:list xml:id="list12331121323544" text:continue-list="list12329201023813" text:style-name="Numbering_20_ABC">
        <text:list-item>
          <text:p text:style-name="P284">Тестування коректності роботи методів 1, 2, 3.</text:p>
        </text:list-item>
      </text:list>
      <text:list xml:id="list12330933686039" text:continue-list="list12331140130925" text:style-name="Numbering_20_ivx">
        <text:list-item>
          <text:list>
            <text:list-item text:start-value="1">
              <text:p text:style-name="P288">Перевірка коректності роботи методу 1.</text:p>
            </text:list-item>
            <text:list-item>
              <text:p text:style-name="P286">Перевірка коректності роботи методу 2.</text:p>
            </text:list-item>
            <text:list-item>
              <text:p text:style-name="P286">Перевірка коректності роботи методу 3.</text:p>
            </text:list-item>
          </text:list>
        </text:list-item>
      </text:list>
      <text:list xml:id="list12330619539736" text:continue-list="list12331121323544" text:style-name="Numbering_20_ABC">
        <text:list-item>
          <text:p text:style-name="P284">Тестування коректності роботи методів 1,2,3 з дробовими коефіцієнтами.</text:p>
        </text:list-item>
      </text:list>
      <text:list text:continue-list="list12330933686039" text:style-name="Numbering_20_ivx">
        <text:list-item>
          <text:list>
            <text:list-item text:start-value="1">
              <text:p text:style-name="P286">Перевірка правильності результатів.</text:p>
            </text:list-item>
            <text:list-item>
              <text:p text:style-name="P286">…</text:p>
            </text:list-item>
          </text:list>
        </text:list-item>
      </text:list>
      <text:list text:continue-list="list12330619539736" text:style-name="Numbering_20_ABC">
        <text:list-item>
          <text:p text:style-name="P285">Тестування побудови графіків.</text:p>
        </text:list-item>
      </text:list>
      <text:p text:style-name="P162"/>
      <text:list text:continue-list="list12329121244843" text:style-name="WWNum1">
        <text:list-item>
          <text:list>
            <text:list-item>
              <text:h text:style-name="P178" text:outline-level="2"><text:soft-page-break/>Приклади тестування</text:h>
            </text:list-item>
          </text:list>
        </text:list-item>
      </text:list>
      <text:p text:style-name="Standard"/>
      <text:p text:style-name="P158"><text:span text:style-name="T54">Таблиця 1.</text:span><text:span text:style-name="T57">1 — </text:span><text:span text:style-name="T54">Приклад роботи програми при введенні некоректних символів</text:span><text:span text:style-name="T57">.</text:span></text:p>
      <text:p text:style-name="P158"><text:span text:style-name="T57"/></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28" loext:marker-style-name="T202"><text:span text:style-name="T43">Мета тесту</text:span></text:p>
          </table:table-cell>
          <table:table-cell table:style-name="Таблица7.B1" office:value-type="string">
            <text:p text:style-name="P229" loext:marker-style-name="T202">Перев<text:span text:style-name="T43">ірити можливість введення некоректних даних</text:span></text:p>
          </table:table-cell>
        </table:table-row>
        <table:table-row table:style-name="Таблица7.1">
          <table:table-cell table:style-name="Таблица7.A1" office:value-type="string">
            <text:p text:style-name="P228" loext:marker-style-name="T202"><text:span text:style-name="T43">Початковий стан програми</text:span></text:p>
          </table:table-cell>
          <table:table-cell table:style-name="Таблица7.B2" office:value-type="string">
            <text:p text:style-name="P229" loext:marker-style-name="T202"><text:span text:style-name="T43">Відкрите вікно програми</text:span></text:p>
          </table:table-cell>
        </table:table-row>
        <table:table-row table:style-name="Таблица7.1">
          <table:table-cell table:style-name="Таблица7.A1" office:value-type="string">
            <text:p text:style-name="P228" loext:marker-style-name="T202"><text:span text:style-name="T43">Вхідні дані</text:span></text:p>
          </table:table-cell>
          <table:table-cell table:style-name="Таблица7.B3" office:value-type="string">
            <text:p text:style-name="P229" loext:marker-style-name="T74"><text:span text:style-name="T43"><text:s/>2 3 </text:span><text:span text:style-name="T30">b</text:span><text:span text:style-name="T43"> 6 <text:s text:c="5"/></text:span><text:span text:style-name="T30">S 4 6</text:span><text:span text:style-name="T43"> </text:span><text:span text:style-name="T30">f</text:span><text:span text:style-name="T43"> <text:s text:c="6"/></text:span><text:span text:style-name="T30">f y 9 17</text:span></text:p>
          </table:table-cell>
        </table:table-row>
        <table:table-row table:style-name="Таблица7.1">
          <table:table-cell table:style-name="Таблица7.A1" office:value-type="string">
            <text:p text:style-name="P228" loext:marker-style-name="T202"><text:span text:style-name="T43">Схема проведення тесту</text:span></text:p>
          </table:table-cell>
          <table:table-cell table:style-name="Таблица7.B4" office:value-type="string">
            <text:p text:style-name="P229" loext:marker-style-name="T202"><text:span text:style-name="T43">Поелементне заповнення матриці коефіцієнтів</text:span></text:p>
          </table:table-cell>
        </table:table-row>
        <table:table-row table:style-name="Таблица7.1">
          <table:table-cell table:style-name="Таблица7.A1" office:value-type="string">
            <text:p text:style-name="P228" loext:marker-style-name="T202"><text:span text:style-name="T43">Очікуваний результат</text:span></text:p>
          </table:table-cell>
          <table:table-cell table:style-name="Таблица7.B5" office:value-type="string">
            <text:p text:style-name="P230" loext:marker-style-name="T74"><text:span text:style-name="T43">Повідомлення про помилку</text:span></text:p>
            <text:p text:style-name="P229" loext:marker-style-name="T202"><text:span text:style-name="T43">формату даних</text:span></text:p>
          </table:table-cell>
        </table:table-row>
        <table:table-row table:style-name="Таблица7.1">
          <table:table-cell table:style-name="Таблица7.A1" office:value-type="string">
            <text:p text:style-name="P228" loext:marker-style-name="T202"><text:span text:style-name="T43">Стан програми після проведення випробувань</text:span></text:p>
          </table:table-cell>
          <table:table-cell table:style-name="Таблица7.B6" office:value-type="string">
            <text:p text:style-name="P229" loext:marker-style-name="T74"><text:span text:style-name="T43">Видано помилку «Введіть дійсне число»</text:span></text:p>
          </table:table-cell>
        </table:table-row>
      </table:table>
      <text:list text:continue-numbering="true" text:style-name="WWNum1">
        <text:list-item>
          <text:h text:style-name="P177" text:outline-level="1" loext:marker-style-name="T43"><text:bookmark-start text:name="_Toc135587149"/><text:span text:style-name="T71">І</text:span><text:bookmark-end text:name="_Toc135587149"/><text:span text:style-name="T71">НСТРУКЦІЯ КОРИСТУВАЧА</text:span></text:h>
        </text:list-item>
      </text:list>
      <text:p text:style-name="Text_20_body"/>
      <text:p text:style-name="P127">6.1.<text:tab/>Робота з програмою</text:p>
      <text:p text:style-name="P127">Після з<text:span text:style-name="T43">апуску виконавчого файлу з розширенням *.exe, відкривається головне вікно програми:</text:span></text:p>
      <text:p text:style-name="P127"><text:span text:style-name="T43"/></text:p>
      <text:p text:style-name="P128">Рисунок 6.1 — Головне вікно програми</text:p>
      <text:p text:style-name="P140">Далі треба встановити розмірність системи лінійних алгебраїчних рівнянь (далі — СЛАР) біля таблички «???», потів натиснути на клавішу «???» щоб встановити нову СЛАР, яка буде оброблятися програмою (рисунок 6.2).</text:p>
      <text:p text:style-name="P127"><text:span text:style-name="T43"/></text:p>
      <text:p text:style-name="P128"><text:span text:style-name="T43">Рисунок 6.</text:span><text:span text:style-name="T61">2</text:span><text:span text:style-name="T43"> — Вибір розміру системи</text:span></text:p>
      <text:p text:style-name="P141">Після чого треба встановити всі коефіцієнти матриці та вільні коефіцієнти до всіх комірок форми введення (рисунок 6.3).</text:p>
      <text:p text:style-name="P133"><text:span text:style-name="T43"/></text:p>
      <text:p text:style-name="P129"><text:span text:style-name="T43">Рисунок 6.</text:span><text:span text:style-name="T62">3</text:span><text:span text:style-name="T43"> — </text:span><text:span text:style-name="T61">Форма</text:span><text:span text:style-name="T43"> </text:span><text:span text:style-name="T61">введення СЛАР</text:span></text:p>
      <text:p text:style-name="P134"><text:span text:style-name="T43">Потім треба натиснути на клавішу «???», що ви згодні встановити дану введену СЛАР до програми для подальшої обробки програмою </text:span><text:span text:style-name="T62">(р</text:span><text:span text:style-name="T63">исунок 6.</text:span><text:span text:style-name="T62">3)</text:span><text:span text:style-name="T43">.</text:span></text:p>
      <text:p text:style-name="P142">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43">Далі користувач має вказати один з методів розв’язання введеної СЛАР до програми за допомогою вибору одного з методів у списку (рисунок 6.4) у підменю «???».<text:tab/><text:tab/><text:tab/><text:tab/><text:tab/><text:tab/><text:tab/><text:tab/><text:tab/><text:tab/><text:tab/></text:p>
      <text:p text:style-name="P135"><text:span text:style-name="T43"/></text:p>
      <text:p text:style-name="P130"><text:span text:style-name="T43">Рисунок 6.</text:span><text:span text:style-name="T62">4</text:span><text:span text:style-name="T43"> — </text:span><text:span text:style-name="T62">Список вибору методу розв’язання </text:span><text:span text:style-name="T61">СЛАР</text:span></text:p>
      <text:p text:style-name="P135"><text:span text:style-name="T43">Потім треба натиснути на клавішу «???» для запущення процесу розв’язання введеної СЛАР користувачем. Якщо СЛАР </text:span><text:span text:style-name="T64">була розв’язана </text:span><text:soft-page-break/><text:span text:style-name="T64">успішно, то програма відобразить час завершення розв’язання СЛАР та час можливості отримати розв’язок СЛАР графічно або виводом у файл в залежності від її розмірності</text:span><text:span text:style-name="T43">.</text:span></text:p>
      <text:p text:style-name="P144">Якщо СЛАР не була розв’язана вдало, то буде виведено повідомлення про неможливість розв’язку СЛАР.</text:p>
      <text:p text:style-name="P136"><text:span text:style-name="T43">Якщо СЛАР була розв’язана вдало та її розмірность дорівнює 2, то буде виведено її графічний розв’язок у вікні програми</text:span><text:span text:style-name="T62">.</text:span></text:p>
      <text:p text:style-name="P140">6.2.<text:tab/>Формат вхідних даних</text:p>
      <text:p text:style-name="P289">Користувач на вхід програми подається СЛАР у матричному вигяді, тобто задається за допомогою матриці системи та стовпця вільних членів, числа яких є дійсними. <text:span text:style-name="T203">Кожен член матриці коефіцієнтів має знаходитися в діапазоні від </text:span><text:span text:style-name="T203"><draw:frame draw:style-name="fr1" draw:name="Объект157" text:anchor-type="as-char" svg:y="-0.1484in" svg:width="1.0016in" svg:height="0.1902in" draw:z-index="195"><draw:object xlink:href="./Object 157" xlink:type="simple" xlink:show="embed" xlink:actuate="onLoad"/><draw:image xlink:href="./ObjectReplacements/Object 157" xlink:type="simple" xlink:show="embed" xlink:actuate="onLoad"/></draw:frame></text:span><text:span text:style-name="T203">, а кожен вільний член — </text:span><text:span text:style-name="T203"><draw:frame draw:style-name="fr1" draw:name="Объект158" text:anchor-type="as-char" svg:y="-0.1484in" svg:width="1.1689in" svg:height="0.1902in" draw:z-index="196"><draw:object xlink:href="./Object 158" xlink:type="simple" xlink:show="embed" xlink:actuate="onLoad"/><draw:image xlink:href="./ObjectReplacements/Object 158" xlink:type="simple" xlink:show="embed" xlink:actuate="onLoad"/><svg:desc>формула</svg:desc></draw:frame></text:span><text:span text:style-name="T203">. </text:span><text:span text:style-name="T204">При обробці вхідних даних введеної СЛАР, числа коеф</text:span><text:span text:style-name="T206">і</text:span><text:span text:style-name="T204">цієнтів матриці та стовпя вільних членів будуть округлень до 6 знака після точки включно </text:span><text:span text:style-name="T205">до ближнього значення, яке буде найближчим до нуля</text:span><text:span text:style-name="T204">.</text:span></text:p>
      <text:p text:style-name="P132"><text:span text:style-name="T43">Результатом виконання програми є розв’язок встановленої СЛАР</text:span><text:span text:style-name="T65">. </text:span><text:span text:style-name="T66">У вікні програми </text:span><text:span text:style-name="T76">невідомі змінні встановленої СЛАР</text:span><text:span text:style-name="T66"> буде відображатися вертикільною таблицею значень розв’язків </text:span><text:span text:style-name="T76">встановленої </text:span><text:span text:style-name="T66">СЛАР (рисунок 6.5)</text:span><text:span text:style-name="T65">. Якщо розв’язок буде виведено до файлу, то його змістом буде список дійсних чисел, де числа розділені одним пробілом.</text:span></text:p>
      <text:p text:style-name="P291"><text:span text:style-name="T65"/></text:p>
      <text:p text:style-name="P131"><text:span text:style-name="T65">Рисунок 6.</text:span><text:span text:style-name="T66">5</text:span><text:span text:style-name="T65"> — </text:span><text:span text:style-name="T66">Табличний метод відображення розв’язків</text:span><text:span text:style-name="T62"> </text:span><text:span text:style-name="T61">СЛАР</text:span></text:p>
      <text:p text:style-name="P137"/>
      <text:p text:style-name="P137">1.3.<text:tab/>Системні вимоги</text:p>
      <table:table table:name="Таблица4" table:style-name="Таблица4">
        <table:table-column table:style-name="Таблица4.A" table:number-columns-repeated="3"/>
        <table:table-row>
          <table:table-cell table:style-name="Таблица4.A1" office:value-type="string">
            <text:p text:style-name="P68"/>
          </table:table-cell>
          <table:table-cell table:style-name="Таблица4.A1" office:value-type="string">
            <text:p text:style-name="P71">Мінімальні</text:p>
          </table:table-cell>
          <table:table-cell table:style-name="Таблица4.C1" office:value-type="string">
            <text:p text:style-name="P71">Рекомендовані</text:p>
          </table:table-cell>
        </table:table-row>
        <table:table-row>
          <table:table-cell table:style-name="Таблица4.A2" office:value-type="string">
            <text:p text:style-name="P71">Операційна система</text:p>
          </table:table-cell>
          <table:table-cell table:style-name="Таблица4.A2" office:value-type="string">
            <text:p text:style-name="P71">Linux (з останніми обновленнями)</text:p>
          </table:table-cell>
          <table:table-cell table:style-name="Таблица4.C2" office:value-type="string">
            <text:p text:style-name="P71">ArchLinux (з останніми обновленнями)</text:p>
          </table:table-cell>
        </table:table-row>
        <table:table-row>
          <table:table-cell table:style-name="Таблица4.A2" office:value-type="string">
            <text:p text:style-name="P68">Процесор</text:p>
          </table:table-cell>
          <table:table-cell table:style-name="Таблица4.C2" table:number-columns-spanned="2" office:value-type="string">
            <text:p text:style-name="P68">Intel i7-6700HQ (8) @ 3.500GHz</text:p>
          </table:table-cell>
          <table:covered-table-cell/>
        </table:table-row>
        <table:table-row>
          <table:table-cell table:style-name="Таблица4.A2" office:value-type="string">
            <text:p text:style-name="P69">Оперативна пам'ять</text:p>
          </table:table-cell>
          <table:table-cell table:style-name="Таблица4.A2" office:value-type="string">
            <text:p text:style-name="P72">4 GB RAM</text:p>
          </table:table-cell>
          <table:table-cell table:style-name="Таблица4.C2" office:value-type="string">
            <text:p text:style-name="P72">8 GB RAM</text:p>
          </table:table-cell>
        </table:table-row>
        <text:soft-page-break/>
        <table:table-row>
          <table:table-cell table:style-name="Таблица4.A2" office:value-type="string">
            <text:p text:style-name="P69">Відеоадаптер</text:p>
          </table:table-cell>
          <table:table-cell table:style-name="Таблица4.C2" table:number-columns-spanned="2" office:value-type="string">
            <text:p text:style-name="P68">Intel HD Graphics 530</text:p>
          </table:table-cell>
          <table:covered-table-cell/>
        </table:table-row>
        <table:table-row>
          <table:table-cell table:style-name="Таблица4.A2" office:value-type="string">
            <text:p text:style-name="P69">Дисплей</text:p>
          </table:table-cell>
          <table:table-cell table:style-name="Таблица4.A2" office:value-type="string">
            <text:p text:style-name="P73">1920x1080</text:p>
          </table:table-cell>
          <table:table-cell table:style-name="Таблица4.C2" office:value-type="string">
            <text:p text:style-name="P72">1920x1080 та вище</text:p>
          </table:table-cell>
        </table:table-row>
        <table:table-row>
          <table:table-cell table:style-name="Таблица4.A2" office:value-type="string">
            <text:p text:style-name="P71">Прилади введення</text:p>
          </table:table-cell>
          <table:table-cell table:style-name="Таблица4.C2" table:number-columns-spanned="2" office:value-type="string">
            <text:p text:style-name="P68">Клавіатура, комп’ютерна миша</text:p>
          </table:table-cell>
          <table:covered-table-cell/>
        </table:table-row>
        <table:table-row>
          <table:table-cell table:style-name="Таблица4.A2" office:value-type="string">
            <text:p text:style-name="P69">Додаткове програмне забезпечення</text:p>
          </table:table-cell>
          <table:table-cell table:style-name="Таблица4.C2" table:number-columns-spanned="2" office:value-type="string">
            <text:p text:style-name="P71"><text:span text:style-name="T175">Базові пакети</text:span><text:span text:style-name="T173"> </text:span><text:span text:style-name="T175">(</text:span><text:span text:style-name="T173">«base», «base-devel»</text:span><text:span text:style-name="T175">)</text:span><text:span text:style-name="T173">; </text:span><text:span text:style-name="T175">б</text:span>ібліотека <text:span text:style-name="T174">для</text:span> GTKMM-3.0 <text:span text:style-name="T174">(«gtkmm3»)</text:span></text:p>
          </table:table-cell>
          <table:covered-table-cell/>
        </table:table-row>
      </table:table>
      <text:p text:style-name="P138"/>
      <text:list text:continue-numbering="true" text:style-name="WWNum1">
        <text:list-item>
          <text:h text:style-name="P176" text:outline-level="1" loext:marker-style-name="T43"><text:bookmark-start text:name="_Toc135587150"/><text:span text:style-name="T68">А</text:span><text:bookmark-end text:name="_Toc135587150"/><text:span text:style-name="T71">НАЛІЗ РЕЗУЛЬАТІВ</text:span></text:h>
        </text:list-item>
      </text:list>
      <text:p text:style-name="P31"/>
      <text:p text:style-name="P62">Немає</text:p>
      <text:h text:style-name="P145" text:outline-level="1">В<text:span text:style-name="T115">ИСНОВКИ</text:span></text:h>
      <text:p text:style-name="P31"/>
      <text:p text:style-name="P63">Немає</text:p>
      <text:h text:style-name="P145" text:outline-level="1">П<text:span text:style-name="T115">ЕРЕЛІК ПОСИЛАНЬ</text:span></text:h>
      <text:p text:style-name="P64"/>
      <text:p text:style-name="P153"><text:span text:style-name="T132">[1] </text:span><text:span text:style-name="T133">Прокопенко, Ю. В., Татарчук, Д. Д., &amp; Казміренко, В. А. (2003). Обчислювальна математика.</text:span></text:p>
      <text:p text:style-name="P154"><text:span text:style-name="T131">[2] </text:span><text:span text:style-name="T130">Шахно, С. М., Дудикевич, А. Т., &amp; Левицька, С. М. (2009). ББК B 162.73 я73 Ш81.</text:span></text:p>
      <text:h text:style-name="P166" text:outline-level="1" loext:marker-style-name="T58"><text:bookmark-start text:name="_Toc326966890 Копия 1"/><text:bookmark-start text:name="_Toc135587154 Копия 1"/>Додаток <text:span text:style-name="T110">А</text:span> <text:bookmark-end text:name="_Toc326966890 Копия 1"/><text:bookmark-end text:name="_Toc135587154 Копия 1"/><text:span text:style-name="T201">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40">_</text:span><text:span text:style-name="T2">Головченко М.М.</text:span><text:span text:style-name="T40">_</text:span>___ </text:p>
      <text:p text:style-name="P16"><text:tab/><text:tab/><text:tab/><text:tab/><text:tab/><text:tab/> «_<text:span text:style-name="T31">03</text:span>»___<text:span text:style-name="T78">квітня</text:span>______202<text:span text:style-name="T79">4</text:span> р.</text:p>
      <text:p text:style-name="P18"/>
      <text:p text:style-name="P18">Виконавець:</text:p>
      <text:p text:style-name="P19">Студент __<text:span text:style-name="T3">Адаменко А.Б.</text:span><text:span text:style-name="T7">__</text:span></text:p>
      <text:p text:style-name="P21"><text:s/>«_<text:span text:style-name="T31">03</text:span>»____<text:span text:style-name="T78">квітня</text:span>________202<text:span text:style-name="T79">4</text:span> р.</text:p>
      <text:p text:style-name="P26"/>
      <text:p text:style-name="P26"/>
      <text:p text:style-name="P26"/>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80">Основи програмування</text:span>»</text:p>
      <text:p text:style-name="P20"/>
      <text:p text:style-name="P20"/>
      <text:p text:style-name="P20"/>
      <text:p text:style-name="P20"/>
      <text:p text:style-name="P20"/>
      <text:p text:style-name="P20"/>
      <text:p text:style-name="P15">Київ 202<text:span text:style-name="T77">4</text:span></text:p>
      <text:list xml:id="list12330761431513" text:continue-numbering="true" text:style-name="WWNum1">
        <text:list-item>
          <text:list>
            <text:list-item>
              <text:p text:style-name="P182"><text:span text:style-name="T8">Мета</text:span><text:span text:style-name="T80">: </text:span>Метою курсової роботи <text:span text:style-name="T82">є забезпечення надійності та коректності програмного забезпечення для розв’язання СЛАР різними точними методами.</text:span></text:p>
            </text:list-item>
            <text:list-item>
              <text:p text:style-name="P185"><text:span text:style-name="T8">Дата</text:span><text:span text:style-name="T7"> початку роботи</text:span><text:span text:style-name="T80">: «_</text:span><text:span text:style-name="T4">03</text:span><text:span text:style-name="T80">»___</text:span><text:span text:style-name="T4">квітня</text:span><text:span text:style-name="T80">____</text:span>202<text:span text:style-name="T79">4</text:span> р.</text:p>
            </text:list-item>
            <text:list-item>
              <text:p text:style-name="P183"><text:span text:style-name="T8">Дата</text:span><text:span text:style-name="T7"> закінчення роботи</text:span><text:span text:style-name="T80">: «___»___________ </text:span>202<text:span text:style-name="T79">4</text:span> р.</text:p>
            </text:list-item>
            <text:list-item>
              <text:p text:style-name="P183"><text:span text:style-name="T8">Вимоги</text:span><text:span text:style-name="T7"> до програмного забезпечення</text:span>.</text:p>
            </text:list-item>
          </text:list>
        </text:list-item>
      </text:list>
      <text:list xml:id="list3934347745" text:style-name="WWNum2">
        <text:list-item>
          <text:p text:style-name="P186"><text:span text:style-name="T1">Функціональні вимоги</text:span>:</text:p>
        </text:list-item>
      </text:list>
      <text:list xml:id="list1812331306" text:style-name="WWNum3">
        <text:list-item>
          <text:p text:style-name="P187">Можливість <text:span text:style-name="T82">ввести розмірність СЛАР.</text:span></text:p>
        </text:list-item>
        <text:list-item>
          <text:p text:style-name="P191">Можливість задавати вільні коефіцієнти та коефіцієнти невідомих змінних СЛАР.</text:p>
        </text:list-item>
        <text:list-item>
          <text:p text:style-name="P191">Можливість обирати один з методів розв’язання СЛАР.</text:p>
        </text:list-item>
        <text:list-item>
          <text:p text:style-name="P191">Розв’язати СЛАР обраним методом <text:span text:style-name="T42">(LUP-методом, метод обертання, метод Гауса-Холецького (квадратного кореня))</text:span>.</text:p>
        </text:list-item>
        <text:list-item>
          <text:p text:style-name="P187"><text:span text:style-name="T82">Можливість зберігати результати розв’язання СЛАР у текстовий файл</text:span>.</text:p>
        </text:list-item>
        <text:list-item>
          <text:p text:style-name="P192">Можливість графічного розв’язання СЛАР у випадку розмірності СЛАР у дв<text:span text:style-name="T41">а рівняння</text:span>.</text:p>
        </text:list-item>
        <text:list-item>
          <text:p text:style-name="P193">Відображати значення <text:span text:style-name="T188">практичної</text:span> складності алгоритмів розв’язання СЛАР.</text:p>
        </text:list-item>
        <text:list-item>
          <text:p text:style-name="P193">Нормальна обробка та реакція на некоректні дії користувача.</text:p>
        </text:list-item>
        <text:list-item>
          <text:p text:style-name="P194">Можливість відображення практичної складності алгоритму.</text:p>
        </text:list-item>
      </text:list>
      <text:list text:continue-list="list3934347745" text:style-name="WWNum2">
        <text:list-item>
          <text:p text:style-name="P189"><text:span text:style-name="T1">Нефункціональні вимоги</text:span>:</text:p>
        </text:list-item>
      </text:list>
      <text:list text:continue-list="list1812331306" text:style-name="WWNum3">
        <text:list-item>
          <text:p text:style-name="P195">Можливість <text:span text:style-name="T83">запускати </text:span><text:span text:style-name="T84">та працювати з</text:span><text:span text:style-name="T83"> програмн</text:span><text:span text:style-name="T84">им</text:span><text:span text:style-name="T83"> забезпечення</text:span><text:span text:style-name="T84">м</text:span><text:span text:style-name="T83"> на операційній системі «</text:span><text:span text:style-name="T136">Linux</text:span><text:span text:style-name="T83">».</text:span></text:p>
        </text:list-item>
        <text:list-item>
          <text:p text:style-name="P188">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12330217234481" text:continue-list="list12330761431513" text:style-name="WWNum1">
        <text:list-item>
          <text:list>
            <text:list-item>
              <text:p text:style-name="P183"><text:span text:style-name="T8">Стадії</text:span><text:span text:style-name="T7"> та етапи розробки</text:span><text:span text:style-name="T80">:</text:span></text:p>
            </text:list-item>
          </text:list>
        </text:list-item>
      </text:list>
      <text:list text:style-name="WWNum4">
        <text:list-item>
          <text:p text:style-name="P190"><text:span text:style-name="T80">Об'єктно-орієнтований аналіз</text:span> предметної області задачі (до__.__.202<text:span text:style-name="T79">4 </text:span>р.)</text:p>
        </text:list-item>
        <text:list-item>
          <text:p text:style-name="P190"><text:s/><text:span text:style-name="T80">Об'єктно-орієнтоване </text:span>проектування архітектури програмної системи (до __.__.202<text:span text:style-name="T79">4 </text:span>р.)</text:p>
        </text:list-item>
        <text:list-item>
          <text:p text:style-name="P190"><text:span text:style-name="T80">Розробка програмного забезпечення (до __.__.202</text:span><text:span text:style-name="T81">4 </text:span><text:span text:style-name="T80">р.)</text:span></text:p>
        </text:list-item>
        <text:list-item>
          <text:p text:style-name="P190"><text:span text:style-name="T80">Тестування розробленої програми (до __.__.20</text:span><text:span text:style-name="T81">24 </text:span><text:span text:style-name="T80">р.)</text:span></text:p>
        </text:list-item>
        <text:list-item>
          <text:p text:style-name="P190"><text:span text:style-name="T80">Розробка пояснювальної записки (до __.__.202</text:span><text:span text:style-name="T81">4 </text:span><text:span text:style-name="T80">р.).</text:span></text:p>
        </text:list-item>
        <text:list-item>
          <text:p text:style-name="P190"><text:span text:style-name="T80">Захист</text:span> курсової роботи (до __.__.202<text:span text:style-name="T79">4</text:span> р.).</text:p>
        </text:list-item>
      </text:list>
      <text:list text:continue-list="list12330217234481" text:style-name="WWNum1">
        <text:list-item>
          <text:list>
            <text:list-item>
              <text:p text:style-name="P184"><text:span text:style-name="T7">Порядок контролю та приймання</text:span><text:span text:style-name="T80">. </text:span>Поточні результати роботи над КР регулярно демонструються викладачу. С<text:span text:style-name="T35">воєчасність виконання основних етапів графіку підготовки роботи </text:span>впливає на <text:span text:style-name="T36">оцінку</text:span> за КР відповідно до критеріїв оцінювання.</text:p>
            </text:list-item>
          </text:list>
        </text:list-item>
      </text:list>
      <text:h text:style-name="P167" text:outline-level="1" loext:marker-style-name="T58"><text:bookmark-start text:name="_Toc326966890"/><text:bookmark-start text:name="_Toc135587154"/><text:span text:style-name="T58">Додаток </text:span><text:span text:style-name="T109">Б</text:span><text:span text:style-name="T58"> </text:span><text:bookmark-end text:name="_Toc326966890"/><text:span text:style-name="T58">Тексти програмного коду</text:span><text:bookmark-end text:name="_Toc135587154"/></text:h>
      <text:p text:style-name="P56"><draw:custom-shape text:anchor-type="char" draw:z-index="40" draw:name="Поле 78" draw:style-name="gr14" draw:text-style-name="P296" svg:width="3.1323in" svg:height="0.9787in" svg:x="1.7638in" svg:y="5.8256in"><text:p text:style-name="P172" loext:marker-style-name="T7"><text:span text:style-name="T38">студента групи ІП-</text:span><text:span text:style-name="T39">35</text:span><text:span text:style-name="T38"> І курсу</text:span></text:p><text:p text:style-name="P173" loext:marker-style-name="T7"><text:span text:style-name="T24">Адаменко А</text:span><text:span text:style-name="T7">.</text:span><text:span text:style-name="T24">Б.</text:span></text:p><text:p text:style-name="P174" loext:marker-style-name="T135"/><text:p text:style-name="P174" loext:marker-style-name="T135"/><text:p text:style-name="P174" loext:marker-style-name="T135"/><text:p text:style-name="P5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111" draw:name="Группа 79" draw:style-name="gr1"><draw:custom-shape draw:name="Text Box 1" draw:style-name="gr11" draw:text-style-name="P292" svg:width="3.1413in" svg:height="0.1906in" svg:x="1.7744in" svg:y="3.5374in"><text:p text:style-name="P61">(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12" draw:text-style-name="P292" svg:width="3.1516in" svg:height="0.2661in" svg:x="1.7689in" svg:y="3.2937in"><text:p text:style-name="P232" loext:marker-style-name="T32"><text:span text:style-name="T32">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293" svg:x1="1.7689in" svg:y1="3.5323in" svg:x2="4.9217in" svg:y2="3.5331in"><text:p/></draw:line></draw:g></draw:g><draw:g text:anchor-type="char" draw:z-index="134" draw:name="Группа 84" draw:style-name="gr1"><draw:custom-shape draw:name="Text Box 7" draw:style-name="gr2" draw:text-style-name="P292" svg:width="3.7531in" svg:height="0.1906in" svg:x="1.4646in" svg:y="4.1528in"><text:p text:style-name="P61">(Обсяг програми (документа), арк., Кб)</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4" draw:text-style-name="P292" svg:width="3.7657in" svg:height="0.2661in" svg:x="1.4583in" svg:y="3.9091in"><text:p text:style-name="P233" loext:marker-style-name="T7"><text:span text:style-name="T33">1</text:span><text:span text:style-name="T32"> арк,</text:span><text:span text:style-name="T7"> </text:span><text:span text:style-name="T26">53</text:span><text:span text:style-name="T7"> </text:span><text:span text:style-name="T25">байтів</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293" svg:x1="1.4583in" svg:y1="4.1492in" svg:x2="5.2248in" svg:y2="4.1496in"><text:p/></draw:line></draw:g></draw:g></text:p>
      <text:p text:style-name="P57"><draw:g text:anchor-type="char" draw:z-index="127" draw:name="Группа 89" draw:style-name="gr8"><draw:custom-shape draw:name="Text Box 3" draw:style-name="gr9" draw:text-style-name="P292" svg:width="5.1768in" svg:height="0.7858in" svg:x="0.8827in" svg:y="2.326in"><text:p text:style-name="P60">(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10" draw:text-style-name="P292" svg:width="5.1941in" svg:height="1.0913in" svg:x="0.8827in" svg:y="1.3217in"><text:p text:style-name="P58"/><text:p text:style-name="P58" loext:marker-style-name="T10"><text:span text:style-name="T10">Тексти програмного ко</text:span><text:span text:style-name="T27">ду програмного забезпечення вирішення задачі </text:span><text:span text:style-name="T28">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293" svg:x1="0.8744in" svg:y1="2.3083in" svg:x2="6.0697in" svg:y2="2.3087in"><text:p/></draw:line></draw:g></draw:g></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01"/>
      <text:p text:style-name="P202">https://github.com/adamenko-arsen/SLE-Accurate-Solv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Жирный" style:font-family-generic="roman" style:font-pitch="variable"/>
    <style:font-face style:name="Times New Roman3"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3"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ext-properties fo:color="#000000" loext:opacity="100%" style:font-name="Times New Roman2"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1" style:font-family-asian="'Times New Roman'" style:font-family-generic-asian="system" style:font-pitch-asian="variable" style:font-size-asian="18pt" style:language-asian="ru" style:country-asian="RU" style:font-weight-asian="bold" style:font-name-complex="Times New Roman1"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style:page-number="auto">
        <style:tab-stops/>
      </style:paragraph-properties>
      <style:text-properties fo:text-transform="uppercase" style:font-name="Times New Roman3"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45in" fo:margin-top="0in" fo:margin-bottom="0.0693in" style:contextual-spacing="false">
        <style:tab-stops>
          <style:tab-stop style:position="1.222in"/>
          <style:tab-stop style:position="6.6902in" style:type="right" style:leader-style="dotted" style:leader-text="."/>
        </style:tab-stops>
      </style:paragraph-properties>
      <style:text-properties style:font-name="Times New Roman3"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style:text-properties style:font-name="Times New Roman3"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1" style:font-family-asian="'Times New Roman'" style:font-family-generic-asian="system" style:font-pitch-asian="variable" style:language-asian="ru" style:country-asian="RU" style:font-weight-asian="bold" style:font-name-complex="Times New Roman1"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left="0in" fo:margin-top="0.139in" fo:margin-bottom="0in" style:contextual-spacing="false" fo:keep-together="always" fo:text-indent="0.4925in" style:auto-text-indent="false" fo:keep-with-next="always">
        <style:tab-stops/>
      </style:paragraph-properties>
      <style:text-properties style:font-name="Times New Roman3"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19T01:23:28.495546636</dc:date>
    <meta:editing-duration>P4DT4H17M13S</meta:editing-duration>
    <meta:editing-cycles>224</meta:editing-cycles>
    <meta:generator>LibreOffice/7.6.5.2$Linux_X86_64 LibreOffice_project/60$Build-2</meta:generator>
    <meta:print-date>2024-05-16T17:57:26.385200176</meta:print-date>
    <meta:printed-by>Файлы PDF</meta:printed-by>
    <meta:document-statistic meta:table-count="7" meta:image-count="0" meta:object-count="158" meta:page-count="40" meta:paragraph-count="736" meta:word-count="3845" meta:character-count="27277" meta:non-whitespace-character-count="23797"/>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6/content.xml><?xml version="1.0" encoding="utf-8"?>
<math xmlns="http://www.w3.org/1998/Math/MathML" display="block">
  <semantics>
    <mi>i</mi>
    <annotation encoding="StarMath 5.0">i</annotation>
  </semantics>
</math>
</file>

<file path=Object 17/content.xml><?xml version="1.0" encoding="utf-8"?>
<math xmlns="http://www.w3.org/1998/Math/MathML" display="block">
  <semantics>
    <mi>L</mi>
    <annotation encoding="StarMath 5.0">L</annotation>
  </semantics>
</math>
</file>

<file path=Object 18/content.xml><?xml version="1.0" encoding="utf-8"?>
<math xmlns="http://www.w3.org/1998/Math/MathML" display="block">
  <semantics>
    <mi>U</mi>
    <annotation encoding="StarMath 5.0">U</annotation>
  </semantics>
</math>
</file>

<file path=Object 19/content.xml><?xml version="1.0" encoding="utf-8"?>
<math xmlns="http://www.w3.org/1998/Math/MathML" display="block">
  <semantics>
    <mi>j</mi>
    <annotation encoding="StarMath 5.0">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1/content.xml><?xml version="1.0" encoding="utf-8"?>
<math xmlns="http://www.w3.org/1998/Math/MathML" display="block">
  <semantics>
    <mi>U</mi>
    <annotation encoding="StarMath 5.0">U</annotation>
  </semantics>
</math>
</file>

<file path=Object 22/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sub>
      <mi>a</mi>
      <mi mathvariant="italic">ji</mi>
    </msub>
    <annotation encoding="StarMath 5.0">a_ji</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